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543in"/>
    </style:style>
    <style:style style:name="co2" style:family="table-column">
      <style:table-column-properties fo:break-before="auto" style:column-width="0.3516in"/>
    </style:style>
    <style:style style:name="co3" style:family="table-column">
      <style:table-column-properties fo:break-before="auto" style:column-width="0.7236in"/>
    </style:style>
    <style:style style:name="co4" style:family="table-column">
      <style:table-column-properties fo:break-before="auto" style:column-width="2.2528in"/>
    </style:style>
    <style:style style:name="co5" style:family="table-column">
      <style:table-column-properties fo:break-before="auto" style:column-width="1.5681in"/>
    </style:style>
    <style:style style:name="co6" style:family="table-column">
      <style:table-column-properties fo:break-before="auto" style:column-width="0.4425in"/>
    </style:style>
    <style:style style:name="co7" style:family="table-column">
      <style:table-column-properties fo:break-before="auto" style:column-width="0.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008in" fo:break-before="auto" style:use-optimal-row-height="true"/>
    </style:style>
    <style:style style:name="ro2" style:family="table-row">
      <style:table-row-properties style:row-height="0.3256in" fo:break-before="auto" style:use-optimal-row-height="true"/>
    </style:style>
    <style:style style:name="ro3" style:family="table-row">
      <style:table-row-properties style:row-height="0.4717in" fo:break-before="auto" style:use-optimal-row-height="true"/>
    </style:style>
    <style:style style:name="ro4" style:family="table-row">
      <style:table-row-properties style:row-height="0.5744in" fo:break-before="auto" style:use-optimal-row-height="true"/>
    </style:style>
    <style:style style:name="ro5" style:family="table-row">
      <style:table-row-properties style:row-height="0.3937in" fo:break-before="auto" style:use-optimal-row-height="true"/>
    </style:style>
    <style:style style:name="ro6" style:family="table-row">
      <style:table-row-properties style:row-height="0.3161in" fo:break-before="auto" style:use-optimal-row-height="true"/>
    </style:style>
    <style:style style:name="ro7" style:family="table-row">
      <style:table-row-properties style:row-height="0.461in" fo:break-before="auto" style:use-optimal-row-height="true"/>
    </style:style>
    <style:style style:name="ro8" style:family="table-row">
      <style:table-row-properties style:row-height="0.6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83caff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wrap-option="wrap"/>
      <style:text-properties style:font-name="Arial" fo:font-size="8pt" style:font-size-asian="8pt" style:font-size-complex="8pt" fo:hyphenate="true"/>
    </style:style>
    <style:style style:name="ce4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5" style:family="table-cell" style:parent-style-name="Default">
      <style:table-cell-properties fo:wrap-option="wrap"/>
      <style:text-properties style:font-name="Arial" fo:font-size="8pt" style:font-name-asian="DejaVu Sans" style:font-size-asian="8pt" style:font-name-complex="Tahoma" style:font-size-complex="8pt" fo:hyphenate="true"/>
    </style:style>
    <style:style style:name="ce6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 style:data-style-name="N118">
      <style:table-cell-properties style:text-align-source="fix" style:repeat-content="false" style:vertical-align="middle"/>
      <style:paragraph-properties fo:text-align="center"/>
      <style:text-properties fo:font-size="26pt" style:font-size-asian="26pt" style:font-size-complex="26pt"/>
    </style:style>
    <style:style style:name="ce8" style:family="table-cell" style:parent-style-name="Default">
      <style:text-properties style:font-name="Arial" fo:font-size="8pt" style:font-size-asian="8pt" style:font-size-complex="8pt"/>
    </style:style>
    <style:style style:name="ce9" style:family="table-cell" style:parent-style-name="Default">
      <style:text-properties style:font-name="Arial" fo:font-size="8pt" style:font-name-asian="DejaVu Sans" style:font-size-asian="8pt" style:font-name-complex="Tahoma" style:font-size-complex="8pt"/>
    </style:style>
    <style:style style:name="ce10" style:family="table-cell" style:parent-style-name="Default">
      <style:text-properties style:font-name="Arial"/>
    </style:style>
    <style:style style:name="ce11" style:family="table-cell" style:parent-style-name="Default">
      <style:table-cell-properties fo:background-color="#00b8ff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pt" fo:country="PT" fo:font-style="normal" fo:text-shadow="none" style:text-underline-style="none" fo:font-weight="normal" style:text-und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8pt" fo:language="pt" fo:country="PT" fo:font-style="normal" fo:text-shadow="none" style:text-underline-style="none" fo:font-weight="normal" style:text-und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ackground-color="#00b8ff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background-color="#83caff"/>
      <style:text-properties fo:font-weight="bold" style:font-weight-asian="bold" style:font-weight-complex="bold"/>
    </style:style>
    <style:style style:name="T1" style:family="text">
      <style:text-properties style:font-name-asian="DejaVu Sans" style:font-name-complex="Tahoma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7" table:default-cell-style-name="Default"/>
        <table:table-column table:style-name="co8" table:number-columns-repeated="23" table:default-cell-style-name="Default"/>
        <table:table-row table:style-name="ro1">
          <table:table-cell table:style-name="ce1" office:value-type="string">
            <text:p>http://kexi-project.org/wiki/wikiview/index.php@UIDesignIcons_Specs.html</text:p>
          </table:table-cell>
          <table:table-cell table:style-name="Default"/>
          <table:table-cell table:style-name="ce6" office:value-type="string">
            <text:p>done</text:p>
          </table:table-cell>
          <table:table-cell table:style-name="ce7" table:formula="of:=[.K1013]/[.J1013]" office:value-type="percentage" office:value="0.0302617230098146" table:number-columns-spanned="1" table:number-rows-spanned="3">
            <text:p>3.026%</text:p>
          </table:table-cell>
          <table:table-cell table:style-name="ce11" office:value-type="string">
            <text:p>E=Exists </text:p>
          </table:table-cell>
          <table:table-cell table:style-name="ce14" table:formula="of:=COUNTIF([.B5:.B1040];&quot;E&quot;)" office:value-type="float" office:value="30">
            <text:p>30</text:p>
          </table:table-cell>
          <table:table-cell table:number-columns-repeated="28"/>
        </table:table-row>
        <table:table-row table:style-name="ro1">
          <table:table-cell table:style-name="ce1" office:value-type="string">
            <text:p>http://wiki.koffice.org/index.php?title=Icons</text:p>
          </table:table-cell>
          <table:table-cell table:style-name="ce1" table:number-columns-repeated="2"/>
          <table:covered-table-cell/>
          <table:table-cell table:style-name="ce11" office:value-type="string">
            <text:p>N=New</text:p>
          </table:table-cell>
          <table:table-cell table:style-name="ce14" table:formula="of:=COUNTIF([.B5:.B1040];&quot;N&quot;)" office:value-type="float" office:value="24">
            <text:p>24</text:p>
          </table:table-cell>
          <table:table-cell table:number-columns-repeated="28"/>
        </table:table-row>
        <table:table-row table:style-name="ro1">
          <table:table-cell table:style-name="ce1" table:number-columns-repeated="3"/>
          <table:covered-table-cell/>
          <table:table-cell table:style-name="ce11" office:value-type="string">
            <text:p>R=Repeted</text:p>
          </table:table-cell>
          <table:table-cell table:style-name="ce14" table:formula="of:=COUNTIF([.B5:.B1040];&quot;R&quot;)" office:value-type="float" office:value="85">
            <text:p>85</text:p>
          </table:table-cell>
          <table:table-cell table:number-columns-repeated="28"/>
        </table:table-row>
        <table:table-row table:style-name="ro1">
          <table:table-cell table:style-name="ce2" office:value-type="string">
            <text:p>location original name usage </text:p>
          </table:table-cell>
          <table:table-cell table:style-name="ce2" office:value-type="string">
            <text:p>com</text:p>
          </table:table-cell>
          <table:table-cell table:style-name="ce2" office:value-type="string">
            <text:p>correlation</text:p>
          </table:table-cell>
          <table:table-cell table:style-name="ce2" office:value-type="string">
            <text:p>coments</text:p>
          </table:table-cell>
          <table:table-cell table:style-name="ce2" office:value-type="string">
            <text:p>fredesktop name</text:p>
          </table:table-cell>
          <table:table-cell table:style-name="ce2" office:value-type="string">
            <text:p>16x16</text:p>
          </table:table-cell>
          <table:table-cell table:style-name="ce2" office:value-type="string">
            <text:p>22x22</text:p>
          </table:table-cell>
          <table:table-cell table:style-name="ce2" office:value-type="string">
            <text:p>32x32</text:p>
          </table:table-cell>
          <table:table-cell table:style-name="ce2" office:value-type="string">
            <text:p>48x48</text:p>
          </table:table-cell>
          <table:table-cell table:style-name="ce15" table:number-columns-repeated="2"/>
          <table:table-cell table:number-columns-repeated="23"/>
        </table:table-row>
        <table:table-row table:style-name="ro2">
          <table:table-cell table:style-name="ce3" office:value-type="string">
            <text:p>karbon/ui/widgets/KarbonStyleButtonBox.cpp: <text:s text:c="3"/>button-&gt;setIcon( KIcon( "edit-delete" ) );</text:p>
          </table:table-cell>
          <table:table-cell table:style-name="ce3" office:value-type="string">
            <text:p>E</text:p>
          </table:table-cell>
          <table:table-cell table:style-name="ce3" office:value-type="float" office:value="1">
            <text:p>1</text:p>
          </table:table-cell>
          <table:table-cell table:style-name="ce8"/>
          <table:table-cell table:style-name="ce8" office:value-type="string">
            <text:p>edit-delete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f:=IF([.B5]=&quot;R&quot;;0;4)" office:value-type="float" office:value="4">
            <text:p>4</text:p>
          </table:table-cell>
          <table:table-cell table:style-name="ce8" table:formula="of:=IF([.B5]=&quot;R&quot;;0;COUNTA([.F5:.I5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flattenpath/FlattenPathPlugin.cpp: <text:s text:c="3"/>KAction *actionFlattenPath <text:s/>= new KAction(KIcon("14_flatten"), i18n("&amp;Flatten Path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"14_flatten"</text:p>
          </table:table-cell>
          <table:table-cell table:style-name="ce8" office:value-type="string">
            <text:p>edit-flatten-path</text:p>
          </table:table-cell>
          <table:table-cell table:style-name="ce8" table:number-columns-repeated="4"/>
          <table:table-cell table:style-name="ce8" table:formula="of:=IF([.B6]=&quot;R&quot;;0;4)" office:value-type="float" office:value="4">
            <text:p>4</text:p>
          </table:table-cell>
          <table:table-cell table:style-name="ce8" table:formula="of:=IF([.B6]=&quot;R&quot;;0;COUNTA([.F6:.I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refinepath/RefinePathPlugin.cpp: <text:s text:c="3"/>QAction *actionRefinePath <text:s/>= new KAction(KIcon("14_refine"), i18n("&amp;Refine Path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9" office:value-type="string">
            <text:p>"14_refine"</text:p>
          </table:table-cell>
          <table:table-cell table:style-name="ce8" office:value-type="string">
            <text:p>?</text:p>
          </table:table-cell>
          <table:table-cell table:style-name="ce8" table:number-columns-repeated="4"/>
          <table:table-cell table:style-name="ce8" table:formula="of:=IF([.B7]=&quot;R&quot;;0;4)" office:value-type="float" office:value="4">
            <text:p>4</text:p>
          </table:table-cell>
          <table:table-cell table:style-name="ce8" table:formula="of:=IF([.B7]=&quot;R&quot;;0;COUNTA([.F7:.I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roundcorners/RoundCornersPlugin.cpp: <text:s text:c="3"/>KAction *actionRoundCorners <text:s/>= new KAction(KIcon("14_roundcorners"), i18n("&amp;Round Corner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4">
            <text:p>4</text:p>
          </table:table-cell>
          <table:table-cell table:style-name="ce8" office:value-type="string">
            <text:p>"14_roundcorners"</text:p>
          </table:table-cell>
          <table:table-cell table:style-name="ce8" office:value-type="string">
            <text:p>edit-corners-round</text:p>
          </table:table-cell>
          <table:table-cell table:style-name="ce8" table:number-columns-repeated="4"/>
          <table:table-cell table:style-name="ce8" table:formula="of:=IF([.B8]=&quot;R&quot;;0;4)" office:value-type="float" office:value="4">
            <text:p>4</text:p>
          </table:table-cell>
          <table:table-cell table:style-name="ce8" table:formula="of:=IF([.B8]=&quot;R&quot;;0;COUNTA([.F8:.I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CalligraphyTool/KarbonCalligraphicShapeFactory.cpp: <text:s text:c="3"/>setIcon("calligraphy");</text:p>
          </table:table-cell>
          <table:table-cell table:style-name="ce3" office:value-type="string">
            <text:p>N</text:p>
          </table:table-cell>
          <table:table-cell table:style-name="ce3" office:value-type="float" office:value="5">
            <text:p>5</text:p>
          </table:table-cell>
          <table:table-cell table:style-name="ce8" office:value-type="string">
            <text:p>Inkscape team</text:p>
          </table:table-cell>
          <table:table-cell table:style-name="ce8" office:value-type="string">
            <text:p>calligraphy?</text:p>
          </table:table-cell>
          <table:table-cell table:style-name="ce8" table:number-columns-repeated="4"/>
          <table:table-cell table:style-name="ce8" table:formula="of:=IF([.B9]=&quot;R&quot;;0;4)" office:value-type="float" office:value="4">
            <text:p>4</text:p>
          </table:table-cell>
          <table:table-cell table:style-name="ce8" table:formula="of:=IF([.B9]=&quot;R&quot;;0;COUNTA([.F9:.I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CalligraphyTool/KarbonCalligraphyOptionWidget.cpp: <text:s text:c="3"/>m_removeButton-&gt;setIcon( KIcon("list-remove") );</text:p>
          </table:table-cell>
          <table:table-cell table:style-name="ce3" office:value-type="string">
            <text:p>E</text:p>
          </table:table-cell>
          <table:table-cell table:style-name="ce3" office:value-type="float" office:value="6">
            <text:p>6</text:p>
          </table:table-cell>
          <table:table-cell table:style-name="ce8"/>
          <table:table-cell table:style-name="ce8" office:value-type="string">
            <text:p>list-remove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f:=IF([.B10]=&quot;R&quot;;0;4)" office:value-type="float" office:value="4">
            <text:p>4</text:p>
          </table:table-cell>
          <table:table-cell table:style-name="ce8" table:formula="of:=IF([.B10]=&quot;R&quot;;0;COUNTA([.F10:.I10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CalligraphyTool/KarbonCalligraphyOptionWidget.cpp: <text:s text:c="3"/>m_saveButton-&gt;setIcon( KIcon("document-save-as") );</text:p>
          </table:table-cell>
          <table:table-cell table:style-name="ce3" office:value-type="string">
            <text:p>E</text:p>
          </table:table-cell>
          <table:table-cell table:style-name="ce3" office:value-type="float" office:value="7">
            <text:p>7</text:p>
          </table:table-cell>
          <table:table-cell table:style-name="ce8"/>
          <table:table-cell table:style-name="ce8" office:value-type="string">
            <text:p>document-save-as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f:=IF([.B11]=&quot;R&quot;;0;4)" office:value-type="float" office:value="4">
            <text:p>4</text:p>
          </table:table-cell>
          <table:table-cell table:style-name="ce8" table:formula="of:=IF([.B11]=&quot;R&quot;;0;COUNTA([.F11:.I11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CalligraphyTool/KarbonCalligraphyToolFactory.cpp: <text:s text:c="3"/>setIcon( "calligraphy" );</text:p>
          </table:table-cell>
          <table:table-cell table:style-name="ce3" office:value-type="string">
            <text:p>R</text:p>
          </table:table-cell>
          <table:table-cell table:style-name="ce3" office:value-type="float" office:value="5">
            <text:p>5</text:p>
          </table:table-cell>
          <table:table-cell table:style-name="ce8" table:number-columns-repeated="6"/>
          <table:table-cell table:style-name="ce8" table:formula="of:=IF([.B12]=&quot;R&quot;;0;4)" office:value-type="float" office:value="0">
            <text:p>0</text:p>
          </table:table-cell>
          <table:table-cell table:style-name="ce8" table:formula="of:=IF([.B12]=&quot;R&quot;;0;COUNTA([.F12:.I1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addEffect-&gt;setIcon(KIcon("list-add"));</text:p>
          </table:table-cell>
          <table:table-cell table:style-name="ce3" office:value-type="string">
            <text:p>E</text:p>
          </table:table-cell>
          <table:table-cell table:style-name="ce3" office:value-type="float" office:value="8">
            <text:p>8</text:p>
          </table:table-cell>
          <table:table-cell table:style-name="ce8"/>
          <table:table-cell table:style-name="ce8" office:value-type="string">
            <text:p>list-add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f:=IF([.B13]=&quot;R&quot;;0;4)" office:value-type="float" office:value="4">
            <text:p>4</text:p>
          </table:table-cell>
          <table:table-cell table:style-name="ce8" table:formula="of:=IF([.B13]=&quot;R&quot;;0;COUNTA([.F13:.I13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addPreset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f:=IF([.B14]=&quot;R&quot;;0;4)" office:value-type="float" office:value="0">
            <text:p>0</text:p>
          </table:table-cell>
          <table:table-cell table:style-name="ce8" table:formula="of:=IF([.B14]=&quot;R&quot;;0;COUNTA([.F14:.I1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copyPreset-&gt;setIcon(KIcon("edit-copy"));</text:p>
          </table:table-cell>
          <table:table-cell table:style-name="ce3" office:value-type="string">
            <text:p>E</text:p>
          </table:table-cell>
          <table:table-cell table:style-name="ce3" office:value-type="float" office:value="9">
            <text:p>9</text:p>
          </table:table-cell>
          <table:table-cell table:style-name="ce8"/>
          <table:table-cell table:style-name="ce8" office:value-type="string">
            <text:p>edit-copy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f:=IF([.B15]=&quot;R&quot;;0;4)" office:value-type="float" office:value="4">
            <text:p>4</text:p>
          </table:table-cell>
          <table:table-cell table:style-name="ce8" table:formula="of:=IF([.B15]=&quot;R&quot;;0;COUNTA([.F15:.I15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lowerEffect-&gt;setIcon(KIcon("arrow-down"));</text:p>
          </table:table-cell>
          <table:table-cell table:style-name="ce3" office:value-type="string">
            <text:p>E</text:p>
          </table:table-cell>
          <table:table-cell table:style-name="ce3" office:value-type="float" office:value="10">
            <text:p>10</text:p>
          </table:table-cell>
          <table:table-cell table:style-name="ce8"/>
          <table:table-cell table:style-name="ce8" office:value-type="string">
            <text:p>arrow-down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f:=IF([.B16]=&quot;R&quot;;0;4)" office:value-type="float" office:value="4">
            <text:p>4</text:p>
          </table:table-cell>
          <table:table-cell table:style-name="ce8" table:formula="of:=IF([.B16]=&quot;R&quot;;0;COUNTA([.F16:.I16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raiseEffect-&gt;setIcon(KIcon("arrow-up"));</text:p>
          </table:table-cell>
          <table:table-cell table:style-name="ce3" office:value-type="string">
            <text:p>E</text:p>
          </table:table-cell>
          <table:table-cell table:style-name="ce3" office:value-type="float" office:value="11">
            <text:p>11</text:p>
          </table:table-cell>
          <table:table-cell table:style-name="ce8"/>
          <table:table-cell table:style-name="ce8" office:value-type="string">
            <text:p>arrow-up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f:=IF([.B17]=&quot;R&quot;;0;4)" office:value-type="float" office:value="4">
            <text:p>4</text:p>
          </table:table-cell>
          <table:table-cell table:style-name="ce8" table:formula="of:=IF([.B17]=&quot;R&quot;;0;COUNTA([.F17:.I17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removeEffec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f:=IF([.B18]=&quot;R&quot;;0;4)" office:value-type="float" office:value="0">
            <text:p>0</text:p>
          </table:table-cell>
          <table:table-cell table:style-name="ce8" table:formula="of:=IF([.B18]=&quot;R&quot;;0;COUNTA([.F18:.I1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removePrese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f:=IF([.B19]=&quot;R&quot;;0;4)" office:value-type="float" office:value="0">
            <text:p>0</text:p>
          </table:table-cell>
          <table:table-cell table:style-name="ce8" table:formula="of:=IF([.B19]=&quot;R&quot;;0;COUNTA([.F19:.I1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addButton-&gt;setIcon( KIcon("list-add"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f:=IF([.B20]=&quot;R&quot;;0;4)" office:value-type="float" office:value="0">
            <text:p>0</text:p>
          </table:table-cell>
          <table:table-cell table:style-name="ce8" table:formula="of:=IF([.B20]=&quot;R&quot;;0;COUNTA([.F20:.I2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editButton-&gt;setIcon(KIcon("view-filter"));</text:p>
          </table:table-cell>
          <table:table-cell table:style-name="ce3" office:value-type="string">
            <text:p>E</text:p>
          </table:table-cell>
          <table:table-cell table:style-name="ce3" office:value-type="float" office:value="12">
            <text:p>12</text:p>
          </table:table-cell>
          <table:table-cell table:style-name="ce8"/>
          <table:table-cell table:style-name="ce8" office:value-type="string">
            <text:p>view-filter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f:=IF([.B21]=&quot;R&quot;;0;4)" office:value-type="float" office:value="4">
            <text:p>4</text:p>
          </table:table-cell>
          <table:table-cell table:style-name="ce8" table:formula="of:=IF([.B21]=&quot;R&quot;;0;COUNTA([.F21:.I21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lowerButton-&gt;setIcon(KIcon("arrow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8" table:number-columns-repeated="6"/>
          <table:table-cell table:style-name="ce8" table:formula="of:=IF([.B22]=&quot;R&quot;;0;4)" office:value-type="float" office:value="0">
            <text:p>0</text:p>
          </table:table-cell>
          <table:table-cell table:style-name="ce8" table:formula="of:=IF([.B22]=&quot;R&quot;;0;COUNTA([.F22:.I2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raiseButton-&gt;setIcon(KIcon("arrow-up")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8" table:number-columns-repeated="6"/>
          <table:table-cell table:style-name="ce8" table:formula="of:=IF([.B23]=&quot;R&quot;;0;4)" office:value-type="float" office:value="0">
            <text:p>0</text:p>
          </table:table-cell>
          <table:table-cell table:style-name="ce8" table:formula="of:=IF([.B23]=&quot;R&quot;;0;COUNTA([.F23:.I2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removeButton-&gt;setIcon( KIcon("list-remove"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f:=IF([.B24]=&quot;R&quot;;0;4)" office:value-type="float" office:value="0">
            <text:p>0</text:p>
          </table:table-cell>
          <table:table-cell table:style-name="ce8" table:formula="of:=IF([.B24]=&quot;R&quot;;0;COUNTA([.F24:.I2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KarbonFilterEffectsToolFactory.cpp: <text:s text:c="3"/>setIcon( "effectimages" );</text:p>
          </table:table-cell>
          <table:table-cell table:style-name="ce3" office:value-type="string">
            <text:p>N</text:p>
          </table:table-cell>
          <table:table-cell table:style-name="ce3" office:value-type="float" office:value="13">
            <text:p>13</text:p>
          </table:table-cell>
          <table:table-cell table:style-name="ce8" office:value-type="string">
            <text:p>"effectimages" </text:p>
          </table:table-cell>
          <table:table-cell table:style-name="ce8" office:value-type="string">
            <text:p>?</text:p>
          </table:table-cell>
          <table:table-cell table:style-name="ce8" table:number-columns-repeated="4"/>
          <table:table-cell table:style-name="ce8" table:formula="of:=IF([.B25]=&quot;R&quot;;0;4)" office:value-type="float" office:value="4">
            <text:p>4</text:p>
          </table:table-cell>
          <table:table-cell table:style-name="ce8" table:formula="of:=IF([.B25]=&quot;R&quot;;0;COUNTA([.F25:.I2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arbon/plugins/tools/KarbonGradientToolFactory.cpp: <text:s text:c="3"/>setIcon( "format-fill-color" );</text:p>
          </table:table-cell>
          <table:table-cell table:style-name="ce3" office:value-type="string">
            <text:p>E</text:p>
          </table:table-cell>
          <table:table-cell table:style-name="ce3" office:value-type="float" office:value="14">
            <text:p>14</text:p>
          </table:table-cell>
          <table:table-cell table:style-name="ce8"/>
          <table:table-cell table:style-name="ce8" office:value-type="string">
            <text:p>format-fill-color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f:=IF([.B26]=&quot;R&quot;;0;4)" office:value-type="float" office:value="4">
            <text:p>4</text:p>
          </table:table-cell>
          <table:table-cell table:style-name="ce8" table:formula="of:=IF([.B26]=&quot;R&quot;;0;COUNTA([.F26:.I26]))" office:value-type="float" office:value="4">
            <text:p>4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arbon/plugins/tools/KarbonPatternToolFactory.cpp: <text:s text:c="3"/>setIcon( "pattern" );</text:p>
          </table:table-cell>
          <table:table-cell table:style-name="ce3" office:value-type="string">
            <text:p>N</text:p>
          </table:table-cell>
          <table:table-cell table:style-name="ce3" office:value-type="float" office:value="15">
            <text:p>15</text:p>
          </table:table-cell>
          <table:table-cell table:style-name="ce8" office:value-type="string">
            <text:p>“pattern”</text:p>
          </table:table-cell>
          <table:table-cell table:style-name="ce8" office:value-type="string">
            <text:p>?</text:p>
          </table:table-cell>
          <table:table-cell table:style-name="ce8" table:number-columns-repeated="4"/>
          <table:table-cell table:style-name="ce8" table:formula="of:=IF([.B27]=&quot;R&quot;;0;4)" office:value-type="float" office:value="4">
            <text:p>4</text:p>
          </table:table-cell>
          <table:table-cell table:style-name="ce8" table:formula="of:=IF([.B27]=&quot;R&quot;;0;COUNTA([.F27:.I2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arbon/plugins/tools/KarbonPencilToolFactory.cpp: <text:s text:c="3"/>setIcon( "draw-freehand" );</text:p>
          </table:table-cell>
          <table:table-cell table:style-name="ce3" office:value-type="string">
            <text:p>E</text:p>
          </table:table-cell>
          <table:table-cell table:style-name="ce3" office:value-type="float" office:value="16">
            <text:p>16</text:p>
          </table:table-cell>
          <table:table-cell table:style-name="ce8"/>
          <table:table-cell table:style-name="ce8" office:value-type="string">
            <text:p>draw-freehand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f:=IF([.B28]=&quot;R&quot;;0;4)" office:value-type="float" office:value="4">
            <text:p>4</text:p>
          </table:table-cell>
          <table:table-cell table:style-name="ce8" table:formula="of:=IF([.B28]=&quot;R&quot;;0;COUNTA([.F28:.I28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whirlpinch/WhirlPinchPlugin.cpp: <text:s text:c="3"/>QAction *a = new KAction(KIcon( "14_whirl" ), i18n("&amp;Whirl/Pinch...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17">
            <text:p>17</text:p>
          </table:table-cell>
          <table:table-cell table:style-name="ce9" office:value-type="string">
            <text:p>"14_whirl" </text:p>
          </table:table-cell>
          <table:table-cell table:style-name="ce8" office:value-type="string">
            <text:p>?</text:p>
          </table:table-cell>
          <table:table-cell table:style-name="ce8" table:number-columns-repeated="4"/>
          <table:table-cell table:style-name="ce8" table:formula="of:=IF([.B29]=&quot;R&quot;;0;4)" office:value-type="float" office:value="4">
            <text:p>4</text:p>
          </table:table-cell>
          <table:table-cell table:style-name="ce8" table:formula="of:=IF([.B29]=&quot;R&quot;;0;COUNTA([.F29:.I2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dialogs/KarbonConfigureDialog.cpp: <text:s text:c="3"/>item-&gt;setIcon(KIcon(BarIcon("document-properties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18">
            <text:p>18</text:p>
          </table:table-cell>
          <table:table-cell table:style-name="ce8"/>
          <table:table-cell table:style-name="ce8" office:value-type="string">
            <text:p>document-properties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f:=IF([.B30]=&quot;R&quot;;0;4)" office:value-type="float" office:value="4">
            <text:p>4</text:p>
          </table:table-cell>
          <table:table-cell table:style-name="ce8" table:formula="of:=IF([.B30]=&quot;R&quot;;0;COUNTA([.F30:.I30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dialogs/KarbonConfigureDialog.cpp: <text:s text:c="3"/>item-&gt;setIcon(KIcon(BarIcon("grid", KIconLoader::SizeMedium)));</text:p>
          </table:table-cell>
          <table:table-cell table:style-name="ce3" office:value-type="string">
            <text:p>N</text:p>
          </table:table-cell>
          <table:table-cell table:style-name="ce3" office:value-type="float" office:value="19">
            <text:p>19</text:p>
          </table:table-cell>
          <table:table-cell table:style-name="ce9" office:value-type="string">
            <text:p>"grid"</text:p>
          </table:table-cell>
          <table:table-cell table:style-name="ce8" office:value-type="string">
            <text:p>?</text:p>
          </table:table-cell>
          <table:table-cell table:style-name="ce8" table:number-columns-repeated="4"/>
          <table:table-cell table:style-name="ce8" table:formula="of:=IF([.B31]=&quot;R&quot;;0;4)" office:value-type="float" office:value="4">
            <text:p>4</text:p>
          </table:table-cell>
          <table:table-cell table:style-name="ce8" table:formula="of:=IF([.B31]=&quot;R&quot;;0;COUNTA([.F31:.I3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dialogs/KarbonConfigureDialog.cpp: <text:s text:c="3"/>item-&gt;setIcon(KIcon(BarIcon("preferences-desktop-theme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20">
            <text:p>20</text:p>
          </table:table-cell>
          <table:table-cell table:style-name="ce8" office:value-type="string">
            <text:p>(it's in apps/ not in actions/)</text:p>
          </table:table-cell>
          <table:table-cell table:style-name="ce8" office:value-type="string">
            <text:p>preferences-desktop-theme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f:=IF([.B32]=&quot;R&quot;;0;4)" office:value-type="float" office:value="4">
            <text:p>4</text:p>
          </table:table-cell>
          <table:table-cell table:style-name="ce8" table:formula="of:=IF([.B32]=&quot;R&quot;;0;COUNTA([.F32:.I32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dialogs/KarbonConfigureDialog.cpp: <text:s text:c="3"/>item-&gt;setIcon(KIcon(BarIcon("preferences-other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21">
            <text:p>21</text:p>
          </table:table-cell>
          <table:table-cell table:style-name="ce8" office:value-type="string">
            <text:p>(it's in apps/ not in actions/)</text:p>
          </table:table-cell>
          <table:table-cell table:style-name="ce8" office:value-type="string">
            <text:p>preferences-other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f:=IF([.B33]=&quot;R&quot;;0;4)" office:value-type="float" office:value="4">
            <text:p>4</text:p>
          </table:table-cell>
          <table:table-cell table:style-name="ce8" table:formula="of:=IF([.B33]=&quot;R&quot;;0;COUNTA([.F33:.I33]))" office:value-type="float" office:value="4">
            <text:p>4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arbon/ui/dockers/KarbonLayerDocker.cpp: <text:s text:c="29"/>menu-&gt;addAction( SmallIcon( "view-list-details" ), i18n( "Detailed View" ), this, SLOT( detailed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2">
            <text:p>22</text:p>
          </table:table-cell>
          <table:table-cell table:style-name="ce8"/>
          <table:table-cell table:style-name="ce8" office:value-type="string">
            <text:p>view-list-details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f:=IF([.B34]=&quot;R&quot;;0;4)" office:value-type="float" office:value="4">
            <text:p>4</text:p>
          </table:table-cell>
          <table:table-cell table:style-name="ce8" table:formula="of:=IF([.B34]=&quot;R&quot;;0;COUNTA([.F34:.I34]))" office:value-type="float" office:value="4">
            <text:p>4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arbon/ui/dockers/KarbonLayerDocker.cpp: <text:s text:c="29"/>menu-&gt;addAction( SmallIcon( "view-list-text" ), i18n( "Minimal View" ), this, SLOT( minimal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3">
            <text:p>23</text:p>
          </table:table-cell>
          <table:table-cell table:style-name="ce8"/>
          <table:table-cell table:style-name="ce8" office:value-type="string">
            <text:p>view-list-text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f:=IF([.B35]=&quot;R&quot;;0;4)" office:value-type="float" office:value="4">
            <text:p>4</text:p>
          </table:table-cell>
          <table:table-cell table:style-name="ce8" table:formula="of:=IF([.B35]=&quot;R&quot;;0;COUNTA([.F35:.I35]))" office:value-type="float" office:value="4">
            <text:p>4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arbon/ui/dockers/KarbonLayerDocker.cpp: <text:s text:c="29"/>menu-&gt;addAction( SmallIcon( "view-preview" ), i18n( "Thumbnail View" ), this, SLOT( thumbnail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4">
            <text:p>24</text:p>
          </table:table-cell>
          <table:table-cell table:style-name="ce8"/>
          <table:table-cell table:style-name="ce8" office:value-type="string">
            <text:p>view-preview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f:=IF([.B36]=&quot;R&quot;;0;4)" office:value-type="float" office:value="4">
            <text:p>4</text:p>
          </table:table-cell>
          <table:table-cell table:style-name="ce8" table:formula="of:=IF([.B36]=&quot;R&quot;;0;COUNTA([.F36:.I36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dockers/KarbonLayerDocker.cpp: <text:s text:c="3"/>button-&gt;setIcon( SmallIcon( "go-down" ) );</text:p>
          </table:table-cell>
          <table:table-cell table:style-name="ce3" office:value-type="string">
            <text:p>E</text:p>
          </table:table-cell>
          <table:table-cell table:style-name="ce3" office:value-type="float" office:value="25">
            <text:p>25</text:p>
          </table:table-cell>
          <table:table-cell table:style-name="ce8"/>
          <table:table-cell table:style-name="ce8" office:value-type="string">
            <text:p>go-down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f:=IF([.B37]=&quot;R&quot;;0;4)" office:value-type="float" office:value="4">
            <text:p>4</text:p>
          </table:table-cell>
          <table:table-cell table:style-name="ce8" table:formula="of:=IF([.B37]=&quot;R&quot;;0;COUNTA([.F37:.I37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dockers/KarbonLayerDocker.cpp: <text:s text:c="3"/>button-&gt;setIcon( SmallIcon( "go-up" ) );</text:p>
          </table:table-cell>
          <table:table-cell table:style-name="ce3" office:value-type="string">
            <text:p>E</text:p>
          </table:table-cell>
          <table:table-cell table:style-name="ce3" office:value-type="float" office:value="26">
            <text:p>26</text:p>
          </table:table-cell>
          <table:table-cell table:style-name="ce8"/>
          <table:table-cell table:style-name="ce8" office:value-type="string">
            <text:p>go-up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f:=IF([.B38]=&quot;R&quot;;0;4)" office:value-type="float" office:value="4">
            <text:p>4</text:p>
          </table:table-cell>
          <table:table-cell table:style-name="ce8" table:formula="of:=IF([.B38]=&quot;R&quot;;0;COUNTA([.F38:.I38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dockers/KarbonLayerDock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f:=IF([.B39]=&quot;R&quot;;0;4)" office:value-type="float" office:value="0">
            <text:p>0</text:p>
          </table:table-cell>
          <table:table-cell table:style-name="ce8" table:formula="of:=IF([.B39]=&quot;R&quot;;0;COUNTA([.F39:.I3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dockers/KarbonLayerDock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f:=IF([.B40]=&quot;R&quot;;0;4)" office:value-type="float" office:value="0">
            <text:p>0</text:p>
          </table:table-cell>
          <table:table-cell table:style-name="ce8" table:formula="of:=IF([.B40]=&quot;R&quot;;0;COUNTA([.F40:.I4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dockers/KarbonLayerDocker.cpp: <text:s text:c="3"/>toolButton-&gt;setIcon(SmallIcon("view-choose"));</text:p>
          </table:table-cell>
          <table:table-cell table:style-name="ce3" office:value-type="string">
            <text:p>E</text:p>
          </table:table-cell>
          <table:table-cell table:style-name="ce3" office:value-type="float" office:value="27">
            <text:p>27</text:p>
          </table:table-cell>
          <table:table-cell table:style-name="ce8"/>
          <table:table-cell table:style-name="ce8" office:value-type="string">
            <text:p>view-choose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f:=IF([.B41]=&quot;R&quot;;0;4)" office:value-type="float" office:value="4">
            <text:p>4</text:p>
          </table:table-cell>
          <table:table-cell table:style-name="ce8" table:formula="of:=IF([.B41]=&quot;R&quot;;0;COUNTA([.F41:.I41]))" office:value-type="float" office:value="4">
            <text:p>4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arbon/ui/dockers/KarbonLayerModel.cpp: <text:s text:c="3"/>l &lt;&lt; Property(i18nc("Lock state of the shape","Locked"), SmallIcon("object-locked"), SmallIcon("object-unlocked"), shape-&gt;isGeometryProtected());</text:p>
          </table:table-cell>
          <table:table-cell table:style-name="ce3" office:value-type="string">
            <text:p>E</text:p>
          </table:table-cell>
          <table:table-cell table:style-name="ce3" office:value-type="float" office:value="28">
            <text:p>28</text:p>
          </table:table-cell>
          <table:table-cell table:style-name="ce8" office:value-type="string">
            <text:p>(it's in status/ not in actions/)</text:p>
          </table:table-cell>
          <table:table-cell table:style-name="ce8" office:value-type="string">
            <text:p>object-locked</text:p>
          </table:table-cell>
          <table:table-cell table:style-name="ce8" table:number-columns-repeated="4"/>
          <table:table-cell table:style-name="ce8" table:formula="of:=IF([.B42]=&quot;R&quot;;0;4)" office:value-type="float" office:value="4">
            <text:p>4</text:p>
          </table:table-cell>
          <table:table-cell table:style-name="ce8" table:formula="of:=IF([.B42]=&quot;R&quot;;0;COUNTA([.F42:.I42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arbon/ui/dockers/KarbonLayerModel.cpp: <text:s text:c="3"/>l &lt;&lt; Property(i18nc("Lock state of the shape","Locked"), SmallIcon("object-locked"), SmallIcon("object-unlocked"), shape-&gt;isGeometryProtected());</text:p>
          </table:table-cell>
          <table:table-cell table:style-name="ce3" office:value-type="string">
            <text:p>E</text:p>
          </table:table-cell>
          <table:table-cell table:style-name="ce3" office:value-type="float" office:value="29">
            <text:p>29</text:p>
          </table:table-cell>
          <table:table-cell table:style-name="ce8" office:value-type="string">
            <text:p>(it's in status/ not in actions/)</text:p>
          </table:table-cell>
          <table:table-cell table:style-name="ce8" office:value-type="string">
            <text:p>object-unlocked</text:p>
          </table:table-cell>
          <table:table-cell table:style-name="ce8" table:number-columns-repeated="4"/>
          <table:table-cell table:style-name="ce8" table:formula="of:=IF([.B43]=&quot;R&quot;;0;4)" office:value-type="float" office:value="4">
            <text:p>4</text:p>
          </table:table-cell>
          <table:table-cell table:style-name="ce8" table:formula="of:=IF([.B43]=&quot;R&quot;;0;COUNTA([.F43:.I43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arbon/ui/dockers/KarbonLayerModel.cpp: <text:s text:c="3"/>l &lt;&lt; Property(i18nc("Visibility state of the shape","Visible"), SmallIcon("14_layer_visible"), SmallIcon("14_layer_novisible"), shape-&gt;isVisible(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4]=&quot;R&quot;;0;4)" office:value-type="float" office:value="4">
            <text:p>4</text:p>
          </table:table-cell>
          <table:table-cell table:style-name="ce8" table:formula="of:=IF([.B44]=&quot;R&quot;;0;COUNTA([.F44:.I4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arbon/ui/KarbonFactory.cpp: <text:s text:c="7"/>KIconLoader::global()-&gt;addAppDir("koffice");</text:p>
          </table:table-cell>
          <table:table-cell table:style-name="ce3" office:value-type="string">
            <text:p>N</text:p>
          </table:table-cell>
          <table:table-cell table:style-name="ce3" office:value-type="float" office:value="30">
            <text:p>30</text:p>
          </table:table-cell>
          <table:table-cell table:style-name="ce8" office:value-type="string">
            <text:p>Koffice icon </text:p>
          </table:table-cell>
          <table:table-cell table:style-name="ce8" table:number-columns-repeated="5"/>
          <table:table-cell table:style-name="ce8" table:formula="of:=IF([.B45]=&quot;R&quot;;0;4)" office:value-type="float" office:value="4">
            <text:p>4</text:p>
          </table:table-cell>
          <table:table-cell table:style-name="ce8" table:formula="of:=IF([.B45]=&quot;R&quot;;0;COUNTA([.F45:.I4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KarbonView.cpp: <text:s text:c="3"/>d-&gt;configureAction <text:s/>= new KAction(KIcon("configure"), i18n("Configure Karbon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1">
            <text:p>31</text:p>
          </table:table-cell>
          <table:table-cell table:style-name="ce8"/>
          <table:table-cell table:style-name="ce8" office:value-type="string">
            <text:p>configure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f:=IF([.B46]=&quot;R&quot;;0;4)" office:value-type="float" office:value="4">
            <text:p>4</text:p>
          </table:table-cell>
          <table:table-cell table:style-name="ce8" table:formula="of:=IF([.B46]=&quot;R&quot;;0;COUNTA([.F46:.I46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KarbonView.cpp: <text:s text:c="3"/>d-&gt;deleteSelectionAction <text:s/>= new KAction(KIcon("edit-delete"), i18n("D&amp;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number-columns-repeated="4" table:style-name="ce8" office:value-type="string">
            <text:p>x</text:p>
          </table:table-cell>
          <table:table-cell table:style-name="ce8" table:formula="of:=IF([.B47]=&quot;R&quot;;0;4)" office:value-type="float" office:value="0">
            <text:p>0</text:p>
          </table:table-cell>
          <table:table-cell table:style-name="ce8" table:formula="of:=IF([.B47]=&quot;R&quot;;0;COUNTA([.F47:.I4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KarbonView.cpp: <text:s text:c="3"/>d-&gt;groupObjects <text:s/>= new KAction(KIcon("object-group"), i18n("&amp;Group Object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2">
            <text:p>32</text:p>
          </table:table-cell>
          <table:table-cell table:style-name="ce8" office:value-type="string">
            <text:p>“object-group” (16x16png on koffice/pics)</text:p>
          </table:table-cell>
          <table:table-cell table:style-name="ce8" table:number-columns-repeated="5"/>
          <table:table-cell table:style-name="ce8" table:formula="of:=IF([.B48]=&quot;R&quot;;0;4)" office:value-type="float" office:value="4">
            <text:p>4</text:p>
          </table:table-cell>
          <table:table-cell table:style-name="ce8" table:formula="of:=IF([.B48]=&quot;R&quot;;0;COUNTA([.F48:.I4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KarbonView.cpp: <text:s text:c="3"/>d-&gt;showGuidesAction <text:s/>= new KToggleAction(KIcon("guides"), i18n("Show Guides"), this);</text:p>
          </table:table-cell>
          <table:table-cell table:style-name="ce5" office:value-type="string">
            <text:p>N</text:p>
          </table:table-cell>
          <table:table-cell table:style-name="ce3" office:value-type="float" office:value="33">
            <text:p>33</text:p>
          </table:table-cell>
          <table:table-cell table:style-name="ce8" office:value-type="string">
            <text:p>“guides”</text:p>
          </table:table-cell>
          <table:table-cell table:style-name="ce8" table:number-columns-repeated="5"/>
          <table:table-cell table:style-name="ce8" table:formula="of:=IF([.B49]=&quot;R&quot;;0;4)" office:value-type="float" office:value="4">
            <text:p>4</text:p>
          </table:table-cell>
          <table:table-cell table:style-name="ce8" table:formula="of:=IF([.B49]=&quot;R&quot;;0;COUNTA([.F49:.I4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KarbonView.cpp: <text:s text:c="3"/>d-&gt;showPageMargins <text:s/>= new KToggleAction(KIcon("view_margins"), i18n("Show Page Margin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4">
            <text:p>34</text:p>
          </table:table-cell>
          <table:table-cell table:style-name="ce8" office:value-type="string">
            <text:p>“view_margins”</text:p>
          </table:table-cell>
          <table:table-cell table:style-name="ce8" table:number-columns-repeated="5"/>
          <table:table-cell table:style-name="ce8" table:formula="of:=IF([.B50]=&quot;R&quot;;0;4)" office:value-type="float" office:value="4">
            <text:p>4</text:p>
          </table:table-cell>
          <table:table-cell table:style-name="ce8" table:formula="of:=IF([.B50]=&quot;R&quot;;0;COUNTA([.F50:.I5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KarbonView.cpp: <text:s text:c="3"/>d-&gt;ungroupObjects <text:s/>= new KAction(KIcon("object-ungroup"), i18n("&amp;Ungroup Objects"), this);</text:p>
          </table:table-cell>
          <table:table-cell table:style-name="ce5" office:value-type="string">
            <text:p>N</text:p>
          </table:table-cell>
          <table:table-cell table:style-name="ce3" office:value-type="float" office:value="35">
            <text:p>35</text:p>
          </table:table-cell>
          <table:table-cell table:style-name="ce8" office:value-type="string">
            <text:p>“object-ungroup” (16x16png on koffice/pics)</text:p>
          </table:table-cell>
          <table:table-cell table:style-name="ce8" table:number-columns-repeated="5"/>
          <table:table-cell table:style-name="ce8" table:formula="of:=IF([.B51]=&quot;R&quot;;0;4)" office:value-type="float" office:value="4">
            <text:p>4</text:p>
          </table:table-cell>
          <table:table-cell table:style-name="ce8" table:formula="of:=IF([.B51]=&quot;R&quot;;0;COUNTA([.F51:.I5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KarbonView.cpp: <text:s text:c="3"/>KAction * zoomDrawing = new KAction(KIcon("zoom_drawing"), i18n("Zoom to Drawing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36">
            <text:p>36</text:p>
          </table:table-cell>
          <table:table-cell table:style-name="ce8" office:value-type="string">
            <text:p>“zoom-drawing”</text:p>
          </table:table-cell>
          <table:table-cell table:style-name="ce8" table:number-columns-repeated="5"/>
          <table:table-cell table:style-name="ce8" table:formula="of:=IF([.B52]=&quot;R&quot;;0;4)" office:value-type="float" office:value="4">
            <text:p>4</text:p>
          </table:table-cell>
          <table:table-cell table:style-name="ce8" table:formula="of:=IF([.B52]=&quot;R&quot;;0;COUNTA([.F52:.I5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KarbonView.cpp: <text:s text:c="3"/>KAction * zoomSelection = new KAction(KIcon("zoom_selection"), i18n("Zoom to Selection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37">
            <text:p>37</text:p>
          </table:table-cell>
          <table:table-cell table:style-name="ce8" office:value-type="string">
            <text:p>“zoom-selection”</text:p>
          </table:table-cell>
          <table:table-cell table:style-name="ce8" table:number-columns-repeated="5"/>
          <table:table-cell table:style-name="ce8" table:formula="of:=IF([.B53]=&quot;R&quot;;0;4)" office:value-type="float" office:value="4">
            <text:p>4</text:p>
          </table:table-cell>
          <table:table-cell table:style-name="ce8" table:formula="of:=IF([.B53]=&quot;R&quot;;0;COUNTA([.F53:.I5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KarbonView.cpp: <text:s text:c="3"/>KAction *actionDuplicate <text:s/>= new KAction(KIcon("duplicate"), i18nc("Duplicate selection", "&amp;Duplicat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8">
            <text:p>38</text:p>
          </table:table-cell>
          <table:table-cell table:style-name="ce8" office:value-type="string">
            <text:p>“duplicate”</text:p>
          </table:table-cell>
          <table:table-cell table:style-name="ce8" table:number-columns-repeated="5"/>
          <table:table-cell table:style-name="ce8" table:formula="of:=IF([.B54]=&quot;R&quot;;0;4)" office:value-type="float" office:value="4">
            <text:p>4</text:p>
          </table:table-cell>
          <table:table-cell table:style-name="ce8" table:formula="of:=IF([.B54]=&quot;R&quot;;0;COUNTA([.F54:.I5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KChartView.cpp: <text:s text:c="3"/>m_edit <text:s/>= new KAction(KIcon("document-properties"), i18n("Edit &amp;Data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8" table:number-columns-repeated="6"/>
          <table:table-cell table:style-name="ce8" table:formula="of:=IF([.B55]=&quot;R&quot;;0;4)" office:value-type="float" office:value="0">
            <text:p>0</text:p>
          </table:table-cell>
          <table:table-cell table:style-name="ce8" table:formula="of:=IF([.B55]=&quot;R&quot;;0;COUNTA([.F55:.I55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chart/shape/ChartConfigWidget.cpp: <text:s text:c="15"/>d-&gt;ui.chartTypeMenu-&gt;setIcon( KIcon( "chart_area_normal" ) );</text:p>
          </table:table-cell>
          <table:table-cell table:style-name="ce3" office:value-type="string">
            <text:p>E/N</text:p>
          </table:table-cell>
          <table:table-cell table:style-name="ce3" office:value-type="float" office:value="39">
            <text:p>39</text:p>
          </table:table-cell>
          <table:table-cell table:style-name="ce10" office:value-type="string">
            <text:p>“chart_area_normal” exists on </text:p>
            <text:p>koffice/kchart/pics (non-oxygen)</text:p>
            <text:p>there is a “office-chart-area” (neutral/normal)</text:p>
          </table:table-cell>
          <table:table-cell table:style-name="ce12" office:value-type="string">
            <text:p>office-chart-area</text:p>
            <text:p>office-chart-area-normal?</text:p>
          </table:table-cell>
          <table:table-cell table:style-name="ce8" table:number-columns-repeated="4"/>
          <table:table-cell table:style-name="ce8" table:formula="of:=IF([.B56]=&quot;R&quot;;0;4)" office:value-type="float" office:value="4">
            <text:p>4</text:p>
          </table:table-cell>
          <table:table-cell table:style-name="ce8" table:formula="of:=IF([.B56]=&quot;R&quot;;0;COUNTA([.F56:.I5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area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0">
            <text:p>40</text:p>
          </table:table-cell>
          <table:table-cell table:style-name="ce8" office:value-type="string">
            <text:p>(missing 16px)</text:p>
          </table:table-cell>
          <table:table-cell table:style-name="ce13" office:value-type="string">
            <text:p>office-chart-area-percentage</text:p>
          </table:table-cell>
          <table:table-cell table:style-name="ce8"/>
          <table:table-cell table:number-columns-repeated="3" table:style-name="ce8" office:value-type="string">
            <text:p>x</text:p>
          </table:table-cell>
          <table:table-cell table:style-name="ce8" table:formula="of:=IF([.B57]=&quot;R&quot;;0;4)" office:value-type="float" office:value="4">
            <text:p>4</text:p>
          </table:table-cell>
          <table:table-cell table:style-name="ce8" table:formula="of:=IF([.B57]=&quot;R&quot;;0;COUNTA([.F57:.I57]))" office:value-type="float" office:value="3">
            <text:p>3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area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1">
            <text:p>41</text:p>
          </table:table-cell>
          <table:table-cell table:style-name="ce8"/>
          <table:table-cell table:style-name="ce12" office:value-type="string">
            <text:p>office-chart-area-stacked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f:=IF([.B58]=&quot;R&quot;;0;4)" office:value-type="float" office:value="4">
            <text:p>4</text:p>
          </table:table-cell>
          <table:table-cell table:style-name="ce8" table:formula="of:=IF([.B58]=&quot;R&quot;;0;COUNTA([.F58:.I58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bar_beside" ) );</text:p>
          </table:table-cell>
          <table:table-cell table:style-name="ce3" office:value-type="string">
            <text:p>N</text:p>
          </table:table-cell>
          <table:table-cell table:style-name="ce3" office:value-type="float" office:value="42">
            <text:p>42</text:p>
          </table:table-cell>
          <table:table-cell table:style-name="ce8" office:value-type="string">
            <text:p>“chart_bar_beside” exists on </text:p>
            <text:p>koffice/kchart/pics (non-oxygen)</text:p>
          </table:table-cell>
          <table:table-cell table:style-name="ce8" office:value-type="string">
            <text:p>office-chart-bar-beside?</text:p>
          </table:table-cell>
          <table:table-cell table:style-name="ce8" table:number-columns-repeated="4"/>
          <table:table-cell table:style-name="ce8" table:formula="of:=IF([.B59]=&quot;R&quot;;0;4)" office:value-type="float" office:value="4">
            <text:p>4</text:p>
          </table:table-cell>
          <table:table-cell table:style-name="ce8" table:formula="of:=IF([.B59]=&quot;R&quot;;0;COUNTA([.F59:.I5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bar_layer" ) );</text:p>
          </table:table-cell>
          <table:table-cell table:style-name="ce3" office:value-type="string">
            <text:p>N</text:p>
          </table:table-cell>
          <table:table-cell table:style-name="ce3" office:value-type="float" office:value="43">
            <text:p>43</text:p>
          </table:table-cell>
          <table:table-cell table:style-name="ce9" office:value-type="string">
            <text:p><text:span text:style-name="T1">“</text:span><text:span text:style-name="T1">chart_bar_layer” exists on </text:span></text:p>
            <text:p><text:span text:style-name="T1">koffice/kchart/pics (non-oxygen)</text:span></text:p>
          </table:table-cell>
          <table:table-cell table:style-name="ce8" office:value-type="string">
            <text:p>office-chart-bar-layer?</text:p>
          </table:table-cell>
          <table:table-cell table:style-name="ce8" table:number-columns-repeated="4"/>
          <table:table-cell table:style-name="ce8" table:formula="of:=IF([.B60]=&quot;R&quot;;0;4)" office:value-type="float" office:value="4">
            <text:p>4</text:p>
          </table:table-cell>
          <table:table-cell table:style-name="ce8" table:formula="of:=IF([.B60]=&quot;R&quot;;0;COUNTA([.F60:.I60]))" office:value-type="float" office:value="0">
            <text:p>0</text:p>
          </table:table-cell>
          <table:table-cell table:style-name="ce10" table:number-columns-repeated="23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bar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4">
            <text:p>44</text:p>
          </table:table-cell>
          <table:table-cell table:style-name="ce8"/>
          <table:table-cell table:style-name="ce12" office:value-type="string">
            <text:p>office-chart-bar-percentage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f:=IF([.B61]=&quot;R&quot;;0;4)" office:value-type="float" office:value="4">
            <text:p>4</text:p>
          </table:table-cell>
          <table:table-cell table:style-name="ce8" table:formula="of:=IF([.B61]=&quot;R&quot;;0;COUNTA([.F61:.I61]))" office:value-type="float" office:value="4">
            <text:p>4</text:p>
          </table:table-cell>
          <table:table-cell table:style-name="ce10" table:number-columns-repeated="23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lin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45">
            <text:p>45</text:p>
          </table:table-cell>
          <table:table-cell table:style-name="ce9" office:value-type="string">
            <text:p><text:span text:style-name="T1">“</text:span><text:span text:style-name="T1">chart_line_normal” exists on </text:span></text:p>
            <text:p><text:span text:style-name="T1">koffice/kchart/pics (non-oxygen)</text:span></text:p>
          </table:table-cell>
          <table:table-cell table:style-name="ce12" office:value-type="string">
            <text:p>office-chart-line</text:p>
            <text:p>office-chart-line-normal?</text:p>
          </table:table-cell>
          <table:table-cell table:style-name="ce8" table:number-columns-repeated="4"/>
          <table:table-cell table:style-name="ce8" table:formula="of:=IF([.B62]=&quot;R&quot;;0;4)" office:value-type="float" office:value="4">
            <text:p>4</text:p>
          </table:table-cell>
          <table:table-cell table:style-name="ce8" table:formula="of:=IF([.B62]=&quot;R&quot;;0;COUNTA([.F62:.I62]))" office:value-type="float" office:value="0">
            <text:p>0</text:p>
          </table:table-cell>
          <table:table-cell table:style-name="ce10" table:number-columns-repeated="23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line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6">
            <text:p>46</text:p>
          </table:table-cell>
          <table:table-cell table:style-name="ce8"/>
          <table:table-cell table:style-name="ce12" office:value-type="string">
            <text:p>office-chart-line-percentage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f:=IF([.B63]=&quot;R&quot;;0;4)" office:value-type="float" office:value="4">
            <text:p>4</text:p>
          </table:table-cell>
          <table:table-cell table:style-name="ce8" table:formula="of:=IF([.B63]=&quot;R&quot;;0;COUNTA([.F63:.I63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line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7">
            <text:p>47</text:p>
          </table:table-cell>
          <table:table-cell table:style-name="ce8"/>
          <table:table-cell table:style-name="ce12" office:value-type="string">
            <text:p>office-chart-line-stacked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f:=IF([.B64]=&quot;R&quot;;0;4)" office:value-type="float" office:value="4">
            <text:p>4</text:p>
          </table:table-cell>
          <table:table-cell table:style-name="ce8" table:formula="of:=IF([.B64]=&quot;R&quot;;0;COUNTA([.F64:.I64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8" table:number-columns-repeated="6"/>
          <table:table-cell table:style-name="ce8" table:formula="of:=IF([.B65]=&quot;R&quot;;0;4)" office:value-type="float" office:value="0">
            <text:p>0</text:p>
          </table:table-cell>
          <table:table-cell table:style-name="ce8" table:formula="of:=IF([.B65]=&quot;R&quot;;0;COUNTA([.F65:.I6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8" table:number-columns-repeated="6"/>
          <table:table-cell table:style-name="ce8" table:formula="of:=IF([.B66]=&quot;R&quot;;0;4)" office:value-type="float" office:value="0">
            <text:p>0</text:p>
          </table:table-cell>
          <table:table-cell table:style-name="ce8" table:formula="of:=IF([.B66]=&quot;R&quot;;0;COUNTA([.F66:.I6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8" table:number-columns-repeated="6"/>
          <table:table-cell table:style-name="ce8" table:formula="of:=IF([.B67]=&quot;R&quot;;0;4)" office:value-type="float" office:value="0">
            <text:p>0</text:p>
          </table:table-cell>
          <table:table-cell table:style-name="ce8" table:formula="of:=IF([.B67]=&quot;R&quot;;0;COUNTA([.F67:.I6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8" table:number-columns-repeated="6"/>
          <table:table-cell table:style-name="ce8" table:formula="of:=IF([.B68]=&quot;R&quot;;0;4)" office:value-type="float" office:value="0">
            <text:p>0</text:p>
          </table:table-cell>
          <table:table-cell table:style-name="ce8" table:formula="of:=IF([.B68]=&quot;R&quot;;0;COUNTA([.F68:.I6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layer" 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8" table:number-columns-repeated="6"/>
          <table:table-cell table:style-name="ce8" table:formula="of:=IF([.B69]=&quot;R&quot;;0;4)" office:value-type="float" office:value="0">
            <text:p>0</text:p>
          </table:table-cell>
          <table:table-cell table:style-name="ce8" table:formula="of:=IF([.B69]=&quot;R&quot;;0;COUNTA([.F69:.I6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8">
            <text:p>48</text:p>
          </table:table-cell>
          <table:table-cell table:style-name="ce8"/>
          <table:table-cell table:style-name="ce12" office:value-type="string">
            <text:p>office-chart-bar-stacked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f:=IF([.B70]=&quot;R&quot;;0;4)" office:value-type="float" office:value="4">
            <text:p>4</text:p>
          </table:table-cell>
          <table:table-cell table:style-name="ce8" table:formula="of:=IF([.B70]=&quot;R&quot;;0;COUNTA([.F70:.I70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8" table:number-columns-repeated="6"/>
          <table:table-cell table:style-name="ce8" table:formula="of:=IF([.B71]=&quot;R&quot;;0;4)" office:value-type="float" office:value="0">
            <text:p>0</text:p>
          </table:table-cell>
          <table:table-cell table:style-name="ce8" table:formula="of:=IF([.B71]=&quot;R&quot;;0;COUNTA([.F71:.I7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8" table:number-columns-repeated="6"/>
          <table:table-cell table:style-name="ce8" table:formula="of:=IF([.B72]=&quot;R&quot;;0;4)" office:value-type="float" office:value="0">
            <text:p>0</text:p>
          </table:table-cell>
          <table:table-cell table:style-name="ce8" table:formula="of:=IF([.B72]=&quot;R&quot;;0;COUNTA([.F72:.I7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8" table:number-columns-repeated="6"/>
          <table:table-cell table:style-name="ce8" table:formula="of:=IF([.B73]=&quot;R&quot;;0;4)" office:value-type="float" office:value="0">
            <text:p>0</text:p>
          </table:table-cell>
          <table:table-cell table:style-name="ce8" table:formula="of:=IF([.B73]=&quot;R&quot;;0;COUNTA([.F73:.I7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bubbl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49">
            <text:p>49</text:p>
          </table:table-cell>
          <table:table-cell table:style-name="ce8" office:value-type="string">
            <text:p>“chart_bubble_normal”</text:p>
          </table:table-cell>
          <table:table-cell table:style-name="ce8" table:number-columns-repeated="5"/>
          <table:table-cell table:style-name="ce8" table:formula="of:=IF([.B74]=&quot;R&quot;;0;4)" office:value-type="float" office:value="4">
            <text:p>4</text:p>
          </table:table-cell>
          <table:table-cell table:style-name="ce8" table:formula="of:=IF([.B74]=&quot;R&quot;;0;COUNTA([.F74:.I7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circl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0">
            <text:p>50</text:p>
          </table:table-cell>
          <table:table-cell table:style-name="ce8" office:value-type="string">
            <text:p>“chart_circle_normal”</text:p>
          </table:table-cell>
          <table:table-cell table:style-name="ce8" table:number-columns-repeated="5"/>
          <table:table-cell table:style-name="ce8" table:formula="of:=IF([.B75]=&quot;R&quot;;0;4)" office:value-type="float" office:value="4">
            <text:p>4</text:p>
          </table:table-cell>
          <table:table-cell table:style-name="ce8" table:formula="of:=IF([.B75]=&quot;R&quot;;0;COUNTA([.F75:.I7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gantt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1">
            <text:p>51</text:p>
          </table:table-cell>
          <table:table-cell table:style-name="ce8" office:value-type="string">
            <text:p>“hi22-action-gantt_chart.png” </text:p>
            <text:p>in koffice/kplato/toolbar (non-oxygen)</text:p>
          </table:table-cell>
          <table:table-cell table:style-name="ce8" table:number-columns-repeated="5"/>
          <table:table-cell table:style-name="ce8" table:formula="of:=IF([.B76]=&quot;R&quot;;0;4)" office:value-type="float" office:value="4">
            <text:p>4</text:p>
          </table:table-cell>
          <table:table-cell table:style-name="ce8" table:formula="of:=IF([.B76]=&quot;R&quot;;0;COUNTA([.F76:.I7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radar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2">
            <text:p>52</text:p>
          </table:table-cell>
          <table:table-cell table:style-name="ce8" office:value-type="string">
            <text:p>“chart_radar_normal”</text:p>
          </table:table-cell>
          <table:table-cell table:style-name="ce8" table:number-columns-repeated="5"/>
          <table:table-cell table:style-name="ce8" table:formula="of:=IF([.B77]=&quot;R&quot;;0;4)" office:value-type="float" office:value="4">
            <text:p>4</text:p>
          </table:table-cell>
          <table:table-cell table:style-name="ce8" table:formula="of:=IF([.B77]=&quot;R&quot;;0;COUNTA([.F77:.I7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ring_normal" ) );</text:p>
          </table:table-cell>
          <table:table-cell table:style-name="ce3" office:value-type="string">
            <text:p>E</text:p>
          </table:table-cell>
          <table:table-cell table:style-name="ce3" office:value-type="float" office:value="53">
            <text:p>53</text:p>
          </table:table-cell>
          <table:table-cell table:style-name="ce8"/>
          <table:table-cell table:style-name="ce12" office:value-type="string">
            <text:p>office-chart-ring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f:=IF([.B78]=&quot;R&quot;;0;4)" office:value-type="float" office:value="4">
            <text:p>4</text:p>
          </table:table-cell>
          <table:table-cell table:style-name="ce8" table:formula="of:=IF([.B78]=&quot;R&quot;;0;COUNTA([.F78:.I78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catter_normal" ) );</text:p>
          </table:table-cell>
          <table:table-cell table:style-name="ce3" office:value-type="string">
            <text:p>E</text:p>
          </table:table-cell>
          <table:table-cell table:style-name="ce3" office:value-type="float" office:value="54">
            <text:p>54</text:p>
          </table:table-cell>
          <table:table-cell table:style-name="ce8"/>
          <table:table-cell table:style-name="ce12" office:value-type="string">
            <text:p>office-chart-scatter</text:p>
          </table:table-cell>
          <table:table-cell table:number-columns-repeated="4" table:style-name="ce8" office:value-type="string">
            <text:p>x</text:p>
          </table:table-cell>
          <table:table-cell table:style-name="ce8" table:formula="of:=IF([.B79]=&quot;R&quot;;0;4)" office:value-type="float" office:value="4">
            <text:p>4</text:p>
          </table:table-cell>
          <table:table-cell table:style-name="ce8" table:formula="of:=IF([.B79]=&quot;R&quot;;0;COUNTA([.F79:.I79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tock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5">
            <text:p>55</text:p>
          </table:table-cell>
          <table:table-cell table:style-name="ce8" table:number-columns-repeated="6"/>
          <table:table-cell table:style-name="ce8" table:formula="of:=IF([.B80]=&quot;R&quot;;0;4)" office:value-type="float" office:value="4">
            <text:p>4</text:p>
          </table:table-cell>
          <table:table-cell table:style-name="ce8" table:formula="of:=IF([.B80]=&quot;R&quot;;0;COUNTA([.F80:.I8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urface_normal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1]=&quot;R&quot;;0;4)" office:value-type="float" office:value="4">
            <text:p>4</text:p>
          </table:table-cell>
          <table:table-cell table:style-name="ce8" table:formula="of:=IF([.B81]=&quot;R&quot;;0;COUNTA([.F81:.I8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8" table:number-columns-repeated="6"/>
          <table:table-cell table:style-name="ce8" table:formula="of:=IF([.B82]=&quot;R&quot;;0;4)" office:value-type="float" office:value="0">
            <text:p>0</text:p>
          </table:table-cell>
          <table:table-cell table:style-name="ce8" table:formula="of:=IF([.B82]=&quot;R&quot;;0;COUNTA([.F82:.I8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percent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3]=&quot;R&quot;;0;4)" office:value-type="float" office:value="4">
            <text:p>4</text:p>
          </table:table-cell>
          <table:table-cell table:style-name="ce8" table:formula="of:=IF([.B83]=&quot;R&quot;;0;COUNTA([.F83:.I8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stacked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4]=&quot;R&quot;;0;4)" office:value-type="float" office:value="4">
            <text:p>4</text:p>
          </table:table-cell>
          <table:table-cell table:style-name="ce8" table:formula="of:=IF([.B84]=&quot;R&quot;;0;COUNTA([.F84:.I8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beside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5]=&quot;R&quot;;0;4)" office:value-type="float" office:value="4">
            <text:p>4</text:p>
          </table:table-cell>
          <table:table-cell table:style-name="ce8" table:formula="of:=IF([.B85]=&quot;R&quot;;0;COUNTA([.F85:.I8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layer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6]=&quot;R&quot;;0;4)" office:value-type="float" office:value="4">
            <text:p>4</text:p>
          </table:table-cell>
          <table:table-cell table:style-name="ce8" table:formula="of:=IF([.B86]=&quot;R&quot;;0;COUNTA([.F86:.I8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bar_percent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7]=&quot;R&quot;;0;4)" office:value-type="float" office:value="4">
            <text:p>4</text:p>
          </table:table-cell>
          <table:table-cell table:style-name="ce8" table:formula="of:=IF([.B87]=&quot;R&quot;;0;COUNTA([.F87:.I8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normal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8]=&quot;R&quot;;0;4)" office:value-type="float" office:value="4">
            <text:p>4</text:p>
          </table:table-cell>
          <table:table-cell table:style-name="ce8" table:formula="of:=IF([.B88]=&quot;R&quot;;0;COUNTA([.F88:.I8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percent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9]=&quot;R&quot;;0;4)" office:value-type="float" office:value="4">
            <text:p>4</text:p>
          </table:table-cell>
          <table:table-cell table:style-name="ce8" table:formula="of:=IF([.B89]=&quot;R&quot;;0;COUNTA([.F89:.I8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line_stacked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0]=&quot;R&quot;;0;4)" office:value-type="float" office:value="4">
            <text:p>4</text:p>
          </table:table-cell>
          <table:table-cell table:style-name="ce8" table:formula="of:=IF([.B90]=&quot;R&quot;;0;COUNTA([.F90:.I9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chartTypeMenu-&gt;setIcon( KIcon( "chart_bar_beside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1]=&quot;R&quot;;0;4)" office:value-type="float" office:value="4">
            <text:p>4</text:p>
          </table:table-cell>
          <table:table-cell table:style-name="ce8" table:formula="of:=IF([.B91]=&quot;R&quot;;0;COUNTA([.F91:.I9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circleChartAction = chartTypeMenu-&gt;addAction( KIcon( "chart_pie_normal" ), i18n("Pie Chart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2]=&quot;R&quot;;0;4)" office:value-type="float" office:value="4">
            <text:p>4</text:p>
          </table:table-cell>
          <table:table-cell table:style-name="ce8" table:formula="of:=IF([.B92]=&quot;R&quot;;0;COUNTA([.F92:.I9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AreaChartMenu = dataSetChartTypeMenu-&gt;addMenu( KIcon( "chart_area" ), "Area Chart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3]=&quot;R&quot;;0;4)" office:value-type="float" office:value="4">
            <text:p>4</text:p>
          </table:table-cell>
          <table:table-cell table:style-name="ce8" table:formula="of:=IF([.B93]=&quot;R&quot;;0;COUNTA([.F93:.I9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BarChartMenu = dataSetChartTypeMenu-&gt;addMenu( KIcon( "chart_bar" ), "Bar Chart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4]=&quot;R&quot;;0;4)" office:value-type="float" office:value="4">
            <text:p>4</text:p>
          </table:table-cell>
          <table:table-cell table:style-name="ce8" table:formula="of:=IF([.B94]=&quot;R&quot;;0;COUNTA([.F94:.I9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CircleChartAction = dataSetChartTypeMenu-&gt;addAction( KIcon( "chart_pie_normal" ), i18n("Pie Chart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5]=&quot;R&quot;;0;4)" office:value-type="float" office:value="4">
            <text:p>4</text:p>
          </table:table-cell>
          <table:table-cell table:style-name="ce8" table:formula="of:=IF([.B95]=&quot;R&quot;;0;COUNTA([.F95:.I9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LineChartMenu = dataSetChartTypeMenu-&gt;addMenu( KIcon( "chart_line" ), "Line Chart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6]=&quot;R&quot;;0;4)" office:value-type="float" office:value="4">
            <text:p>4</text:p>
          </table:table-cell>
          <table:table-cell table:style-name="ce8" table:formula="of:=IF([.B96]=&quot;R&quot;;0;COUNTA([.F96:.I9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NormalAreaChartAction <text:s/>= d-&gt;dataSetAreaChartMenu-&gt;addAction( KIcon( "chart_area_normal" ), i18n("Normal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7]=&quot;R&quot;;0;4)" office:value-type="float" office:value="4">
            <text:p>4</text:p>
          </table:table-cell>
          <table:table-cell table:style-name="ce8" table:formula="of:=IF([.B97]=&quot;R&quot;;0;COUNTA([.F97:.I9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NormalBarChartAction <text:s/>= d-&gt;dataSetBarChartMenu-&gt;addAction( KIcon( "chart_bar_beside" ), i18n("Normal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8]=&quot;R&quot;;0;4)" office:value-type="float" office:value="4">
            <text:p>4</text:p>
          </table:table-cell>
          <table:table-cell table:style-name="ce8" table:formula="of:=IF([.B98]=&quot;R&quot;;0;COUNTA([.F98:.I9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NormalLineChartAction <text:s/>= d-&gt;dataSetLineChartMenu-&gt;addAction( KIcon( "chart_line_normal" ), i18n("Normal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9]=&quot;R&quot;;0;4)" office:value-type="float" office:value="4">
            <text:p>4</text:p>
          </table:table-cell>
          <table:table-cell table:style-name="ce8" table:formula="of:=IF([.B99]=&quot;R&quot;;0;COUNTA([.F99:.I9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PercentAreaChartAction = d-&gt;dataSetAreaChartMenu-&gt;addAction( KIcon( "chart_area_percent" ), i18n("Percent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00]=&quot;R&quot;;0;4)" office:value-type="float" office:value="4">
            <text:p>4</text:p>
          </table:table-cell>
          <table:table-cell table:style-name="ce8" table:formula="of:=IF([.B100]=&quot;R&quot;;0;COUNTA([.F100:.I10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PercentBarChartAction = d-&gt;dataSetBarChartMenu-&gt;addAction( KIcon( "chart_bar_percent" ), i18n("Percent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01]=&quot;R&quot;;0;4)" office:value-type="float" office:value="4">
            <text:p>4</text:p>
          </table:table-cell>
          <table:table-cell table:style-name="ce8" table:formula="of:=IF([.B101]=&quot;R&quot;;0;COUNTA([.F101:.I10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PercentLineChartAction = d-&gt;dataSetLineChartMenu-&gt;addAction( KIcon( "chart_line_percent" ), i18n("Percent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02]=&quot;R&quot;;0;4)" office:value-type="float" office:value="4">
            <text:p>4</text:p>
          </table:table-cell>
          <table:table-cell table:style-name="ce8" table:formula="of:=IF([.B102]=&quot;R&quot;;0;COUNTA([.F102:.I10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RadarChartAction = dataSetChartTypeMenu-&gt;addAction( KIcon( "chart_polar_normal" ), i18n("Polar Chart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03]=&quot;R&quot;;0;4)" office:value-type="float" office:value="4">
            <text:p>4</text:p>
          </table:table-cell>
          <table:table-cell table:style-name="ce8" table:formula="of:=IF([.B103]=&quot;R&quot;;0;COUNTA([.F103:.I10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ScatterChartAction = dataSetChartTypeMenu-&gt;addAction( KIcon( "chart_scatter_normal" ), i18n("Scatter Chart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04]=&quot;R&quot;;0;4)" office:value-type="float" office:value="4">
            <text:p>4</text:p>
          </table:table-cell>
          <table:table-cell table:style-name="ce8" table:formula="of:=IF([.B104]=&quot;R&quot;;0;COUNTA([.F104:.I10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StackedAreaChartAction = d-&gt;dataSetAreaChartMenu-&gt;addAction( KIcon( "chart_area_stacked" ), i18n("Stacked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05]=&quot;R&quot;;0;4)" office:value-type="float" office:value="4">
            <text:p>4</text:p>
          </table:table-cell>
          <table:table-cell table:style-name="ce8" table:formula="of:=IF([.B105]=&quot;R&quot;;0;COUNTA([.F105:.I10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StackedBarChartAction = d-&gt;dataSetBarChartMenu-&gt;addAction( KIcon( "chart_bar_layer" ), i18n("Stacked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06]=&quot;R&quot;;0;4)" office:value-type="float" office:value="4">
            <text:p>4</text:p>
          </table:table-cell>
          <table:table-cell table:style-name="ce8" table:formula="of:=IF([.B106]=&quot;R&quot;;0;COUNTA([.F106:.I10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dataSetStackedLineChartAction = d-&gt;dataSetLineChartMenu-&gt;addAction( KIcon( "chart_line_stacked" ), i18n("Stacked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07]=&quot;R&quot;;0;4)" office:value-type="float" office:value="4">
            <text:p>4</text:p>
          </table:table-cell>
          <table:table-cell table:style-name="ce8" table:formula="of:=IF([.B107]=&quot;R&quot;;0;COUNTA([.F107:.I10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normalAreaChartAction <text:s/>= areaChartMenu-&gt;addAction( KIcon( "chart_area_normal" ), i18n("Normal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08]=&quot;R&quot;;0;4)" office:value-type="float" office:value="4">
            <text:p>4</text:p>
          </table:table-cell>
          <table:table-cell table:style-name="ce8" table:formula="of:=IF([.B108]=&quot;R&quot;;0;COUNTA([.F108:.I10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normalBarChartAction <text:s/>= barChartMenu-&gt;addAction( KIcon( "chart_bar_beside" ), i18n("Normal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09]=&quot;R&quot;;0;4)" office:value-type="float" office:value="4">
            <text:p>4</text:p>
          </table:table-cell>
          <table:table-cell table:style-name="ce8" table:formula="of:=IF([.B109]=&quot;R&quot;;0;COUNTA([.F109:.I10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normalLineChartAction <text:s/>= lineChartMenu-&gt;addAction( KIcon( "chart_line_normal" ), i18n("Normal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10]=&quot;R&quot;;0;4)" office:value-type="float" office:value="4">
            <text:p>4</text:p>
          </table:table-cell>
          <table:table-cell table:style-name="ce8" table:formula="of:=IF([.B110]=&quot;R&quot;;0;COUNTA([.F110:.I11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percentAreaChartAction = areaChartMenu-&gt;addAction( KIcon( "chart_area_percent" ), i18n("Percent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11]=&quot;R&quot;;0;4)" office:value-type="float" office:value="4">
            <text:p>4</text:p>
          </table:table-cell>
          <table:table-cell table:style-name="ce8" table:formula="of:=IF([.B111]=&quot;R&quot;;0;COUNTA([.F111:.I11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percentBarChartAction = barChartMenu-&gt;addAction( KIcon( "chart_bar_percent" ), i18n("Percent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12]=&quot;R&quot;;0;4)" office:value-type="float" office:value="4">
            <text:p>4</text:p>
          </table:table-cell>
          <table:table-cell table:style-name="ce8" table:formula="of:=IF([.B112]=&quot;R&quot;;0;COUNTA([.F112:.I11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percentLineChartAction = lineChartMenu-&gt;addAction( KIcon( "chart_line_percent" ), i18n("Percent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13]=&quot;R&quot;;0;4)" office:value-type="float" office:value="4">
            <text:p>4</text:p>
          </table:table-cell>
          <table:table-cell table:style-name="ce8" table:formula="of:=IF([.B113]=&quot;R&quot;;0;COUNTA([.F113:.I11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radarChartAction = chartTypeMenu-&gt;addAction( KIcon( "chart_polar_normal" ), i18n("Polar Chart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14]=&quot;R&quot;;0;4)" office:value-type="float" office:value="4">
            <text:p>4</text:p>
          </table:table-cell>
          <table:table-cell table:style-name="ce8" table:formula="of:=IF([.B114]=&quot;R&quot;;0;COUNTA([.F114:.I11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scatterChartAction = chartTypeMenu-&gt;addAction( KIcon( "chart_scatter_normal" ), i18n("Scatter Chart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15]=&quot;R&quot;;0;4)" office:value-type="float" office:value="4">
            <text:p>4</text:p>
          </table:table-cell>
          <table:table-cell table:style-name="ce8" table:formula="of:=IF([.B115]=&quot;R&quot;;0;COUNTA([.F115:.I11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stackedAreaChartAction = areaChartMenu-&gt;addAction( KIcon( "chart_area_stacked" ), i18n("Stacked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16]=&quot;R&quot;;0;4)" office:value-type="float" office:value="4">
            <text:p>4</text:p>
          </table:table-cell>
          <table:table-cell table:style-name="ce8" table:formula="of:=IF([.B116]=&quot;R&quot;;0;COUNTA([.F116:.I11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stackedBarChartAction = barChartMenu-&gt;addAction( KIcon( "chart_bar_layer" ), i18n("Stacked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17]=&quot;R&quot;;0;4)" office:value-type="float" office:value="4">
            <text:p>4</text:p>
          </table:table-cell>
          <table:table-cell table:style-name="ce8" table:formula="of:=IF([.B117]=&quot;R&quot;;0;COUNTA([.F117:.I11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stackedLineChartAction = lineChartMenu-&gt;addAction( KIcon( "chart_line_stacked" ), i18n("Stacked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18]=&quot;R&quot;;0;4)" office:value-type="float" office:value="4">
            <text:p>4</text:p>
          </table:table-cell>
          <table:table-cell table:style-name="ce8" table:formula="of:=IF([.B118]=&quot;R&quot;;0;COUNTA([.F118:.I11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chart/shape/ChartConfigWidget.cpp: <text:s text:c="3"/>d-&gt;ui.addAxis-&gt;setIcon( K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f:=IF([.B119]=&quot;R&quot;;0;4)" office:value-type="float" office:value="0">
            <text:p>0</text:p>
          </table:table-cell>
          <table:table-cell table:style-name="ce8" table:formula="of:=IF([.B119]=&quot;R&quot;;0;COUNTA([.F119:.I11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ui.removeAxis-&gt;setIcon( K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f:=IF([.B120]=&quot;R&quot;;0;4)" office:value-type="float" office:value="0">
            <text:p>0</text:p>
          </table:table-cell>
          <table:table-cell table:style-name="ce8" table:formula="of:=IF([.B120]=&quot;R&quot;;0;COUNTA([.F120:.I12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ataSetChartTypeMenu-&gt;setIcon( KIcon( "chart_bar_beside" ) ); <text:s text:c="6"/>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21]=&quot;R&quot;;0;4)" office:value-type="float" office:value="4">
            <text:p>4</text:p>
          </table:table-cell>
          <table:table-cell table:style-name="ce8" table:formula="of:=IF([.B121]=&quot;R&quot;;0;COUNTA([.F121:.I12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QMenu *areaChartMenu = chartTypeMenu-&gt;addMenu( KIcon( "chart_area_normal" ), i18n( "Area Chart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22]=&quot;R&quot;;0;4)" office:value-type="float" office:value="4">
            <text:p>4</text:p>
          </table:table-cell>
          <table:table-cell table:style-name="ce8" table:formula="of:=IF([.B122]=&quot;R&quot;;0;COUNTA([.F122:.I12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QMenu *barChartMenu = chartTypeMenu-&gt;addMenu( KIcon( "chart_bar_beside" ), i18n( "Bar Chart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23]=&quot;R&quot;;0;4)" office:value-type="float" office:value="4">
            <text:p>4</text:p>
          </table:table-cell>
          <table:table-cell table:style-name="ce8" table:formula="of:=IF([.B123]=&quot;R&quot;;0;COUNTA([.F123:.I12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QMenu *lineChartMenu = chartTypeMenu-&gt;addMenu( KIcon( "chart_line_normal" ), i18n( "Line Chart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24]=&quot;R&quot;;0;4)" office:value-type="float" office:value="4">
            <text:p>4</text:p>
          </table:table-cell>
          <table:table-cell table:style-name="ce8" table:formula="of:=IF([.B124]=&quot;R&quot;;0;COUNTA([.F124:.I12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chart/shape/ChartShapeFactory.cpp: <text:s text:c="3"/>KIconLoader::global()-&gt;addAppDir("kchart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25]=&quot;R&quot;;0;4)" office:value-type="float" office:value="4">
            <text:p>4</text:p>
          </table:table-cell>
          <table:table-cell table:style-name="ce8" table:formula="of:=IF([.B125]=&quot;R&quot;;0;COUNTA([.F125:.I12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chart/shape/ChartShapeFactory.cpp: <text:s text:c="3"/>setIcon( "kchart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26]=&quot;R&quot;;0;4)" office:value-type="float" office:value="4">
            <text:p>4</text:p>
          </table:table-cell>
          <table:table-cell table:style-name="ce8" table:formula="of:=IF([.B126]=&quot;R&quot;;0;COUNTA([.F126:.I12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Tool.cpp: <text:s text:c="3"/>m_bar <text:s/>= new QAction(KIcon("that-action"), i18n("Do something els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27]=&quot;R&quot;;0;4)" office:value-type="float" office:value="4">
            <text:p>4</text:p>
          </table:table-cell>
          <table:table-cell table:style-name="ce8" table:formula="of:=IF([.B127]=&quot;R&quot;;0;COUNTA([.F127:.I12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Tool.cpp: <text:s text:c="3"/>m_foo <text:s/>= new QAction(KIcon("this-action"), i18n("Do something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28]=&quot;R&quot;;0;4)" office:value-type="float" office:value="4">
            <text:p>4</text:p>
          </table:table-cell>
          <table:table-cell table:style-name="ce8" table:formula="of:=IF([.B128]=&quot;R&quot;;0;COUNTA([.F128:.I12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chart/shape/ChartToolFactory.cpp: <text:s text:c="3"/>setIcon ( "kchart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29]=&quot;R&quot;;0;4)" office:value-type="float" office:value="4">
            <text:p>4</text:p>
          </table:table-cell>
          <table:table-cell table:style-name="ce8" table:formula="of:=IF([.B129]=&quot;R&quot;;0;COUNTA([.F129:.I12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dialogs/TableEditorDialog.cpp: <text:s text:c="3"/>deleteColumnsAction = new QAction( deleteColumnIcon, i18n( "Delete Columns" ), tableView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30]=&quot;R&quot;;0;4)" office:value-type="float" office:value="4">
            <text:p>4</text:p>
          </table:table-cell>
          <table:table-cell table:style-name="ce8" table:formula="of:=IF([.B130]=&quot;R&quot;;0;COUNTA([.F130:.I13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dialogs/TableEditorDialog.cpp: <text:s text:c="3"/>deleteRowsAction <text:s text:c="3"/>= new QAction( deleteRowIcon, i18n( "Delete Rows" ), tableView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31]=&quot;R&quot;;0;4)" office:value-type="float" office:value="4">
            <text:p>4</text:p>
          </table:table-cell>
          <table:table-cell table:style-name="ce8" table:formula="of:=IF([.B131]=&quot;R&quot;;0;COUNTA([.F131:.I13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dialogs/TableEditorDialog.cpp: <text:s text:c="3"/>insertColumnsAction = new QAction( insertColumnIcon, i18n( "Insert Columns" ), tableView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32]=&quot;R&quot;;0;4)" office:value-type="float" office:value="4">
            <text:p>4</text:p>
          </table:table-cell>
          <table:table-cell table:style-name="ce8" table:formula="of:=IF([.B132]=&quot;R&quot;;0;COUNTA([.F132:.I13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dialogs/TableEditorDialog.cpp: <text:s text:c="3"/>insertRowsAction <text:s text:c="3"/>= new QAction( insertRowIcon, i18n( "Insert Rows" ), tableView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33]=&quot;R&quot;;0;4)" office:value-type="float" office:value="4">
            <text:p>4</text:p>
          </table:table-cell>
          <table:table-cell table:style-name="ce8" table:formula="of:=IF([.B133]=&quot;R&quot;;0;COUNTA([.F133:.I13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dialogs/TableEditorDialog.cpp: <text:s text:c="3"/>KIcon deleteColumnIcon = KIcon( "delete_table_col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34]=&quot;R&quot;;0;4)" office:value-type="float" office:value="4">
            <text:p>4</text:p>
          </table:table-cell>
          <table:table-cell table:style-name="ce8" table:formula="of:=IF([.B134]=&quot;R&quot;;0;COUNTA([.F134:.I13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dialogs/TableEditorDialog.cpp: <text:s text:c="3"/>KIcon deleteRowIcon = KIcon( "delete_table_row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35]=&quot;R&quot;;0;4)" office:value-type="float" office:value="4">
            <text:p>4</text:p>
          </table:table-cell>
          <table:table-cell table:style-name="ce8" table:formula="of:=IF([.B135]=&quot;R&quot;;0;COUNTA([.F135:.I13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dialogs/TableEditorDialog.cpp: <text:s text:c="3"/>KIcon insertColumnIcon = KIcon( "insert_table_col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36]=&quot;R&quot;;0;4)" office:value-type="float" office:value="4">
            <text:p>4</text:p>
          </table:table-cell>
          <table:table-cell table:style-name="ce8" table:formula="of:=IF([.B136]=&quot;R&quot;;0;COUNTA([.F136:.I13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dialogs/TableEditorDialog.cpp: <text:s text:c="3"/>KIcon insertRowIcon = KIcon( "insert_table_row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37]=&quot;R&quot;;0;4)" office:value-type="float" office:value="4">
            <text:p>4</text:p>
          </table:table-cell>
          <table:table-cell table:style-name="ce8" table:formula="of:=IF([.B137]=&quot;R&quot;;0;COUNTA([.F137:.I13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core/kexiaboutdata.cpp: <text:s text:c="7"/>ki18n("Kristof Borrey"), ki18n("Icons and user interface research"), "kristof.borrey@skynet.b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38]=&quot;R&quot;;0;4)" office:value-type="float" office:value="4">
            <text:p>4</text:p>
          </table:table-cell>
          <table:table-cell table:style-name="ce8" table:formula="of:=IF([.B138]=&quot;R&quot;;0;COUNTA([.F138:.I13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core/kexicontexthelp.cpp: <text:s text:c="3"/>setIcon(SmallIcon("help-content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39]=&quot;R&quot;;0;4)" office:value-type="float" office:value="4">
            <text:p>4</text:p>
          </table:table-cell>
          <table:table-cell table:style-name="ce8" table:formula="of:=IF([.B139]=&quot;R&quot;;0;COUNTA([.F139:.I13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core/kexipart.cpp:// new KAction(i18nInstanceName+"...", part-&gt;info()-&gt;itemIcon(), 0, this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40]=&quot;R&quot;;0;4)" office:value-type="float" office:value="4">
            <text:p>4</text:p>
          </table:table-cell>
          <table:table-cell table:style-name="ce8" table:formula="of:=IF([.B140]=&quot;R&quot;;0;COUNTA([.F140:.I14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core/kexipart.cpp:// new KAction(part-&gt;d-&gt;names["new"], part-&gt;info()-&gt;itemIcon(), 0, this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41]=&quot;R&quot;;0;4)" office:value-type="float" office:value="4">
            <text:p>4</text:p>
          </table:table-cell>
          <table:table-cell table:style-name="ce8" table:formula="of:=IF([.B141]=&quot;R&quot;;0;COUNTA([.F141:.I14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core/kexipartinfo.cpp: <text:s text:c="7"/>, itemIcon(aPtr-&gt;property("X-Kexi-ItemIcon", QVariant::String).toString()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42]=&quot;R&quot;;0;4)" office:value-type="float" office:value="4">
            <text:p>4</text:p>
          </table:table-cell>
          <table:table-cell table:style-name="ce8" table:formula="of:=IF([.B142]=&quot;R&quot;;0;COUNTA([.F142:.I14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core/kexipartinfo.cpp: <text:s text:c="3"/>return d-&gt;itemIcon + "_newobj"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43]=&quot;R&quot;;0;4)" office:value-type="float" office:value="4">
            <text:p>4</text:p>
          </table:table-cell>
          <table:table-cell table:style-name="ce8" table:formula="of:=IF([.B143]=&quot;R&quot;;0;COUNTA([.F143:.I14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core/kexitemplateloader.cpp: <text:s text:c="3"/>const QString iconFileName(cg.readEntry("Ico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44]=&quot;R&quot;;0;4)" office:value-type="float" office:value="4">
            <text:p>4</text:p>
          </table:table-cell>
          <table:table-cell table:style-name="ce8" table:formula="of:=IF([.B144]=&quot;R&quot;;0;COUNTA([.F144:.I14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core/KexiWindow.cpp: <text:s text:c="5"/>a = new KAction(KIcon("media-playback-start"), i18n("&amp;Execut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45]=&quot;R&quot;;0;4)" office:value-type="float" office:value="4">
            <text:p>4</text:p>
          </table:table-cell>
          <table:table-cell table:style-name="ce8" table:formula="of:=IF([.B145]=&quot;R&quot;;0;COUNTA([.F145:.I14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core/KoContextHelp.cpp: <text:s text:c="3"/>: KToggleAction( KIcon(BarIcon("help-contents")), i18n("Context Help"), parent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46]=&quot;R&quot;;0;4)" office:value-type="float" office:value="4">
            <text:p>4</text:p>
          </table:table-cell>
          <table:table-cell table:style-name="ce8" table:formula="of:=IF([.B146]=&quot;R&quot;;0;COUNTA([.F146:.I14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core/KoContextHelp.cpp: m_helpIcon-&gt;setPixmap( icon ? *icon : BarIcon( "help-contents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47]=&quot;R&quot;;0;4)" office:value-type="float" office:value="4">
            <text:p>4</text:p>
          </table:table-cell>
          <table:table-cell table:style-name="ce8" table:formula="of:=IF([.B147]=&quot;R&quot;;0;COUNTA([.F147:.I14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formeditor/connectiondialog.cpp: <text:s text:c="3"/>col0-&gt;field()-&gt;setSubType("KIcon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48]=&quot;R&quot;;0;4)" office:value-type="float" office:value="4">
            <text:p>4</text:p>
          </table:table-cell>
          <table:table-cell table:style-name="ce8" table:formula="of:=IF([.B148]=&quot;R&quot;;0;COUNTA([.F148:.I14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connectiondialog.cpp: <text:s text:c="3"/>m_addButton = new KPushButton(KIcon("document-new"), i18n("&amp;New Connection"), frame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49]=&quot;R&quot;;0;4)" office:value-type="float" office:value="4">
            <text:p>4</text:p>
          </table:table-cell>
          <table:table-cell table:style-name="ce8" table:formula="of:=IF([.B149]=&quot;R&quot;;0;COUNTA([.F149:.I14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connectiondialog.cpp: <text:s text:c="3"/>m_pixmapLabel-&gt;setPixmap(DesktopIcon("dialog-cancel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50]=&quot;R&quot;;0;4)" office:value-type="float" office:value="4">
            <text:p>4</text:p>
          </table:table-cell>
          <table:table-cell table:style-name="ce8" table:formula="of:=IF([.B150]=&quot;R&quot;;0;COUNTA([.F150:.I15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connectiondialog.cpp: <text:s text:c="3"/>m_pixmapLabel-&gt;setPixmap(DesktopIcon("dialog-ok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51]=&quot;R&quot;;0;4)" office:value-type="float" office:value="4">
            <text:p>4</text:p>
          </table:table-cell>
          <table:table-cell table:style-name="ce8" table:formula="of:=IF([.B151]=&quot;R&quot;;0;COUNTA([.F151:.I15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connectiondialog.cpp: <text:s text:c="3"/>m_removeButton = new KPushButton(KIcon("edit-delete"), i18n("&amp;Remove Connection"), frame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6"/>
          <table:table-cell table:style-name="ce8" table:formula="of:=IF([.B152]=&quot;R&quot;;0;4)" office:value-type="float" office:value="0">
            <text:p>0</text:p>
          </table:table-cell>
          <table:table-cell table:style-name="ce8" table:formula="of:=IF([.B152]=&quot;R&quot;;0;COUNTA([.F152:.I15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formeditor/editlistviewdialog.cpp: <text:s text:c="3"/>add-&gt;setIconSet(KIcon("edit_add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53]=&quot;R&quot;;0;4)" office:value-type="float" office:value="4">
            <text:p>4</text:p>
          </table:table-cell>
          <table:table-cell table:style-name="ce8" table:formula="of:=IF([.B153]=&quot;R&quot;;0;COUNTA([.F153:.I15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formeditor/editlistviewdialog.cpp: <text:s text:c="3"/>delRow-&gt;setIconSet(KIcon("edit_remov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54]=&quot;R&quot;;0;4)" office:value-type="float" office:value="4">
            <text:p>4</text:p>
          </table:table-cell>
          <table:table-cell table:style-name="ce8" table:formula="of:=IF([.B154]=&quot;R&quot;;0;COUNTA([.F154:.I15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formeditor/editlistviewdialog.cpp: <text:s text:c="3"/>down-&gt;setIconSet(KIcon("arrow-dow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55]=&quot;R&quot;;0;4)" office:value-type="float" office:value="4">
            <text:p>4</text:p>
          </table:table-cell>
          <table:table-cell table:style-name="ce8" table:formula="of:=IF([.B155]=&quot;R&quot;;0;COUNTA([.F155:.I15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formeditor/editlistviewdialog.cpp: <text:s text:c="3"/>newChild-&gt;setIconSet(KIcon("arrow-righ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56]=&quot;R&quot;;0;4)" office:value-type="float" office:value="4">
            <text:p>4</text:p>
          </table:table-cell>
          <table:table-cell table:style-name="ce8" table:formula="of:=IF([.B156]=&quot;R&quot;;0;COUNTA([.F156:.I15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formeditor/editlistviewdialog.cpp: <text:s text:c="3"/>newRow-&gt;setIconSet(KIcon("edit_add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57]=&quot;R&quot;;0;4)" office:value-type="float" office:value="4">
            <text:p>4</text:p>
          </table:table-cell>
          <table:table-cell table:style-name="ce8" table:formula="of:=IF([.B157]=&quot;R&quot;;0;COUNTA([.F157:.I15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formeditor/editlistviewdialog.cpp: <text:s text:c="3"/>remove-&gt;setIconSet(KIcon("edit_remov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58]=&quot;R&quot;;0;4)" office:value-type="float" office:value="4">
            <text:p>4</text:p>
          </table:table-cell>
          <table:table-cell table:style-name="ce8" table:formula="of:=IF([.B158]=&quot;R&quot;;0;COUNTA([.F158:.I15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formeditor/editlistviewdialog.cpp: <text:s text:c="3"/>rowDown-&gt;setIconSet(KIcon("arrow-dow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59]=&quot;R&quot;;0;4)" office:value-type="float" office:value="4">
            <text:p>4</text:p>
          </table:table-cell>
          <table:table-cell table:style-name="ce8" table:formula="of:=IF([.B159]=&quot;R&quot;;0;COUNTA([.F159:.I15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formeditor/editlistviewdialog.cpp: <text:s text:c="3"/>rowUp-&gt;setIconSet(KIcon("arrow-up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60]=&quot;R&quot;;0;4)" office:value-type="float" office:value="4">
            <text:p>4</text:p>
          </table:table-cell>
          <table:table-cell table:style-name="ce8" table:formula="of:=IF([.B160]=&quot;R&quot;;0;COUNTA([.F160:.I16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formeditor/editlistviewdialog.cpp: <text:s text:c="3"/>up-&gt;setIconSet(KIcon("arrow-up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61]=&quot;R&quot;;0;4)" office:value-type="float" office:value="4">
            <text:p>4</text:p>
          </table:table-cell>
          <table:table-cell table:style-name="ce8" table:formula="of:=IF([.B161]=&quot;R&quot;;0;COUNTA([.F161:.I16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"edit-rename"), i18nc("Rename tab widget's page", "Rename Page...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62]=&quot;R&quot;;0;4)" office:value-type="float" office:value="4">
            <text:p>4</text:p>
          </table:table-cell>
          <table:table-cell table:style-name="ce8" table:formula="of:=IF([.B162]=&quot;R&quot;;0;COUNTA([.F162:.I16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"tab-close-other"), i18nc("Remove page from a stacked widget", "Remove Pag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63]=&quot;R&quot;;0;4)" office:value-type="float" office:value="4">
            <text:p>4</text:p>
          </table:table-cell>
          <table:table-cell table:style-name="ce8" table:formula="of:=IF([.B163]=&quot;R&quot;;0;COUNTA([.F163:.I16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"tab-close-other"), i18nc("Remove tab widget's page", "Remove Pag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64]=&quot;R&quot;;0;4)" office:value-type="float" office:value="4">
            <text:p>4</text:p>
          </table:table-cell>
          <table:table-cell table:style-name="ce8" table:formula="of:=IF([.B164]=&quot;R&quot;;0;COUNTA([.F164:.I16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"tab-new"), i18nc("Add page to a stacked widget", "Add Page...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65]=&quot;R&quot;;0;4)" office:value-type="float" office:value="4">
            <text:p>4</text:p>
          </table:table-cell>
          <table:table-cell table:style-name="ce8" table:formula="of:=IF([.B165]=&quot;R&quot;;0;COUNTA([.F165:.I16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"tab-new"), i18nc("Add page to tab widget", "Add Pag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66]=&quot;R&quot;;0;4)" office:value-type="float" office:value="4">
            <text:p>4</text:p>
          </table:table-cell>
          <table:table-cell table:style-name="ce8" table:formula="of:=IF([.B166]=&quot;R&quot;;0;COUNTA([.F166:.I16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factories/containerfactory.cpp: <text:s text:c="3"/>: KAction(KIcon(direction == Previous ? "go-previous" : "go-next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67]=&quot;R&quot;;0;4)" office:value-type="float" office:value="4">
            <text:p>4</text:p>
          </table:table-cell>
          <table:table-cell table:style-name="ce8" table:formula="of:=IF([.B167]=&quot;R&quot;;0;COUNTA([.F167:.I16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formeditor/factories/stdwidgetfactory.cpp: <text:s text:c="7"/>if (property == "windowIconText"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68]=&quot;R&quot;;0;4)" office:value-type="float" office:value="4">
            <text:p>4</text:p>
          </table:table-cell>
          <table:table-cell table:style-name="ce8" table:formula="of:=IF([.B168]=&quot;R&quot;;0;COUNTA([.F168:.I16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factories/stdwidgetfactory.cpp: <text:s text:c="7"/>menu-&gt;addAction(KIcon("document-properties"), i18n("Edit Contents of List Widget"), 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69]=&quot;R&quot;;0;4)" office:value-type="float" office:value="4">
            <text:p>4</text:p>
          </table:table-cell>
          <table:table-cell table:style-name="ce8" table:formula="of:=IF([.B169]=&quot;R&quot;;0;COUNTA([.F169:.I16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factories/stdwidgetfactory.cpp: <text:s text:c="7"/>w = new KexiPictureLabel(DesktopIcon("image-x-generic"), p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70]=&quot;R&quot;;0;4)" office:value-type="float" office:value="4">
            <text:p>4</text:p>
          </table:table-cell>
          <table:table-cell table:style-name="ce8" table:formula="of:=IF([.B170]=&quot;R&quot;;0;COUNTA([.F170:.I17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formeditor/factories/stdwidgetfactory.cpp: <text:s text:c="3"/>: KAction(KIcon("document-edit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71]=&quot;R&quot;;0;4)" office:value-type="float" office:value="4">
            <text:p>4</text:p>
          </table:table-cell>
          <table:table-cell table:style-name="ce8" table:formula="of:=IF([.B171]=&quot;R&quot;;0;COUNTA([.F171:.I17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factories/stdwidgetfactory.cpp: <text:s text:c="3"/>setInternalProperty("Line", "orientationSelectionPopup:horizontalIcon", "line_horizontal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72]=&quot;R&quot;;0;4)" office:value-type="float" office:value="4">
            <text:p>4</text:p>
          </table:table-cell>
          <table:table-cell table:style-name="ce8" table:formula="of:=IF([.B172]=&quot;R&quot;;0;COUNTA([.F172:.I17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factories/stdwidgetfactory.cpp: <text:s text:c="3"/>setInternalProperty("Line", "orientationSelectionPopup:verticalIcon", "line_vertical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73]=&quot;R&quot;;0;4)" office:value-type="float" office:value="4">
            <text:p>4</text:p>
          </table:table-cell>
          <table:table-cell table:style-name="ce8" table:formula="of:=IF([.B173]=&quot;R&quot;;0;COUNTA([.F173:.I17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factories/stdwidgetfactory.cpp: <text:s text:c="3"/>setInternalProperty("Spring", "orientationSelectionPopup:horizontalIcon", "spring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74]=&quot;R&quot;;0;4)" office:value-type="float" office:value="4">
            <text:p>4</text:p>
          </table:table-cell>
          <table:table-cell table:style-name="ce8" table:formula="of:=IF([.B174]=&quot;R&quot;;0;COUNTA([.F174:.I17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factories/stdwidgetfactory.cpp: <text:s text:c="3"/>setInternalProperty("Spring", "orientationSelectionPopup:verticalIcon", "spring_vertical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75]=&quot;R&quot;;0;4)" office:value-type="float" office:value="4">
            <text:p>4</text:p>
          </table:table-cell>
          <table:table-cell table:style-name="ce8" table:formula="of:=IF([.B175]=&quot;R&quot;;0;COUNTA([.F175:.I17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formeditor/form.cpp: <text:s text:c="11"/>icon = SmallIcon("form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76]=&quot;R&quot;;0;4)" office:value-type="float" office:value="4">
            <text:p>4</text:p>
          </table:table-cell>
          <table:table-cell table:style-name="ce8" table:formula="of:=IF([.B176]=&quot;R&quot;;0;COUNTA([.F176:.I17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formeditor/form.cpp: <text:s text:c="7"/>icon = SmallIcon("multiple_obj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77]=&quot;R&quot;;0;4)" office:value-type="float" office:value="4">
            <text:p>4</text:p>
          </table:table-cell>
          <table:table-cell table:style-name="ce8" table:formula="of:=IF([.B177]=&quot;R&quot;;0;COUNTA([.F177:.I17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formeditor/form.cpp: <text:s text:c="3"/>propCaption["iconSize"] = i18n("Icon Siz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78]=&quot;R&quot;;0;4)" office:value-type="float" office:value="4">
            <text:p>4</text:p>
          </table:table-cell>
          <table:table-cell table:style-name="ce8" table:formula="of:=IF([.B178]=&quot;R&quot;;0;COUNTA([.F178:.I17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formeditor/kdevelop_plugin/kfd_kdev_part.cpp: <text:s text:c="3"/>w-&gt;setIcon(SmallIcon("form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79]=&quot;R&quot;;0;4)" office:value-type="float" office:value="4">
            <text:p>4</text:p>
          </table:table-cell>
          <table:table-cell table:style-name="ce8" table:formula="of:=IF([.B179]=&quot;R&quot;;0;COUNTA([.F179:.I17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exportItem-&gt;setPixmap(0, SmallIcon("tabl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80]=&quot;R&quot;;0;4)" office:value-type="float" office:value="4">
            <text:p>4</text:p>
          </table:table-cell>
          <table:table-cell table:style-name="ce8" table:formula="of:=IF([.B180]=&quot;R&quot;;0;COUNTA([.F180:.I18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item-&gt;setPixmap(0, SmallIcon("document-ope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81]=&quot;R&quot;;0;4)" office:value-type="float" office:value="4">
            <text:p>4</text:p>
          </table:table-cell>
          <table:table-cell table:style-name="ce8" table:formula="of:=IF([.B181]=&quot;R&quot;;0;COUNTA([.F181:.I18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item-&gt;setPixmap(0, SmallIcon("document-propertie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82]=&quot;R&quot;;0;4)" office:value-type="float" office:value="4">
            <text:p>4</text:p>
          </table:table-cell>
          <table:table-cell table:style-name="ce8" table:formula="of:=IF([.B182]=&quot;R&quot;;0;COUNTA([.F182:.I18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item-&gt;setPixmap(0, SmallIcon("media-playback-star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83]=&quot;R&quot;;0;4)" office:value-type="float" office:value="4">
            <text:p>4</text:p>
          </table:table-cell>
          <table:table-cell table:style-name="ce8" table:formula="of:=IF([.B183]=&quot;R&quot;;0;COUNTA([.F183:.I18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item-&gt;setPixmap(0, SmallIcon("tabl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84]=&quot;R&quot;;0;4)" office:value-type="float" office:value="4">
            <text:p>4</text:p>
          </table:table-cell>
          <table:table-cell table:style-name="ce8" table:formula="of:=IF([.B184]=&quot;R&quot;;0;COUNTA([.F184:.I18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kexiactionselectiondialog.cpp: <text:s text:c="11"/>printItem-&gt;setPixmap(0, SmallIcon("document-prin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85]=&quot;R&quot;;0;4)" office:value-type="float" office:value="4">
            <text:p>4</text:p>
          </table:table-cell>
          <table:table-cell table:style-name="ce8" table:formula="of:=IF([.B185]=&quot;R&quot;;0;COUNTA([.F185:.I18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kexiactionselectiondialog.cpp: <text:s text:c="7"/>item-&gt;setPixmap(0, SmallIcon("document-new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86]=&quot;R&quot;;0;4)" office:value-type="float" office:value="4">
            <text:p>4</text:p>
          </table:table-cell>
          <table:table-cell table:style-name="ce8" table:formula="of:=IF([.B186]=&quot;R&quot;;0;COUNTA([.F186:.I18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kexiactionselectiondialog.cpp: <text:s text:c="7"/>item-&gt;setPixmap(0, SmallIcon("form_actio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87]=&quot;R&quot;;0;4)" office:value-type="float" office:value="4">
            <text:p>4</text:p>
          </table:table-cell>
          <table:table-cell table:style-name="ce8" table:formula="of:=IF([.B187]=&quot;R&quot;;0;COUNTA([.F187:.I18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kexiactionselectiondialog.cpp: <text:s text:c="7"/>item-&gt;setPixmap(0, SmallIcon("window-clos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88]=&quot;R&quot;;0;4)" office:value-type="float" office:value="4">
            <text:p>4</text:p>
          </table:table-cell>
          <table:table-cell table:style-name="ce8" table:formula="of:=IF([.B188]=&quot;R&quot;;0;COUNTA([.F188:.I18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richtextdialog.cpp: <text:s text:c="3"/>m_alignCenterAction = m_toolbar-&gt;addAction(KIcon("text_center"), i18n("Centered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89]=&quot;R&quot;;0;4)" office:value-type="float" office:value="4">
            <text:p>4</text:p>
          </table:table-cell>
          <table:table-cell table:style-name="ce8" table:formula="of:=IF([.B189]=&quot;R&quot;;0;COUNTA([.F189:.I18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richtextdialog.cpp: <text:s text:c="3"/>m_alignJustifyAction = m_toolbar-&gt;addAction(KIcon("format-justify-fill"), i18n("Justified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90]=&quot;R&quot;;0;4)" office:value-type="float" office:value="4">
            <text:p>4</text:p>
          </table:table-cell>
          <table:table-cell table:style-name="ce8" table:formula="of:=IF([.B190]=&quot;R&quot;;0;COUNTA([.F190:.I19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richtextdialog.cpp: <text:s text:c="3"/>m_alignLeftAction = m_toolbar-&gt;addAction(KIcon("text_left"), i18n("Left Alig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91]=&quot;R&quot;;0;4)" office:value-type="float" office:value="4">
            <text:p>4</text:p>
          </table:table-cell>
          <table:table-cell table:style-name="ce8" table:formula="of:=IF([.B191]=&quot;R&quot;;0;COUNTA([.F191:.I19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richtextdialog.cpp: <text:s text:c="3"/>m_alignRightAction = m_toolbar-&gt;addAction(KIcon("text_right"), i18n("Right Alig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92]=&quot;R&quot;;0;4)" office:value-type="float" office:value="4">
            <text:p>4</text:p>
          </table:table-cell>
          <table:table-cell table:style-name="ce8" table:formula="of:=IF([.B192]=&quot;R&quot;;0;COUNTA([.F192:.I19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richtextdialog.cpp: <text:s text:c="3"/>m_boldTextAction = m_toolbar-&gt;addAction(KIcon("format-text-bold"), i18n("Bold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93]=&quot;R&quot;;0;4)" office:value-type="float" office:value="4">
            <text:p>4</text:p>
          </table:table-cell>
          <table:table-cell table:style-name="ce8" table:formula="of:=IF([.B193]=&quot;R&quot;;0;COUNTA([.F193:.I19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richtextdialog.cpp: <text:s text:c="3"/>m_italicTextAction = m_toolbar-&gt;addAction(KIcon("format-text-italic"), i18n("Italic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94]=&quot;R&quot;;0;4)" office:value-type="float" office:value="4">
            <text:p>4</text:p>
          </table:table-cell>
          <table:table-cell table:style-name="ce8" table:formula="of:=IF([.B194]=&quot;R&quot;;0;COUNTA([.F194:.I19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richtextdialog.cpp: <text:s text:c="3"/>m_subscriptTextAction = m_toolbar-&gt;addAction(KIcon("format-text-suscript"), i18n("Subscrip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95]=&quot;R&quot;;0;4)" office:value-type="float" office:value="4">
            <text:p>4</text:p>
          </table:table-cell>
          <table:table-cell table:style-name="ce8" table:formula="of:=IF([.B195]=&quot;R&quot;;0;COUNTA([.F195:.I19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richtextdialog.cpp: <text:s text:c="3"/>m_superscriptTextAction = m_toolbar-&gt;addAction(KIcon("format-text-superscript"), i18n("Superscrip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96]=&quot;R&quot;;0;4)" office:value-type="float" office:value="4">
            <text:p>4</text:p>
          </table:table-cell>
          <table:table-cell table:style-name="ce8" table:formula="of:=IF([.B196]=&quot;R&quot;;0;COUNTA([.F196:.I19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richtextdialog.cpp: <text:s text:c="3"/>m_underlineTextAction = m_toolbar-&gt;addAction(KIcon("format-text-underline"), i18n("Underlin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97]=&quot;R&quot;;0;4)" office:value-type="float" office:value="4">
            <text:p>4</text:p>
          </table:table-cell>
          <table:table-cell table:style-name="ce8" table:formula="of:=IF([.B197]=&quot;R&quot;;0;COUNTA([.F197:.I19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tabstopdialog.cpp: <text:s text:c="3"/>m_btnDown = new KPushButton(KIcon("arrow-down"), i18n("Move Down"), frame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98]=&quot;R&quot;;0;4)" office:value-type="float" office:value="4">
            <text:p>4</text:p>
          </table:table-cell>
          <table:table-cell table:style-name="ce8" table:formula="of:=IF([.B198]=&quot;R&quot;;0;COUNTA([.F198:.I19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tabstopdialog.cpp: <text:s text:c="3"/>m_btnUp = new KPushButton(KIcon("arrow-up"), i18n("Move Up"), frame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99]=&quot;R&quot;;0;4)" office:value-type="float" office:value="4">
            <text:p>4</text:p>
          </table:table-cell>
          <table:table-cell table:style-name="ce8" table:formula="of:=IF([.B199]=&quot;R&quot;;0;COUNTA([.F199:.I19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formeditor/test/kfd_part.cpp: <text:s text:c="3"/>w-&gt;setIcon(SmallIcon("form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00]=&quot;R&quot;;0;4)" office:value-type="float" office:value="4">
            <text:p>4</text:p>
          </table:table-cell>
          <table:table-cell table:style-name="ce8" table:formula="of:=IF([.B200]=&quot;R&quot;;0;COUNTA([.F200:.I20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test/main.cpp: <text:s text:c="3"/>about.addCredit(ki18n("Kristof Borrey "), ki18n("Icons"), 0, "kristof.borrey@skynet.b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01]=&quot;R&quot;;0;4)" office:value-type="float" office:value="4">
            <text:p>4</text:p>
          </table:table-cell>
          <table:table-cell table:style-name="ce8" table:formula="of:=IF([.B201]=&quot;R&quot;;0;COUNTA([.F201:.I20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widgetfactory.cpp: <text:s text:c="11"/>&amp;&amp; (property == "windowTitle" || property == "windowIcon" || property == "sizeIncrement" || property == "windowIconText")) {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02]=&quot;R&quot;;0;4)" office:value-type="float" office:value="4">
            <text:p>4</text:p>
          </table:table-cell>
          <table:table-cell table:style-name="ce8" table:formula="of:=IF([.B202]=&quot;R&quot;;0;COUNTA([.F202:.I20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widgetlibrary.cpp: <text:s text:c="7"/>advancedProperties.insert("windowIcon"); // renamed from "icon" in Qt 4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03]=&quot;R&quot;;0;4)" office:value-type="float" office:value="4">
            <text:p>4</text:p>
          </table:table-cell>
          <table:table-cell table:style-name="ce8" table:formula="of:=IF([.B203]=&quot;R&quot;;0;COUNTA([.F203:.I20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widgetlibrary.cpp: <text:s text:c="7"/>iconName = wclass-&gt;inheritedClass()-&gt;factory()-&gt;internalProperty(classname, "orientationSelectionPopup:horizontalIcon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04]=&quot;R&quot;;0;4)" office:value-type="float" office:value="4">
            <text:p>4</text:p>
          </table:table-cell>
          <table:table-cell table:style-name="ce8" table:formula="of:=IF([.B204]=&quot;R&quot;;0;COUNTA([.F204:.I20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widgetlibrary.cpp: <text:s text:c="7"/>iconName = wclass-&gt;inheritedClass()-&gt;factory()-&gt;internalProperty(classname, "orientationSelectionPopup:verticalIcon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05]=&quot;R&quot;;0;4)" office:value-type="float" office:value="4">
            <text:p>4</text:p>
          </table:table-cell>
          <table:table-cell table:style-name="ce8" table:formula="of:=IF([.B205]=&quot;R&quot;;0;COUNTA([.F205:.I20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widgetlibrary.cpp: <text:s text:c="3"/>iconName = wclass-&gt;factory()-&gt;internalProperty(classname, "orientationSelectionPopup:verticalIcon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06]=&quot;R&quot;;0;4)" office:value-type="float" office:value="4">
            <text:p>4</text:p>
          </table:table-cell>
          <table:table-cell table:style-name="ce8" table:formula="of:=IF([.B206]=&quot;R&quot;;0;COUNTA([.F206:.I20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widgetlibrary.cpp: <text:s text:c="3"/>popup.addAction(SmallIcon("dialog-cancel"), i18n("Cancel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07]=&quot;R&quot;;0;4)" office:value-type="float" office:value="4">
            <text:p>4</text:p>
          </table:table-cell>
          <table:table-cell table:style-name="ce8" table:formula="of:=IF([.B207]=&quot;R&quot;;0;COUNTA([.F207:.I20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widgetlibrary.cpp: <text:s text:c="3"/>popup.addTitle(SmallIcon(wclass-&gt;pixmap()), i18n("Insert Widget: %1", wclass-&gt;name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08]=&quot;R&quot;;0;4)" office:value-type="float" office:value="4">
            <text:p>4</text:p>
          </table:table-cell>
          <table:table-cell table:style-name="ce8" table:formula="of:=IF([.B208]=&quot;R&quot;;0;COUNTA([.F208:.I20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widgetlibrary.cpp: <text:s text:c="3"/>QString iconName(wclass-&gt;factory()-&gt;internalProperty(classname, "orientationSelectionPopup:horizontalIco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09]=&quot;R&quot;;0;4)" office:value-type="float" office:value="4">
            <text:p>4</text:p>
          </table:table-cell>
          <table:table-cell table:style-name="ce8" table:formula="of:=IF([.B209]=&quot;R&quot;;0;COUNTA([.F209:.I20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kexidb/utils.cpp: <text:s text:c="15"/>QPixmap pm(SmallIcon("document-new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10]=&quot;R&quot;;0;4)" office:value-type="float" office:value="4">
            <text:p>4</text:p>
          </table:table-cell>
          <table:table-cell table:style-name="ce8" table:formula="of:=IF([.B210]=&quot;R&quot;;0;COUNTA([.F210:.I21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exiutils/debuggui.cpp: <text:s text:c="3"/>debugWindow-&gt;setWindowIcon(KIcon("document-propertie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11]=&quot;R&quot;;0;4)" office:value-type="float" office:value="4">
            <text:p>4</text:p>
          </table:table-cell>
          <table:table-cell table:style-name="ce8" table:formula="of:=IF([.B211]=&quot;R&quot;;0;COUNTA([.F211:.I21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exiutils/SmallToolButton.cpp: <text:s text:c="3"/>const bool fixWidth = style()-&gt;inherits("QWindowsStyle") &amp;&amp; toolButtonStyle() != Qt::ToolButtonIconOnly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12]=&quot;R&quot;;0;4)" office:value-type="float" office:value="4">
            <text:p>4</text:p>
          </table:table-cell>
          <table:table-cell table:style-name="ce8" table:formula="of:=IF([.B212]=&quot;R&quot;;0;COUNTA([.F212:.I21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1/koproperty/editor.cpp: <text:s text:c="11"/>KIconLoader::global()-&gt;addAppDir("koffic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13]=&quot;R&quot;;0;4)" office:value-type="float" office:value="4">
            <text:p>4</text:p>
          </table:table-cell>
          <table:table-cell table:style-name="ce8" table:formula="of:=IF([.B213]=&quot;R&quot;;0;COUNTA([.F213:.I21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1/koproperty/editor.cpp: <text:s text:c="3"/>d-&gt;undoButton-&gt;setIcon(SmallIcon("edit-undo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14]=&quot;R&quot;;0;4)" office:value-type="float" office:value="4">
            <text:p>4</text:p>
          </table:table-cell>
          <table:table-cell table:style-name="ce8" table:formula="of:=IF([.B214]=&quot;R&quot;;0;COUNTA([.F214:.I21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, m_noIcon(SmallIcon("button_no")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15]=&quot;R&quot;;0;4)" office:value-type="float" office:value="4">
            <text:p>4</text:p>
          </table:table-cell>
          <table:table-cell table:style-name="ce8" table:formula="of:=IF([.B215]=&quot;R&quot;;0;COUNTA([.F215:.I21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, m_noIcon(SmallIcon("button_no")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16]=&quot;R&quot;;0;4)" office:value-type="float" office:value="4">
            <text:p>4</text:p>
          </table:table-cell>
          <table:table-cell table:style-name="ce8" table:formula="of:=IF([.B216]=&quot;R&quot;;0;COUNTA([.F216:.I21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, m_yesIcon(SmallIcon("dialog-ok")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17]=&quot;R&quot;;0;4)" office:value-type="float" office:value="4">
            <text:p>4</text:p>
          </table:table-cell>
          <table:table-cell table:style-name="ce8" table:formula="of:=IF([.B217]=&quot;R&quot;;0;COUNTA([.F217:.I21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, m_yesIcon(SmallIcon("dialog-ok")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18]=&quot;R&quot;;0;4)" office:value-type="float" office:value="4">
            <text:p>4</text:p>
          </table:table-cell>
          <table:table-cell table:style-name="ce8" table:formula="of:=IF([.B218]=&quot;R&quot;;0;COUNTA([.F218:.I21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m_toggle-&gt;setIcon(QIcon(SmallIcon("button_no"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19]=&quot;R&quot;;0;4)" office:value-type="float" office:value="4">
            <text:p>4</text:p>
          </table:table-cell>
          <table:table-cell table:style-name="ce8" table:formula="of:=IF([.B219]=&quot;R&quot;;0;COUNTA([.F219:.I21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7"/>m_toggle-&gt;setIcon(QIcon(SmallIcon("dialog-ok"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20]=&quot;R&quot;;0;4)" office:value-type="float" office:value="4">
            <text:p>4</text:p>
          </table:table-cell>
          <table:table-cell table:style-name="ce8" table:formula="of:=IF([.B220]=&quot;R&quot;;0;COUNTA([.F220:.I22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3"/>drawViewerInternal(p, r, value, m_yesIcon, m_noIcon, "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21]=&quot;R&quot;;0;4)" office:value-type="float" office:value="4">
            <text:p>4</text:p>
          </table:table-cell>
          <table:table-cell table:style-name="ce8" table:formula="of:=IF([.B221]=&quot;R&quot;;0;COUNTA([.F221:.I22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3"/>m_edit-&gt;addItem(m_noIcon, i18n("No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22]=&quot;R&quot;;0;4)" office:value-type="float" office:value="4">
            <text:p>4</text:p>
          </table:table-cell>
          <table:table-cell table:style-name="ce8" table:formula="of:=IF([.B222]=&quot;R&quot;;0;COUNTA([.F222:.I22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3"/>m_edit-&gt;addItem(m_yesIcon, i18n("Ye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23]=&quot;R&quot;;0;4)" office:value-type="float" office:value="4">
            <text:p>4</text:p>
          </table:table-cell>
          <table:table-cell table:style-name="ce8" table:formula="of:=IF([.B223]=&quot;R&quot;;0;COUNTA([.F223:.I22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1/koproperty/editors/booledit.cpp: <text:s text:c="3"/>m_edit-&gt;addItem(nullIcon, thirdState.toString().isEmpty() ? i18n("None") : thirdState.toString(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24]=&quot;R&quot;;0;4)" office:value-type="float" office:value="4">
            <text:p>4</text:p>
          </table:table-cell>
          <table:table-cell table:style-name="ce8" table:formula="of:=IF([.B224]=&quot;R&quot;;0;COUNTA([.F224:.I22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1/koproperty/test/test.cpp: <text:s text:c="7"/>m_set-&gt;setGroupIcon(group, "appearanc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25]=&quot;R&quot;;0;4)" office:value-type="float" office:value="4">
            <text:p>4</text:p>
          </table:table-cell>
          <table:table-cell table:style-name="ce8" table:formula="of:=IF([.B225]=&quot;R&quot;;0;COUNTA([.F225:.I22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koproperty1/koproperty/test/test.cpp: <text:s text:c="3"/>p-&gt;setIcon("dat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26]=&quot;R&quot;;0;4)" office:value-type="float" office:value="4">
            <text:p>4</text:p>
          </table:table-cell>
          <table:table-cell table:style-name="ce8" table:formula="of:=IF([.B226]=&quot;R&quot;;0;COUNTA([.F226:.I22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koproperty1/koproperty/test/test.cpp: <text:s text:c="3"/>p-&gt;setIcon("fonts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27]=&quot;R&quot;;0;4)" office:value-type="float" office:value="4">
            <text:p>4</text:p>
          </table:table-cell>
          <table:table-cell table:style-name="ce8" table:formula="of:=IF([.B227]=&quot;R&quot;;0;COUNTA([.F227:.I22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koproperty1/koproperty/test/test.cpp: <text:s text:c="3"/>p-&gt;setIcon("kpaint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28]=&quot;R&quot;;0;4)" office:value-type="float" office:value="4">
            <text:p>4</text:p>
          </table:table-cell>
          <table:table-cell table:style-name="ce8" table:formula="of:=IF([.B228]=&quot;R&quot;;0;COUNTA([.F228:.I22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1/koproperty/test/test.cpp: <text:s text:c="3"/>QPixmap pm(DesktopIcon("network-wired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29]=&quot;R&quot;;0;4)" office:value-type="float" office:value="4">
            <text:p>4</text:p>
          </table:table-cell>
          <table:table-cell table:style-name="ce8" table:formula="of:=IF([.B229]=&quot;R&quot;;0;COUNTA([.F229:.I22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2/koproperty/editors/booledit.cpp: <text:s text:c="7"/>, noIcon(SmallIcon("button_no")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30]=&quot;R&quot;;0;4)" office:value-type="float" office:value="4">
            <text:p>4</text:p>
          </table:table-cell>
          <table:table-cell table:style-name="ce8" table:formula="of:=IF([.B230]=&quot;R&quot;;0;COUNTA([.F230:.I23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2/koproperty/editors/booledit.cpp: <text:s text:c="7"/>: yesIcon(SmallIcon("dialog-ok")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31]=&quot;R&quot;;0;4)" office:value-type="float" office:value="4">
            <text:p>4</text:p>
          </table:table-cell>
          <table:table-cell table:style-name="ce8" table:formula="of:=IF([.B231]=&quot;R&quot;;0;COUNTA([.F231:.I23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2/koproperty/editors/booledit.cpp: <text:s text:c="7"/>setIcon(KIcon("button_no")); //QIcon(g_boolEdit-&gt;noIcon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32]=&quot;R&quot;;0;4)" office:value-type="float" office:value="4">
            <text:p>4</text:p>
          </table:table-cell>
          <table:table-cell table:style-name="ce8" table:formula="of:=IF([.B232]=&quot;R&quot;;0;COUNTA([.F232:.I23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2/koproperty/editors/booledit.cpp: <text:s text:c="7"/>setIcon(KIcon("dialog-ok")); //QIcon(g_boolEdit-&gt;yesIcon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33]=&quot;R&quot;;0;4)" office:value-type="float" office:value="4">
            <text:p>4</text:p>
          </table:table-cell>
          <table:table-cell table:style-name="ce8" table:formula="of:=IF([.B233]=&quot;R&quot;;0;COUNTA([.F233:.I23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2/koproperty/editors/booledit.cpp: <text:s text:c="3"/>drawViewerInternal(p, r, value, m_yesIcon, m_noIcon, "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34]=&quot;R&quot;;0;4)" office:value-type="float" office:value="4">
            <text:p>4</text:p>
          </table:table-cell>
          <table:table-cell table:style-name="ce8" table:formula="of:=IF([.B234]=&quot;R&quot;;0;COUNTA([.F234:.I23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2/koproperty/editors/booledit.cpp:// <text:s text:c="3"/>m_edit-&gt;addItem(nullIcon, thirdState.toString().isEmpty() ? i18n("None") : thirdState.toString(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35]=&quot;R&quot;;0;4)" office:value-type="float" office:value="4">
            <text:p>4</text:p>
          </table:table-cell>
          <table:table-cell table:style-name="ce8" table:formula="of:=IF([.B235]=&quot;R&quot;;0;COUNTA([.F235:.I23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2/koproperty/EditorView.cpp: <text:s text:c="11"/>KIconLoader::global()-&gt;addAppDir("koffic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36]=&quot;R&quot;;0;4)" office:value-type="float" office:value="4">
            <text:p>4</text:p>
          </table:table-cell>
          <table:table-cell table:style-name="ce8" table:formula="of:=IF([.B236]=&quot;R&quot;;0;COUNTA([.F236:.I23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2/koproperty/EditorView.cpp: <text:s text:c="7"/>QPixmap revertIcon( DesktopIcon("edit-undo", iconSize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37]=&quot;R&quot;;0;4)" office:value-type="float" office:value="4">
            <text:p>4</text:p>
          </table:table-cell>
          <table:table-cell table:style-name="ce8" table:formula="of:=IF([.B237]=&quot;R&quot;;0;COUNTA([.F237:.I23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2/koproperty/EditorView.cpp: <text:s text:c="3"/>d-&gt;undoButton-&gt;setIcon(SmallIcon("edit-undo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38]=&quot;R&quot;;0;4)" office:value-type="float" office:value="4">
            <text:p>4</text:p>
          </table:table-cell>
          <table:table-cell table:style-name="ce8" table:formula="of:=IF([.B238]=&quot;R&quot;;0;COUNTA([.F238:.I23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2/koproperty/test/test.cpp: <text:s text:c="7"/>m_set.setGroupIcon(group, "appearanc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39]=&quot;R&quot;;0;4)" office:value-type="float" office:value="4">
            <text:p>4</text:p>
          </table:table-cell>
          <table:table-cell table:style-name="ce8" table:formula="of:=IF([.B239]=&quot;R&quot;;0;COUNTA([.F239:.I23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koproperty2/koproperty/test/test.cpp: <text:s text:c="7"/>p-&gt;setIcon("dat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40]=&quot;R&quot;;0;4)" office:value-type="float" office:value="4">
            <text:p>4</text:p>
          </table:table-cell>
          <table:table-cell table:style-name="ce8" table:formula="of:=IF([.B240]=&quot;R&quot;;0;COUNTA([.F240:.I24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koproperty2/koproperty/test/test.cpp: <text:s text:c="7"/>p-&gt;setIcon("fonts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41]=&quot;R&quot;;0;4)" office:value-type="float" office:value="4">
            <text:p>4</text:p>
          </table:table-cell>
          <table:table-cell table:style-name="ce8" table:formula="of:=IF([.B241]=&quot;R&quot;;0;COUNTA([.F241:.I24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koproperty2/koproperty/test/test.cpp: <text:s text:c="7"/>p-&gt;setIcon("kpaint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42]=&quot;R&quot;;0;4)" office:value-type="float" office:value="4">
            <text:p>4</text:p>
          </table:table-cell>
          <table:table-cell table:style-name="ce8" table:formula="of:=IF([.B242]=&quot;R&quot;;0;COUNTA([.F242:.I24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2/koproperty/test/test.cpp: <text:s text:c="7"/>QPixmap pm(DesktopIcon("network-wired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43]=&quot;R&quot;;0;4)" office:value-type="float" office:value="4">
            <text:p>4</text:p>
          </table:table-cell>
          <table:table-cell table:style-name="ce8" table:formula="of:=IF([.B243]=&quot;R&quot;;0;COUNTA([.F243:.I24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koproperty2/koproperty/test/test.cpp: <text:s text:c="3"/>setWindowIcon(DesktopIcon("document-propertie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44]=&quot;R&quot;;0;4)" office:value-type="float" office:value="4">
            <text:p>4</text:p>
          </table:table-cell>
          <table:table-cell table:style-name="ce8" table:formula="of:=IF([.B244]=&quot;R&quot;;0;COUNTA([.F244:.I24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17"/>action = new KAction(KIcon("document-new"), i18n("&amp;New..."), this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45]=&quot;R&quot;;0;4)" office:value-type="float" office:value="4">
            <text:p>4</text:p>
          </table:table-cell>
          <table:table-cell table:style-name="ce8" table:formula="of:=IF([.B245]=&quot;R&quot;;0;COUNTA([.F245:.I24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17"/>action = new KAction(KIcon("go-down"), i18n("&amp;Download Example Databases..."), this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46]=&quot;R&quot;;0;4)" office:value-type="float" office:value="4">
            <text:p>4</text:p>
          </table:table-cell>
          <table:table-cell table:style-name="ce8" table:formula="of:=IF([.B246]=&quot;R&quot;;0;COUNTA([.F246:.I24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17"/>d-&gt;action_close = new KAction(KIcon("window-close"), i18n("&amp;Close Project"), this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47]=&quot;R&quot;;0;4)" office:value-type="float" office:value="4">
            <text:p>4</text:p>
          </table:table-cell>
          <table:table-cell table:style-name="ce8" table:formula="of:=IF([.B247]=&quot;R&quot;;0;COUNTA([.F247:.I24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11"/>dummyWidget-&gt;setWindowIcon( DesktopIcon( "kexi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48]=&quot;R&quot;;0;4)" office:value-type="float" office:value="4">
            <text:p>4</text:p>
          </table:table-cell>
          <table:table-cell table:style-name="ce8" table:formula="of:=IF([.B248]=&quot;R&quot;;0;COUNTA([.F248:.I24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11"/>KIcon("state_data"), i18n("&amp;Data View"), d-&gt;action_view_mode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49]=&quot;R&quot;;0;4)" office:value-type="float" office:value="4">
            <text:p>4</text:p>
          </table:table-cell>
          <table:table-cell table:style-name="ce8" table:formula="of:=IF([.B249]=&quot;R&quot;;0;COUNTA([.F249:.I24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11"/>KIcon("state_edit"), i18n("D&amp;esign View"), d-&gt;action_view_mode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50]=&quot;R&quot;;0;4)" office:value-type="float" office:value="4">
            <text:p>4</text:p>
          </table:table-cell>
          <table:table-cell table:style-name="ce8" table:formula="of:=IF([.B250]=&quot;R&quot;;0;COUNTA([.F250:.I25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11"/>KIcon("state_sql"), i18n("&amp;Text View"), d-&gt;action_view_mode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51]=&quot;R&quot;;0;4)" office:value-type="float" office:value="4">
            <text:p>4</text:p>
          </table:table-cell>
          <table:table-cell table:style-name="ce8" table:formula="of:=IF([.B251]=&quot;R&quot;;0;COUNTA([.F251:.I25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ain/KexiMainWindow.cpp: <text:s text:c="11"/>KIcon("tabl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52]=&quot;R&quot;;0;4)" office:value-type="float" office:value="4">
            <text:p>4</text:p>
          </table:table-cell>
          <table:table-cell table:style-name="ce8" table:formula="of:=IF([.B252]=&quot;R&quot;;0;COUNTA([.F252:.I25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11"/>KIcon("table"), /*! @todo: change to "file_import" with a table or so */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53]=&quot;R&quot;;0;4)" office:value-type="float" office:value="4">
            <text:p>4</text:p>
          </table:table-cell>
          <table:table-cell table:style-name="ce8" table:formula="of:=IF([.B253]=&quot;R&quot;;0;COUNTA([.F253:.I25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7"/>KIcon("document-import-database"), i18n("&amp;Import Database..."), this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54]=&quot;R&quot;;0;4)" office:value-type="float" office:value="4">
            <text:p>4</text:p>
          </table:table-cell>
          <table:table-cell table:style-name="ce8" table:formula="of:=IF([.B254]=&quot;R&quot;;0;COUNTA([.F254:.I25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ain/KexiMainWindow.cpp: <text:s text:c="7"/>KIcon("document-page-setup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55]=&quot;R&quot;;0;4)" office:value-type="float" office:value="4">
            <text:p>4</text:p>
          </table:table-cell>
          <table:table-cell table:style-name="ce8" table:formula="of:=IF([.B255]=&quot;R&quot;;0;COUNTA([.F255:.I25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7"/>KIcon("document-properties"), i18n("Project Properties"), this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56]=&quot;R&quot;;0;4)" office:value-type="float" office:value="4">
            <text:p>4</text:p>
          </table:table-cell>
          <table:table-cell table:style-name="ce8" table:formula="of:=IF([.B256]=&quot;R&quot;;0;COUNTA([.F256:.I25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7"/>KIcon("document-save-as"), i18n("Save &amp;As...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7">
            <text:p>7</text:p>
          </table:table-cell>
          <table:table-cell table:style-name="ce8" table:number-columns-repeated="6"/>
          <table:table-cell table:style-name="ce8" table:formula="of:=IF([.B257]=&quot;R&quot;;0;4)" office:value-type="float" office:value="0">
            <text:p>0</text:p>
          </table:table-cell>
          <table:table-cell table:style-name="ce8" table:formula="of:=IF([.B257]=&quot;R&quot;;0;COUNTA([.F257:.I25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ain/KexiMainWindow.cpp: <text:s text:c="7"/>KIcon("kexi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58]=&quot;R&quot;;0;4)" office:value-type="float" office:value="4">
            <text:p>4</text:p>
          </table:table-cell>
          <table:table-cell table:style-name="ce8" table:formula="of:=IF([.B258]=&quot;R&quot;;0;COUNTA([.F258:.I25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7"/>KIcon("relation"), i18n("&amp;Relationships..."), this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59]=&quot;R&quot;;0;4)" office:value-type="float" office:value="4">
            <text:p>4</text:p>
          </table:table-cell>
          <table:table-cell table:style-name="ce8" table:formula="of:=IF([.B259]=&quot;R&quot;;0;COUNTA([.F259:.I25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ain/KexiMainWindow.cpp: <text:s text:c="7"/>KIcon("tabl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60]=&quot;R&quot;;0;4)" office:value-type="float" office:value="4">
            <text:p>4</text:p>
          </table:table-cell>
          <table:table-cell table:style-name="ce8" table:formula="of:=IF([.B260]=&quot;R&quot;;0;COUNTA([.F260:.I26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7"/>KIcon("table"), /*! @todo: change to "file_export" with a table or so */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61]=&quot;R&quot;;0;4)" office:value-type="float" office:value="4">
            <text:p>4</text:p>
          </table:table-cell>
          <table:table-cell table:style-name="ce8" table:formula="of:=IF([.B261]=&quot;R&quot;;0;COUNTA([.F261:.I26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3"/>help_report_bug_action-&gt;setIcon(KIcon("tools-report-bug")); // good icon for toolbar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62]=&quot;R&quot;;0;4)" office:value-type="float" office:value="4">
            <text:p>4</text:p>
          </table:table-cell>
          <table:table-cell table:style-name="ce8" table:formula="of:=IF([.B262]=&quot;R&quot;;0;COUNTA([.F262:.I26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ain/KexiMainWindow.cpp: <text:s text:c="3"/>KIconLoader::global()-&gt;addAppDir("kexi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63]=&quot;R&quot;;0;4)" office:value-type="float" office:value="4">
            <text:p>4</text:p>
          </table:table-cell>
          <table:table-cell table:style-name="ce8" table:formula="of:=IF([.B263]=&quot;R&quot;;0;COUNTA([.F263:.I26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ain/KexiMainWindow.cpp: <text:s text:c="3"/>KIconLoader::global()-&gt;addAppDir("koffic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64]=&quot;R&quot;;0;4)" office:value-type="float" office:value="4">
            <text:p>4</text:p>
          </table:table-cell>
          <table:table-cell table:style-name="ce8" table:formula="of:=IF([.B264]=&quot;R&quot;;0;COUNTA([.F264:.I26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3"/>popup-&gt;addAction(KIcon("kexiproject_sqlite"), "My project 1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65]=&quot;R&quot;;0;4)" office:value-type="float" office:value="4">
            <text:p>4</text:p>
          </table:table-cell>
          <table:table-cell table:style-name="ce8" table:formula="of:=IF([.B265]=&quot;R&quot;;0;COUNTA([.F265:.I26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3"/>popup-&gt;addAction(KIcon("kexiproject_sqlite"), "My project 2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66]=&quot;R&quot;;0;4)" office:value-type="float" office:value="4">
            <text:p>4</text:p>
          </table:table-cell>
          <table:table-cell table:style-name="ce8" table:formula="of:=IF([.B266]=&quot;R&quot;;0;COUNTA([.F266:.I26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3"/>popup-&gt;addAction(KIcon("kexiproject_sqlite"), "My project 3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67]=&quot;R&quot;;0;4)" office:value-type="float" office:value="4">
            <text:p>4</text:p>
          </table:table-cell>
          <table:table-cell table:style-name="ce8" table:formula="of:=IF([.B267]=&quot;R&quot;;0;COUNTA([.F267:.I26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3"/>popup-&gt;insertItem(KIcon("socket"), "My connection 1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68]=&quot;R&quot;;0;4)" office:value-type="float" office:value="4">
            <text:p>4</text:p>
          </table:table-cell>
          <table:table-cell table:style-name="ce8" table:formula="of:=IF([.B268]=&quot;R&quot;;0;COUNTA([.F268:.I26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3"/>popup-&gt;insertItem(KIcon("socket"), "My connection 2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69]=&quot;R&quot;;0;4)" office:value-type="float" office:value="4">
            <text:p>4</text:p>
          </table:table-cell>
          <table:table-cell table:style-name="ce8" table:formula="of:=IF([.B269]=&quot;R&quot;;0;COUNTA([.F269:.I26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3"/>popup-&gt;insertItem(KIcon("socket"), "My connection 3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70]=&quot;R&quot;;0;4)" office:value-type="float" office:value="4">
            <text:p>4</text:p>
          </table:table-cell>
          <table:table-cell table:style-name="ce8" table:formula="of:=IF([.B270]=&quot;R&quot;;0;COUNTA([.F270:.I27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3"/>popup-&gt;insertItem(KIcon("socket"), "My connection 4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71]=&quot;R&quot;;0;4)" office:value-type="float" office:value="4">
            <text:p>4</text:p>
          </table:table-cell>
          <table:table-cell table:style-name="ce8" table:formula="of:=IF([.B271]=&quot;R&quot;;0;COUNTA([.F271:.I27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ain/KexiMainWindow.cpp: <text:s text:c="3"/>rightWidget-&gt;setIcon(KIcon("tab-clos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72]=&quot;R&quot;;0;4)" office:value-type="float" office:value="4">
            <text:p>4</text:p>
          </table:table-cell>
          <table:table-cell table:style-name="ce8" table:formula="of:=IF([.B272]=&quot;R&quot;;0;COUNTA([.F272:.I27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ain/KexiMainWindow.cpp:// <text:s/>closeButton-&gt;setIconSet(KIcon("tab-clos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73]=&quot;R&quot;;0;4)" office:value-type="float" office:value="4">
            <text:p>4</text:p>
          </table:table-cell>
          <table:table-cell table:style-name="ce8" table:formula="of:=IF([.B273]=&quot;R&quot;;0;COUNTA([.F273:.I27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printing/kexisimpleprintingpagesetup.cpp: <text:s text:c="3"/>m_contents-&gt;iconLabel-&gt;setPixmap(DesktopIcon("document", 32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74]=&quot;R&quot;;0;4)" office:value-type="float" office:value="4">
            <text:p>4</text:p>
          </table:table-cell>
          <table:table-cell table:style-name="ce8" table:formula="of:=IF([.B274]=&quot;R&quot;;0;COUNTA([.F274:.I27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printing/kexisimpleprintingpagesetup.cpp: <text:s text:c="3"/>m_contents-&gt;printPreviewButton-&gt;setIconSet(KIcon("document-print-preview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75]=&quot;R&quot;;0;4)" office:value-type="float" office:value="4">
            <text:p>4</text:p>
          </table:table-cell>
          <table:table-cell table:style-name="ce8" table:formula="of:=IF([.B275]=&quot;R&quot;;0;COUNTA([.F275:.I27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printing/kexisimpleprintpreviewwindow.cpp: <text:s text:c="3"/>id = m_toolbar-&gt;insertWidget(-1, 0, new KPushButton(KIcon("zoom-in"), i18n("Zoom In"), m_toolbar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76]=&quot;R&quot;;0;4)" office:value-type="float" office:value="4">
            <text:p>4</text:p>
          </table:table-cell>
          <table:table-cell table:style-name="ce8" table:formula="of:=IF([.B276]=&quot;R&quot;;0;COUNTA([.F276:.I27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printing/kexisimpleprintpreviewwindow.cpp: <text:s text:c="3"/>id = m_toolbar-&gt;insertWidget(-1, 0, new KPushButton(KIcon("zoom-out"), i18n("Zoom Out"), m_toolbar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77]=&quot;R&quot;;0;4)" office:value-type="float" office:value="4">
            <text:p>4</text:p>
          </table:table-cell>
          <table:table-cell table:style-name="ce8" table:formula="of:=IF([.B277]=&quot;R&quot;;0;COUNTA([.F277:.I277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m_idFirst = m_navToolbar-&gt;insertWidget(-1, 0, new KPushButton(KIcon("go-first"), i18n("First Page"), m_navToolbar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78]=&quot;R&quot;;0;4)" office:value-type="float" office:value="4">
            <text:p>4</text:p>
          </table:table-cell>
          <table:table-cell table:style-name="ce8" table:formula="of:=IF([.B278]=&quot;R&quot;;0;COUNTA([.F278:.I278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m_idLast = m_navToolbar-&gt;insertWidget(-1, 0, new KPushButton(KIcon("go-last"), i18n("Last Page"), m_navToolbar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79]=&quot;R&quot;;0;4)" office:value-type="float" office:value="4">
            <text:p>4</text:p>
          </table:table-cell>
          <table:table-cell table:style-name="ce8" table:formula="of:=IF([.B279]=&quot;R&quot;;0;COUNTA([.F279:.I279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m_idNext = m_navToolbar-&gt;insertWidget(-1, 0, new KPushButton(KIcon("go-next"), i18n("Next Page"), m_navToolbar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80]=&quot;R&quot;;0;4)" office:value-type="float" office:value="4">
            <text:p>4</text:p>
          </table:table-cell>
          <table:table-cell table:style-name="ce8" table:formula="of:=IF([.B280]=&quot;R&quot;;0;COUNTA([.F280:.I280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exi/main/printing/kexisimpleprintpreviewwindow.cpp: <text:s text:c="3"/>m_idPrevious = m_navToolbar-&gt;insertWidget(-1, 0, new KPushButton(KIcon("go-previous"), i18n("Previous Page"), m_navToolbar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81]=&quot;R&quot;;0;4)" office:value-type="float" office:value="4">
            <text:p>4</text:p>
          </table:table-cell>
          <table:table-cell table:style-name="ce8" table:formula="of:=IF([.B281]=&quot;R&quot;;0;COUNTA([.F281:.I28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printing/kexisimpleprintpreviewwindow.cpp: <text:s text:c="3"/>setIcon(DesktopIcon("document-print-preview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82]=&quot;R&quot;;0;4)" office:value-type="float" office:value="4">
            <text:p>4</text:p>
          </table:table-cell>
          <table:table-cell table:style-name="ce8" table:formula="of:=IF([.B282]=&quot;R&quot;;0;COUNTA([.F282:.I28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startup/KexiConnSelector.cpp:// m_file-&gt;btn_advanced-&gt;setIconSet( KIcon("arrow-down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83]=&quot;R&quot;;0;4)" office:value-type="float" office:value="4">
            <text:p>4</text:p>
          </table:table-cell>
          <table:table-cell table:style-name="ce8" table:formula="of:=IF([.B283]=&quot;R&quot;;0;COUNTA([.F283:.I28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startup/KexiConnSelector.cpp:// m_remote-&gt;btn_back-&gt;setIconSet( KIcon("arrow-up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84]=&quot;R&quot;;0;4)" office:value-type="float" office:value="4">
            <text:p>4</text:p>
          </table:table-cell>
          <table:table-cell table:style-name="ce8" table:formula="of:=IF([.B284]=&quot;R&quot;;0;COUNTA([.F284:.I28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startup/KexiNewProjectWizard.cpp: <text:s text:c="3"/>setWindowIcon(KIcon("document-new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85]=&quot;R&quot;;0;4)" office:value-type="float" office:value="4">
            <text:p>4</text:p>
          </table:table-cell>
          <table:table-cell table:style-name="ce8" table:formula="of:=IF([.B285]=&quot;R&quot;;0;COUNTA([.F285:.I28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startup/KexiProjectSelector.cpp: <text:s text:c="3"/>d-&gt;dbicon = SmallIcon("server-databas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86]=&quot;R&quot;;0;4)" office:value-type="float" office:value="4">
            <text:p>4</text:p>
          </table:table-cell>
          <table:table-cell table:style-name="ce8" table:formula="of:=IF([.B286]=&quot;R&quot;;0;COUNTA([.F286:.I28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startup/KexiStartup.cpp: <text:s text:c="3"/>setButtonIcon(KDialog::Ok, KIcon("document-ope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87]=&quot;R&quot;;0;4)" office:value-type="float" office:value="4">
            <text:p>4</text:p>
          </table:table-cell>
          <table:table-cell table:style-name="ce8" table:formula="of:=IF([.B287]=&quot;R&quot;;0;COUNTA([.F287:.I28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ain/startup/KexiStartupDialog.cpp: <text:s text:c="11"/>DesktopIcon("cdrom_unmoun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88]=&quot;R&quot;;0;4)" office:value-type="float" office:value="4">
            <text:p>4</text:p>
          </table:table-cell>
          <table:table-cell table:style-name="ce8" table:formula="of:=IF([.B288]=&quot;R&quot;;0;COUNTA([.F288:.I28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ain/startup/KexiStartupDialog.cpp: <text:s text:c="11"/>DesktopIcon("help-content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89]=&quot;R&quot;;0;4)" office:value-type="float" office:value="4">
            <text:p>4</text:p>
          </table:table-cell>
          <table:table-cell table:style-name="ce8" table:formula="of:=IF([.B289]=&quot;R&quot;;0;COUNTA([.F289:.I28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ain/startup/KexiStartupDialog.cpp: <text:s text:c="11"/>DesktopIcon("icon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90]=&quot;R&quot;;0;4)" office:value-type="float" office:value="4">
            <text:p>4</text:p>
          </table:table-cell>
          <table:table-cell table:style-name="ce8" table:formula="of:=IF([.B290]=&quot;R&quot;;0;COUNTA([.F290:.I29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ain/startup/KexiStartupDialog.cpp: <text:s text:c="11"/>DesktopIcon("kcalc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91]=&quot;R&quot;;0;4)" office:value-type="float" office:value="4">
            <text:p>4</text:p>
          </table:table-cell>
          <table:table-cell table:style-name="ce8" table:formula="of:=IF([.B291]=&quot;R&quot;;0;COUNTA([.F291:.I29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ain/startup/KexiStartupDialog.cpp: <text:s text:c="7"/>DesktopIcon( "business_user" 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92]=&quot;R&quot;;0;4)" office:value-type="float" office:value="4">
            <text:p>4</text:p>
          </table:table-cell>
          <table:table-cell table:style-name="ce8" table:formula="of:=IF([.B292]=&quot;R&quot;;0;COUNTA([.F292:.I29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startup/KexiStartupDialog.cpp: <text:s text:c="7"/>i18n("Personal Databases"), i18n("New Personal Database Project Templates"), DesktopIcon("user-home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93]=&quot;R&quot;;0;4)" office:value-type="float" office:value="4">
            <text:p>4</text:p>
          </table:table-cell>
          <table:table-cell table:style-name="ce8" table:formula="of:=IF([.B293]=&quot;R&quot;;0;COUNTA([.F293:.I29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startup/KexiStartupDialog.cpp: <text:s text:c="7"/>setWindowIcon(DesktopIcon("document-ope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94]=&quot;R&quot;;0;4)" office:value-type="float" office:value="4">
            <text:p>4</text:p>
          </table:table-cell>
          <table:table-cell table:style-name="ce8" table:formula="of:=IF([.B294]=&quot;R&quot;;0;COUNTA([.F294:.I29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startup/KexiStartupDialog.cpp: <text:s text:c="3"/>d-&gt;templPageWidgetItem_BlankDatabase-&gt;setIcon(KIcon("x-office-documen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95]=&quot;R&quot;;0;4)" office:value-type="float" office:value="4">
            <text:p>4</text:p>
          </table:table-cell>
          <table:table-cell table:style-name="ce8" table:formula="of:=IF([.B295]=&quot;R&quot;;0;COUNTA([.F295:.I295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exi/main/startup/KexiStartupDialog.cpp: <text:s text:c="3"/>d-&gt;templPageWidgetItem_ImportExisting-&gt;setIcon(KIcon("document-import-databas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96]=&quot;R&quot;;0;4)" office:value-type="float" office:value="4">
            <text:p>4</text:p>
          </table:table-cell>
          <table:table-cell table:style-name="ce8" table:formula="of:=IF([.B296]=&quot;R&quot;;0;COUNTA([.F296:.I29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startup/KexiStartupDialog.cpp:// <text:s/>d-&gt;pageTemplates, "templatesWidget", KJanusWidget::IconList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97]=&quot;R&quot;;0;4)" office:value-type="float" office:value="4">
            <text:p>4</text:p>
          </table:table-cell>
          <table:table-cell table:style-name="ce8" table:formula="of:=IF([.B297]=&quot;R&quot;;0;COUNTA([.F297:.I29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startup/KexiStartupDialog.cpp:// <text:s/>d-&gt;templatesWidget_IconListBox = d-&gt;templatesWidget-&gt;child(0,"KListBox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98]=&quot;R&quot;;0;4)" office:value-type="float" office:value="4">
            <text:p>4</text:p>
          </table:table-cell>
          <table:table-cell table:style-name="ce8" table:formula="of:=IF([.B298]=&quot;R&quot;;0;COUNTA([.F298:.I29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startup/KexiStartupDialogTemplatesPage.cpp:// templates = new KIconView(this, "templates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299]=&quot;R&quot;;0;4)" office:value-type="float" office:value="4">
            <text:p>4</text:p>
          </table:table-cell>
          <table:table-cell table:style-name="ce8" table:formula="of:=IF([.B299]=&quot;R&quot;;0;COUNTA([.F299:.I29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startup/KexiStartupFileDialog_win.cpp: <text:s text:c="7"/>setIcon(KGlobal::iconLoader()-&gt;loadIcon("document-save", KIconLoader::Desktop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00]=&quot;R&quot;;0;4)" office:value-type="float" office:value="4">
            <text:p>4</text:p>
          </table:table-cell>
          <table:table-cell table:style-name="ce8" table:formula="of:=IF([.B300]=&quot;R&quot;;0;COUNTA([.F300:.I30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startup/KexiStartupFileDialog_win.cpp: <text:s text:c="3"/>setIcon(KGlobal::iconLoader()-&gt;loadIcon("document-open", KIconLoader::Desktop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01]=&quot;R&quot;;0;4)" office:value-type="float" office:value="4">
            <text:p>4</text:p>
          </table:table-cell>
          <table:table-cell table:style-name="ce8" table:formula="of:=IF([.B301]=&quot;R&quot;;0;COUNTA([.F301:.I30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igration/importoptionsdlg.cpp: <text:s text:c="3"/>setWindowIcon(KIcon("configur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02]=&quot;R&quot;;0;4)" office:value-type="float" office:value="4">
            <text:p>4</text:p>
          </table:table-cell>
          <table:table-cell table:style-name="ce8" table:formula="of:=IF([.B302]=&quot;R&quot;;0;COUNTA([.F302:.I30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igration/importwizard.cpp: <text:s text:c="3"/>m_importOptionsButton = new KPushButton(KIcon("configur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03]=&quot;R&quot;;0;4)" office:value-type="float" office:value="4">
            <text:p>4</text:p>
          </table:table-cell>
          <table:table-cell table:style-name="ce8" table:formula="of:=IF([.B303]=&quot;R&quot;;0;COUNTA([.F303:.I30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igration/importwizard.cpp: <text:s text:c="3"/>setWindowIcon(KIcon("database_impor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04]=&quot;R&quot;;0;4)" office:value-type="float" office:value="4">
            <text:p>4</text:p>
          </table:table-cell>
          <table:table-cell table:style-name="ce8" table:formula="of:=IF([.B304]=&quot;R&quot;;0;COUNTA([.F304:.I30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forms/kexidatasourcepage.cpp: <text:s text:c="7"/>KIcon("add_field"), i18nc("Insert selected field into form", "Insert"), content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05]=&quot;R&quot;;0;4)" office:value-type="float" office:value="4">
            <text:p>4</text:p>
          </table:table-cell>
          <table:table-cell table:style-name="ce8" table:formula="of:=IF([.B305]=&quot;R&quot;;0;COUNTA([.F305:.I30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forms/kexidatasourcepage.cpp: <text:s text:c="7"/>KIcon("edit-clear-locationbar-rtl"), QString(), content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06]=&quot;R&quot;;0;4)" office:value-type="float" office:value="4">
            <text:p>4</text:p>
          </table:table-cell>
          <table:table-cell table:style-name="ce8" table:formula="of:=IF([.B306]=&quot;R&quot;;0;COUNTA([.F306:.I30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forms/kexidatasourcepage.cpp: <text:s text:c="7"/>KIcon("edit-clear-locationbar-rtl"), QString(), content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07]=&quot;R&quot;;0;4)" office:value-type="float" office:value="4">
            <text:p>4</text:p>
          </table:table-cell>
          <table:table-cell table:style-name="ce8" table:formula="of:=IF([.B307]=&quot;R&quot;;0;COUNTA([.F307:.I30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forms/kexidatasourcepage.cpp: <text:s text:c="7"/>KIcon("go-jump"), QString(), content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08]=&quot;R&quot;;0;4)" office:value-type="float" office:value="4">
            <text:p>4</text:p>
          </table:table-cell>
          <table:table-cell table:style-name="ce8" table:formula="of:=IF([.B308]=&quot;R&quot;;0;COUNTA([.F308:.I30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forms/kexidatasourcepage.cpp: <text:s text:c="3"/>m_mousePointerLabel-&gt;setPixmap(SmallIcon("mouse_pointer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09]=&quot;R&quot;;0;4)" office:value-type="float" office:value="4">
            <text:p>4</text:p>
          </table:table-cell>
          <table:table-cell table:style-name="ce8" table:formula="of:=IF([.B309]=&quot;R&quot;;0;COUNTA([.F309:.I30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forms/kexidbfactory.cpp: <text:s text:c="18"/>m_assignAction = new KAction(KIcon("form_action"), i18n("&amp;Assign Action..."), this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10]=&quot;R&quot;;0;4)" office:value-type="float" office:value="4">
            <text:p>4</text:p>
          </table:table-cell>
          <table:table-cell table:style-name="ce8" table:formula="of:=IF([.B310]=&quot;R&quot;;0;COUNTA([.F310:.I31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forms/kexiformmanager.cpp: <text:s text:c="11"/>KIcon("signalslot"), i18n("Connect Signals/Slots"), d-&gt;collection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11]=&quot;R&quot;;0;4)" office:value-type="float" office:value="4">
            <text:p>4</text:p>
          </table:table-cell>
          <table:table-cell table:style-name="ce8" table:formula="of:=IF([.B311]=&quot;R&quot;;0;COUNTA([.F311:.I31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forms/kexiformmanager.cpp: <text:s text:c="7"/>KAction *a = new KAction(KIcon("run-build-file"), i18n("Show Form UI Cod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12]=&quot;R&quot;;0;4)" office:value-type="float" office:value="4">
            <text:p>4</text:p>
          </table:table-cell>
          <table:table-cell table:style-name="ce8" table:formula="of:=IF([.B312]=&quot;R&quot;;0;COUNTA([.F312:.I31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forms/kexiformmanager.cpp: <text:s text:c="7"/>KIcon("mouse_pointer"), i18n("Pointer"), d-&gt;collection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13]=&quot;R&quot;;0;4)" office:value-type="float" office:value="4">
            <text:p>4</text:p>
          </table:table-cell>
          <table:table-cell table:style-name="ce8" table:formula="of:=IF([.B313]=&quot;R&quot;;0;COUNTA([.F313:.I31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forms/kexiformpart.cpp: <text:s text:c="3"/>tab-&gt;addTab(d-&gt;dataSourcePage, KIcon("server-database"), "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14]=&quot;R&quot;;0;4)" office:value-type="float" office:value="4">
            <text:p>4</text:p>
          </table:table-cell>
          <table:table-cell table:style-name="ce8" table:formula="of:=IF([.B314]=&quot;R&quot;;0;COUNTA([.F314:.I31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forms/kexiformpart.cpp: <text:s text:c="3"/>tab-&gt;addTab(d-&gt;objectTreeView, KIcon("widgets"), "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15]=&quot;R&quot;;0;4)" office:value-type="float" office:value="4">
            <text:p>4</text:p>
          </table:table-cell>
          <table:table-cell table:style-name="ce8" table:formula="of:=IF([.B315]=&quot;R&quot;;0;COUNTA([.F315:.I31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importexport/csv/kexicsvexportwizard.cpp: <text:s text:c="7"/>m_infoLblTo-&gt;setIcon("edit-past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16]=&quot;R&quot;;0;4)" office:value-type="float" office:value="4">
            <text:p>4</text:p>
          </table:table-cell>
          <table:table-cell table:style-name="ce8" table:formula="of:=IF([.B316]=&quot;R&quot;;0;COUNTA([.F316:.I31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importexport/csv/kexicsvimportdialog.cpp: <text:s text:c="7"/>m_infoLbl-&gt;setIcon("edit-past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17]=&quot;R&quot;;0;4)" office:value-type="float" office:value="4">
            <text:p>4</text:p>
          </table:table-cell>
          <table:table-cell table:style-name="ce8" table:formula="of:=IF([.B317]=&quot;R&quot;;0;COUNTA([.F317:.I31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importexport/csv/kexicsvimportdialog.cpp: <text:s text:c="3"/>m_pkIcon = SmallIcon("key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18]=&quot;R&quot;;0;4)" office:value-type="float" office:value="4">
            <text:p>4</text:p>
          </table:table-cell>
          <table:table-cell table:style-name="ce8" table:formula="of:=IF([.B318]=&quot;R&quot;;0;COUNTA([.F318:.I31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importexport/csv/kexicsvimportdialog.cpp:#define _IMPORT_ICON KIcon("table") /*todo: change to "file_import" or so*/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19]=&quot;R&quot;;0;4)" office:value-type="float" office:value="4">
            <text:p>4</text:p>
          </table:table-cell>
          <table:table-cell table:style-name="ce8" table:formula="of:=IF([.B319]=&quot;R&quot;;0;COUNTA([.F319:.I31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queries/kexiquerydesignersql.cpp: <text:s text:c="11"/>, statusPixmapErr(DesktopIcon("dialog-error")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20]=&quot;R&quot;;0;4)" office:value-type="float" office:value="4">
            <text:p>4</text:p>
          </table:table-cell>
          <table:table-cell table:style-name="ce8" table:formula="of:=IF([.B320]=&quot;R&quot;;0;COUNTA([.F320:.I32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queries/kexiquerydesignersql.cpp: <text:s text:c="11"/>, statusPixmapInfo(DesktopIcon("dialog-information")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21]=&quot;R&quot;;0;4)" office:value-type="float" office:value="4">
            <text:p>4</text:p>
          </table:table-cell>
          <table:table-cell table:style-name="ce8" table:formula="of:=IF([.B321]=&quot;R&quot;;0;COUNTA([.F321:.I32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queries/kexiquerydesignersql.cpp: <text:s text:c="11"/>, statusPixmapOk(DesktopIcon("dialog-ok")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22]=&quot;R&quot;;0;4)" office:value-type="float" office:value="4">
            <text:p>4</text:p>
          </table:table-cell>
          <table:table-cell table:style-name="ce8" table:formula="of:=IF([.B322]=&quot;R&quot;;0;COUNTA([.F322:.I32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queries/kexiquerydesignersql.cpp: <text:s text:c="7"/>KIcon("view-history"), i18n("Show SQL History"), this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23]=&quot;R&quot;;0;4)" office:value-type="float" office:value="4">
            <text:p>4</text:p>
          </table:table-cell>
          <table:table-cell table:style-name="ce8" table:formula="of:=IF([.B323]=&quot;R&quot;;0;COUNTA([.F323:.I32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queries/kexiquerydesignersql.cpp: <text:s text:c="3"/>d-&gt;history-&gt;popupMenu()-&gt;addAction(KIcon("edit-clear-locationbar-rtl"), msg_clear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24]=&quot;R&quot;;0;4)" office:value-type="float" office:value="4">
            <text:p>4</text:p>
          </table:table-cell>
          <table:table-cell table:style-name="ce8" table:formula="of:=IF([.B324]=&quot;R&quot;;0;COUNTA([.F324:.I32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queries/kexiquerydesignersql.cpp: <text:s text:c="3"/>d-&gt;history-&gt;popupMenu()-&gt;addAction(KIcon("go-jump"), msg_back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25]=&quot;R&quot;;0;4)" office:value-type="float" office:value="4">
            <text:p>4</text:p>
          </table:table-cell>
          <table:table-cell table:style-name="ce8" table:formula="of:=IF([.B325]=&quot;R&quot;;0;COUNTA([.F325:.I32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queries/kexiquerydesignersql.cpp: <text:s text:c="3"/>d-&gt;historyHead-&gt;addButton(KIcon("edit-clear-locationbar-rtl"), msg_clear, d-&gt;history, SLOT(clear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26]=&quot;R&quot;;0;4)" office:value-type="float" office:value="4">
            <text:p>4</text:p>
          </table:table-cell>
          <table:table-cell table:style-name="ce8" table:formula="of:=IF([.B326]=&quot;R&quot;;0;COUNTA([.F326:.I32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queries/kexiquerydesignersql.cpp: <text:s text:c="3"/>d-&gt;historyHead-&gt;addButton(KIcon("go-jump"), msg_back, this, SLOT(slotSelectQuery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27]=&quot;R&quot;;0;4)" office:value-type="float" office:value="4">
            <text:p>4</text:p>
          </table:table-cell>
          <table:table-cell table:style-name="ce8" table:formula="of:=IF([.B327]=&quot;R&quot;;0;COUNTA([.F327:.I32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queries/kexiquerydesignersql.cpp: <text:s text:c="3"/>viewActions &lt;&lt; (a = new KAction(KIcon("test_it"), i18n("Check Query"), this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28]=&quot;R&quot;;0;4)" office:value-type="float" office:value="4">
            <text:p>4</text:p>
          </table:table-cell>
          <table:table-cell table:style-name="ce8" table:formula="of:=IF([.B328]=&quot;R&quot;;0;COUNTA([.F328:.I32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queries/kexiquerydesignersqlhistory.cpp: <text:s text:c="7"/>p-&gt;drawPixmap(4, 4, SmallIcon("dialog-error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29]=&quot;R&quot;;0;4)" office:value-type="float" office:value="4">
            <text:p>4</text:p>
          </table:table-cell>
          <table:table-cell table:style-name="ce8" table:formula="of:=IF([.B329]=&quot;R&quot;;0;COUNTA([.F329:.I32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queries/kexiquerydesignersqlhistory.cpp: <text:s text:c="7"/>p-&gt;drawPixmap(4, 4, SmallIcon("dialog-ok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30]=&quot;R&quot;;0;4)" office:value-type="float" office:value="4">
            <text:p>4</text:p>
          </table:table-cell>
          <table:table-cell table:style-name="ce8" table:formula="of:=IF([.B330]=&quot;R&quot;;0;COUNTA([.F330:.I33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queries/kexiquerydesignersqlhistory.cpp: <text:s text:c="3"/>m_popup-&gt;addAction(KIcon("edit-copy"), i18n("Copy to Clipboard"),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8" table:number-columns-repeated="6"/>
          <table:table-cell table:style-name="ce8" table:formula="of:=IF([.B331]=&quot;R&quot;;0;4)" office:value-type="float" office:value="0">
            <text:p>0</text:p>
          </table:table-cell>
          <table:table-cell table:style-name="ce8" table:formula="of:=IF([.B331]=&quot;R&quot;;0;COUNTA([.F331:.I33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queries/kexiquerydesignersqlhistory.cpp: <text:s/>p.insertItem(SmallIcon("document-properties"), i18n("Edit"), this, SLOT(slotEdit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32]=&quot;R&quot;;0;4)" office:value-type="float" office:value="4">
            <text:p>4</text:p>
          </table:table-cell>
          <table:table-cell table:style-name="ce8" table:formula="of:=IF([.B332]=&quot;R&quot;;0;COUNTA([.F332:.I33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queries/kexiquerydesignersqlhistory.cpp: <text:s/>p.insertItem(SmallIcon("edit-copy"), i18n("Copy to Clipboard"), this, SLOT(slotToClipboard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8" table:number-columns-repeated="6"/>
          <table:table-cell table:style-name="ce8" table:formula="of:=IF([.B333]=&quot;R&quot;;0;4)" office:value-type="float" office:value="0">
            <text:p>0</text:p>
          </table:table-cell>
          <table:table-cell table:style-name="ce8" table:formula="of:=IF([.B333]=&quot;R&quot;;0;COUNTA([.F333:.I33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queries/kexiquerydesignersqlhistory.cpp: <text:s/>p.insertItem(SmallIcon("view-refresh"), i18n("Requery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34]=&quot;R&quot;;0;4)" office:value-type="float" office:value="4">
            <text:p>4</text:p>
          </table:table-cell>
          <table:table-cell table:style-name="ce8" table:formula="of:=IF([.B334]=&quot;R&quot;;0;COUNTA([.F334:.I33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plugins/relations/kexirelationmaindlg.cpp: <text:s text:c="3"/>m_defaultIconName = "relation"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35]=&quot;R&quot;;0;4)" office:value-type="float" office:value="4">
            <text:p>4</text:p>
          </table:table-cell>
          <table:table-cell table:style-name="ce8" table:formula="of:=IF([.B335]=&quot;R&quot;;0;COUNTA([.F335:.I33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plugins/relations/kexirelationmaindlg.cpp:// setIcon(SmallIcon("relatio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36]=&quot;R&quot;;0;4)" office:value-type="float" office:value="4">
            <text:p>4</text:p>
          </table:table-cell>
          <table:table-cell table:style-name="ce8" table:formula="of:=IF([.B336]=&quot;R&quot;;0;COUNTA([.F336:.I33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plugins/relations/kexirelationpartimpl.cpp: <text:s/>dlg-&gt;setIcon(SmallIcon("relatio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37]=&quot;R&quot;;0;4)" office:value-type="float" office:value="4">
            <text:p>4</text:p>
          </table:table-cell>
          <table:table-cell table:style-name="ce8" table:formula="of:=IF([.B337]=&quot;R&quot;;0;COUNTA([.F337:.I33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plugins/relations/kexirelationpartimpl.cpp:// dlg-&gt;setIcon(SmallIcon("relatio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38]=&quot;R&quot;;0;4)" office:value-type="float" office:value="4">
            <text:p>4</text:p>
          </table:table-cell>
          <table:table-cell table:style-name="ce8" table:formula="of:=IF([.B338]=&quot;R&quot;;0;COUNTA([.F338:.I33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/kexireportfactory.cpp: <text:s text:c="7"/>menu-&gt;insertItem(KIcon("document-properties"), i18n("Edit Rich Text"), this, SLOT(editText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39]=&quot;R&quot;;0;4)" office:value-type="float" office:value="4">
            <text:p>4</text:p>
          </table:table-cell>
          <table:table-cell table:style-name="ce8" table:formula="of:=IF([.B339]=&quot;R&quot;;0;COUNTA([.F339:.I33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/kexireportfactory.cpp: <text:s text:c="7"/>return new PicLabel(DesktopIcon("image-x-generic"), p, n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40]=&quot;R&quot;;0;4)" office:value-type="float" office:value="4">
            <text:p>4</text:p>
          </table:table-cell>
          <table:table-cell table:style-name="ce8" table:formula="of:=IF([.B340]=&quot;R&quot;;0;COUNTA([.F340:.I34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editCopyAction = new KAction ( KIcon ( "edit-copy" ), i18n ( "Copy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8" table:number-columns-repeated="6"/>
          <table:table-cell table:style-name="ce8" table:formula="of:=IF([.B341]=&quot;R&quot;;0;4)" office:value-type="float" office:value="0">
            <text:p>0</text:p>
          </table:table-cell>
          <table:table-cell table:style-name="ce8" table:formula="of:=IF([.B341]=&quot;R&quot;;0;COUNTA([.F341:.I34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editCutAction = new KAction ( KIcon ( "edit-cut" ), i18n ( "Cut" ), this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42]=&quot;R&quot;;0;4)" office:value-type="float" office:value="4">
            <text:p>4</text:p>
          </table:table-cell>
          <table:table-cell table:style-name="ce8" table:formula="of:=IF([.B342]=&quot;R&quot;;0;COUNTA([.F342:.I34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editDeleteAction = new KAction ( KIcon ( "edit-delete" ), i18n ( "Delet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number-columns-repeated="4" table:style-name="ce8" office:value-type="string">
            <text:p>x</text:p>
          </table:table-cell>
          <table:table-cell table:style-name="ce8" table:formula="of:=IF([.B343]=&quot;R&quot;;0;4)" office:value-type="float" office:value="0">
            <text:p>0</text:p>
          </table:table-cell>
          <table:table-cell table:style-name="ce8" table:formula="of:=IF([.B343]=&quot;R&quot;;0;COUNTA([.F343:.I34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editPasteAction = new KAction ( KIcon ( "edit-paste" ), i18n ( "Paste" ), this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44]=&quot;R&quot;;0;4)" office:value-type="float" office:value="4">
            <text:p>4</text:p>
          </table:table-cell>
          <table:table-cell table:style-name="ce8" table:formula="of:=IF([.B344]=&quot;R&quot;;0;COUNTA([.F344:.I34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itemLowerAction = new KAction ( KIcon ( "arrow-down" ), i18n ( "Lower" ), this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45]=&quot;R&quot;;0;4)" office:value-type="float" office:value="4">
            <text:p>4</text:p>
          </table:table-cell>
          <table:table-cell table:style-name="ce8" table:formula="of:=IF([.B345]=&quot;R&quot;;0;COUNTA([.F345:.I34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itemRaiseAction = new KAction ( KIcon ( "arrow-up" ), i18n ( "Raise" ), this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46]=&quot;R&quot;;0;4)" office:value-type="float" office:value="4">
            <text:p>4</text:p>
          </table:table-cell>
          <table:table-cell table:style-name="ce8" table:formula="of:=IF([.B346]=&quot;R&quot;;0;COUNTA([.F346:.I34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exireportview.cpp: <text:s text:c="3"/>viewActions &lt;&lt; (a = new KAction(KIcon("kspread"), i18n("Open in KSpread"), this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47]=&quot;R&quot;;0;4)" office:value-type="float" office:value="4">
            <text:p>4</text:p>
          </table:table-cell>
          <table:table-cell table:style-name="ce8" table:formula="of:=IF([.B347]=&quot;R&quot;;0;COUNTA([.F347:.I34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exireportview.cpp: <text:s text:c="3"/>viewActions &lt;&lt; (a = new KAction(KIcon("kword"), i18n("Open in KWord"), this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48]=&quot;R&quot;;0;4)" office:value-type="float" office:value="4">
            <text:p>4</text:p>
          </table:table-cell>
          <table:table-cell table:style-name="ce8" table:formula="of:=IF([.B348]=&quot;R&quot;;0;COUNTA([.F348:.I34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exireportview.cpp: <text:s text:c="3"/>viewActions &lt;&lt; (a = new KAction(KIcon("printer"), i18n("Print"), this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49]=&quot;R&quot;;0;4)" office:value-type="float" office:value="4">
            <text:p>4</text:p>
          </table:table-cell>
          <table:table-cell table:style-name="ce8" table:formula="of:=IF([.B349]=&quot;R&quot;;0;COUNTA([.F349:.I34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exireportview.cpp: <text:s text:c="3"/>viewActions &lt;&lt; (a = new KAction(KIcon("text-html"), i18n("Export to HTML"), this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50]=&quot;R&quot;;0;4)" office:value-type="float" office:value="4">
            <text:p>4</text:p>
          </table:table-cell>
          <table:table-cell table:style-name="ce8" table:formula="of:=IF([.B350]=&quot;R&quot;;0;COUNTA([.F350:.I35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draw-cross"), i18n("Check"), 0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51]=&quot;R&quot;;0;4)" office:value-type="float" office:value="4">
            <text:p>4</text:p>
          </table:table-cell>
          <table:table-cell table:style-name="ce8" table:formula="of:=IF([.B351]=&quot;R&quot;;0;COUNTA([.F351:.I35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draw-freehand"), i18n("Line"), 0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52]=&quot;R&quot;;0;4)" office:value-type="float" office:value="4">
            <text:p>4</text:p>
          </table:table-cell>
          <table:table-cell table:style-name="ce8" table:formula="of:=IF([.B352]=&quot;R&quot;;0;COUNTA([.F352:.I35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edit-rename"), i18n("Field"), 0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53]=&quot;R&quot;;0;4)" office:value-type="float" office:value="4">
            <text:p>4</text:p>
          </table:table-cell>
          <table:table-cell table:style-name="ce8" table:formula="of:=IF([.B353]=&quot;R&quot;;0;COUNTA([.F353:.I35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feed-subscribe"), i18n("Label"), 0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54]=&quot;R&quot;;0;4)" office:value-type="float" office:value="4">
            <text:p>4</text:p>
          </table:table-cell>
          <table:table-cell table:style-name="ce8" table:formula="of:=IF([.B354]=&quot;R&quot;;0;COUNTA([.F354:.I35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insert-barcode"), i18n("Barcode"), 0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55]=&quot;R&quot;;0;4)" office:value-type="float" office:value="4">
            <text:p>4</text:p>
          </table:table-cell>
          <table:table-cell table:style-name="ce8" table:formula="of:=IF([.B355]=&quot;R&quot;;0;COUNTA([.F355:.I35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insert-image"), i18n("Image"), 0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56]=&quot;R&quot;;0;4)" office:value-type="float" office:value="4">
            <text:p>4</text:p>
          </table:table-cell>
          <table:table-cell table:style-name="ce8" table:formula="of:=IF([.B356]=&quot;R&quot;;0;COUNTA([.F356:.I35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insert-text"), i18n("Text"), 0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57]=&quot;R&quot;;0;4)" office:value-type="float" office:value="4">
            <text:p>4</text:p>
          </table:table-cell>
          <table:table-cell table:style-name="ce8" table:formula="of:=IF([.B357]=&quot;R&quot;;0;COUNTA([.F357:.I35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office-chart-area"), i18n("Chart"), 0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58]=&quot;R&quot;;0;4)" office:value-type="float" office:value="4">
            <text:p>4</text:p>
          </table:table-cell>
          <table:table-cell table:style-name="ce8" table:formula="of:=IF([.B358]=&quot;R&quot;;0;COUNTA([.F358:.I35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view-statistics"), i18n("Shape"), 0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59]=&quot;R&quot;;0;4)" office:value-type="float" office:value="4">
            <text:p>4</text:p>
          </table:table-cell>
          <table:table-cell table:style-name="ce8" table:formula="of:=IF([.B359]=&quot;R&quot;;0;COUNTA([.F359:.I35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7"/>QAction* a = new KAction(KIcon("configure"), i18n("Configure Editor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60]=&quot;R&quot;;0;4)" office:value-type="float" office:value="4">
            <text:p>4</text:p>
          </table:table-cell>
          <table:table-cell table:style-name="ce8" table:formula="of:=IF([.B360]=&quot;R&quot;;0;COUNTA([.F360:.I36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7"/>QAction* a = new KAction(KIcon("media-playback-start"), i18n("Execut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61]=&quot;R&quot;;0;4)" office:value-type="float" office:value="4">
            <text:p>4</text:p>
          </table:table-cell>
          <table:table-cell table:style-name="ce8" table:formula="of:=IF([.B361]=&quot;R&quot;;0;COUNTA([.F361:.I36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3"/>a = new QAction(KIcon("document-open"), i18n("Open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62]=&quot;R&quot;;0;4)" office:value-type="float" office:value="4">
            <text:p>4</text:p>
          </table:table-cell>
          <table:table-cell table:style-name="ce8" table:formula="of:=IF([.B362]=&quot;R&quot;;0;COUNTA([.F362:.I36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3"/>a = new QAction(KIcon("document-save"), i18n("Save As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63]=&quot;R&quot;;0;4)" office:value-type="float" office:value="4">
            <text:p>4</text:p>
          </table:table-cell>
          <table:table-cell table:style-name="ce8" table:formula="of:=IF([.B363]=&quot;R&quot;;0;COUNTA([.F363:.I36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3"/>KActionMenu* filemenu = new KActionMenu(KIcon("system-file-manager"), i18n("Fil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64]=&quot;R&quot;;0;4)" office:value-type="float" office:value="4">
            <text:p>4</text:p>
          </table:table-cell>
          <table:table-cell table:style-name="ce8" table:formula="of:=IF([.B364]=&quot;R&quot;;0;COUNTA([.F364:.I36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3"/>KActionMenu* menu = new KActionMenu(KIcon("document-properties"), i18n("Edi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65]=&quot;R&quot;;0;4)" office:value-type="float" office:value="4">
            <text:p>4</text:p>
          </table:table-cell>
          <table:table-cell table:style-name="ce8" table:formula="of:=IF([.B365]=&quot;R&quot;;0;COUNTA([.F365:.I36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3"/>QAction *a = new QAction(KIcon("document-new"), i18n("New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66]=&quot;R&quot;;0;4)" office:value-type="float" office:value="4">
            <text:p>4</text:p>
          </table:table-cell>
          <table:table-cell table:style-name="ce8" table:formula="of:=IF([.B366]=&quot;R&quot;;0;COUNTA([.F366:.I36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tables/kexilookupcolumnpage.cpp: <text:s text:c="7"/>KIcon("edit-clear-locationbar-rtl"), QString(), content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67]=&quot;R&quot;;0;4)" office:value-type="float" office:value="4">
            <text:p>4</text:p>
          </table:table-cell>
          <table:table-cell table:style-name="ce8" table:formula="of:=IF([.B367]=&quot;R&quot;;0;COUNTA([.F367:.I36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tables/kexilookupcolumnpage.cpp: <text:s text:c="7"/>KIcon("edit-clear-locationbar-rtl"), QString(), content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68]=&quot;R&quot;;0;4)" office:value-type="float" office:value="4">
            <text:p>4</text:p>
          </table:table-cell>
          <table:table-cell table:style-name="ce8" table:formula="of:=IF([.B368]=&quot;R&quot;;0;COUNTA([.F368:.I36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tables/kexilookupcolumnpage.cpp: <text:s text:c="7"/>KIcon("edit-clear-locationbar-rtl"), QString(), content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69]=&quot;R&quot;;0;4)" office:value-type="float" office:value="4">
            <text:p>4</text:p>
          </table:table-cell>
          <table:table-cell table:style-name="ce8" table:formula="of:=IF([.B369]=&quot;R&quot;;0;COUNTA([.F369:.I36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tables/kexilookupcolumnpage.cpp: <text:s text:c="7"/>KIcon("go-jump"), QString(), content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70]=&quot;R&quot;;0;4)" office:value-type="float" office:value="4">
            <text:p>4</text:p>
          </table:table-cell>
          <table:table-cell table:style-name="ce8" table:formula="of:=IF([.B370]=&quot;R&quot;;0;COUNTA([.F370:.I37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plugins/tables/kexitabledesignerview.cpp: <text:s text:c="3"/>col-&gt;field()-&gt;setSubType("KIcon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71]=&quot;R&quot;;0;4)" office:value-type="float" office:value="4">
            <text:p>4</text:p>
          </table:table-cell>
          <table:table-cell table:style-name="ce8" table:formula="of:=IF([.B371]=&quot;R&quot;;0;COUNTA([.F371:.I371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exi/plugins/tables/kexitabledesignerview.cpp: <text:s text:c="3"/>col-&gt;setIcon(KexiUtils::colorizeIconToTextColor(SmallIcon("help-about"), d-&gt;view-&gt;palette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72]=&quot;R&quot;;0;4)" office:value-type="float" office:value="4">
            <text:p>4</text:p>
          </table:table-cell>
          <table:table-cell table:style-name="ce8" table:formula="of:=IF([.B372]=&quot;R&quot;;0;COUNTA([.F372:.I37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tables/kexitabledesignerview.cpp: <text:s text:c="3"/>d-&gt;view-&gt;setContextMenuTitle(KIcon("lineedit"), title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73]=&quot;R&quot;;0;4)" office:value-type="float" office:value="4">
            <text:p>4</text:p>
          </table:table-cell>
          <table:table-cell table:style-name="ce8" table:formula="of:=IF([.B373]=&quot;R&quot;;0;COUNTA([.F373:.I37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plugins/tables/kexitabledesignerview.cpp: <text:s text:c="3"/>prop-&gt;setIcon("autonumber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74]=&quot;R&quot;;0;4)" office:value-type="float" office:value="4">
            <text:p>4</text:p>
          </table:table-cell>
          <table:table-cell table:style-name="ce8" table:formula="of:=IF([.B374]=&quot;R&quot;;0;COUNTA([.F374:.I37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plugins/tables/kexitabledesignerview.cpp: <text:s text:c="3"/>prop-&gt;setIcon("key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75]=&quot;R&quot;;0;4)" office:value-type="float" office:value="4">
            <text:p>4</text:p>
          </table:table-cell>
          <table:table-cell table:style-name="ce8" table:formula="of:=IF([.B375]=&quot;R&quot;;0;COUNTA([.F375:.I37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tables/kexitabledesignerview.cpp: <text:s text:c="3"/>viewActions &lt;&lt; (d-&gt;action_toggle_pkey = new KToggleAction(KIcon("key"), i18n("Primary Key"), this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76]=&quot;R&quot;;0;4)" office:value-type="float" office:value="4">
            <text:p>4</text:p>
          </table:table-cell>
          <table:table-cell table:style-name="ce8" table:formula="of:=IF([.B376]=&quot;R&quot;;0;COUNTA([.F376:.I37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tables/kexitablepart.cpp: <text:s text:c="3"/>tab-&gt;addTab(d-&gt;lookupColumnPage, KIcon("combo"), "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77]=&quot;R&quot;;0;4)" office:value-type="float" office:value="4">
            <text:p>4</text:p>
          </table:table-cell>
          <table:table-cell table:style-name="ce8" table:formula="of:=IF([.B377]=&quot;R&quot;;0;COUNTA([.F377:.I37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tests/newapi/main.cpp: <text:s text:c="7"/>KIconLoader::global()-&gt;addAppDir("kexi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78]=&quot;R&quot;;0;4)" office:value-type="float" office:value="4">
            <text:p>4</text:p>
          </table:table-cell>
          <table:table-cell table:style-name="ce8" table:formula="of:=IF([.B378]=&quot;R&quot;;0;COUNTA([.F378:.I37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kexibrowser.cpp: <text:s text:c="7"/>m_deleteAction = addAction("edit_delete", KIcon("edit-delete"), i18n("&amp;Delete"),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number-columns-repeated="4" table:style-name="ce8" office:value-type="string">
            <text:p>x</text:p>
          </table:table-cell>
          <table:table-cell table:style-name="ce8" table:formula="of:=IF([.B379]=&quot;R&quot;;0;4)" office:value-type="float" office:value="0">
            <text:p>0</text:p>
          </table:table-cell>
          <table:table-cell table:style-name="ce8" table:formula="of:=IF([.B379]=&quot;R&quot;;0;COUNTA([.F379:.I37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kexibrowser.cpp: <text:s text:c="7"/>m_designAction = addAction("design_object", KIcon("document-properties"), i18n("&amp;Design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80]=&quot;R&quot;;0;4)" office:value-type="float" office:value="4">
            <text:p>4</text:p>
          </table:table-cell>
          <table:table-cell table:style-name="ce8" table:formula="of:=IF([.B380]=&quot;R&quot;;0;COUNTA([.F380:.I38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kexibrowser.cpp: <text:s text:c="7"/>m_editTextAction = addAction("editText_object", KIcon(), i18n("Open in &amp;Text View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81]=&quot;R&quot;;0;4)" office:value-type="float" office:value="4">
            <text:p>4</text:p>
          </table:table-cell>
          <table:table-cell table:style-name="ce8" table:formula="of:=IF([.B381]=&quot;R&quot;;0;COUNTA([.F381:.I38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kexibrowser.cpp: <text:s text:c="7"/>m_newObjectAction = addAction("new_object", KIcon("document-new"), QString(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82]=&quot;R&quot;;0;4)" office:value-type="float" office:value="4">
            <text:p>4</text:p>
          </table:table-cell>
          <table:table-cell table:style-name="ce8" table:formula="of:=IF([.B382]=&quot;R&quot;;0;COUNTA([.F382:.I38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kexibrowser.cpp: <text:s text:c="7"/>m_renameAction = addAction("edit_rename", KIcon("edit-rename"), i18n("&amp;Renam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83]=&quot;R&quot;;0;4)" office:value-type="float" office:value="4">
            <text:p>4</text:p>
          </table:table-cell>
          <table:table-cell table:style-name="ce8" table:formula="of:=IF([.B383]=&quot;R&quot;;0;COUNTA([.F383:.I38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kexibrowser.cpp: <text:s text:c="5"/>// <text:s text:c="2"/>m_newObjectToolbarAction-&gt;setIcon( KIcon("document-new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84]=&quot;R&quot;;0;4)" office:value-type="float" office:value="4">
            <text:p>4</text:p>
          </table:table-cell>
          <table:table-cell table:style-name="ce8" table:formula="of:=IF([.B384]=&quot;R&quot;;0;COUNTA([.F384:.I38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kexibrowser.cpp: <text:s text:c="3"/>m_dataExportAction = addAction("exportAsDataTable", KIcon("tabl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85]=&quot;R&quot;;0;4)" office:value-type="float" office:value="4">
            <text:p>4</text:p>
          </table:table-cell>
          <table:table-cell table:style-name="ce8" table:formula="of:=IF([.B385]=&quot;R&quot;;0;COUNTA([.F385:.I38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kexibrowser.cpp: <text:s text:c="3"/>m_executeAction = addAction("data_execute", KIcon("media-playback-start"), i18n("Execut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86]=&quot;R&quot;;0;4)" office:value-type="float" office:value="4">
            <text:p>4</text:p>
          </table:table-cell>
          <table:table-cell table:style-name="ce8" table:formula="of:=IF([.B386]=&quot;R&quot;;0;COUNTA([.F386:.I38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kexibrowser.cpp: <text:s text:c="3"/>m_openAction = addAction("open_object", KIcon("document-open"), i18n("&amp;Open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87]=&quot;R&quot;;0;4)" office:value-type="float" office:value="4">
            <text:p>4</text:p>
          </table:table-cell>
          <table:table-cell table:style-name="ce8" table:formula="of:=IF([.B387]=&quot;R&quot;;0;COUNTA([.F387:.I387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exi/widget/kexibrowser.cpp: <text:s text:c="3"/>m_pageSetupAction = addAction("pageSetupForObject", KIcon(/*"document-page-setup" not yet in Oxygen */), i18n("Page Setup...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88]=&quot;R&quot;;0;4)" office:value-type="float" office:value="4">
            <text:p>4</text:p>
          </table:table-cell>
          <table:table-cell table:style-name="ce8" table:formula="of:=IF([.B388]=&quot;R&quot;;0;COUNTA([.F388:.I38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kexibrowser.cpp: <text:s text:c="3"/>m_printAction = addAction("print_object", KIcon("document-print"), i18n("&amp;Print...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89]=&quot;R&quot;;0;4)" office:value-type="float" office:value="4">
            <text:p>4</text:p>
          </table:table-cell>
          <table:table-cell table:style-name="ce8" table:formula="of:=IF([.B389]=&quot;R&quot;;0;COUNTA([.F389:.I38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kexibrowser.cpp:/* <text:s text:c="13"/>m_newObjectToolButton-&gt;setIcon( KIcon("document-new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90]=&quot;R&quot;;0;4)" office:value-type="float" office:value="4">
            <text:p>4</text:p>
          </table:table-cell>
          <table:table-cell table:style-name="ce8" table:formula="of:=IF([.B390]=&quot;R&quot;;0;COUNTA([.F390:.I39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widget/kexidatasourcecombobox.cpp: <text:s text:c="3"/>d-&gt;queryIcon = SmallIcon("query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91]=&quot;R&quot;;0;4)" office:value-type="float" office:value="4">
            <text:p>4</text:p>
          </table:table-cell>
          <table:table-cell table:style-name="ce8" table:formula="of:=IF([.B391]=&quot;R&quot;;0;COUNTA([.F391:.I39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widget/kexidatasourcecombobox.cpp: <text:s text:c="3"/>d-&gt;tableIcon = SmallIcon("tabl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92]=&quot;R&quot;;0;4)" office:value-type="float" office:value="4">
            <text:p>4</text:p>
          </table:table-cell>
          <table:table-cell table:style-name="ce8" table:formula="of:=IF([.B392]=&quot;R&quot;;0;COUNTA([.F392:.I39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kexidbconnectionwidget.cpp: <text:s text:c="3"/>btnLoadDBList-&gt;setIcon(KIcon("view-refresh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93]=&quot;R&quot;;0;4)" office:value-type="float" office:value="4">
            <text:p>4</text:p>
          </table:table-cell>
          <table:table-cell table:style-name="ce8" table:formula="of:=IF([.B393]=&quot;R&quot;;0;COUNTA([.F393:.I39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kexidbdrivercombobox.cpp: <text:s text:c="11"/>addItem(KIcon("application-x-executable"), info.caption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94]=&quot;R&quot;;0;4)" office:value-type="float" office:value="4">
            <text:p>4</text:p>
          </table:table-cell>
          <table:table-cell table:style-name="ce8" table:formula="of:=IF([.B394]=&quot;R&quot;;0;COUNTA([.F394:.I39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kexidbdrivercombobox.cpp: <text:s text:c="11"/>addItem(KIcon("application-x-executable"), info.caption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95]=&quot;R&quot;;0;4)" office:value-type="float" office:value="4">
            <text:p>4</text:p>
          </table:table-cell>
          <table:table-cell table:style-name="ce8" table:formula="of:=IF([.B395]=&quot;R&quot;;0;COUNTA([.F395:.I39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kexidswelcome.cpp: <text:s text:c="11"/>m_wiz-&gt;nextButton()-&gt;setIconSet(KIcon("dialog-ok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96]=&quot;R&quot;;0;4)" office:value-type="float" office:value="4">
            <text:p>4</text:p>
          </table:table-cell>
          <table:table-cell table:style-name="ce8" table:formula="of:=IF([.B396]=&quot;R&quot;;0;COUNTA([.F396:.I39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widget/kexifieldcombobox.cpp: <text:s text:c="11"/>: keyIcon(SmallIcon("key")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97]=&quot;R&quot;;0;4)" office:value-type="float" office:value="4">
            <text:p>4</text:p>
          </table:table-cell>
          <table:table-cell table:style-name="ce8" table:formula="of:=IF([.B397]=&quot;R&quot;;0;COUNTA([.F397:.I39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widget/kexifieldlistview.cpp: <text:s text:c="7"/>, m_keyIcon(SmallIcon("key")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98]=&quot;R&quot;;0;4)" office:value-type="float" office:value="4">
            <text:p>4</text:p>
          </table:table-cell>
          <table:table-cell table:style-name="ce8" table:formula="of:=IF([.B398]=&quot;R&quot;;0;COUNTA([.F398:.I39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pixmapcollection.cpp: <text:s text:c="7"/>: KDialog(parent, "loadicon_dialog", true, i18n("Load KDE Icon by Name"), Ok | Cancel, Ok, false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399]=&quot;R&quot;;0;4)" office:value-type="float" office:value="4">
            <text:p>4</text:p>
          </table:table-cell>
          <table:table-cell table:style-name="ce8" table:formula="of:=IF([.B399]=&quot;R&quot;;0;COUNTA([.F399:.I39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widget/pixmapcollection.cpp: <text:s text:c="3"/>delItem-&gt;setIconSet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f:=IF([.B400]=&quot;R&quot;;0;4)" office:value-type="float" office:value="0">
            <text:p>0</text:p>
          </table:table-cell>
          <table:table-cell table:style-name="ce8" table:formula="of:=IF([.B400]=&quot;R&quot;;0;COUNTA([.F400:.I40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widget/pixmapcollection.cpp: <text:s text:c="3"/>m_button-&gt;setIcon("kexi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01]=&quot;R&quot;;0;4)" office:value-type="float" office:value="4">
            <text:p>4</text:p>
          </table:table-cell>
          <table:table-cell table:style-name="ce8" table:formula="of:=IF([.B401]=&quot;R&quot;;0;COUNTA([.F401:.I40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pixmapcollection.cpp: <text:s text:c="3"/>m_iconView = new K3IconView(frame, "pixcollection_iconView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02]=&quot;R&quot;;0;4)" office:value-type="float" office:value="4">
            <text:p>4</text:p>
          </table:table-cell>
          <table:table-cell table:style-name="ce8" table:formula="of:=IF([.B402]=&quot;R&quot;;0;COUNTA([.F402:.I40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pixmapcollection.cpp: <text:s text:c="3"/>m_iconView = new K3IconView(this, "pixchooser_iconView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03]=&quot;R&quot;;0;4)" office:value-type="float" office:value="4">
            <text:p>4</text:p>
          </table:table-cell>
          <table:table-cell table:style-name="ce8" table:formula="of:=IF([.B403]=&quot;R&quot;;0;COUNTA([.F403:.I40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pixmapcollection.cpp: <text:s text:c="3"/>menu-&gt;insertItem(KIcon("edit-rename"), i18n("Rename Item"), this, SLOT(renameItem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04]=&quot;R&quot;;0;4)" office:value-type="float" office:value="4">
            <text:p>4</text:p>
          </table:table-cell>
          <table:table-cell table:style-name="ce8" table:formula="of:=IF([.B404]=&quot;R&quot;;0;COUNTA([.F404:.I40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pixmapcollection.cpp: <text:s text:c="3"/>menu-&gt;insertItem(KIcon("list-remove"), i18n("Remove Item"), this, SLOT(removeItem()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f:=IF([.B405]=&quot;R&quot;;0;4)" office:value-type="float" office:value="0">
            <text:p>0</text:p>
          </table:table-cell>
          <table:table-cell table:style-name="ce8" table:formula="of:=IF([.B405]=&quot;R&quot;;0;COUNTA([.F405:.I40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widget/pixmapcollection.cpp: <text:s text:c="3"/>newItemName-&gt;setIconSet(KIcon("icon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06]=&quot;R&quot;;0;4)" office:value-type="float" office:value="4">
            <text:p>4</text:p>
          </table:table-cell>
          <table:table-cell table:style-name="ce8" table:formula="of:=IF([.B406]=&quot;R&quot;;0;COUNTA([.F406:.I40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pixmapcollection.cpp: <text:s text:c="3"/>newItemName-&gt;setTextLabel(i18n("&amp;Add an Icon"), true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07]=&quot;R&quot;;0;4)" office:value-type="float" office:value="4">
            <text:p>4</text:p>
          </table:table-cell>
          <table:table-cell table:style-name="ce8" table:formula="of:=IF([.B407]=&quot;R&quot;;0;COUNTA([.F407:.I40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pixmapcollection.cpp: <text:s text:c="3"/>newItemPath-&gt;setIconSet(KIcon("document-ope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08]=&quot;R&quot;;0;4)" office:value-type="float" office:value="4">
            <text:p>4</text:p>
          </table:table-cell>
          <table:table-cell table:style-name="ce8" table:formula="of:=IF([.B408]=&quot;R&quot;;0;COUNTA([.F408:.I40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relations/KexiRelationsTableContainer_p.cpp: <text:s text:c="3"/>const int iconWidth = IconSize(KIconLoader::Small) + fm.width("i") + 20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09]=&quot;R&quot;;0;4)" office:value-type="float" office:value="4">
            <text:p>4</text:p>
          </table:table-cell>
          <table:table-cell table:style-name="ce8" table:formula="of:=IF([.B409]=&quot;R&quot;;0;COUNTA([.F409:.I40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relations/KexiRelationsView.cpp: <text:s text:c="7"/>d-&gt;tableQueryPopup-&gt;addTitle(KIcon("tabl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10]=&quot;R&quot;;0;4)" office:value-type="float" office:value="4">
            <text:p>4</text:p>
          </table:table-cell>
          <table:table-cell table:style-name="ce8" table:formula="of:=IF([.B410]=&quot;R&quot;;0;COUNTA([.F410:.I41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relations/KexiRelationsView.cpp: <text:s text:c="3"/>d-&gt;appendSelectedFieldAction = new KAction(KIcon("add_field"), i18n("&amp;Append Field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11]=&quot;R&quot;;0;4)" office:value-type="float" office:value="4">
            <text:p>4</text:p>
          </table:table-cell>
          <table:table-cell table:style-name="ce8" table:formula="of:=IF([.B411]=&quot;R&quot;;0;COUNTA([.F411:.I41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relations/KexiRelationsView.cpp: <text:s text:c="3"/>d-&gt;appendSelectedFieldsAction = new KAction(KIcon("add_field"), i18n("&amp;Append Fields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12]=&quot;R&quot;;0;4)" office:value-type="float" office:value="4">
            <text:p>4</text:p>
          </table:table-cell>
          <table:table-cell table:style-name="ce8" table:formula="of:=IF([.B412]=&quot;R&quot;;0;COUNTA([.F412:.I41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relations/KexiRelationsView.cpp: <text:s text:c="3"/>d-&gt;designSelectedTableAction = new KAction(KIcon("document-properties"), i18n("&amp;Design Tabl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13]=&quot;R&quot;;0;4)" office:value-type="float" office:value="4">
            <text:p>4</text:p>
          </table:table-cell>
          <table:table-cell table:style-name="ce8" table:formula="of:=IF([.B413]=&quot;R&quot;;0;COUNTA([.F413:.I41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relations/KexiRelationsView.cpp: <text:s text:c="3"/>d-&gt;openSelectedTableAction = new KAction(KIcon("document-open"), i18n("&amp;Open Tabl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14]=&quot;R&quot;;0;4)" office:value-type="float" office:value="4">
            <text:p>4</text:p>
          </table:table-cell>
          <table:table-cell table:style-name="ce8" table:formula="of:=IF([.B414]=&quot;R&quot;;0;COUNTA([.F414:.I41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tableview/kexicelleditorfactory.cpp: <text:s text:c="7"/>registerItem(*new KexiKIconTableEditorFactoryItem(), KexiDB::Field::Text, "KIcon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15]=&quot;R&quot;;0;4)" office:value-type="float" office:value="4">
            <text:p>4</text:p>
          </table:table-cell>
          <table:table-cell table:style-name="ce8" table:formula="of:=IF([.B415]=&quot;R&quot;;0;COUNTA([.F415:.I41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tableview/kexitableview.cpp: <text:s text:c="33"/>KIconLoader::global()-&gt;loadIcon("dialog-cancel", KIconLoader::Small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16]=&quot;R&quot;;0;4)" office:value-type="float" office:value="4">
            <text:p>4</text:p>
          </table:table-cell>
          <table:table-cell table:style-name="ce8" table:formula="of:=IF([.B416]=&quot;R&quot;;0;COUNTA([.F416:.I41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tableview/kexitableview.cpp: <text:s text:c="3"/>setContextMenuTitle(KIcon("lineedit"), i18n("Row")); <text:s text:c="2"/>// the default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17]=&quot;R&quot;;0;4)" office:value-type="float" office:value="4">
            <text:p>4</text:p>
          </table:table-cell>
          <table:table-cell table:style-name="ce8" table:formula="of:=IF([.B417]=&quot;R&quot;;0;COUNTA([.F417:.I41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utils/kexicontextmenuutils.cpp: <text:s text:c="7"/>KIcon("editdelete"), i18n("&amp;Clear"), this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18]=&quot;R&quot;;0;4)" office:value-type="float" office:value="4">
            <text:p>4</text:p>
          </table:table-cell>
          <table:table-cell table:style-name="ce8" table:formula="of:=IF([.B418]=&quot;R&quot;;0;COUNTA([.F418:.I41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utils/kexicontextmenuutils.cpp: <text:s text:c="7"/>KIcon("fileopen"), i18n("Insert From &amp;File..."), this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19]=&quot;R&quot;;0;4)" office:value-type="float" office:value="4">
            <text:p>4</text:p>
          </table:table-cell>
          <table:table-cell table:style-name="ce8" table:formula="of:=IF([.B419]=&quot;R&quot;;0;COUNTA([.F419:.I41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utils/kexirecordnavigator.cpp: <text:s text:c="3"/>int bw = 6 + SmallIcon("navigator_first").width(); //qMin( horizontalScrollBar()-&gt;height(), 20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20]=&quot;R&quot;;0;4)" office:value-type="float" office:value="4">
            <text:p>4</text:p>
          </table:table-cell>
          <table:table-cell table:style-name="ce8" table:formula="of:=IF([.B420]=&quot;R&quot;;0;COUNTA([.F420:.I42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formula/flake/KoFormulaShapeFactory.cpp: <text:s text:c="3"/>setIcon( "x-shape-formula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21]=&quot;R&quot;;0;4)" office:value-type="float" office:value="4">
            <text:p>4</text:p>
          </table:table-cell>
          <table:table-cell table:style-name="ce8" table:formula="of:=IF([.B421]=&quot;R&quot;;0;COUNTA([.F421:.I42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formula/flake/KoFormulaToolFactory.cpp: <text:s text:c="3"/>setIcon( "edittext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22]=&quot;R&quot;;0;4)" office:value-type="float" office:value="4">
            <text:p>4</text:p>
          </table:table-cell>
          <table:table-cell table:style-name="ce8" table:formula="of:=IF([.B422]=&quot;R&quot;;0;COUNTA([.F422:.I42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formula/KFormulaConfigDialog.cpp: <text:s text:c="3"/>page-&gt;setIcon( KIcon( "kformula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23]=&quot;R&quot;;0;4)" office:value-type="float" office:value="4">
            <text:p>4</text:p>
          </table:table-cell>
          <table:table-cell table:style-name="ce8" table:formula="of:=IF([.B423]=&quot;R&quot;;0;COUNTA([.F423:.I42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formula/KFormulaPartFactory.cpp: <text:s text:c="7"/>KIconLoader::global()-&gt;addAppDir("koffic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24]=&quot;R&quot;;0;4)" office:value-type="float" office:value="4">
            <text:p>4</text:p>
          </table:table-cell>
          <table:table-cell table:style-name="ce8" table:formula="of:=IF([.B424]=&quot;R&quot;;0;COUNTA([.F424:.I42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formula/KFormulaPartView.cpp: <text:s text:c="3"/>m_addBracketAction = new KAction( KIcon("paren"), i18n("Add Bracket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25]=&quot;R&quot;;0;4)" office:value-type="float" office:value="4">
            <text:p>4</text:p>
          </table:table-cell>
          <table:table-cell table:style-name="ce8" table:formula="of:=IF([.B425]=&quot;R&quot;;0;COUNTA([.F425:.I42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formula/KFormulaPartView.cpp: <text:s text:c="3"/>m_addFractionAction = new KAction( KIcon("frac"), i18n("Add Fraction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26]=&quot;R&quot;;0;4)" office:value-type="float" office:value="4">
            <text:p>4</text:p>
          </table:table-cell>
          <table:table-cell table:style-name="ce8" table:formula="of:=IF([.B426]=&quot;R&quot;;0;COUNTA([.F426:.I42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formula/KFormulaPartView.cpp: <text:s text:c="3"/>m_addIntegralAction = new KAction( KIcon("int"), i18n("Add Integral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27]=&quot;R&quot;;0;4)" office:value-type="float" office:value="4">
            <text:p>4</text:p>
          </table:table-cell>
          <table:table-cell table:style-name="ce8" table:formula="of:=IF([.B427]=&quot;R&quot;;0;COUNTA([.F427:.I42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formula/KFormulaPartView.cpp: <text:s text:c="3"/>m_addMatrixAction = new KAction( KIcon("matrix"), i18n("Add Matrix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28]=&quot;R&quot;;0;4)" office:value-type="float" office:value="4">
            <text:p>4</text:p>
          </table:table-cell>
          <table:table-cell table:style-name="ce8" table:formula="of:=IF([.B428]=&quot;R&quot;;0;COUNTA([.F428:.I42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formula/KFormulaPartView.cpp: <text:s text:c="3"/>m_addProductAction = new KAction( KIcon("prod"), i18n("Add Product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29]=&quot;R&quot;;0;4)" office:value-type="float" office:value="4">
            <text:p>4</text:p>
          </table:table-cell>
          <table:table-cell table:style-name="ce8" table:formula="of:=IF([.B429]=&quot;R&quot;;0;COUNTA([.F429:.I42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formula/KFormulaPartView.cpp: <text:s text:c="3"/>m_addRootAction = new KAction( KIcon("sqrt"), i18n("Add Root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30]=&quot;R&quot;;0;4)" office:value-type="float" office:value="4">
            <text:p>4</text:p>
          </table:table-cell>
          <table:table-cell table:style-name="ce8" table:formula="of:=IF([.B430]=&quot;R&quot;;0;COUNTA([.F430:.I43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formula/KFormulaPartView.cpp: <text:s text:c="3"/>m_addSumAction = new KAction( KIcon("sum"), i18n("Add Sum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31]=&quot;R&quot;;0;4)" office:value-type="float" office:value="4">
            <text:p>4</text:p>
          </table:table-cell>
          <table:table-cell table:style-name="ce8" table:formula="of:=IF([.B431]=&quot;R&quot;;0;COUNTA([.F431:.I43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ivio/src/part/KivioFactory.cpp: <text:s text:c="3"/>KIconLoader::global()-&gt;addAppDir("koffic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32]=&quot;R&quot;;0;4)" office:value-type="float" office:value="4">
            <text:p>4</text:p>
          </table:table-cell>
          <table:table-cell table:style-name="ce8" table:formula="of:=IF([.B432]=&quot;R&quot;;0;COUNTA([.F432:.I43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plato/kptfactory.cpp: <text:s text:c="7"/>KIconLoader::global()-&gt;addAppDir("koffic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33]=&quot;R&quot;;0;4)" office:value-type="float" office:value="4">
            <text:p>4</text:p>
          </table:table-cell>
          <table:table-cell table:style-name="ce8" table:formula="of:=IF([.B433]=&quot;R&quot;;0;COUNTA([.F433:.I43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Configure <text:s/>= new KAction(KIcon( "configure" ), i18n("Configure KPlato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34]=&quot;R&quot;;0;4)" office:value-type="float" office:value="4">
            <text:p>4</text:p>
          </table:table-cell>
          <table:table-cell table:style-name="ce8" table:formula="of:=IF([.B434]=&quot;R&quot;;0;COUNTA([.F434:.I43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DefineWBS <text:s/>= new KAction(KIcon( "configure" ), i18n("Define WBS Pattern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35]=&quot;R&quot;;0;4)" office:value-type="float" office:value="4">
            <text:p>4</text:p>
          </table:table-cell>
          <table:table-cell table:style-name="ce8" table:formula="of:=IF([.B435]=&quot;R&quot;;0;COUNTA([.F435:.I43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DeleteRelation <text:s/>= new KAction(KIcon( "edit-delete" ), i18n("Delete Dependency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number-columns-repeated="4" table:style-name="ce8" office:value-type="string">
            <text:p>x</text:p>
          </table:table-cell>
          <table:table-cell table:style-name="ce8" table:formula="of:=IF([.B436]=&quot;R&quot;;0;4)" office:value-type="float" office:value="0">
            <text:p>0</text:p>
          </table:table-cell>
          <table:table-cell table:style-name="ce8" table:formula="of:=IF([.B436]=&quot;R&quot;;0;COUNTA([.F436:.I43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DeleteTask <text:s/>= new KAction(KIcon( "edit-delete" ), i18n("Delete Tas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number-columns-repeated="2"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 table:formula="of:=IF([.B437]=&quot;R&quot;;0;4)" office:value-type="float" office:value="0">
            <text:p>0</text:p>
          </table:table-cell>
          <table:table-cell table:style-name="ce8" table:formula="of:=IF([.B437]=&quot;R&quot;;0;COUNTA([.F437:.I43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EditMainProject <text:s/>= new KAction(KIcon( "document-properties" ), i18n("Edit Main Project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38]=&quot;R&quot;;0;4)" office:value-type="float" office:value="4">
            <text:p>4</text:p>
          </table:table-cell>
          <table:table-cell table:style-name="ce8" table:formula="of:=IF([.B438]=&quot;R&quot;;0;COUNTA([.F438:.I43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EditRelation <text:s/>= new KAction(KIcon( "document-properties" ), i18n("Edit Dependency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39]=&quot;R&quot;;0;4)" office:value-type="float" office:value="4">
            <text:p>4</text:p>
          </table:table-cell>
          <table:table-cell table:style-name="ce8" table:formula="of:=IF([.B439]=&quot;R&quot;;0;COUNTA([.F439:.I43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EditResource <text:s/>= new KAction(KIcon( "document-properties" ), i18n("Edit Resource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40]=&quot;R&quot;;0;4)" office:value-type="float" office:value="4">
            <text:p>4</text:p>
          </table:table-cell>
          <table:table-cell table:style-name="ce8" table:formula="of:=IF([.B440]=&quot;R&quot;;0;COUNTA([.F440:.I44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EditStandardWorktime <text:s/>= new KAction(KIcon( "document-properties" ), i18n("Edit Standard Worktime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41]=&quot;R&quot;;0;4)" office:value-type="float" office:value="4">
            <text:p>4</text:p>
          </table:table-cell>
          <table:table-cell table:style-name="ce8" table:formula="of:=IF([.B441]=&quot;R&quot;;0;COUNTA([.F441:.I44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IndentTask = new KAction(KIcon( "edit-indent" ), i18n("Indent Task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42]=&quot;R&quot;;0;4)" office:value-type="float" office:value="4">
            <text:p>4</text:p>
          </table:table-cell>
          <table:table-cell table:style-name="ce8" table:formula="of:=IF([.B442]=&quot;R&quot;;0;COUNTA([.F442:.I44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InsertFile <text:s/>= new KAction(KIcon( "document-import" ), i18n("Insert Project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43]=&quot;R&quot;;0;4)" office:value-type="float" office:value="4">
            <text:p>4</text:p>
          </table:table-cell>
          <table:table-cell table:style-name="ce8" table:formula="of:=IF([.B443]=&quot;R&quot;;0;COUNTA([.F443:.I44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MoveTaskDown = new KAction(KIcon( "edit-down" ), i18n("Move Task Down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44]=&quot;R&quot;;0;4)" office:value-type="float" office:value="4">
            <text:p>4</text:p>
          </table:table-cell>
          <table:table-cell table:style-name="ce8" table:formula="of:=IF([.B444]=&quot;R&quot;;0;COUNTA([.F444:.I44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MoveTaskUp = new KAction(KIcon( "edit-up" ), i18n("Move Task Up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45]=&quot;R&quot;;0;4)" office:value-type="float" office:value="4">
            <text:p>4</text:p>
          </table:table-cell>
          <table:table-cell table:style-name="ce8" table:formula="of:=IF([.B445]=&quot;R&quot;;0;COUNTA([.F445:.I44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OpenNode <text:s/>= new KAction(KIcon( "document-properties" ), i18n("Edit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46]=&quot;R&quot;;0;4)" office:value-type="float" office:value="4">
            <text:p>4</text:p>
          </table:table-cell>
          <table:table-cell table:style-name="ce8" table:formula="of:=IF([.B446]=&quot;R&quot;;0;COUNTA([.F446:.I44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TaskDescription <text:s/>= new KAction(KIcon( "document-properties" ), i18n("Description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47]=&quot;R&quot;;0;4)" office:value-type="float" office:value="4">
            <text:p>4</text:p>
          </table:table-cell>
          <table:table-cell table:style-name="ce8" table:formula="of:=IF([.B447]=&quot;R&quot;;0;COUNTA([.F447:.I44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TaskProgress <text:s/>= new KAction(KIcon( "document-properties" ), i18n("Progress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48]=&quot;R&quot;;0;4)" office:value-type="float" office:value="4">
            <text:p>4</text:p>
          </table:table-cell>
          <table:table-cell table:style-name="ce8" table:formula="of:=IF([.B448]=&quot;R&quot;;0;COUNTA([.F448:.I44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TaskWorkpackage <text:s/>= new KAction(KIcon( "document-properties" ), i18n("Work Package Control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49]=&quot;R&quot;;0;4)" office:value-type="float" office:value="4">
            <text:p>4</text:p>
          </table:table-cell>
          <table:table-cell table:style-name="ce8" table:formula="of:=IF([.B449]=&quot;R&quot;;0;COUNTA([.F449:.I44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UnindentTask= new KAction(KIcon( "edit-unindent" ), i18n("Unindent Task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50]=&quot;R&quot;;0;4)" office:value-type="float" office:value="4">
            <text:p>4</text:p>
          </table:table-cell>
          <table:table-cell table:style-name="ce8" table:formula="of:=IF([.B450]=&quot;R&quot;;0;COUNTA([.F450:.I45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configure" ), i18n( "Configure..." ), this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51]=&quot;R&quot;;0;4)" office:value-type="float" office:value="4">
            <text:p>4</text:p>
          </table:table-cell>
          <table:table-cell table:style-name="ce8" table:formula="of:=IF([.B451]=&quot;R&quot;;0;COUNTA([.F451:.I45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configure" ), i18n( "Configure..." ), this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52]=&quot;R&quot;;0;4)" office:value-type="float" office:value="4">
            <text:p>4</text:p>
          </table:table-cell>
          <table:table-cell table:style-name="ce8" table:formula="of:=IF([.B452]=&quot;R&quot;;0;COUNTA([.F452:.I45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edit-rename" ), i18n( "Rename" ), this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53]=&quot;R&quot;;0;4)" office:value-type="float" office:value="4">
            <text:p>4</text:p>
          </table:table-cell>
          <table:table-cell table:style-name="ce8" table:formula="of:=IF([.B453]=&quot;R&quot;;0;COUNTA([.F453:.I45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edit-rename" ), i18n( "Rename" ), this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54]=&quot;R&quot;;0;4)" office:value-type="float" office:value="4">
            <text:p>4</text:p>
          </table:table-cell>
          <table:table-cell table:style-name="ce8" table:formula="of:=IF([.B454]=&quot;R&quot;;0;COUNTA([.F454:.I45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list-add" ), i18nc( "@action Insert View", "Insert...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f:=IF([.B455]=&quot;R&quot;;0;4)" office:value-type="float" office:value="0">
            <text:p>0</text:p>
          </table:table-cell>
          <table:table-cell table:style-name="ce8" table:formula="of:=IF([.B455]=&quot;R&quot;;0;COUNTA([.F455:.I45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list-remove" ), i18n( "Remov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f:=IF([.B456]=&quot;R&quot;;0;4)" office:value-type="float" office:value="0">
            <text:p>0</text:p>
          </table:table-cell>
          <table:table-cell table:style-name="ce8" table:formula="of:=IF([.B456]=&quot;R&quot;;0;COUNTA([.F456:.I45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list-remove" ), i18n( "Remov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f:=IF([.B457]=&quot;R&quot;;0;4)" office:value-type="float" office:value="0">
            <text:p>0</text:p>
          </table:table-cell>
          <table:table-cell table:style-name="ce8" table:formula="of:=IF([.B457]=&quot;R&quot;;0;COUNTA([.F457:.I45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models/kcalendar/kdatepicker.cpp: <text:s text:c="7"/>d-&gt;closeButton-&gt;setIcon( SmallIcon("list-remove"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f:=IF([.B458]=&quot;R&quot;;0;4)" office:value-type="float" office:value="0">
            <text:p>0</text:p>
          </table:table-cell>
          <table:table-cell table:style-name="ce8" table:formula="of:=IF([.B458]=&quot;R&quot;;0;COUNTA([.F458:.I45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monthBackward-&gt;setIcon(KIcon(QLatin1String("arrow-left"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59]=&quot;R&quot;;0;4)" office:value-type="float" office:value="4">
            <text:p>4</text:p>
          </table:table-cell>
          <table:table-cell table:style-name="ce8" table:formula="of:=IF([.B459]=&quot;R&quot;;0;COUNTA([.F459:.I45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monthBackward-&gt;setIcon(KIcon(QLatin1String("arrow-right"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60]=&quot;R&quot;;0;4)" office:value-type="float" office:value="4">
            <text:p>4</text:p>
          </table:table-cell>
          <table:table-cell table:style-name="ce8" table:formula="of:=IF([.B460]=&quot;R&quot;;0;COUNTA([.F460:.I46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monthForward-&gt;setIcon(KIcon(QLatin1String("arrow-left"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61]=&quot;R&quot;;0;4)" office:value-type="float" office:value="4">
            <text:p>4</text:p>
          </table:table-cell>
          <table:table-cell table:style-name="ce8" table:formula="of:=IF([.B461]=&quot;R&quot;;0;COUNTA([.F461:.I46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monthForward-&gt;setIcon(KIcon(QLatin1String("arrow-right"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62]=&quot;R&quot;;0;4)" office:value-type="float" office:value="4">
            <text:p>4</text:p>
          </table:table-cell>
          <table:table-cell table:style-name="ce8" table:formula="of:=IF([.B462]=&quot;R&quot;;0;COUNTA([.F462:.I46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yearBackward-&gt;setIcon(KIcon(QLatin1String("arrow-left-double"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63]=&quot;R&quot;;0;4)" office:value-type="float" office:value="4">
            <text:p>4</text:p>
          </table:table-cell>
          <table:table-cell table:style-name="ce8" table:formula="of:=IF([.B463]=&quot;R&quot;;0;COUNTA([.F463:.I46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yearBackward-&gt;setIcon(KIcon(QLatin1String("arrow-right-double"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64]=&quot;R&quot;;0;4)" office:value-type="float" office:value="4">
            <text:p>4</text:p>
          </table:table-cell>
          <table:table-cell table:style-name="ce8" table:formula="of:=IF([.B464]=&quot;R&quot;;0;COUNTA([.F464:.I46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yearForward-&gt;setIcon(KIcon(QLatin1String("arrow-left-double"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65]=&quot;R&quot;;0;4)" office:value-type="float" office:value="4">
            <text:p>4</text:p>
          </table:table-cell>
          <table:table-cell table:style-name="ce8" table:formula="of:=IF([.B465]=&quot;R&quot;;0;COUNTA([.F465:.I46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yearForward-&gt;setIcon(KIcon(QLatin1String("arrow-right-double"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66]=&quot;R&quot;;0;4)" office:value-type="float" office:value="4">
            <text:p>4</text:p>
          </table:table-cell>
          <table:table-cell table:style-name="ce8" table:formula="of:=IF([.B466]=&quot;R&quot;;0;COUNTA([.F466:.I46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models/kcalendar/kdatepicker.cpp: <text:s/>d-&gt;todayButton-&gt;setIcon(KIcon("go-jump-today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67]=&quot;R&quot;;0;4)" office:value-type="float" office:value="4">
            <text:p>4</text:p>
          </table:table-cell>
          <table:table-cell table:style-name="ce8" table:formula="of:=IF([.B467]=&quot;R&quot;;0;COUNTA([.F467:.I46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accountseditor.cpp: <text:s text:c="3"/>actionAddAccount <text:s/>= new KAction(KIcon( "document-new" ), i18n("Add Accoun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68]=&quot;R&quot;;0;4)" office:value-type="float" office:value="4">
            <text:p>4</text:p>
          </table:table-cell>
          <table:table-cell table:style-name="ce8" table:formula="of:=IF([.B468]=&quot;R&quot;;0;COUNTA([.F468:.I46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accountseditor.cpp: <text:s text:c="3"/>actionAddSubAccount <text:s/>= new KAction(KIcon( "document-new" ), i18n("Add Subaccoun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69]=&quot;R&quot;;0;4)" office:value-type="float" office:value="4">
            <text:p>4</text:p>
          </table:table-cell>
          <table:table-cell table:style-name="ce8" table:formula="of:=IF([.B469]=&quot;R&quot;;0;COUNTA([.F469:.I46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accountseditor.cpp: <text:s text:c="3"/>actionDeleteSelection <text:s/>= new KAction(KIcon( "edit-delete" ), i18n("Delete Selected Account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number-columns-repeated="2"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 table:formula="of:=IF([.B470]=&quot;R&quot;;0;4)" office:value-type="float" office:value="0">
            <text:p>0</text:p>
          </table:table-cell>
          <table:table-cell table:style-name="ce8" table:formula="of:=IF([.B470]=&quot;R&quot;;0;COUNTA([.F470:.I47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calendareditor.cpp: <text:s text:c="3"/>actionAddCalendar <text:s text:c="2"/>= new KAction(KIcon( "document-new" ), i18n("Add Calendar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71]=&quot;R&quot;;0;4)" office:value-type="float" office:value="4">
            <text:p>4</text:p>
          </table:table-cell>
          <table:table-cell table:style-name="ce8" table:formula="of:=IF([.B471]=&quot;R&quot;;0;COUNTA([.F471:.I47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calendareditor.cpp: <text:s text:c="3"/>actionAddSubCalendar <text:s text:c="2"/>= new KAction(KIcon( "document-new" ), i18n("Add Subcalendar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72]=&quot;R&quot;;0;4)" office:value-type="float" office:value="4">
            <text:p>4</text:p>
          </table:table-cell>
          <table:table-cell table:style-name="ce8" table:formula="of:=IF([.B472]=&quot;R&quot;;0;COUNTA([.F472:.I47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calendareditor.cpp: <text:s text:c="3"/>actionDeleteSelection <text:s/>= new KAction(KIcon( "edit-delete" ), i18n("Delete Selected Calenda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number-columns-repeated="4" table:style-name="ce8" office:value-type="string">
            <text:p>x</text:p>
          </table:table-cell>
          <table:table-cell table:style-name="ce8" table:formula="of:=IF([.B473]=&quot;R&quot;;0;4)" office:value-type="float" office:value="0">
            <text:p>0</text:p>
          </table:table-cell>
          <table:table-cell table:style-name="ce8" table:formula="of:=IF([.B473]=&quot;R&quot;;0;COUNTA([.F473:.I47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dependencyeditor.cpp: <text:s text:c="15"/>actions &lt;&lt; menu.addAction( KIcon( "document-properties" ), i-&gt;predItem-&gt;text(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74]=&quot;R&quot;;0;4)" office:value-type="float" office:value="4">
            <text:p>4</text:p>
          </table:table-cell>
          <table:table-cell table:style-name="ce8" table:formula="of:=IF([.B474]=&quot;R&quot;;0;COUNTA([.F474:.I47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dependencyeditor.cpp: <text:s text:c="15"/>actions &lt;&lt; menu.addAction( KIcon( "document-properties" ), i-&gt;succItem-&gt;text(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75]=&quot;R&quot;;0;4)" office:value-type="float" office:value="4">
            <text:p>4</text:p>
          </table:table-cell>
          <table:table-cell table:style-name="ce8" table:formula="of:=IF([.B475]=&quot;R&quot;;0;COUNTA([.F475:.I47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dependencyeditor.cpp: <text:s text:c="3"/>actionAddMilestone <text:s/>= new KAction(KIcon( "add_milestone" ), i18n("Add Milestone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76]=&quot;R&quot;;0;4)" office:value-type="float" office:value="4">
            <text:p>4</text:p>
          </table:table-cell>
          <table:table-cell table:style-name="ce8" table:formula="of:=IF([.B476]=&quot;R&quot;;0;COUNTA([.F476:.I47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dependencyeditor.cpp: <text:s text:c="3"/>actionAddSubtask <text:s/>= new KAction(KIcon( "add_sub_task" ), i18n("Add Sub-Task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77]=&quot;R&quot;;0;4)" office:value-type="float" office:value="4">
            <text:p>4</text:p>
          </table:table-cell>
          <table:table-cell table:style-name="ce8" table:formula="of:=IF([.B477]=&quot;R&quot;;0;COUNTA([.F477:.I47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dependencyeditor.cpp: <text:s text:c="3"/>actionAddTask <text:s/>= new KAction(KIcon( "add_task" ), i18n("Add Task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78]=&quot;R&quot;;0;4)" office:value-type="float" office:value="4">
            <text:p>4</text:p>
          </table:table-cell>
          <table:table-cell table:style-name="ce8" table:formula="of:=IF([.B478]=&quot;R&quot;;0;COUNTA([.F478:.I47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dependencyeditor.cpp: <text:s text:c="3"/>actionDeleteTask <text:s/>= new KAction(KIcon( "edit-delete" ), i18n("Delete Tas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number-columns-repeated="4" table:style-name="ce8" office:value-type="string">
            <text:p>x</text:p>
          </table:table-cell>
          <table:table-cell table:style-name="ce8" table:formula="of:=IF([.B479]=&quot;R&quot;;0;4)" office:value-type="float" office:value="0">
            <text:p>0</text:p>
          </table:table-cell>
          <table:table-cell table:style-name="ce8" table:formula="of:=IF([.B479]=&quot;R&quot;;0;COUNTA([.F479:.I47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documentseditor.cpp: <text:s text:c="3"/>actionEditDocument <text:s/>= new KAction(KIcon( "document-properties" ), i18n("Edit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80]=&quot;R&quot;;0;4)" office:value-type="float" office:value="4">
            <text:p>4</text:p>
          </table:table-cell>
          <table:table-cell table:style-name="ce8" table:formula="of:=IF([.B480]=&quot;R&quot;;0;COUNTA([.F480:.I480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plato/libs/ui/kptdocumentseditor.cpp: <text:s text:c="3"/>actionViewDocument <text:s/>= new KAction(KIcon( "document-preview" ), i18nc("@action View a document", "View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81]=&quot;R&quot;;0;4)" office:value-type="float" office:value="4">
            <text:p>4</text:p>
          </table:table-cell>
          <table:table-cell table:style-name="ce8" table:formula="of:=IF([.B481]=&quot;R&quot;;0;COUNTA([.F481:.I48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documentseditor.cpp:/* <text:s text:c="3"/>actionDeleteSelection <text:s/>= new KAction(KIcon( "edit-delete" ), i18n("D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number-columns-repeated="4" table:style-name="ce8" office:value-type="string">
            <text:p>x</text:p>
          </table:table-cell>
          <table:table-cell table:style-name="ce8" table:formula="of:=IF([.B482]=&quot;R&quot;;0;4)" office:value-type="float" office:value="0">
            <text:p>0</text:p>
          </table:table-cell>
          <table:table-cell table:style-name="ce8" table:formula="of:=IF([.B482]=&quot;R&quot;;0;COUNTA([.F482:.I48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plato/libs/ui/kptintervaledit.cpp: <text:s text:c="3"/>bAddInterval-&gt;setIcon( K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f:=IF([.B483]=&quot;R&quot;;0;4)" office:value-type="float" office:value="0">
            <text:p>0</text:p>
          </table:table-cell>
          <table:table-cell table:style-name="ce8" table:formula="of:=IF([.B483]=&quot;R&quot;;0;COUNTA([.F483:.I48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plato/libs/ui/kptintervaledit.cpp: <text:s text:c="3"/>bClear-&gt;setIcon( KIcon( "edit-clear-list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84]=&quot;R&quot;;0;4)" office:value-type="float" office:value="4">
            <text:p>4</text:p>
          </table:table-cell>
          <table:table-cell table:style-name="ce8" table:formula="of:=IF([.B484]=&quot;R&quot;;0;COUNTA([.F484:.I48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intervaledit.cpp: <text:s text:c="3"/>bRemoveInterval-&gt;setIcon( K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f:=IF([.B485]=&quot;R&quot;;0;4)" office:value-type="float" office:value="0">
            <text:p>0</text:p>
          </table:table-cell>
          <table:table-cell table:style-name="ce8" table:formula="of:=IF([.B485]=&quot;R&quot;;0;COUNTA([.F485:.I48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plato/libs/ui/kptperteditor.cpp: <text:s text:c="3"/>widget.addBtn-&gt;setIcon( KIcon( "arrow-right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86]=&quot;R&quot;;0;4)" office:value-type="float" office:value="4">
            <text:p>4</text:p>
          </table:table-cell>
          <table:table-cell table:style-name="ce8" table:formula="of:=IF([.B486]=&quot;R&quot;;0;COUNTA([.F486:.I48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plato/libs/ui/kptperteditor.cpp: <text:s text:c="3"/>widget.removeBtn-&gt;setIcon( KIcon( "arrow-left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87]=&quot;R&quot;;0;4)" office:value-type="float" office:value="4">
            <text:p>4</text:p>
          </table:table-cell>
          <table:table-cell table:style-name="ce8" table:formula="of:=IF([.B487]=&quot;R&quot;;0;COUNTA([.F487:.I48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resourceeditor.cpp: <text:s text:c="3"/>actionAddGroup <text:s/>= new KAction(KIcon( "user-group-new" ), i18n("Add Resource Group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88]=&quot;R&quot;;0;4)" office:value-type="float" office:value="4">
            <text:p>4</text:p>
          </table:table-cell>
          <table:table-cell table:style-name="ce8" table:formula="of:=IF([.B488]=&quot;R&quot;;0;COUNTA([.F488:.I48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resourceeditor.cpp: <text:s text:c="3"/>actionAddResource <text:s/>= new KAction(KIcon( "list-add-user" ), i18n("Add Resource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f:=IF([.B489]=&quot;R&quot;;0;4)" office:value-type="float" office:value="0">
            <text:p>0</text:p>
          </table:table-cell>
          <table:table-cell table:style-name="ce8" table:formula="of:=IF([.B489]=&quot;R&quot;;0;COUNTA([.F489:.I48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resourceeditor.cpp: <text:s text:c="3"/>actionDeleteSelection <text:s/>= new KAction(KIcon( "edit-delete" ), i18n("Delete Selected Item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number-columns-repeated="4" table:style-name="ce8" office:value-type="string">
            <text:p>x</text:p>
          </table:table-cell>
          <table:table-cell table:style-name="ce8" table:formula="of:=IF([.B490]=&quot;R&quot;;0;4)" office:value-type="float" office:value="0">
            <text:p>0</text:p>
          </table:table-cell>
          <table:table-cell table:style-name="ce8" table:formula="of:=IF([.B490]=&quot;R&quot;;0;COUNTA([.F490:.I49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scheduleeditor.cpp: <text:s text:c="3"/>actionAddSchedule <text:s/>= new KAction(KIcon( "document-new" ), i18n("Add Schedul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91]=&quot;R&quot;;0;4)" office:value-type="float" office:value="4">
            <text:p>4</text:p>
          </table:table-cell>
          <table:table-cell table:style-name="ce8" table:formula="of:=IF([.B491]=&quot;R&quot;;0;COUNTA([.F491:.I49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scheduleeditor.cpp: <text:s text:c="3"/>actionAddSubSchedule <text:s/>= new KAction(KIcon( "document-new" ), i18n("Add Sub-schedul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92]=&quot;R&quot;;0;4)" office:value-type="float" office:value="4">
            <text:p>4</text:p>
          </table:table-cell>
          <table:table-cell table:style-name="ce8" table:formula="of:=IF([.B492]=&quot;R&quot;;0;COUNTA([.F492:.I49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scheduleeditor.cpp: <text:s text:c="3"/>actionBaselineSchedule <text:s/>= new KAction(KIcon( "" ), i18n("Baselin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93]=&quot;R&quot;;0;4)" office:value-type="float" office:value="4">
            <text:p>4</text:p>
          </table:table-cell>
          <table:table-cell table:style-name="ce8" table:formula="of:=IF([.B493]=&quot;R&quot;;0;COUNTA([.F493:.I49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scheduleeditor.cpp: <text:s text:c="3"/>actionCalculateSchedule <text:s/>= new KAction(KIcon( "project_calculate" ), i18n("Calculat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94]=&quot;R&quot;;0;4)" office:value-type="float" office:value="4">
            <text:p>4</text:p>
          </table:table-cell>
          <table:table-cell table:style-name="ce8" table:formula="of:=IF([.B494]=&quot;R&quot;;0;COUNTA([.F494:.I49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scheduleeditor.cpp: <text:s text:c="3"/>actionDeleteSelection <text:s/>= new KAction(KIcon( "edit-delete" ), i18n("Delete Selectio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number-columns-repeated="4" table:style-name="ce8" office:value-type="string">
            <text:p>x</text:p>
          </table:table-cell>
          <table:table-cell table:style-name="ce8" table:formula="of:=IF([.B495]=&quot;R&quot;;0;4)" office:value-type="float" office:value="0">
            <text:p>0</text:p>
          </table:table-cell>
          <table:table-cell table:style-name="ce8" table:formula="of:=IF([.B495]=&quot;R&quot;;0;COUNTA([.F495:.I49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taskeditor.cpp: <text:s text:c="3"/>actionAddMilestone <text:s/>= new KAction(KIcon( "add_milestone" ), i18n("Add Milestone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96]=&quot;R&quot;;0;4)" office:value-type="float" office:value="4">
            <text:p>4</text:p>
          </table:table-cell>
          <table:table-cell table:style-name="ce8" table:formula="of:=IF([.B496]=&quot;R&quot;;0;COUNTA([.F496:.I49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taskeditor.cpp: <text:s text:c="3"/>actionAddSubtask <text:s/>= new KAction(KIcon( "add_sub_task" ), i18n("Add Sub-Task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97]=&quot;R&quot;;0;4)" office:value-type="float" office:value="4">
            <text:p>4</text:p>
          </table:table-cell>
          <table:table-cell table:style-name="ce8" table:formula="of:=IF([.B497]=&quot;R&quot;;0;COUNTA([.F497:.I49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taskeditor.cpp: <text:s text:c="3"/>actionAddTask <text:s/>= new KAction(KIcon( "add_task" ), i18n("Add Task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498]=&quot;R&quot;;0;4)" office:value-type="float" office:value="4">
            <text:p>4</text:p>
          </table:table-cell>
          <table:table-cell table:style-name="ce8" table:formula="of:=IF([.B498]=&quot;R&quot;;0;COUNTA([.F498:.I49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taskeditor.cpp: <text:s text:c="3"/>actionDeleteTask <text:s/>= new KAction(KIcon( "edit-delete" ), i18n("Delete Tas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number-columns-repeated="4" table:style-name="ce8" office:value-type="string">
            <text:p>x</text:p>
          </table:table-cell>
          <table:table-cell table:style-name="ce8" table:formula="of:=IF([.B499]=&quot;R&quot;;0;4)" office:value-type="float" office:value="0">
            <text:p>0</text:p>
          </table:table-cell>
          <table:table-cell table:style-name="ce8" table:formula="of:=IF([.B499]=&quot;R&quot;;0;COUNTA([.F499:.I49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taskeditor.cpp: <text:s text:c="3"/>actionIndentTask <text:s/>= new KAction(KIcon("indent_task"), i18n("Indent Task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00]=&quot;R&quot;;0;4)" office:value-type="float" office:value="4">
            <text:p>4</text:p>
          </table:table-cell>
          <table:table-cell table:style-name="ce8" table:formula="of:=IF([.B500]=&quot;R&quot;;0;COUNTA([.F500:.I50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taskeditor.cpp: <text:s text:c="3"/>actionMoveTaskDown <text:s/>= new KAction(KIcon("move_task_down"), i18n("Move Down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01]=&quot;R&quot;;0;4)" office:value-type="float" office:value="4">
            <text:p>4</text:p>
          </table:table-cell>
          <table:table-cell table:style-name="ce8" table:formula="of:=IF([.B501]=&quot;R&quot;;0;COUNTA([.F501:.I50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taskeditor.cpp: <text:s text:c="3"/>actionMoveTaskUp <text:s/>= new KAction(KIcon("move_task_up"), i18n("Move Up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02]=&quot;R&quot;;0;4)" office:value-type="float" office:value="4">
            <text:p>4</text:p>
          </table:table-cell>
          <table:table-cell table:style-name="ce8" table:formula="of:=IF([.B502]=&quot;R&quot;;0;COUNTA([.F502:.I50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taskeditor.cpp: <text:s text:c="3"/>actionUnindentTask <text:s/>= new KAction(KIcon("unindent_task"), i18n("Unindent Task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03]=&quot;R&quot;;0;4)" office:value-type="float" office:value="4">
            <text:p>4</text:p>
          </table:table-cell>
          <table:table-cell table:style-name="ce8" table:formula="of:=IF([.B503]=&quot;R&quot;;0;COUNTA([.F503:.I50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viewbase.cpp: <text:s text:c="7"/>m_actionSplitView-&gt;setIcon( KIcon( "view-close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04]=&quot;R&quot;;0;4)" office:value-type="float" office:value="4">
            <text:p>4</text:p>
          </table:table-cell>
          <table:table-cell table:style-name="ce8" table:formula="of:=IF([.B504]=&quot;R&quot;;0;COUNTA([.F504:.I50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viewbase.cpp: <text:s text:c="7"/>m_actionSplitView-&gt;setIcon( KIcon( "view-split-left-right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05]=&quot;R&quot;;0;4)" office:value-type="float" office:value="4">
            <text:p>4</text:p>
          </table:table-cell>
          <table:table-cell table:style-name="ce8" table:formula="of:=IF([.B505]=&quot;R&quot;;0;COUNTA([.F505:.I50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viewbase.cpp: <text:s text:c="3"/>actionOptions = new KAction(KIcon("configure"), i18n("Configure View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06]=&quot;R&quot;;0;4)" office:value-type="float" office:value="4">
            <text:p>4</text:p>
          </table:table-cell>
          <table:table-cell table:style-name="ce8" table:formula="of:=IF([.B506]=&quot;R&quot;;0;COUNTA([.F506:.I50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viewbase.cpp: <text:s text:c="3"/>m_actionSplitView = new KAction(KIcon("view-split-left-right"), ""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07]=&quot;R&quot;;0;4)" office:value-type="float" office:value="4">
            <text:p>4</text:p>
          </table:table-cell>
          <table:table-cell table:style-name="ce8" table:formula="of:=IF([.B507]=&quot;R&quot;;0;COUNTA([.F507:.I50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plato/workpackage/application.cpp:/* <text:s text:c="3"/>KIconLoader::global()-&gt;addAppDir("koffic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08]=&quot;R&quot;;0;4)" office:value-type="float" office:value="4">
            <text:p>4</text:p>
          </table:table-cell>
          <table:table-cell table:style-name="ce8" table:formula="of:=IF([.B508]=&quot;R&quot;;0;COUNTA([.F508:.I50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plato/workpackage/factory.cpp: <text:s text:c="7"/>KIconLoader::global()-&gt;addAppDir("koffic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09]=&quot;R&quot;;0;4)" office:value-type="float" office:value="4">
            <text:p>4</text:p>
          </table:table-cell>
          <table:table-cell table:style-name="ce8" table:formula="of:=IF([.B509]=&quot;R&quot;;0;COUNTA([.F509:.I50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workpackage/taskworkpackageview.cpp: <text:s text:c="3"/>actionOptions = new KAction(KIcon("configure"), i18n("Configure View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10]=&quot;R&quot;;0;4)" office:value-type="float" office:value="4">
            <text:p>4</text:p>
          </table:table-cell>
          <table:table-cell table:style-name="ce8" table:formula="of:=IF([.B510]=&quot;R&quot;;0;COUNTA([.F510:.I51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workpackage/view.cpp: <text:s text:c="3"/>actionConfigure <text:s/>= new KAction(KIcon( "configure" ), i18n("Configure KPlatoWork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11]=&quot;R&quot;;0;4)" office:value-type="float" office:value="4">
            <text:p>4</text:p>
          </table:table-cell>
          <table:table-cell table:style-name="ce8" table:formula="of:=IF([.B511]=&quot;R&quot;;0;COUNTA([.F511:.I51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workpackage/view.cpp: <text:s text:c="3"/>actionEditDocument <text:s/>= new KAction(KIcon( "document-properties" ), i18n("Edit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12]=&quot;R&quot;;0;4)" office:value-type="float" office:value="4">
            <text:p>4</text:p>
          </table:table-cell>
          <table:table-cell table:style-name="ce8" table:formula="of:=IF([.B512]=&quot;R&quot;;0;COUNTA([.F512:.I51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workpackage/view.cpp: <text:s text:c="3"/>actionSendPackage <text:s/>= new KAction(KIcon( "file_send_file" ), i18n("Send Package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13]=&quot;R&quot;;0;4)" office:value-type="float" office:value="4">
            <text:p>4</text:p>
          </table:table-cell>
          <table:table-cell table:style-name="ce8" table:formula="of:=IF([.B513]=&quot;R&quot;;0;COUNTA([.F513:.I51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workpackage/view.cpp: <text:s text:c="3"/>actionTaskProgress <text:s/>= new KAction(KIcon( "document-properties" ), i18n("Progress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14]=&quot;R&quot;;0;4)" office:value-type="float" office:value="4">
            <text:p>4</text:p>
          </table:table-cell>
          <table:table-cell table:style-name="ce8" table:formula="of:=IF([.B514]=&quot;R&quot;;0;COUNTA([.F514:.I51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workpackage/view.cpp: <text:s text:c="3"/>actionTaskProgress <text:s/>= new KAction(KIcon( "document-properties" ), i18n("Progress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15]=&quot;R&quot;;0;4)" office:value-type="float" office:value="4">
            <text:p>4</text:p>
          </table:table-cell>
          <table:table-cell table:style-name="ce8" table:formula="of:=IF([.B515]=&quot;R&quot;;0;COUNTA([.F515:.I51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workpackage/view.cpp: <text:s text:c="3"/>actionViewDocument <text:s/>= new KAction(KIcon( "document-properties" ), i18nc( "@verb", "View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16]=&quot;R&quot;;0;4)" office:value-type="float" office:value="4">
            <text:p>4</text:p>
          </table:table-cell>
          <table:table-cell table:style-name="ce8" table:formula="of:=IF([.B516]=&quot;R&quot;;0;COUNTA([.F516:.I516]))" office:value-type="float" office:value="0">
            <text:p>0</text:p>
          </table:table-cell>
          <table:table-cell table:style-name="ce10" table:number-columns-repeated="23"/>
        </table:table-row>
        <table:table-row table:style-name="ro6">
          <table:table-cell table:style-name="ce3" office:value-type="string">
            <text:p>kpresenter/part/dockers/KPrPageLayoutDocker.cpp: <text:s text:c="3"/>QListWidgetItem * item = new QListWidgetItem( QIcon( layout-&gt;thumbnail() ), "", m_layoutsView );</text:p>
          </table:table-cell>
          <table:table-cell table:style-name="ce3"/>
          <table:table-cell table:style-name="ce3" office:value-type="string">
            <text:p>not there</text:p>
          </table:table-cell>
          <table:table-cell table:style-name="ce8" table:number-columns-repeated="6"/>
          <table:table-cell table:style-name="ce8" office:value-type="float" office:value="0">
            <text:p>0</text:p>
          </table:table-cell>
          <table:table-cell table:style-name="ce8" table:formula="of:=IF([.B517]=&quot;R&quot;;0;COUNTA([.F517:.I517]))" office:value-type="float" office:value="0">
            <text:p>0</text:p>
          </table:table-cell>
          <table:table-cell table:style-name="ce10" table:number-columns-repeated="23"/>
        </table:table-row>
        <table:table-row table:style-name="ro6">
          <table:table-cell table:style-name="ce3" office:value-type="string">
            <text:p>kpresenter/part/KPrPresentationDrawWidget.cpp: <text:s text:c="3"/>QAction *action = new QAction( buildIconSize( size ), QString::number(size)+"px", this );</text:p>
          </table:table-cell>
          <table:table-cell table:style-name="ce3"/>
          <table:table-cell table:style-name="ce3" office:value-type="string">
            <text:p>not there</text:p>
          </table:table-cell>
          <table:table-cell table:style-name="ce8" table:number-columns-repeated="6"/>
          <table:table-cell table:style-name="ce8" office:value-type="float" office:value="0">
            <text:p>0</text:p>
          </table:table-cell>
          <table:table-cell table:style-name="ce8" table:formula="of:=IF([.B518]=&quot;R&quot;;0;COUNTA([.F518:.I51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iconLabel-&gt;setPixmap( KIcon( "chronometer" ).pixmap( iconSize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19]=&quot;R&quot;;0;4)" office:value-type="float" office:value="4">
            <text:p>4</text:p>
          </table:table-cell>
          <table:table-cell table:style-name="ce8" table:formula="of:=IF([.B519]=&quot;R&quot;;0;COUNTA([.F519:.I51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iconLabel-&gt;setPixmap( KIcon( "user-away").pixmap( iconSize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20]=&quot;R&quot;;0;4)" office:value-type="float" office:value="4">
            <text:p>4</text:p>
          </table:table-cell>
          <table:table-cell table:style-name="ce8" table:formula="of:=IF([.B520]=&quot;R&quot;;0;COUNTA([.F520:.I52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m_slidesToolButton-&gt;setIcon( KIcon( "view-list-icons.png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21]=&quot;R&quot;;0;4)" office:value-type="float" office:value="4">
            <text:p>4</text:p>
          </table:table-cell>
          <table:table-cell table:style-name="ce8" table:formula="of:=IF([.B521]=&quot;R&quot;;0;COUNTA([.F521:.I52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toolButton-&gt;setIcon( KIcon( "go-next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22]=&quot;R&quot;;0;4)" office:value-type="float" office:value="4">
            <text:p>4</text:p>
          </table:table-cell>
          <table:table-cell table:style-name="ce8" table:formula="of:=IF([.B522]=&quot;R&quot;;0;COUNTA([.F522:.I52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toolButton-&gt;setIcon( KIcon( "go-previous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23]=&quot;R&quot;;0;4)" office:value-type="float" office:value="4">
            <text:p>4</text:p>
          </table:table-cell>
          <table:table-cell table:style-name="ce8" table:formula="of:=IF([.B523]=&quot;R&quot;;0;COUNTA([.F523:.I52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resenter/part/KPrView.cpp: <text:s text:c="3"/>m_actionStartPresentation = new KActionMenu( KIcon("view-presentation"), i18n( "Start Presentation" ), this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24]=&quot;R&quot;;0;4)" office:value-type="float" office:value="4">
            <text:p>4</text:p>
          </table:table-cell>
          <table:table-cell table:style-name="ce8" table:formula="of:=IF([.B524]=&quot;R&quot;;0;COUNTA([.F524:.I52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resenter/part/pagelayout/KPrPageLayout.cpp: <text:s text:c="3"/>QString file = loader-&gt;iconPath( "layout-elements", KIconLoader::User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25]=&quot;R&quot;;0;4)" office:value-type="float" office:value="4">
            <text:p>4</text:p>
          </table:table-cell>
          <table:table-cell table:style-name="ce8" table:formula="of:=IF([.B525]=&quot;R&quot;;0;COUNTA([.F525:.I52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resenter/part/tools/animationtool/KPrAnimationToolFactory.cpp: <text:s text:c="3"/>setIcon("animation-kpresenter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26]=&quot;R&quot;;0;4)" office:value-type="float" office:value="4">
            <text:p>4</text:p>
          </table:table-cell>
          <table:table-cell table:style-name="ce8" table:formula="of:=IF([.B526]=&quot;R&quot;;0;COUNTA([.F526:.I526]))" office:value-type="float" office:value="0">
            <text:p>0</text:p>
          </table:table-cell>
          <table:table-cell table:style-name="ce10" table:number-columns-repeated="23"/>
        </table:table-row>
        <table:table-row table:style-name="ro6">
          <table:table-cell table:style-name="ce3" office:value-type="string">
            <text:p>kpresenter/part/tools/KPrPlaceholderToolFactory.cpp: <text:s text:c="3"/>//setIcon("animation-kpresenter");</text:p>
          </table:table-cell>
          <table:table-cell table:style-name="ce3"/>
          <table:table-cell table:style-name="ce3" office:value-type="string">
            <text:p>not there</text:p>
          </table:table-cell>
          <table:table-cell table:style-name="ce8" table:number-columns-repeated="6"/>
          <table:table-cell table:style-name="ce8" office:value-type="float" office:value="0">
            <text:p>0</text:p>
          </table:table-cell>
          <table:table-cell table:style-name="ce8" table:formula="of:=IF([.B527]=&quot;R&quot;;0;COUNTA([.F527:.I527]))" office:value-type="float" office:value="0">
            <text:p>0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kpresenter/part/ui/KPrCustomSlideShowsDialog.cpp: <text:s text:c="7"/>item = new QListWidgetItem( QIcon( page-&gt;thumbnail( QSize(75,75) ) ), i18n( "Slide %1", m_doc-&gt;pageIndex(page)+1 ), m_uiWidget.currentSlidesList );</text:p>
          </table:table-cell>
          <table:table-cell table:style-name="ce3"/>
          <table:table-cell table:style-name="ce3" office:value-type="string">
            <text:p>not there</text:p>
          </table:table-cell>
          <table:table-cell table:style-name="ce8" table:number-columns-repeated="6"/>
          <table:table-cell table:style-name="ce8" office:value-type="float" office:value="0">
            <text:p>0</text:p>
          </table:table-cell>
          <table:table-cell table:style-name="ce8" table:formula="of:=IF([.B528]=&quot;R&quot;;0;COUNTA([.F528:.I528]))" office:value-type="float" office:value="0">
            <text:p>0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kpresenter/part/ui/KPrCustomSlideShowsDialog.cpp: <text:s text:c="7"/>item = new QListWidgetItem( QIcon( page-&gt;thumbnail( QSize(75,75) ) ), i18n("Slide %1", currentPage++), m_uiWidget.availableSlidesList );</text:p>
          </table:table-cell>
          <table:table-cell table:style-name="ce3"/>
          <table:table-cell table:style-name="ce3" office:value-type="string">
            <text:p>not there</text:p>
          </table:table-cell>
          <table:table-cell table:style-name="ce8" table:number-columns-repeated="6"/>
          <table:table-cell table:style-name="ce8" office:value-type="float" office:value="0">
            <text:p>0</text:p>
          </table:table-cell>
          <table:table-cell table:style-name="ce8" table:formula="of:=IF([.B529]=&quot;R&quot;;0;COUNTA([.F529:.I529]))" office:value-type="float" office:value="0">
            <text:p>0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kpresenter/part/ui/KPrCustomSlideShowsDialog.cpp: <text:s text:c="7"/>item = new QListWidgetItem( QIcon( page-&gt;thumbnail( QSize(75,75) ) ), i18n("Slide %1", m_doc-&gt;pageIndex(page)+1 ), m_uiWidget.currentSlidesList );</text:p>
          </table:table-cell>
          <table:table-cell table:style-name="ce3"/>
          <table:table-cell table:style-name="ce3" office:value-type="string">
            <text:p>not there</text:p>
          </table:table-cell>
          <table:table-cell table:style-name="ce8" table:number-columns-repeated="6"/>
          <table:table-cell table:style-name="ce8" office:value-type="float" office:value="0">
            <text:p>0</text:p>
          </table:table-cell>
          <table:table-cell table:style-name="ce8" table:formula="of:=IF([.B530]=&quot;R&quot;;0;COUNTA([.F530:.I53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resenter/part/ui/KPrPresentationToolWidget.cpp: <text:s text:c="3"/>m_uiWidget.blackButton-&gt;setIcon( KIcon( "black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31]=&quot;R&quot;;0;4)" office:value-type="float" office:value="4">
            <text:p>4</text:p>
          </table:table-cell>
          <table:table-cell table:style-name="ce8" table:formula="of:=IF([.B531]=&quot;R&quot;;0;COUNTA([.F531:.I53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resenter/part/ui/KPrPresentationToolWidget.cpp: <text:s text:c="3"/>m_uiWidget.highLightButton-&gt;setIcon( KIcon( "highlight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32]=&quot;R&quot;;0;4)" office:value-type="float" office:value="4">
            <text:p>4</text:p>
          </table:table-cell>
          <table:table-cell table:style-name="ce8" table:formula="of:=IF([.B532]=&quot;R&quot;;0;COUNTA([.F532:.I53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resenter/part/ui/KPrPresentationToolWidget.cpp: <text:s text:c="3"/>m_uiWidget.penButton-&gt;setIcon( KIcon( "pen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33]=&quot;R&quot;;0;4)" office:value-type="float" office:value="4">
            <text:p>4</text:p>
          </table:table-cell>
          <table:table-cell table:style-name="ce8" table:formula="of:=IF([.B533]=&quot;R&quot;;0;COUNTA([.F533:.I53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rita/image/generator/kis_generator_layer.cpp: <text:s text:c="3"/>return KIcon("view-filter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34]=&quot;R&quot;;0;4)" office:value-type="float" office:value="4">
            <text:p>4</text:p>
          </table:table-cell>
          <table:table-cell table:style-name="ce8" table:formula="of:=IF([.B534]=&quot;R&quot;;0;COUNTA([.F534:.I534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Locked"), KIcon("locked"), KIcon("unlocked"), userLocked(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35]=&quot;R&quot;;0;4)" office:value-type="float" office:value="4">
            <text:p>4</text:p>
          </table:table-cell>
          <table:table-cell table:style-name="ce8" table:formula="of:=IF([.B535]=&quot;R&quot;;0;COUNTA([.F535:.I535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Visible"), KIcon("visible"), KIcon("novisible"), visible(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36]=&quot;R&quot;;0;4)" office:value-type="float" office:value="4">
            <text:p>4</text:p>
          </table:table-cell>
          <table:table-cell table:style-name="ce8" table:formula="of:=IF([.B536]=&quot;R&quot;;0;COUNTA([.F536:.I53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rita/image/kis_clone_layer.cpp: <text:s text:c="3"/>return KIcon("edit-copy"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8" table:number-columns-repeated="6"/>
          <table:table-cell table:style-name="ce8" table:formula="of:=IF([.B537]=&quot;R&quot;;0;4)" office:value-type="float" office:value="0">
            <text:p>0</text:p>
          </table:table-cell>
          <table:table-cell table:style-name="ce8" table:formula="of:=IF([.B537]=&quot;R&quot;;0;COUNTA([.F537:.I53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rita/image/kis_filter_mask.cpp: <text:s text:c="3"/>return KIcon("view-filter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38]=&quot;R&quot;;0;4)" office:value-type="float" office:value="4">
            <text:p>4</text:p>
          </table:table-cell>
          <table:table-cell table:style-name="ce8" table:formula="of:=IF([.B538]=&quot;R&quot;;0;COUNTA([.F538:.I53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plugins/extensions/backgrounds/wdg_backgrounds.cpp: <text:s text:c="3"/>bnAdd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f:=IF([.B539]=&quot;R&quot;;0;4)" office:value-type="float" office:value="0">
            <text:p>0</text:p>
          </table:table-cell>
          <table:table-cell table:style-name="ce8" table:formula="of:=IF([.B539]=&quot;R&quot;;0;COUNTA([.F539:.I53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plugins/extensions/backgrounds/wdg_backgrounds.cpp: <text:s text:c="3"/>bnRemove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f:=IF([.B540]=&quot;R&quot;;0;4)" office:value-type="float" office:value="0">
            <text:p>0</text:p>
          </table:table-cell>
          <table:table-cell table:style-name="ce8" table:formula="of:=IF([.B540]=&quot;R&quot;;0;COUNTA([.F540:.I54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plugins/extensions/backgrounds/wdg_backgrounds.cpp: <text:s text:c="3"/>bnReset-&gt;setIcon( SmallIcon( "edit-undo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41]=&quot;R&quot;;0;4)" office:value-type="float" office:value="4">
            <text:p>4</text:p>
          </table:table-cell>
          <table:table-cell table:style-name="ce8" table:formula="of:=IF([.B541]=&quot;R&quot;;0;COUNTA([.F541:.I54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Add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f:=IF([.B542]=&quot;R&quot;;0;4)" office:value-type="float" office:value="0">
            <text:p>0</text:p>
          </table:table-cell>
          <table:table-cell table:style-name="ce8" table:formula="of:=IF([.B542]=&quot;R&quot;;0;COUNTA([.F542:.I54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Delete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f:=IF([.B543]=&quot;R&quot;;0;4)" office:value-type="float" office:value="0">
            <text:p>0</text:p>
          </table:table-cell>
          <table:table-cell table:style-name="ce8" table:formula="of:=IF([.B543]=&quot;R&quot;;0;COUNTA([.F543:.I54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Duplicate-&gt;setIcon(SmallIcon("edit-copy"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8" table:number-columns-repeated="6"/>
          <table:table-cell table:style-name="ce8" table:formula="of:=IF([.B544]=&quot;R&quot;;0;4)" office:value-type="float" office:value="0">
            <text:p>0</text:p>
          </table:table-cell>
          <table:table-cell table:style-name="ce8" table:formula="of:=IF([.B544]=&quot;R&quot;;0;COUNTA([.F544:.I54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Lower-&gt;setIcon(SmallIcon("go-dow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45]=&quot;R&quot;;0;4)" office:value-type="float" office:value="4">
            <text:p>4</text:p>
          </table:table-cell>
          <table:table-cell table:style-name="ce8" table:formula="of:=IF([.B545]=&quot;R&quot;;0;COUNTA([.F545:.I54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Raise-&gt;setIcon(SmallIcon("go-up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46]=&quot;R&quot;;0;4)" office:value-type="float" office:value="4">
            <text:p>4</text:p>
          </table:table-cell>
          <table:table-cell table:style-name="ce8" table:formula="of:=IF([.B546]=&quot;R&quot;;0;COUNTA([.F546:.I54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plugins/extensions/painterlyframework/kis_painterlymixer.cpp: <text:s text:c="3"/>m_bErase-&gt;setIcon(KIcon("edit-delete")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number-columns-repeated="4" table:style-name="ce8" office:value-type="string">
            <text:p>x</text:p>
          </table:table-cell>
          <table:table-cell table:style-name="ce8" table:formula="of:=IF([.B547]=&quot;R&quot;;0;4)" office:value-type="float" office:value="0">
            <text:p>0</text:p>
          </table:table-cell>
          <table:table-cell table:style-name="ce8" table:formula="of:=IF([.B547]=&quot;R&quot;;0;COUNTA([.F547:.I54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rita/shape/KritaShapeFactory.cpp: <text:s text:c="3"/>setIcon("kritashap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48]=&quot;R&quot;;0;4)" office:value-type="float" office:value="4">
            <text:p>4</text:p>
          </table:table-cell>
          <table:table-cell table:style-name="ce8" table:formula="of:=IF([.B548]=&quot;R&quot;;0;COUNTA([.F548:.I54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rita/shape/KritaShapeTool.cpp: <text:s text:c="3"/>button-&gt;setIcon(SmallIcon("ope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49]=&quot;R&quot;;0;4)" office:value-type="float" office:value="4">
            <text:p>4</text:p>
          </table:table-cell>
          <table:table-cell table:style-name="ce8" table:formula="of:=IF([.B549]=&quot;R&quot;;0;COUNTA([.F549:.I54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rita/shape/KritaShapeToolFactory.cpp: <text:s text:c="3"/>setIcon("kritashap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50]=&quot;R&quot;;0;4)" office:value-type="float" office:value="4">
            <text:p>4</text:p>
          </table:table-cell>
          <table:table-cell table:style-name="ce8" table:formula="of:=IF([.B550]=&quot;R&quot;;0;COUNTA([.F550:.I55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control_frame.cpp: <text:s text:c="3"/>m_gradientWidget = new KisIconWidget(view, "gradients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51]=&quot;R&quot;;0;4)" office:value-type="float" office:value="4">
            <text:p>4</text:p>
          </table:table-cell>
          <table:table-cell table:style-name="ce8" table:formula="of:=IF([.B551]=&quot;R&quot;;0;COUNTA([.F551:.I55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control_frame.cpp: <text:s text:c="3"/>m_patternWidget = new KisIconWidget(view, "patterns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52]=&quot;R&quot;;0;4)" office:value-type="float" office:value="4">
            <text:p>4</text:p>
          </table:table-cell>
          <table:table-cell table:style-name="ce8" table:formula="of:=IF([.B552]=&quot;R&quot;;0;COUNTA([.F552:.I55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7"/>menu.addAction(KIcon("document-properties"), i18n("&amp;Properties..."), this, SLOT(slotPropertiesClicked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53]=&quot;R&quot;;0;4)" office:value-type="float" office:value="4">
            <text:p>4</text:p>
          </table:table-cell>
          <table:table-cell table:style-name="ce8" table:formula="of:=IF([.B553]=&quot;R&quot;;0;COUNTA([.F553:.I55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7"/>menu.addAction(KIcon("edit-delete"), i18n("&amp;Remove Layer"), this, SLOT(slotRmClicked())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number-columns-repeated="4" table:style-name="ce8" office:value-type="string">
            <text:p>x</text:p>
          </table:table-cell>
          <table:table-cell table:style-name="ce8" table:formula="of:=IF([.B554]=&quot;R&quot;;0;4)" office:value-type="float" office:value="0">
            <text:p>0</text:p>
          </table:table-cell>
          <table:table-cell table:style-name="ce8" table:formula="of:=IF([.B554]=&quot;R&quot;;0;COUNTA([.F554:.I55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7"/>menu.addAction(KIcon("edit-duplicate"), i18n("&amp;Duplicate Layer or Mask"), this, SLOT(slotDuplicateClicked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55]=&quot;R&quot;;0;4)" office:value-type="float" office:value="4">
            <text:p>4</text:p>
          </table:table-cell>
          <table:table-cell table:style-name="ce8" table:formula="of:=IF([.B555]=&quot;R&quot;;0;COUNTA([.F555:.I55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list-details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56]=&quot;R&quot;;0;4)" office:value-type="float" office:value="4">
            <text:p>4</text:p>
          </table:table-cell>
          <table:table-cell table:style-name="ce8" table:formula="of:=IF([.B556]=&quot;R&quot;;0;COUNTA([.F556:.I55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list-text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57]=&quot;R&quot;;0;4)" office:value-type="float" office:value="4">
            <text:p>4</text:p>
          </table:table-cell>
          <table:table-cell table:style-name="ce8" table:formula="of:=IF([.B557]=&quot;R&quot;;0;COUNTA([.F557:.I55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preview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58]=&quot;R&quot;;0;4)" office:value-type="float" office:value="4">
            <text:p>4</text:p>
          </table:table-cell>
          <table:table-cell table:style-name="ce8" table:formula="of:=IF([.B558]=&quot;R&quot;;0;COUNTA([.F558:.I55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bookmark-new"), i18n("&amp;Shape Layer"), this, SLOT(slotNewShapeLayer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59]=&quot;R&quot;;0;4)" office:value-type="float" office:value="4">
            <text:p>4</text:p>
          </table:table-cell>
          <table:table-cell table:style-name="ce8" table:formula="of:=IF([.B559]=&quot;R&quot;;0;COUNTA([.F559:.I55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bookmarks"), i18n("&amp;Filter Mask..."), this, SLOT(slotNewEffectMask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60]=&quot;R&quot;;0;4)" office:value-type="float" office:value="4">
            <text:p>4</text:p>
          </table:table-cell>
          <table:table-cell table:style-name="ce8" table:formula="of:=IF([.B560]=&quot;R&quot;;0;COUNTA([.F560:.I56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document-new"), i18n("&amp;Paint Layer"), this, SLOT(slotNewPaintLayer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61]=&quot;R&quot;;0;4)" office:value-type="float" office:value="4">
            <text:p>4</text:p>
          </table:table-cell>
          <table:table-cell table:style-name="ce8" table:formula="of:=IF([.B561]=&quot;R&quot;;0;COUNTA([.F561:.I56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edit-copy"), i18n("&amp;Clone Layer"), this, SLOT(slotNewClon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8" office:value-type="string">
            <text:p>“clone”</text:p>
          </table:table-cell>
          <table:table-cell table:style-name="ce8" table:number-columns-repeated="5"/>
          <table:table-cell table:style-name="ce8" table:formula="of:=IF([.B562]=&quot;R&quot;;0;4)" office:value-type="float" office:value="0">
            <text:p>0</text:p>
          </table:table-cell>
          <table:table-cell table:style-name="ce8" table:formula="of:=IF([.B562]=&quot;R&quot;;0;COUNTA([.F562:.I56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edit-copy"), i18n("&amp;Transparency Mask"), this, SLOT(slotNewTransparency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8" office:value-type="string">
            <text:p>“transparency mask” ?</text:p>
          </table:table-cell>
          <table:table-cell table:style-name="ce8" table:number-columns-repeated="5"/>
          <table:table-cell table:style-name="ce8" table:formula="of:=IF([.B563]=&quot;R&quot;;0;4)" office:value-type="float" office:value="0">
            <text:p>0</text:p>
          </table:table-cell>
          <table:table-cell table:style-name="ce8" table:formula="of:=IF([.B563]=&quot;R&quot;;0;COUNTA([.F563:.I56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edit-paste"), i18n("&amp;Local Selection"), this, SLOT(slotNewSelectionMask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64]=&quot;R&quot;;0;4)" office:value-type="float" office:value="4">
            <text:p>4</text:p>
          </table:table-cell>
          <table:table-cell table:style-name="ce8" table:formula="of:=IF([.B564]=&quot;R&quot;;0;COUNTA([.F564:.I56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folder-new"), i18n("&amp;Group Layer"), this, SLOT(slotNewGroupLayer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65]=&quot;R&quot;;0;4)" office:value-type="float" office:value="4">
            <text:p>4</text:p>
          </table:table-cell>
          <table:table-cell table:style-name="ce8" table:formula="of:=IF([.B565]=&quot;R&quot;;0;COUNTA([.F565:.I56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view-filter"), i18n("&amp;Filter Layer..."), this, SLOT(slotNewAdjustmentLayer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66]=&quot;R&quot;;0;4)" office:value-type="float" office:value="4">
            <text:p>4</text:p>
          </table:table-cell>
          <table:table-cell table:style-name="ce8" table:formula="of:=IF([.B566]=&quot;R&quot;;0;COUNTA([.F566:.I56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view-filter"), i18n("&amp;Generated Layer..."), this, SLOT(slotNewGeneratorLayer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67]=&quot;R&quot;;0;4)" office:value-type="float" office:value="4">
            <text:p>4</text:p>
          </table:table-cell>
          <table:table-cell table:style-name="ce8" table:formula="of:=IF([.B567]=&quot;R&quot;;0;COUNTA([.F567:.I56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view-filter"), i18n("&amp;Transformation Mask..."), this, SLOT(slotNewTransformationMask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68]=&quot;R&quot;;0;4)" office:value-type="float" office:value="4">
            <text:p>4</text:p>
          </table:table-cell>
          <table:table-cell table:style-name="ce8" table:formula="of:=IF([.B568]=&quot;R&quot;;0;COUNTA([.F568:.I56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_wdgLayerBox-&gt;bnAdd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f:=IF([.B569]=&quot;R&quot;;0;4)" office:value-type="float" office:value="0">
            <text:p>0</text:p>
          </table:table-cell>
          <table:table-cell table:style-name="ce8" table:formula="of:=IF([.B569]=&quot;R&quot;;0;COUNTA([.F569:.I56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_wdgLayerBox-&gt;bnDelete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f:=IF([.B570]=&quot;R&quot;;0;4)" office:value-type="float" office:value="0">
            <text:p>0</text:p>
          </table:table-cell>
          <table:table-cell table:style-name="ce8" table:formula="of:=IF([.B570]=&quot;R&quot;;0;COUNTA([.F570:.I57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_wdgLayerBox-&gt;bnDuplicate-&gt;setIcon(SmallIcon("edit-copy"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8" table:number-columns-repeated="6"/>
          <table:table-cell table:style-name="ce8" table:formula="of:=IF([.B571]=&quot;R&quot;;0;4)" office:value-type="float" office:value="0">
            <text:p>0</text:p>
          </table:table-cell>
          <table:table-cell table:style-name="ce8" table:formula="of:=IF([.B571]=&quot;R&quot;;0;COUNTA([.F571:.I57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_wdgLayerBox-&gt;bnLower-&gt;setIcon(SmallIcon("go-dow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72]=&quot;R&quot;;0;4)" office:value-type="float" office:value="4">
            <text:p>4</text:p>
          </table:table-cell>
          <table:table-cell table:style-name="ce8" table:formula="of:=IF([.B572]=&quot;R&quot;;0;COUNTA([.F572:.I57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_wdgLayerBox-&gt;bnRaise-&gt;setIcon(SmallIcon("go-up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73]=&quot;R&quot;;0;4)" office:value-type="float" office:value="4">
            <text:p>4</text:p>
          </table:table-cell>
          <table:table-cell table:style-name="ce8" table:formula="of:=IF([.B573]=&quot;R&quot;;0;COUNTA([.F573:.I57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_wdgLayerBox-&gt;bnViewMode-&gt;setIcon(KIcon("view-choos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74]=&quot;R&quot;;0;4)" office:value-type="float" office:value="4">
            <text:p>4</text:p>
          </table:table-cell>
          <table:table-cell table:style-name="ce8" table:formula="of:=IF([.B574]=&quot;R&quot;;0;COUNTA([.F574:.I57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bookmark-new"), i18n("&amp;Shape Layer"), this, SLOT(slotNewShapeLayer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75]=&quot;R&quot;;0;4)" office:value-type="float" office:value="4">
            <text:p>4</text:p>
          </table:table-cell>
          <table:table-cell table:style-name="ce8" table:formula="of:=IF([.B575]=&quot;R&quot;;0;COUNTA([.F575:.I57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bookmarks"), i18n("&amp;Effect Mask..."), this, SLOT(slotNewEffectMask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76]=&quot;R&quot;;0;4)" office:value-type="float" office:value="4">
            <text:p>4</text:p>
          </table:table-cell>
          <table:table-cell table:style-name="ce8" table:formula="of:=IF([.B576]=&quot;R&quot;;0;COUNTA([.F576:.I57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document-new"), i18n("&amp;Layer"), this, SLOT(slotNewPaintLayer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77]=&quot;R&quot;;0;4)" office:value-type="float" office:value="4">
            <text:p>4</text:p>
          </table:table-cell>
          <table:table-cell table:style-name="ce8" table:formula="of:=IF([.B577]=&quot;R&quot;;0;COUNTA([.F577:.I57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edit-copy"), i18n("&amp;Clone Layer"), this, SLOT(slotNewClon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8" office:value-type="string">
            <text:p>clone?</text:p>
          </table:table-cell>
          <table:table-cell table:style-name="ce8" table:number-columns-repeated="5"/>
          <table:table-cell table:style-name="ce8" table:formula="of:=IF([.B578]=&quot;R&quot;;0;4)" office:value-type="float" office:value="0">
            <text:p>0</text:p>
          </table:table-cell>
          <table:table-cell table:style-name="ce8" table:formula="of:=IF([.B578]=&quot;R&quot;;0;COUNTA([.F578:.I57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edit-copy"), i18n("&amp;Transparency Mask"), this, SLOT(slotNewTransparency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8" office:value-type="string">
            <text:p>“transparency mask” ?</text:p>
          </table:table-cell>
          <table:table-cell table:style-name="ce8" table:number-columns-repeated="5"/>
          <table:table-cell table:style-name="ce8" table:formula="of:=IF([.B579]=&quot;R&quot;;0;4)" office:value-type="float" office:value="0">
            <text:p>0</text:p>
          </table:table-cell>
          <table:table-cell table:style-name="ce8" table:formula="of:=IF([.B579]=&quot;R&quot;;0;COUNTA([.F579:.I57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edit-paste"), i18n("&amp;Local Selection"), this, SLOT(slotNewSelectionMask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80]=&quot;R&quot;;0;4)" office:value-type="float" office:value="4">
            <text:p>4</text:p>
          </table:table-cell>
          <table:table-cell table:style-name="ce8" table:formula="of:=IF([.B580]=&quot;R&quot;;0;COUNTA([.F580:.I58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folder-new"), i18n("&amp;Group Layer"), this, SLOT(slotNewGroupLayer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81]=&quot;R&quot;;0;4)" office:value-type="float" office:value="4">
            <text:p>4</text:p>
          </table:table-cell>
          <table:table-cell table:style-name="ce8" table:formula="of:=IF([.B581]=&quot;R&quot;;0;COUNTA([.F581:.I58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view-filter"), i18n("&amp;Filter Layer..."), this, SLOT(slotNewAdjustmentLayer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82]=&quot;R&quot;;0;4)" office:value-type="float" office:value="4">
            <text:p>4</text:p>
          </table:table-cell>
          <table:table-cell table:style-name="ce8" table:formula="of:=IF([.B582]=&quot;R&quot;;0;COUNTA([.F582:.I58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view-filter"), i18n("&amp;Generated Layer..."), this, SLOT(slotNewGeneratorLayer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83]=&quot;R&quot;;0;4)" office:value-type="float" office:value="4">
            <text:p>4</text:p>
          </table:table-cell>
          <table:table-cell table:style-name="ce8" table:formula="of:=IF([.B583]=&quot;R&quot;;0;COUNTA([.F583:.I58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view-filter"), i18n("&amp;Transformation Mask..."), this, SLOT(slotNewTransformationMask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84]=&quot;R&quot;;0;4)" office:value-type="float" office:value="4">
            <text:p>4</text:p>
          </table:table-cell>
          <table:table-cell table:style-name="ce8" table:formula="of:=IF([.B584]=&quot;R&quot;;0;COUNTA([.F584:.I58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dialogs/DocumentSettingsDialog.cpp: <text:s text:c="3"/>d-&gt;page1-&gt;setIcon(KIcon("preferences-desktop-local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85]=&quot;R&quot;;0;4)" office:value-type="float" office:value="4">
            <text:p>4</text:p>
          </table:table-cell>
          <table:table-cell table:style-name="ce8" table:formula="of:=IF([.B585]=&quot;R&quot;;0;COUNTA([.F585:.I58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dialogs/FormulaDialog.cpp: <text:s text:c="3"/>selectFunction-&gt;setIcon( BarIcon( "go-down", KIconLoader::SizeSmall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86]=&quot;R&quot;;0;4)" office:value-type="float" office:value="4">
            <text:p>4</text:p>
          </table:table-cell>
          <table:table-cell table:style-name="ce8" table:formula="of:=IF([.B586]=&quot;R&quot;;0;COUNTA([.F586:.I58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horizontal"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87]=&quot;R&quot;;0;4)" office:value-type="float" office:value="4">
            <text:p>4</text:p>
          </table:table-cell>
          <table:table-cell table:style-name="ce8" table:formula="of:=IF([.B587]=&quot;R&quot;;0;COUNTA([.F587:.I58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inside"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88]=&quot;R&quot;;0;4)" office:value-type="float" office:value="4">
            <text:p>4</text:p>
          </table:table-cell>
          <table:table-cell table:style-name="ce8" table:formula="of:=IF([.B588]=&quot;R&quot;;0;COUNTA([.F588:.I58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vertical"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89]=&quot;R&quot;;0;4)" office:value-type="float" office:value="4">
            <text:p>4</text:p>
          </table:table-cell>
          <table:table-cell table:style-name="ce8" table:formula="of:=IF([.B589]=&quot;R&quot;;0;COUNTA([.F589:.I58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dialogs/LinkDialog.cpp: <text:s text:c="3"/>d-&gt;p1-&gt;setIcon( KIcon("internet-web-browser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90]=&quot;R&quot;;0;4)" office:value-type="float" office:value="4">
            <text:p>4</text:p>
          </table:table-cell>
          <table:table-cell table:style-name="ce8" table:formula="of:=IF([.B590]=&quot;R&quot;;0;COUNTA([.F590:.I59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dialogs/LinkDialog.cpp: <text:s text:c="3"/>d-&gt;p2-&gt;setIcon( KIcon("mail-message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91]=&quot;R&quot;;0;4)" office:value-type="float" office:value="4">
            <text:p>4</text:p>
          </table:table-cell>
          <table:table-cell table:style-name="ce8" table:formula="of:=IF([.B591]=&quot;R&quot;;0;COUNTA([.F591:.I59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dialogs/LinkDialog.cpp: <text:s text:c="3"/>d-&gt;p3-&gt;setIcon( KIcon("system-file-manager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92]=&quot;R&quot;;0;4)" office:value-type="float" office:value="4">
            <text:p>4</text:p>
          </table:table-cell>
          <table:table-cell table:style-name="ce8" table:formula="of:=IF([.B592]=&quot;R&quot;;0;COUNTA([.F592:.I59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dialogs/LinkDialog.cpp: <text:s text:c="3"/>d-&gt;p4-&gt;setIcon( KIcon("table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93]=&quot;R&quot;;0;4)" office:value-type="float" office:value="4">
            <text:p>4</text:p>
          </table:table-cell>
          <table:table-cell table:style-name="ce8" table:formula="of:=IF([.B593]=&quot;R&quot;;0;COUNTA([.F593:.I59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part/CellToolFactory.cpp: <text:s text:c="3"/>setIcon( "kspread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94]=&quot;R&quot;;0;4)" office:value-type="float" office:value="4">
            <text:p>4</text:p>
          </table:table-cell>
          <table:table-cell table:style-name="ce8" table:formula="of:=IF([.B594]=&quot;R&quot;;0;COUNTA([.F594:.I59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dialogs/PreferenceDialog.cpp: <text:s text:c="3"/>page-&gt;setIcon(KIcon("document-sav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95]=&quot;R&quot;;0;4)" office:value-type="float" office:value="4">
            <text:p>4</text:p>
          </table:table-cell>
          <table:table-cell table:style-name="ce8" table:formula="of:=IF([.B595]=&quot;R&quot;;0;COUNTA([.F595:.I59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dialogs/PreferenceDialog.cpp: <text:s text:c="3"/>page-&gt;setIcon(KIcon("preferences-desktop-them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96]=&quot;R&quot;;0;4)" office:value-type="float" office:value="4">
            <text:p>4</text:p>
          </table:table-cell>
          <table:table-cell table:style-name="ce8" table:formula="of:=IF([.B596]=&quot;R&quot;;0;COUNTA([.F596:.I59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dialogs/PreferenceDialog.cpp: <text:s text:c="3"/>page-&gt;setIcon(KIcon("preferences-plugi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97]=&quot;R&quot;;0;4)" office:value-type="float" office:value="4">
            <text:p>4</text:p>
          </table:table-cell>
          <table:table-cell table:style-name="ce8" table:formula="of:=IF([.B597]=&quot;R&quot;;0;COUNTA([.F597:.I59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dialogs/PreferenceDialog.cpp: <text:s text:c="3"/>page-&gt;setIcon(KIcon("tools-check-spelling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98]=&quot;R&quot;;0;4)" office:value-type="float" office:value="4">
            <text:p>4</text:p>
          </table:table-cell>
          <table:table-cell table:style-name="ce8" table:formula="of:=IF([.B598]=&quot;R&quot;;0;COUNTA([.F598:.I59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dialogs/SheetSelectPage.cpp: <text:s/>ButtonMoveBottom-&gt;setIcon(KIcon("go-bottom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599]=&quot;R&quot;;0;4)" office:value-type="float" office:value="4">
            <text:p>4</text:p>
          </table:table-cell>
          <table:table-cell table:style-name="ce8" table:formula="of:=IF([.B599]=&quot;R&quot;;0;COUNTA([.F599:.I59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dialogs/SheetSelectPage.cpp: <text:s/>ButtonMoveDown-&gt;setIcon(KIcon("go-dow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00]=&quot;R&quot;;0;4)" office:value-type="float" office:value="4">
            <text:p>4</text:p>
          </table:table-cell>
          <table:table-cell table:style-name="ce8" table:formula="of:=IF([.B600]=&quot;R&quot;;0;COUNTA([.F600:.I60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dialogs/SheetSelectPage.cpp: <text:s/>ButtonMoveTop-&gt;setIcon(KIcon("go-top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01]=&quot;R&quot;;0;4)" office:value-type="float" office:value="4">
            <text:p>4</text:p>
          </table:table-cell>
          <table:table-cell table:style-name="ce8" table:formula="of:=IF([.B601]=&quot;R&quot;;0;COUNTA([.F601:.I60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dialogs/SheetSelectPage.cpp: <text:s/>ButtonMoveUp-&gt;setIcon(KIcon("go-up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02]=&quot;R&quot;;0;4)" office:value-type="float" office:value="4">
            <text:p>4</text:p>
          </table:table-cell>
          <table:table-cell table:style-name="ce8" table:formula="of:=IF([.B602]=&quot;R&quot;;0;COUNTA([.F602:.I60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dialogs/SheetSelectPage.cpp: <text:s/>ButtonRemove-&gt;setIcon(KIcon("go-previou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03]=&quot;R&quot;;0;4)" office:value-type="float" office:value="4">
            <text:p>4</text:p>
          </table:table-cell>
          <table:table-cell table:style-name="ce8" table:formula="of:=IF([.B603]=&quot;R&quot;;0;COUNTA([.F603:.I60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dialogs/SheetSelectPage.cpp: <text:s/>ButtonRemoveAll-&gt;setIcon(KIcon("go-firs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04]=&quot;R&quot;;0;4)" office:value-type="float" office:value="4">
            <text:p>4</text:p>
          </table:table-cell>
          <table:table-cell table:style-name="ce8" table:formula="of:=IF([.B604]=&quot;R&quot;;0;COUNTA([.F604:.I60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dialogs/SheetSelectPage.cpp: <text:s/>ButtonSelect-&gt;setIcon(KIcon("go-nex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05]=&quot;R&quot;;0;4)" office:value-type="float" office:value="4">
            <text:p>4</text:p>
          </table:table-cell>
          <table:table-cell table:style-name="ce8" table:formula="of:=IF([.B605]=&quot;R&quot;;0;COUNTA([.F605:.I60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dialogs/SheetSelectPage.cpp: <text:s/>ButtonSelectAll-&gt;setIcon(KIcon("go-las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06]=&quot;R&quot;;0;4)" office:value-type="float" office:value="4">
            <text:p>4</text:p>
          </table:table-cell>
          <table:table-cell table:style-name="ce8" table:formula="of:=IF([.B606]=&quot;R&quot;;0;COUNTA([.F606:.I60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View.cpp: <text:s text:c="7"/>QAction* deleteSheet = new KAction(KIcon("delete_table"), i18n("Remove Shee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07]=&quot;R&quot;;0;4)" office:value-type="float" office:value="4">
            <text:p>4</text:p>
          </table:table-cell>
          <table:table-cell table:style-name="ce8" table:formula="of:=IF([.B607]=&quot;R&quot;;0;COUNTA([.F607:.I60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View.cpp: <text:s text:c="7"/>QAction* insertSheet = new KAction(KIcon("insert-table"), i18n("Insert Shee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08]=&quot;R&quot;;0;4)" office:value-type="float" office:value="4">
            <text:p>4</text:p>
          </table:table-cell>
          <table:table-cell table:style-name="ce8" table:formula="of:=IF([.B608]=&quot;R&quot;;0;COUNTA([.F608:.I60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View.cpp: <text:s text:c="3"/>actions-&gt;deleteSheet = new KAction(KIcon("edit-delete"), i18n("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number-columns-repeated="4" table:style-name="ce8" office:value-type="string">
            <text:p>x</text:p>
          </table:table-cell>
          <table:table-cell table:style-name="ce8" table:formula="of:=IF([.B609]=&quot;R&quot;;0;4)" office:value-type="float" office:value="0">
            <text:p>0</text:p>
          </table:table-cell>
          <table:table-cell table:style-name="ce8" table:formula="of:=IF([.B609]=&quot;R&quot;;0;COUNTA([.F609:.I60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View.cpp: <text:s text:c="3"/>actions-&gt;deleteSheet-&gt;setIconText(i18n("Remove Shee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10]=&quot;R&quot;;0;4)" office:value-type="float" office:value="4">
            <text:p>4</text:p>
          </table:table-cell>
          <table:table-cell table:style-name="ce8" table:formula="of:=IF([.B610]=&quot;R&quot;;0;COUNTA([.F610:.I61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View.cpp: <text:s text:c="3"/>actions-&gt;duplicateSheet = new KAction(/*KIcon("inserttable"),*/ i18n("Duplicate Sheet"), view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11]=&quot;R&quot;;0;4)" office:value-type="float" office:value="4">
            <text:p>4</text:p>
          </table:table-cell>
          <table:table-cell table:style-name="ce8" table:formula="of:=IF([.B611]=&quot;R&quot;;0;COUNTA([.F611:.I61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View.cpp: <text:s text:c="3"/>actions-&gt;insertSheet = new KAction(KIcon("insert-table"), i18n("Sheet"), view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12]=&quot;R&quot;;0;4)" office:value-type="float" office:value="4">
            <text:p>4</text:p>
          </table:table-cell>
          <table:table-cell table:style-name="ce8" table:formula="of:=IF([.B612]=&quot;R&quot;;0;COUNTA([.F612:.I61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part/View.cpp: <text:s text:c="3"/>actions-&gt;insertSheet-&gt;setIconText(i18n("Insert Shee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13]=&quot;R&quot;;0;4)" office:value-type="float" office:value="4">
            <text:p>4</text:p>
          </table:table-cell>
          <table:table-cell table:style-name="ce8" table:formula="of:=IF([.B613]=&quot;R&quot;;0;COUNTA([.F613:.I61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View.cpp: <text:s/>actions-&gt;firstSheet <text:s/>= new KAction(KIcon( "go-first" ), i18n("First Sheet"), view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14]=&quot;R&quot;;0;4)" office:value-type="float" office:value="4">
            <text:p>4</text:p>
          </table:table-cell>
          <table:table-cell table:style-name="ce8" table:formula="of:=IF([.B614]=&quot;R&quot;;0;COUNTA([.F614:.I61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part/View.cpp: <text:s/>actions-&gt;firstSheet-&gt;setIconText(i18n("Firs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15]=&quot;R&quot;;0;4)" office:value-type="float" office:value="4">
            <text:p>4</text:p>
          </table:table-cell>
          <table:table-cell table:style-name="ce8" table:formula="of:=IF([.B615]=&quot;R&quot;;0;COUNTA([.F615:.I61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View.cpp: <text:s/>actions-&gt;lastSheet <text:s/>= new KAction(KIcon( "go-last" ), i18n("Last Sheet"), view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16]=&quot;R&quot;;0;4)" office:value-type="float" office:value="4">
            <text:p>4</text:p>
          </table:table-cell>
          <table:table-cell table:style-name="ce8" table:formula="of:=IF([.B616]=&quot;R&quot;;0;COUNTA([.F616:.I61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part/View.cpp: <text:s/>actions-&gt;lastSheet-&gt;setIconText(i18n("Las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17]=&quot;R&quot;;0;4)" office:value-type="float" office:value="4">
            <text:p>4</text:p>
          </table:table-cell>
          <table:table-cell table:style-name="ce8" table:formula="of:=IF([.B617]=&quot;R&quot;;0;COUNTA([.F617:.I61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View.cpp: <text:s/>actions-&gt;nextSheet <text:s/>= new KAction(KIcon( "go-next" ), i18n("Next Sheet"), view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18]=&quot;R&quot;;0;4)" office:value-type="float" office:value="4">
            <text:p>4</text:p>
          </table:table-cell>
          <table:table-cell table:style-name="ce8" table:formula="of:=IF([.B618]=&quot;R&quot;;0;COUNTA([.F618:.I61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part/View.cpp: <text:s/>actions-&gt;nextSheet-&gt;setIconText(i18n("Nex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19]=&quot;R&quot;;0;4)" office:value-type="float" office:value="4">
            <text:p>4</text:p>
          </table:table-cell>
          <table:table-cell table:style-name="ce8" table:formula="of:=IF([.B619]=&quot;R&quot;;0;COUNTA([.F619:.I61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View.cpp: <text:s/>actions-&gt;prevSheet <text:s/>= new KAction(KIcon( "go-previous" ), i18n("Previous Sheet"), view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20]=&quot;R&quot;;0;4)" office:value-type="float" office:value="4">
            <text:p>4</text:p>
          </table:table-cell>
          <table:table-cell table:style-name="ce8" table:formula="of:=IF([.B620]=&quot;R&quot;;0;COUNTA([.F620:.I62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part/View.cpp: <text:s/>actions-&gt;prevSheet-&gt;setIconText(i18n("Previou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21]=&quot;R&quot;;0;4)" office:value-type="float" office:value="4">
            <text:p>4</text:p>
          </table:table-cell>
          <table:table-cell table:style-name="ce8" table:formula="of:=IF([.B621]=&quot;R&quot;;0;COUNTA([.F621:.I62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part/View.cpp: <text:s/>actions-&gt;recalcWorkbook-&gt;setIcon(KIcon("view-refresh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22]=&quot;R&quot;;0;4)" office:value-type="float" office:value="4">
            <text:p>4</text:p>
          </table:table-cell>
          <table:table-cell table:style-name="ce8" table:formula="of:=IF([.B622]=&quot;R&quot;;0;COUNTA([.F622:.I62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part/View.cpp: <text:s/>actions-&gt;recalcWorkbook-&gt;setIconText(i18n("Recalculat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23]=&quot;R&quot;;0;4)" office:value-type="float" office:value="4">
            <text:p>4</text:p>
          </table:table-cell>
          <table:table-cell table:style-name="ce8" table:formula="of:=IF([.B623]=&quot;R&quot;;0;COUNTA([.F623:.I62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part/View.cpp: <text:s/>actions-&gt;recalcWorksheet-&gt;setIcon(KIcon("view-refresh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24]=&quot;R&quot;;0;4)" office:value-type="float" office:value="4">
            <text:p>4</text:p>
          </table:table-cell>
          <table:table-cell table:style-name="ce8" table:formula="of:=IF([.B624]=&quot;R&quot;;0;COUNTA([.F624:.I62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View.cpp: <text:s/>actions-&gt;recalcWorksheet-&gt;setIconText(i18n("Recalculat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25]=&quot;R&quot;;0;4)" office:value-type="float" office:value="4">
            <text:p>4</text:p>
          </table:table-cell>
          <table:table-cell table:style-name="ce8" table:formula="of:=IF([.B625]=&quot;R&quot;;0;COUNTA([.F625:.I62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lugins/calendar/CalendarTool.cpp: <text:s text:c="3"/>importAction-&gt;setIconText(i18n("Impor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26]=&quot;R&quot;;0;4)" office:value-type="float" office:value="4">
            <text:p>4</text:p>
          </table:table-cell>
          <table:table-cell table:style-name="ce8" table:formula="of:=IF([.B626]=&quot;R&quot;;0;COUNTA([.F626:.I626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spread/plugins/calendar/CalendarTool.cpp: <text:s text:c="3"/>KAction* importAction = new KAction(KIcon("document-import"), i18n("Import OpenDocument Spreadsheet Fil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27]=&quot;R&quot;;0;4)" office:value-type="float" office:value="4">
            <text:p>4</text:p>
          </table:table-cell>
          <table:table-cell table:style-name="ce8" table:formula="of:=IF([.B627]=&quot;R&quot;;0;COUNTA([.F627:.I62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lugins/calendar/CalendarToolWidget.cpp: <text:s/>this-&gt;m_selectEndDateButton-&gt;setIcon(KIcon("office-calendar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28]=&quot;R&quot;;0;4)" office:value-type="float" office:value="4">
            <text:p>4</text:p>
          </table:table-cell>
          <table:table-cell table:style-name="ce8" table:formula="of:=IF([.B628]=&quot;R&quot;;0;COUNTA([.F628:.I62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lugins/calendar/CalendarToolWidget.cpp: <text:s/>this-&gt;m_selectStartDateButton-&gt;setIcon(KIcon("office-calendar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29]=&quot;R&quot;;0;4)" office:value-type="float" office:value="4">
            <text:p>4</text:p>
          </table:table-cell>
          <table:table-cell table:style-name="ce8" table:formula="of:=IF([.B629]=&quot;R&quot;;0;COUNTA([.F629:.I62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shape/SheetsEditor.cpp: <text:s text:c="3"/>d-&gt;addbtn = new QPushButton(/*KIcon("list-add"),*/ i18n("Ad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f:=IF([.B630]=&quot;R&quot;;0;4)" office:value-type="float" office:value="0">
            <text:p>0</text:p>
          </table:table-cell>
          <table:table-cell table:style-name="ce8" table:formula="of:=IF([.B630]=&quot;R&quot;;0;COUNTA([.F630:.I63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shape/SheetsEditor.cpp: <text:s text:c="3"/>d-&gt;rembtn = new QPushButton(/*KIcon("edit-delete"),*/ i18n("Remov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number-columns-repeated="4" table:style-name="ce8" office:value-type="string">
            <text:p>x</text:p>
          </table:table-cell>
          <table:table-cell table:style-name="ce8" table:formula="of:=IF([.B631]=&quot;R&quot;;0;4)" office:value-type="float" office:value="0">
            <text:p>0</text:p>
          </table:table-cell>
          <table:table-cell table:style-name="ce8" table:formula="of:=IF([.B631]=&quot;R&quot;;0;COUNTA([.F631:.I63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shape/SheetsEditor.cpp: <text:s text:c="3"/>d-&gt;renamebtn = new QPushButton(/*KIcon("rename"),*/ i18n("Renam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32]=&quot;R&quot;;0;4)" office:value-type="float" office:value="4">
            <text:p>4</text:p>
          </table:table-cell>
          <table:table-cell table:style-name="ce8" table:formula="of:=IF([.B632]=&quot;R&quot;;0;COUNTA([.F632:.I63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shape/TableShapeFactory.cpp: <text:s text:c="3"/>setIcon( "spreadsheetshape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33]=&quot;R&quot;;0;4)" office:value-type="float" office:value="4">
            <text:p>4</text:p>
          </table:table-cell>
          <table:table-cell table:style-name="ce8" table:formula="of:=IF([.B633]=&quot;R&quot;;0;COUNTA([.F633:.I63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shape/TableTool.cpp: <text:s text:c="3"/>exportAction-&gt;setIconText(i18n("Expor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34]=&quot;R&quot;;0;4)" office:value-type="float" office:value="4">
            <text:p>4</text:p>
          </table:table-cell>
          <table:table-cell table:style-name="ce8" table:formula="of:=IF([.B634]=&quot;R&quot;;0;COUNTA([.F634:.I63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shape/TableTool.cpp: <text:s text:c="3"/>importAction-&gt;setIconText(i18n("Impor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35]=&quot;R&quot;;0;4)" office:value-type="float" office:value="4">
            <text:p>4</text:p>
          </table:table-cell>
          <table:table-cell table:style-name="ce8" table:formula="of:=IF([.B635]=&quot;R&quot;;0;COUNTA([.F635:.I635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spread/shape/TableTool.cpp: <text:s text:c="3"/>KAction* exportAction = new KAction(KIcon("document-export"), i18n("Export OpenDocument Spreadsheet Fil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36]=&quot;R&quot;;0;4)" office:value-type="float" office:value="4">
            <text:p>4</text:p>
          </table:table-cell>
          <table:table-cell table:style-name="ce8" table:formula="of:=IF([.B636]=&quot;R&quot;;0;COUNTA([.F636:.I636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spread/shape/TableTool.cpp: <text:s text:c="3"/>KAction* importAction = new KAction(KIcon("document-import"), i18n("Import OpenDocument Spreadsheet Fil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37]=&quot;R&quot;;0;4)" office:value-type="float" office:value="4">
            <text:p>4</text:p>
          </table:table-cell>
          <table:table-cell table:style-name="ce8" table:formula="of:=IF([.B637]=&quot;R&quot;;0;COUNTA([.F637:.I63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shape/TableTool.cpp: <text:s text:c="3"/>QPushButton *sheetbtn = new QPushButton(KIcon("table"), QString(), optionWidget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38]=&quot;R&quot;;0;4)" office:value-type="float" office:value="4">
            <text:p>4</text:p>
          </table:table-cell>
          <table:table-cell table:style-name="ce8" table:formula="of:=IF([.B638]=&quot;R&quot;;0;COUNTA([.F638:.I63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shape/TableToolFactory.cpp: <text:s text:c="3"/>setIcon( "spreadsheetshape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39]=&quot;R&quot;;0;4)" office:value-type="float" office:value="4">
            <text:p>4</text:p>
          </table:table-cell>
          <table:table-cell table:style-name="ce8" table:formula="of:=IF([.B639]=&quot;R&quot;;0;COUNTA([.F639:.I63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adjustcol"), i18n("Adjust Column"), q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40]=&quot;R&quot;;0;4)" office:value-type="float" office:value="4">
            <text:p>4</text:p>
          </table:table-cell>
          <table:table-cell table:style-name="ce8" table:formula="of:=IF([.B640]=&quot;R&quot;;0;COUNTA([.F640:.I64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adjustrow"), i18n("Adjust Row"), q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41]=&quot;R&quot;;0;4)" office:value-type="float" office:value="4">
            <text:p>4</text:p>
          </table:table-cell>
          <table:table-cell table:style-name="ce8" table:formula="of:=IF([.B641]=&quot;R&quot;;0;COUNTA([.F641:.I64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delete_table_col"), i18n("Delete Columns"), q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42]=&quot;R&quot;;0;4)" office:value-type="float" office:value="4">
            <text:p>4</text:p>
          </table:table-cell>
          <table:table-cell table:style-name="ce8" table:formula="of:=IF([.B642]=&quot;R&quot;;0;COUNTA([.F642:.I64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delete_table_row"), i18n("Delete Rows"), q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43]=&quot;R&quot;;0;4)" office:value-type="float" office:value="4">
            <text:p>4</text:p>
          </table:table-cell>
          <table:table-cell table:style-name="ce8" table:formula="of:=IF([.B643]=&quot;R&quot;;0;COUNTA([.F643:.I64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insert_table_col"), i18n("Insert Columns"), q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44]=&quot;R&quot;;0;4)" office:value-type="float" office:value="4">
            <text:p>4</text:p>
          </table:table-cell>
          <table:table-cell table:style-name="ce8" table:formula="of:=IF([.B644]=&quot;R&quot;;0;COUNTA([.F644:.I64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insert_table_row"), i18n("Insert Rows"), q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45]=&quot;R&quot;;0;4)" office:value-type="float" office:value="4">
            <text:p>4</text:p>
          </table:table-cell>
          <table:table-cell table:style-name="ce8" table:formula="of:=IF([.B645]=&quot;R&quot;;0;COUNTA([.F645:.I64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insertcell"), i18n("Insert Cells..."), q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46]=&quot;R&quot;;0;4)" office:value-type="float" office:value="4">
            <text:p>4</text:p>
          </table:table-cell>
          <table:table-cell table:style-name="ce8" table:formula="of:=IF([.B646]=&quot;R&quot;;0;COUNTA([.F646:.I64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removecell"), i18n("Cells..."), q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47]=&quot;R&quot;;0;4)" office:value-type="float" office:value="4">
            <text:p>4</text:p>
          </table:table-cell>
          <table:table-cell table:style-name="ce8" table:formula="of:=IF([.B647]=&quot;R&quot;;0;COUNTA([.F647:.I64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/*KIcon("arrow-down"), */i18n("&amp;Down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48]=&quot;R&quot;;0;4)" office:value-type="float" office:value="4">
            <text:p>4</text:p>
          </table:table-cell>
          <table:table-cell table:style-name="ce8" table:formula="of:=IF([.B648]=&quot;R&quot;;0;COUNTA([.F648:.I64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/*KIcon("arrow-left"), */i18n("&amp;Lef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49]=&quot;R&quot;;0;4)" office:value-type="float" office:value="4">
            <text:p>4</text:p>
          </table:table-cell>
          <table:table-cell table:style-name="ce8" table:formula="of:=IF([.B649]=&quot;R&quot;;0;COUNTA([.F649:.I64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/*KIcon("arrow-right"), */i18n("&amp;Righ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50]=&quot;R&quot;;0;4)" office:value-type="float" office:value="4">
            <text:p>4</text:p>
          </table:table-cell>
          <table:table-cell table:style-name="ce8" table:formula="of:=IF([.B650]=&quot;R&quot;;0;COUNTA([.F650:.I65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/*KIcon("arrow-up"), */i18n("&amp;Up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51]=&quot;R&quot;;0;4)" office:value-type="float" office:value="4">
            <text:p>4</text:p>
          </table:table-cell>
          <table:table-cell table:style-name="ce8" table:formula="of:=IF([.B651]=&quot;R&quot;;0;COUNTA([.F651:.I65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accessories-character-map"), i18n("S&amp;pecial Character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52]=&quot;R&quot;;0;4)" office:value-type="float" office:value="4">
            <text:p>4</text:p>
          </table:table-cell>
          <table:table-cell table:style-name="ce8" table:formula="of:=IF([.B652]=&quot;R&quot;;0;COUNTA([.F652:.I65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adjustcol"), i18n("Equalize Column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53]=&quot;R&quot;;0;4)" office:value-type="float" office:value="4">
            <text:p>4</text:p>
          </table:table-cell>
          <table:table-cell table:style-name="ce8" table:formula="of:=IF([.B653]=&quot;R&quot;;0;COUNTA([.F653:.I65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adjustrow"), i18n("Equalize Row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54]=&quot;R&quot;;0;4)" office:value-type="float" office:value="4">
            <text:p>4</text:p>
          </table:table-cell>
          <table:table-cell table:style-name="ce8" table:formula="of:=IF([.B654]=&quot;R&quot;;0;COUNTA([.F654:.I65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lack_sum"), i18n("Autosum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55]=&quot;R&quot;;0;4)" office:value-type="float" office:value="4">
            <text:p>4</text:p>
          </table:table-cell>
          <table:table-cell table:style-name="ce8" table:formula="of:=IF([.B655]=&quot;R&quot;;0;COUNTA([.F655:.I65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all"), i18n("All Borders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56]=&quot;R&quot;;0;4)" office:value-type="float" office:value="4">
            <text:p>4</text:p>
          </table:table-cell>
          <table:table-cell table:style-name="ce8" table:formula="of:=IF([.B656]=&quot;R&quot;;0;COUNTA([.F656:.I65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bottom"), i18n("Border Bottom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57]=&quot;R&quot;;0;4)" office:value-type="float" office:value="4">
            <text:p>4</text:p>
          </table:table-cell>
          <table:table-cell table:style-name="ce8" table:formula="of:=IF([.B657]=&quot;R&quot;;0;COUNTA([.F657:.I65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left"), i18n("Border Lef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58]=&quot;R&quot;;0;4)" office:value-type="float" office:value="4">
            <text:p>4</text:p>
          </table:table-cell>
          <table:table-cell table:style-name="ce8" table:formula="of:=IF([.B658]=&quot;R&quot;;0;COUNTA([.F658:.I65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remove"), i18n("No Borders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59]=&quot;R&quot;;0;4)" office:value-type="float" office:value="4">
            <text:p>4</text:p>
          </table:table-cell>
          <table:table-cell table:style-name="ce8" table:formula="of:=IF([.B659]=&quot;R&quot;;0;COUNTA([.F659:.I65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right"), i18n("Border Righ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60]=&quot;R&quot;;0;4)" office:value-type="float" office:value="4">
            <text:p>4</text:p>
          </table:table-cell>
          <table:table-cell table:style-name="ce8" table:formula="of:=IF([.B660]=&quot;R&quot;;0;COUNTA([.F660:.I66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top"), i18n("Border Top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61]=&quot;R&quot;;0;4)" office:value-type="float" office:value="4">
            <text:p>4</text:p>
          </table:table-cell>
          <table:table-cell table:style-name="ce8" table:formula="of:=IF([.B661]=&quot;R&quot;;0;COUNTA([.F661:.I66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cell_edit"), i18n("Modify Cell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62]=&quot;R&quot;;0;4)" office:value-type="float" office:value="4">
            <text:p>4</text:p>
          </table:table-cell>
          <table:table-cell table:style-name="ce8" table:formula="of:=IF([.B662]=&quot;R&quot;;0;COUNTA([.F662:.I66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cell_layout"), i18n("Cell Format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63]=&quot;R&quot;;0;4)" office:value-type="float" office:value="4">
            <text:p>4</text:p>
          </table:table-cell>
          <table:table-cell table:style-name="ce8" table:formula="of:=IF([.B663]=&quot;R&quot;;0;COUNTA([.F663:.I66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comment"), i18n("Comment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64]=&quot;R&quot;;0;4)" office:value-type="float" office:value="4">
            <text:p>4</text:p>
          </table:table-cell>
          <table:table-cell table:style-name="ce8" table:formula="of:=IF([.B664]=&quot;R&quot;;0;COUNTA([.F664:.I66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delete_table_col"), i18n("Columns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65]=&quot;R&quot;;0;4)" office:value-type="float" office:value="4">
            <text:p>4</text:p>
          </table:table-cell>
          <table:table-cell table:style-name="ce8" table:formula="of:=IF([.B665]=&quot;R&quot;;0;COUNTA([.F665:.I66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delete_table_row"), i18n("Rows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66]=&quot;R&quot;;0;4)" office:value-type="float" office:value="4">
            <text:p>4</text:p>
          </table:table-cell>
          <table:table-cell table:style-name="ce8" table:formula="of:=IF([.B666]=&quot;R&quot;;0;COUNTA([.F666:.I66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deletecell"), i18n("All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67]=&quot;R&quot;;0;4)" office:value-type="float" office:value="4">
            <text:p>4</text:p>
          </table:table-cell>
          <table:table-cell table:style-name="ce8" table:formula="of:=IF([.B667]=&quot;R&quot;;0;COUNTA([.F667:.I66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dissociatecell"), i18n("Dissociate Cells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68]=&quot;R&quot;;0;4)" office:value-type="float" office:value="4">
            <text:p>4</text:p>
          </table:table-cell>
          <table:table-cell table:style-name="ce8" table:formula="of:=IF([.B668]=&quot;R&quot;;0;COUNTA([.F668:.I66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edit-clear"), i18n("Contents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69]=&quot;R&quot;;0;4)" office:value-type="float" office:value="4">
            <text:p>4</text:p>
          </table:table-cell>
          <table:table-cell table:style-name="ce8" table:formula="of:=IF([.B669]=&quot;R&quot;;0;COUNTA([.F669:.I66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irst_letter_upper"), i18n("Convert First Letter to Upper Cas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70]=&quot;R&quot;;0;4)" office:value-type="float" office:value="4">
            <text:p>4</text:p>
          </table:table-cell>
          <table:table-cell table:style-name="ce8" table:formula="of:=IF([.B670]=&quot;R&quot;;0;COUNTA([.F670:.I67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ntsizedown"), i18n("Lower Cas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71]=&quot;R&quot;;0;4)" office:value-type="float" office:value="4">
            <text:p>4</text:p>
          </table:table-cell>
          <table:table-cell table:style-name="ce8" table:formula="of:=IF([.B671]=&quot;R&quot;;0;COUNTA([.F671:.I67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ntsizeup"), i18n("Upper Cas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72]=&quot;R&quot;;0;4)" office:value-type="float" office:value="4">
            <text:p>4</text:p>
          </table:table-cell>
          <table:table-cell table:style-name="ce8" table:formula="of:=IF([.B672]=&quot;R&quot;;0;COUNTA([.F672:.I67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rmat-fill-color"), i18n("Background Color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73]=&quot;R&quot;;0;4)" office:value-type="float" office:value="4">
            <text:p>4</text:p>
          </table:table-cell>
          <table:table-cell table:style-name="ce8" table:formula="of:=IF([.B673]=&quot;R&quot;;0;COUNTA([.F673:.I67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rmat-font-size-less"), i18n("Decrease Font Siz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74]=&quot;R&quot;;0;4)" office:value-type="float" office:value="4">
            <text:p>4</text:p>
          </table:table-cell>
          <table:table-cell table:style-name="ce8" table:formula="of:=IF([.B674]=&quot;R&quot;;0;COUNTA([.F674:.I67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rmat-font-size-more"), i18n("Increase Font Siz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75]=&quot;R&quot;;0;4)" office:value-type="float" office:value="4">
            <text:p>4</text:p>
          </table:table-cell>
          <table:table-cell table:style-name="ce8" table:formula="of:=IF([.B675]=&quot;R&quot;;0;COUNTA([.F675:.I67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rmat-stroke-color"), i18n("Border Color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76]=&quot;R&quot;;0;4)" office:value-type="float" office:value="4">
            <text:p>4</text:p>
          </table:table-cell>
          <table:table-cell table:style-name="ce8" table:formula="of:=IF([.B676]=&quot;R&quot;;0;COUNTA([.F676:.I67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unct"), i18n("&amp;Function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77]=&quot;R&quot;;0;4)" office:value-type="float" office:value="4">
            <text:p>4</text:p>
          </table:table-cell>
          <table:table-cell table:style-name="ce8" table:formula="of:=IF([.B677]=&quot;R&quot;;0;COUNTA([.F677:.I67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go-jump"), i18n("Goto Cell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78]=&quot;R&quot;;0;4)" office:value-type="float" office:value="4">
            <text:p>4</text:p>
          </table:table-cell>
          <table:table-cell table:style-name="ce8" table:formula="of:=IF([.B678]=&quot;R&quot;;0;COUNTA([.F678:.I67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hide_table_column"), i18n("Hide Columns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79]=&quot;R&quot;;0;4)" office:value-type="float" office:value="4">
            <text:p>4</text:p>
          </table:table-cell>
          <table:table-cell table:style-name="ce8" table:formula="of:=IF([.B679]=&quot;R&quot;;0;COUNTA([.F679:.I67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hide_table_row"), i18n("Hide Rows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80]=&quot;R&quot;;0;4)" office:value-type="float" office:value="4">
            <text:p>4</text:p>
          </table:table-cell>
          <table:table-cell table:style-name="ce8" table:formula="of:=IF([.B680]=&quot;R&quot;;0;COUNTA([.F680:.I68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_table_col"), i18n("Columns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81]=&quot;R&quot;;0;4)" office:value-type="float" office:value="4">
            <text:p>4</text:p>
          </table:table-cell>
          <table:table-cell table:style-name="ce8" table:formula="of:=IF([.B681]=&quot;R&quot;;0;COUNTA([.F681:.I68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_table_row"), i18n("Rows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82]=&quot;R&quot;;0;4)" office:value-type="float" office:value="4">
            <text:p>4</text:p>
          </table:table-cell>
          <table:table-cell table:style-name="ce8" table:formula="of:=IF([.B682]=&quot;R&quot;;0;COUNTA([.F682:.I68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cell"), i18n("Cells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83]=&quot;R&quot;;0;4)" office:value-type="float" office:value="4">
            <text:p>4</text:p>
          </table:table-cell>
          <table:table-cell table:style-name="ce8" table:formula="of:=IF([.B683]=&quot;R&quot;;0;COUNTA([.F683:.I68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cellcopy"), i18n("Paste with Insertion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84]=&quot;R&quot;;0;4)" office:value-type="float" office:value="4">
            <text:p>4</text:p>
          </table:table-cell>
          <table:table-cell table:style-name="ce8" table:formula="of:=IF([.B684]=&quot;R&quot;;0;COUNTA([.F684:.I68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Hyperlink"), i18n("&amp;Link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85]=&quot;R&quot;;0;4)" office:value-type="float" office:value="4">
            <text:p>4</text:p>
          </table:table-cell>
          <table:table-cell table:style-name="ce8" table:formula="of:=IF([.B685]=&quot;R&quot;;0;COUNTA([.F685:.I68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pector"), i18n("Run Inspector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86]=&quot;R&quot;;0;4)" office:value-type="float" office:value="4">
            <text:p>4</text:p>
          </table:table-cell>
          <table:table-cell table:style-name="ce8" table:formula="of:=IF([.B686]=&quot;R&quot;;0;COUNTA([.F686:.I68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klipper"), i18n("From &amp;Clipboard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87]=&quot;R&quot;;0;4)" office:value-type="float" office:value="4">
            <text:p>4</text:p>
          </table:table-cell>
          <table:table-cell table:style-name="ce8" table:formula="of:=IF([.B687]=&quot;R&quot;;0;COUNTA([.F687:.I68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mergecell-horizontal"), i18n("Merge Cells Horizontally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88]=&quot;R&quot;;0;4)" office:value-type="float" office:value="4">
            <text:p>4</text:p>
          </table:table-cell>
          <table:table-cell table:style-name="ce8" table:formula="of:=IF([.B688]=&quot;R&quot;;0;COUNTA([.F688:.I68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mergecell-vertical"), i18n("Merge Cells Vertically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89]=&quot;R&quot;;0;4)" office:value-type="float" office:value="4">
            <text:p>4</text:p>
          </table:table-cell>
          <table:table-cell table:style-name="ce8" table:formula="of:=IF([.B689]=&quot;R&quot;;0;COUNTA([.F689:.I68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mergecell"), i18n("Merge Cells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90]=&quot;R&quot;;0;4)" office:value-type="float" office:value="4">
            <text:p>4</text:p>
          </table:table-cell>
          <table:table-cell table:style-name="ce8" table:formula="of:=IF([.B690]=&quot;R&quot;;0;COUNTA([.F690:.I69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network-server-database"), i18n("From &amp;Database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91]=&quot;R&quot;;0;4)" office:value-type="float" office:value="4">
            <text:p>4</text:p>
          </table:table-cell>
          <table:table-cell table:style-name="ce8" table:formula="of:=IF([.B691]=&quot;R&quot;;0;COUNTA([.F691:.I69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prec_minus"), i18n("Decrease Precision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92]=&quot;R&quot;;0;4)" office:value-type="float" office:value="4">
            <text:p>4</text:p>
          </table:table-cell>
          <table:table-cell table:style-name="ce8" table:formula="of:=IF([.B692]=&quot;R&quot;;0;COUNTA([.F692:.I69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prec_plus"), i18n("Increase Precision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93]=&quot;R&quot;;0;4)" office:value-type="float" office:value="4">
            <text:p>4</text:p>
          </table:table-cell>
          <table:table-cell table:style-name="ce8" table:formula="of:=IF([.B693]=&quot;R&quot;;0;COUNTA([.F693:.I69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removecell"), i18n("Cells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94]=&quot;R&quot;;0;4)" office:value-type="float" office:value="4">
            <text:p>4</text:p>
          </table:table-cell>
          <table:table-cell table:style-name="ce8" table:formula="of:=IF([.B694]=&quot;R&quot;;0;COUNTA([.F694:.I69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removecomment"), i18n("Commen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95]=&quot;R&quot;;0;4)" office:value-type="float" office:value="4">
            <text:p>4</text:p>
          </table:table-cell>
          <table:table-cell table:style-name="ce8" table:formula="of:=IF([.B695]=&quot;R&quot;;0;COUNTA([.F695:.I69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resizecol"), i18n("Resize Column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96]=&quot;R&quot;;0;4)" office:value-type="float" office:value="4">
            <text:p>4</text:p>
          </table:table-cell>
          <table:table-cell table:style-name="ce8" table:formula="of:=IF([.B696]=&quot;R&quot;;0;COUNTA([.F696:.I69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resizerow"), i18n("Resize Row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97]=&quot;R&quot;;0;4)" office:value-type="float" office:value="4">
            <text:p>4</text:p>
          </table:table-cell>
          <table:table-cell table:style-name="ce8" table:formula="of:=IF([.B697]=&quot;R&quot;;0;COUNTA([.F697:.I69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eries"), i18n("&amp;Series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98]=&quot;R&quot;;0;4)" office:value-type="float" office:value="4">
            <text:p>4</text:p>
          </table:table-cell>
          <table:table-cell table:style-name="ce8" table:formula="of:=IF([.B698]=&quot;R&quot;;0;COUNTA([.F698:.I69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how_sheet_column"), i18n("Show Columns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699]=&quot;R&quot;;0;4)" office:value-type="float" office:value="4">
            <text:p>4</text:p>
          </table:table-cell>
          <table:table-cell table:style-name="ce8" table:formula="of:=IF([.B699]=&quot;R&quot;;0;COUNTA([.F699:.I69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how_table_column"), i18n("Show Columns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00]=&quot;R&quot;;0;4)" office:value-type="float" office:value="4">
            <text:p>4</text:p>
          </table:table-cell>
          <table:table-cell table:style-name="ce8" table:formula="of:=IF([.B700]=&quot;R&quot;;0;COUNTA([.F700:.I70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how_table_row"), i18n("Show Rows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01]=&quot;R&quot;;0;4)" office:value-type="float" office:value="4">
            <text:p>4</text:p>
          </table:table-cell>
          <table:table-cell table:style-name="ce8" table:formula="of:=IF([.B701]=&quot;R&quot;;0;COUNTA([.F701:.I70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how_table_row"), i18n("Show Rows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02]=&quot;R&quot;;0;4)" office:value-type="float" office:value="4">
            <text:p>4</text:p>
          </table:table-cell>
          <table:table-cell table:style-name="ce8" table:formula="of:=IF([.B702]=&quot;R&quot;;0;COUNTA([.F702:.I70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pecial_paste"), i18n("Special Paste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03]=&quot;R&quot;;0;4)" office:value-type="float" office:value="4">
            <text:p>4</text:p>
          </table:table-cell>
          <table:table-cell table:style-name="ce8" table:formula="of:=IF([.B703]=&quot;R&quot;;0;COUNTA([.F703:.I70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able"), i18n("Show QTableView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04]=&quot;R&quot;;0;4)" office:value-type="float" office:value="4">
            <text:p>4</text:p>
          </table:table-cell>
          <table:table-cell table:style-name="ce8" table:formula="of:=IF([.B704]=&quot;R&quot;;0;COUNTA([.F704:.I70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ext-plain"), i18n("From &amp;Text File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05]=&quot;R&quot;;0;4)" office:value-type="float" office:value="4">
            <text:p>4</text:p>
          </table:table-cell>
          <table:table-cell table:style-name="ce8" table:formula="of:=IF([.B705]=&quot;R&quot;;0;COUNTA([.F705:.I70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extcolor"), i18n("Text Color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06]=&quot;R&quot;;0;4)" office:value-type="float" office:value="4">
            <text:p>4</text:p>
          </table:table-cell>
          <table:table-cell table:style-name="ce8" table:formula="of:=IF([.B706]=&quot;R&quot;;0;COUNTA([.F706:.I70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his-filter"), i18n("&amp;Auto-Filter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07]=&quot;R&quot;;0;4)" office:value-type="float" office:value="4">
            <text:p>4</text:p>
          </table:table-cell>
          <table:table-cell table:style-name="ce8" table:formula="of:=IF([.B707]=&quot;R&quot;;0;COUNTA([.F707:.I70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his-sort-ascending"), i18n("Sort &amp;Increasing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08]=&quot;R&quot;;0;4)" office:value-type="float" office:value="4">
            <text:p>4</text:p>
          </table:table-cell>
          <table:table-cell table:style-name="ce8" table:formula="of:=IF([.B708]=&quot;R&quot;;0;COUNTA([.F708:.I70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his-sort-descending"), i18n("Sort &amp;Decreasing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09]=&quot;R&quot;;0;4)" office:value-type="float" office:value="4">
            <text:p>4</text:p>
          </table:table-cell>
          <table:table-cell table:style-name="ce8" table:formula="of:=IF([.B709]=&quot;R&quot;;0;COUNTA([.F709:.I70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("border_outline")), i18n("Border Outlin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10]=&quot;R&quot;;0;4)" office:value-type="float" office:value="4">
            <text:p>4</text:p>
          </table:table-cell>
          <table:table-cell table:style-name="ce8" table:formula="of:=IF([.B710]=&quot;R&quot;;0;COUNTA([.F710:.I710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spread/ui/CellToolBase.cpp: <text:s text:c="3"/>action = new KAction(KIcon(QApplication::isRightToLeft() ? "format-indent-less" : "format-indent-more"), i18n("Increase Inden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11]=&quot;R&quot;;0;4)" office:value-type="float" office:value="4">
            <text:p>4</text:p>
          </table:table-cell>
          <table:table-cell table:style-name="ce8" table:formula="of:=IF([.B711]=&quot;R&quot;;0;COUNTA([.F711:.I711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spread/ui/CellToolBase.cpp: <text:s text:c="3"/>action = new KAction(KIcon(QApplication::isRightToLeft() ? "format-indent-more" : "format-indent-less"), i18n("Decrease Inden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12]=&quot;R&quot;;0;4)" office:value-type="float" office:value="4">
            <text:p>4</text:p>
          </table:table-cell>
          <table:table-cell table:style-name="ce8" table:formula="of:=IF([.B712]=&quot;R&quot;;0;COUNTA([.F712:.I71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justify-center"), i18n("Align Center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13]=&quot;R&quot;;0;4)" office:value-type="float" office:value="4">
            <text:p>4</text:p>
          </table:table-cell>
          <table:table-cell table:style-name="ce8" table:formula="of:=IF([.B713]=&quot;R&quot;;0;COUNTA([.F713:.I71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justify-left"), i18n("Align Lef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14]=&quot;R&quot;;0;4)" office:value-type="float" office:value="4">
            <text:p>4</text:p>
          </table:table-cell>
          <table:table-cell table:style-name="ce8" table:formula="of:=IF([.B714]=&quot;R&quot;;0;COUNTA([.F714:.I71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justify-right"), i18n("Align Righ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15]=&quot;R&quot;;0;4)" office:value-type="float" office:value="4">
            <text:p>4</text:p>
          </table:table-cell>
          <table:table-cell table:style-name="ce8" table:formula="of:=IF([.B715]=&quot;R&quot;;0;COUNTA([.F715:.I71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text-bold"), i18n("Bold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16]=&quot;R&quot;;0;4)" office:value-type="float" office:value="4">
            <text:p>4</text:p>
          </table:table-cell>
          <table:table-cell table:style-name="ce8" table:formula="of:=IF([.B716]=&quot;R&quot;;0;COUNTA([.F716:.I71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text-italic"), i18n("Italic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17]=&quot;R&quot;;0;4)" office:value-type="float" office:value="4">
            <text:p>4</text:p>
          </table:table-cell>
          <table:table-cell table:style-name="ce8" table:formula="of:=IF([.B717]=&quot;R&quot;;0;COUNTA([.F717:.I71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text-strikethrough"), i18n("Strike Ou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18]=&quot;R&quot;;0;4)" office:value-type="float" office:value="4">
            <text:p>4</text:p>
          </table:table-cell>
          <table:table-cell table:style-name="ce8" table:formula="of:=IF([.B718]=&quot;R&quot;;0;COUNTA([.F718:.I71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text-underline"), i18n("Underlin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19]=&quot;R&quot;;0;4)" office:value-type="float" office:value="4">
            <text:p>4</text:p>
          </table:table-cell>
          <table:table-cell table:style-name="ce8" table:formula="of:=IF([.B719]=&quot;R&quot;;0;COUNTA([.F719:.I71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middle"), i18n("Align Middl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20]=&quot;R&quot;;0;4)" office:value-type="float" office:value="4">
            <text:p>4</text:p>
          </table:table-cell>
          <table:table-cell table:style-name="ce8" table:formula="of:=IF([.B720]=&quot;R&quot;;0;COUNTA([.F720:.I72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money"), i18n("Money Forma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21]=&quot;R&quot;;0;4)" office:value-type="float" office:value="4">
            <text:p>4</text:p>
          </table:table-cell>
          <table:table-cell table:style-name="ce8" table:formula="of:=IF([.B721]=&quot;R&quot;;0;COUNTA([.F721:.I72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multirow"), i18n("Wrap Tex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22]=&quot;R&quot;;0;4)" office:value-type="float" office:value="4">
            <text:p>4</text:p>
          </table:table-cell>
          <table:table-cell table:style-name="ce8" table:formula="of:=IF([.B722]=&quot;R&quot;;0;COUNTA([.F722:.I72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percent"), i18n("Percent Forma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23]=&quot;R&quot;;0;4)" office:value-type="float" office:value="4">
            <text:p>4</text:p>
          </table:table-cell>
          <table:table-cell table:style-name="ce8" table:formula="of:=IF([.B723]=&quot;R&quot;;0;COUNTA([.F723:.I72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text_bottom"), i18n("Align Bottom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24]=&quot;R&quot;;0;4)" office:value-type="float" office:value="4">
            <text:p>4</text:p>
          </table:table-cell>
          <table:table-cell table:style-name="ce8" table:formula="of:=IF([.B724]=&quot;R&quot;;0;COUNTA([.F724:.I72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text_top"), i18n("Align Top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25]=&quot;R&quot;;0;4)" office:value-type="float" office:value="4">
            <text:p>4</text:p>
          </table:table-cell>
          <table:table-cell table:style-name="ce8" table:formula="of:=IF([.B725]=&quot;R&quot;;0;COUNTA([.F725:.I72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vertical_text"), i18n("Vertical Tex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26]=&quot;R&quot;;0;4)" office:value-type="float" office:value="4">
            <text:p>4</text:p>
          </table:table-cell>
          <table:table-cell table:style-name="ce8" table:formula="of:=IF([.B726]=&quot;R&quot;;0;COUNTA([.F726:.I72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(KIcon("bookmark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27]=&quot;R&quot;;0;4)" office:value-type="float" office:value="4">
            <text:p>4</text:p>
          </table:table-cell>
          <table:table-cell table:style-name="ce8" table:formula="of:=IF([.B727]=&quot;R&quot;;0;COUNTA([.F727:.I72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All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28]=&quot;R&quot;;0;4)" office:value-type="float" office:value="4">
            <text:p>4</text:p>
          </table:table-cell>
          <table:table-cell table:style-name="ce8" table:formula="of:=IF([.B728]=&quot;R&quot;;0;COUNTA([.F728:.I72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Angl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29]=&quot;R&quot;;0;4)" office:value-type="float" office:value="4">
            <text:p>4</text:p>
          </table:table-cell>
          <table:table-cell table:style-name="ce8" table:formula="of:=IF([.B729]=&quot;R&quot;;0;COUNTA([.F729:.I72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Bottom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30]=&quot;R&quot;;0;4)" office:value-type="float" office:value="4">
            <text:p>4</text:p>
          </table:table-cell>
          <table:table-cell table:style-name="ce8" table:formula="of:=IF([.B730]=&quot;R&quot;;0;COUNTA([.F730:.I73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Bottom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31]=&quot;R&quot;;0;4)" office:value-type="float" office:value="4">
            <text:p>4</text:p>
          </table:table-cell>
          <table:table-cell table:style-name="ce8" table:formula="of:=IF([.B731]=&quot;R&quot;;0;COUNTA([.F731:.I73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Center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32]=&quot;R&quot;;0;4)" office:value-type="float" office:value="4">
            <text:p>4</text:p>
          </table:table-cell>
          <table:table-cell table:style-name="ce8" table:formula="of:=IF([.B732]=&quot;R&quot;;0;COUNTA([.F732:.I73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Clear All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33]=&quot;R&quot;;0;4)" office:value-type="float" office:value="4">
            <text:p>4</text:p>
          </table:table-cell>
          <table:table-cell table:style-name="ce8" table:formula="of:=IF([.B733]=&quot;R&quot;;0;COUNTA([.F733:.I73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Clear Content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34]=&quot;R&quot;;0;4)" office:value-type="float" office:value="4">
            <text:p>4</text:p>
          </table:table-cell>
          <table:table-cell table:style-name="ce8" table:formula="of:=IF([.B734]=&quot;R&quot;;0;COUNTA([.F734:.I73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Clipboard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35]=&quot;R&quot;;0;4)" office:value-type="float" office:value="4">
            <text:p>4</text:p>
          </table:table-cell>
          <table:table-cell table:style-name="ce8" table:formula="of:=IF([.B735]=&quot;R&quot;;0;COUNTA([.F735:.I73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Databas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36]=&quot;R&quot;;0;4)" office:value-type="float" office:value="4">
            <text:p>4</text:p>
          </table:table-cell>
          <table:table-cell table:style-name="ce8" table:formula="of:=IF([.B736]=&quot;R&quot;;0;COUNTA([.F736:.I73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First Letter Upper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37]=&quot;R&quot;;0;4)" office:value-type="float" office:value="4">
            <text:p>4</text:p>
          </table:table-cell>
          <table:table-cell table:style-name="ce8" table:formula="of:=IF([.B737]=&quot;R&quot;;0;COUNTA([.F737:.I73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Font Siz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38]=&quot;R&quot;;0;4)" office:value-type="float" office:value="4">
            <text:p>4</text:p>
          </table:table-cell>
          <table:table-cell table:style-name="ce8" table:formula="of:=IF([.B738]=&quot;R&quot;;0;COUNTA([.F738:.I73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Fon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39]=&quot;R&quot;;0;4)" office:value-type="float" office:value="4">
            <text:p>4</text:p>
          </table:table-cell>
          <table:table-cell table:style-name="ce8" table:formula="of:=IF([.B739]=&quot;R&quot;;0;COUNTA([.F739:.I73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Forma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40]=&quot;R&quot;;0;4)" office:value-type="float" office:value="4">
            <text:p>4</text:p>
          </table:table-cell>
          <table:table-cell table:style-name="ce8" table:formula="of:=IF([.B740]=&quot;R&quot;;0;COUNTA([.F740:.I74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Goto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41]=&quot;R&quot;;0;4)" office:value-type="float" office:value="4">
            <text:p>4</text:p>
          </table:table-cell>
          <table:table-cell table:style-name="ce8" table:formula="of:=IF([.B741]=&quot;R&quot;;0;COUNTA([.F741:.I74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Insert Cells...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42]=&quot;R&quot;;0;4)" office:value-type="float" office:value="4">
            <text:p>4</text:p>
          </table:table-cell>
          <table:table-cell table:style-name="ce8" table:formula="of:=IF([.B742]=&quot;R&quot;;0;COUNTA([.F742:.I74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Insert Column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43]=&quot;R&quot;;0;4)" office:value-type="float" office:value="4">
            <text:p>4</text:p>
          </table:table-cell>
          <table:table-cell table:style-name="ce8" table:formula="of:=IF([.B743]=&quot;R&quot;;0;COUNTA([.F743:.I74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Insert Row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44]=&quot;R&quot;;0;4)" office:value-type="float" office:value="4">
            <text:p>4</text:p>
          </table:table-cell>
          <table:table-cell table:style-name="ce8" table:formula="of:=IF([.B744]=&quot;R&quot;;0;COUNTA([.F744:.I74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Lef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45]=&quot;R&quot;;0;4)" office:value-type="float" office:value="4">
            <text:p>4</text:p>
          </table:table-cell>
          <table:table-cell table:style-name="ce8" table:formula="of:=IF([.B745]=&quot;R&quot;;0;COUNTA([.F745:.I74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Lef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46]=&quot;R&quot;;0;4)" office:value-type="float" office:value="4">
            <text:p>4</text:p>
          </table:table-cell>
          <table:table-cell table:style-name="ce8" table:formula="of:=IF([.B746]=&quot;R&quot;;0;COUNTA([.F746:.I74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Lower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47]=&quot;R&quot;;0;4)" office:value-type="float" office:value="4">
            <text:p>4</text:p>
          </table:table-cell>
          <table:table-cell table:style-name="ce8" table:formula="of:=IF([.B747]=&quot;R&quot;;0;COUNTA([.F747:.I74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Middl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48]=&quot;R&quot;;0;4)" office:value-type="float" office:value="4">
            <text:p>4</text:p>
          </table:table-cell>
          <table:table-cell table:style-name="ce8" table:formula="of:=IF([.B748]=&quot;R&quot;;0;COUNTA([.F748:.I74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Money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49]=&quot;R&quot;;0;4)" office:value-type="float" office:value="4">
            <text:p>4</text:p>
          </table:table-cell>
          <table:table-cell table:style-name="ce8" table:formula="of:=IF([.B749]=&quot;R&quot;;0;COUNTA([.F749:.I74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Named Area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50]=&quot;R&quot;;0;4)" office:value-type="float" office:value="4">
            <text:p>4</text:p>
          </table:table-cell>
          <table:table-cell table:style-name="ce8" table:formula="of:=IF([.B750]=&quot;R&quot;;0;COUNTA([.F750:.I75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Non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51]=&quot;R&quot;;0;4)" office:value-type="float" office:value="4">
            <text:p>4</text:p>
          </table:table-cell>
          <table:table-cell table:style-name="ce8" table:formula="of:=IF([.B751]=&quot;R&quot;;0;COUNTA([.F751:.I75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Outlin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52]=&quot;R&quot;;0;4)" office:value-type="float" office:value="4">
            <text:p>4</text:p>
          </table:table-cell>
          <table:table-cell table:style-name="ce8" table:formula="of:=IF([.B752]=&quot;R&quot;;0;COUNTA([.F752:.I75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Percen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53]=&quot;R&quot;;0;4)" office:value-type="float" office:value="4">
            <text:p>4</text:p>
          </table:table-cell>
          <table:table-cell table:style-name="ce8" table:formula="of:=IF([.B753]=&quot;R&quot;;0;COUNTA([.F753:.I75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Cells...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54]=&quot;R&quot;;0;4)" office:value-type="float" office:value="4">
            <text:p>4</text:p>
          </table:table-cell>
          <table:table-cell table:style-name="ce8" table:formula="of:=IF([.B754]=&quot;R&quot;;0;COUNTA([.F754:.I75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Column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55]=&quot;R&quot;;0;4)" office:value-type="float" office:value="4">
            <text:p>4</text:p>
          </table:table-cell>
          <table:table-cell table:style-name="ce8" table:formula="of:=IF([.B755]=&quot;R&quot;;0;COUNTA([.F755:.I75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Commen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56]=&quot;R&quot;;0;4)" office:value-type="float" office:value="4">
            <text:p>4</text:p>
          </table:table-cell>
          <table:table-cell table:style-name="ce8" table:formula="of:=IF([.B756]=&quot;R&quot;;0;COUNTA([.F756:.I75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-&gt;setIconText(i18n("Remove Conditional Style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57]=&quot;R&quot;;0;4)" office:value-type="float" office:value="4">
            <text:p>4</text:p>
          </table:table-cell>
          <table:table-cell table:style-name="ce8" table:formula="of:=IF([.B757]=&quot;R&quot;;0;COUNTA([.F757:.I75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Link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58]=&quot;R&quot;;0;4)" office:value-type="float" office:value="4">
            <text:p>4</text:p>
          </table:table-cell>
          <table:table-cell table:style-name="ce8" table:formula="of:=IF([.B758]=&quot;R&quot;;0;COUNTA([.F758:.I75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Row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59]=&quot;R&quot;;0;4)" office:value-type="float" office:value="4">
            <text:p>4</text:p>
          </table:table-cell>
          <table:table-cell table:style-name="ce8" table:formula="of:=IF([.B759]=&quot;R&quot;;0;COUNTA([.F759:.I75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Validity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60]=&quot;R&quot;;0;4)" office:value-type="float" office:value="4">
            <text:p>4</text:p>
          </table:table-cell>
          <table:table-cell table:style-name="ce8" table:formula="of:=IF([.B760]=&quot;R&quot;;0;COUNTA([.F760:.I76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igh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61]=&quot;R&quot;;0;4)" office:value-type="float" office:value="4">
            <text:p>4</text:p>
          </table:table-cell>
          <table:table-cell table:style-name="ce8" table:formula="of:=IF([.B761]=&quot;R&quot;;0;COUNTA([.F761:.I76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igh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62]=&quot;R&quot;;0;4)" office:value-type="float" office:value="4">
            <text:p>4</text:p>
          </table:table-cell>
          <table:table-cell table:style-name="ce8" table:formula="of:=IF([.B762]=&quot;R&quot;;0;COUNTA([.F762:.I76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Style From Cell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63]=&quot;R&quot;;0;4)" office:value-type="float" office:value="4">
            <text:p>4</text:p>
          </table:table-cell>
          <table:table-cell table:style-name="ce8" table:formula="of:=IF([.B763]=&quot;R&quot;;0;COUNTA([.F763:.I76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Text Fil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64]=&quot;R&quot;;0;4)" office:value-type="float" office:value="4">
            <text:p>4</text:p>
          </table:table-cell>
          <table:table-cell table:style-name="ce8" table:formula="of:=IF([.B764]=&quot;R&quot;;0;COUNTA([.F764:.I76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Top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65]=&quot;R&quot;;0;4)" office:value-type="float" office:value="4">
            <text:p>4</text:p>
          </table:table-cell>
          <table:table-cell table:style-name="ce8" table:formula="of:=IF([.B765]=&quot;R&quot;;0;COUNTA([.F765:.I76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Top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66]=&quot;R&quot;;0;4)" office:value-type="float" office:value="4">
            <text:p>4</text:p>
          </table:table-cell>
          <table:table-cell table:style-name="ce8" table:formula="of:=IF([.B766]=&quot;R&quot;;0;COUNTA([.F766:.I76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Upper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67]=&quot;R&quot;;0;4)" office:value-type="float" office:value="4">
            <text:p>4</text:p>
          </table:table-cell>
          <table:table-cell table:style-name="ce8" table:formula="of:=IF([.B767]=&quot;R&quot;;0;COUNTA([.F767:.I76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Vertical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68]=&quot;R&quot;;0;4)" office:value-type="float" office:value="4">
            <text:p>4</text:p>
          </table:table-cell>
          <table:table-cell table:style-name="ce8" table:formula="of:=IF([.B768]=&quot;R&quot;;0;COUNTA([.F768:.I76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Wrap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69]=&quot;R&quot;;0;4)" office:value-type="float" office:value="4">
            <text:p>4</text:p>
          </table:table-cell>
          <table:table-cell table:style-name="ce8" table:formula="of:=IF([.B769]=&quot;R&quot;;0;COUNTA([.F769:.I76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d-&gt;applyButton-&gt;setIcon(KIcon("dialog-ok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70]=&quot;R&quot;;0;4)" office:value-type="float" office:value="4">
            <text:p>4</text:p>
          </table:table-cell>
          <table:table-cell table:style-name="ce8" table:formula="of:=IF([.B770]=&quot;R&quot;;0;COUNTA([.F770:.I77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d-&gt;cancelButton-&gt;setIcon(KIcon("dialog-cancel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71]=&quot;R&quot;;0;4)" office:value-type="float" office:value="4">
            <text:p>4</text:p>
          </table:table-cell>
          <table:table-cell table:style-name="ce8" table:formula="of:=IF([.B771]=&quot;R&quot;;0;COUNTA([.F771:.I77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Editors.cpp: <text:s/>d-&gt;button-&gt;setIcon( KIcon( "selection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72]=&quot;R&quot;;0;4)" office:value-type="float" office:value="4">
            <text:p>4</text:p>
          </table:table-cell>
          <table:table-cell table:style-name="ce8" table:formula="of:=IF([.B772]=&quot;R&quot;;0;COUNTA([.F772:.I77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word/part/dialogs/KWStatistics.cpp: <text:s text:c="7"/>widgetDocker.refresh-&gt;setIcon(KIcon("view-refresh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73]=&quot;R&quot;;0;4)" office:value-type="float" office:value="4">
            <text:p>4</text:p>
          </table:table-cell>
          <table:table-cell table:style-name="ce8" table:formula="of:=IF([.B773]=&quot;R&quot;;0;COUNTA([.F773:.I77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word/part/KWFactory.cpp: <text:s text:c="7"/>KIconLoader::global()-&gt;addAppDir("koffic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74]=&quot;R&quot;;0;4)" office:value-type="float" office:value="4">
            <text:p>4</text:p>
          </table:table-cell>
          <table:table-cell table:style-name="ce8" table:formula="of:=IF([.B774]=&quot;R&quot;;0;COUNTA([.F774:.I77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word/part/KWView.cpp: <text:s text:c="7"/>m_actionBorderBottom = new KToggleAction( KIcon("borderbottom"), i18n( "Border Bottom" 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75]=&quot;R&quot;;0;4)" office:value-type="float" office:value="4">
            <text:p>4</text:p>
          </table:table-cell>
          <table:table-cell table:style-name="ce8" table:formula="of:=IF([.B775]=&quot;R&quot;;0;COUNTA([.F775:.I77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word/part/KWView.cpp: <text:s text:c="7"/>m_actionBorderLeft = new KToggleAction( KIcon("borderleft"), i18n( "Border Left" 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76]=&quot;R&quot;;0;4)" office:value-type="float" office:value="4">
            <text:p>4</text:p>
          </table:table-cell>
          <table:table-cell table:style-name="ce8" table:formula="of:=IF([.B776]=&quot;R&quot;;0;COUNTA([.F776:.I77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word/part/KWView.cpp: <text:s text:c="7"/>m_actionBorderOutline = new KToggleAction( KIcon("borderoutline"), i18n( "Border Outline" 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77]=&quot;R&quot;;0;4)" office:value-type="float" office:value="4">
            <text:p>4</text:p>
          </table:table-cell>
          <table:table-cell table:style-name="ce8" table:formula="of:=IF([.B777]=&quot;R&quot;;0;COUNTA([.F777:.I77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word/part/KWView.cpp: <text:s text:c="7"/>m_actionBorderRight = new KToggleAction( KIcon("borderright"), i18n( "Border Right" 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78]=&quot;R&quot;;0;4)" office:value-type="float" office:value="4">
            <text:p>4</text:p>
          </table:table-cell>
          <table:table-cell table:style-name="ce8" table:formula="of:=IF([.B778]=&quot;R&quot;;0;COUNTA([.F778:.I77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word/part/KWView.cpp: <text:s text:c="7"/>m_actionBorderTop = new KToggleAction( KIcon("bordertop"), i18n( "Border Top" 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79]=&quot;R&quot;;0;4)" office:value-type="float" office:value="4">
            <text:p>4</text:p>
          </table:table-cell>
          <table:table-cell table:style-name="ce8" table:formula="of:=IF([.B779]=&quot;R&quot;;0;COUNTA([.F779:.I77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word/part/KWView.cpp: <text:s text:c="3"/>action = new KAction(KIcon("edit-delete"), i18n("D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number-columns-repeated="4" table:style-name="ce8" office:value-type="string">
            <text:p>x</text:p>
          </table:table-cell>
          <table:table-cell table:style-name="ce8" table:formula="of:=IF([.B780]=&quot;R&quot;;0;4)" office:value-type="float" office:value="0">
            <text:p>0</text:p>
          </table:table-cell>
          <table:table-cell table:style-name="ce8" table:formula="of:=IF([.B780]=&quot;R&quot;;0;COUNTA([.F780:.I78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word/part/KWView.cpp: <text:s text:c="3"/>action-&gt;setIcon(KIcon("bookmark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81]=&quot;R&quot;;0;4)" office:value-type="float" office:value="4">
            <text:p>4</text:p>
          </table:table-cell>
          <table:table-cell table:style-name="ce8" table:formula="of:=IF([.B781]=&quot;R&quot;;0;COUNTA([.F781:.I78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word/part/KWView.cpp: <text:s text:c="3"/>m_actionAddBookmark = new KAction(KIcon("bookmark-new"), i18n("Bookmark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82]=&quot;R&quot;;0;4)" office:value-type="float" office:value="4">
            <text:p>4</text:p>
          </table:table-cell>
          <table:table-cell table:style-name="ce8" table:formula="of:=IF([.B782]=&quot;R&quot;;0;COUNTA([.F782:.I78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word/part/KWView.cpp: <text:s text:c="3"/>m_actionBringToFront = new KAction(KIcon("bring_forward"), i18n("Bring to Fron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83]=&quot;R&quot;;0;4)" office:value-type="float" office:value="4">
            <text:p>4</text:p>
          </table:table-cell>
          <table:table-cell table:style-name="ce8" table:formula="of:=IF([.B783]=&quot;R&quot;;0;COUNTA([.F783:.I78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word/part/KWView.cpp: <text:s text:c="3"/>m_actionLowerFrame <text:s/>= new KAction(KIcon("lower"), i18n("Lower Fram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84]=&quot;R&quot;;0;4)" office:value-type="float" office:value="4">
            <text:p>4</text:p>
          </table:table-cell>
          <table:table-cell table:style-name="ce8" table:formula="of:=IF([.B784]=&quot;R&quot;;0;COUNTA([.F784:.I78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word/part/KWView.cpp: <text:s text:c="3"/>m_actionRaiseFrame <text:s/>= new KAction(KIcon("raise"), i18n("Raise Fram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85]=&quot;R&quot;;0;4)" office:value-type="float" office:value="4">
            <text:p>4</text:p>
          </table:table-cell>
          <table:table-cell table:style-name="ce8" table:formula="of:=IF([.B785]=&quot;R&quot;;0;COUNTA([.F785:.I78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word/part/KWView.cpp: <text:s text:c="3"/>m_actionSendBackward = new KAction(KIcon("send_backward"), i18n("Send to Back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86]=&quot;R&quot;;0;4)" office:value-type="float" office:value="4">
            <text:p>4</text:p>
          </table:table-cell>
          <table:table-cell table:style-name="ce8" table:formula="of:=IF([.B786]=&quot;R&quot;;0;COUNTA([.F786:.I78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flake/KoConnectionShapeFactory.cpp: <text:s text:c="3"/>setIcon("x-shape-connection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87]=&quot;R&quot;;0;4)" office:value-type="float" office:value="4">
            <text:p>4</text:p>
          </table:table-cell>
          <table:table-cell table:style-name="ce8" table:formula="of:=IF([.B787]=&quot;R&quot;;0;COUNTA([.F787:.I78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flake/KoPathShapeFactory.cpp: <text:s text:c="3"/>setIcon("pathshap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88]=&quot;R&quot;;0;4)" office:value-type="float" office:value="4">
            <text:p>4</text:p>
          </table:table-cell>
          <table:table-cell table:style-name="ce8" table:formula="of:=IF([.B788]=&quot;R&quot;;0;COUNTA([.F788:.I78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SnapGuideConfigWidget.cpp: <text:s text:c="3"/>widget.boundingBoxSnapGuide-&gt;setIcon(KIcon("snap-boundingbox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89]=&quot;R&quot;;0;4)" office:value-type="float" office:value="4">
            <text:p>4</text:p>
          </table:table-cell>
          <table:table-cell table:style-name="ce8" table:formula="of:=IF([.B789]=&quot;R&quot;;0;COUNTA([.F789:.I78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SnapGuideConfigWidget.cpp: <text:s text:c="3"/>widget.extensionSnapGuide-&gt;setIcon(KIcon("snap-extensio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90]=&quot;R&quot;;0;4)" office:value-type="float" office:value="4">
            <text:p>4</text:p>
          </table:table-cell>
          <table:table-cell table:style-name="ce8" table:formula="of:=IF([.B790]=&quot;R&quot;;0;COUNTA([.F790:.I79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SnapGuideConfigWidget.cpp: <text:s text:c="3"/>widget.intersectionSnapGuide-&gt;setIcon(KIcon("snap-intersectio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91]=&quot;R&quot;;0;4)" office:value-type="float" office:value="4">
            <text:p>4</text:p>
          </table:table-cell>
          <table:table-cell table:style-name="ce8" table:formula="of:=IF([.B791]=&quot;R&quot;;0;COUNTA([.F791:.I79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SnapGuideConfigWidget.cpp: <text:s text:c="3"/>widget.lineGuideSnapGuide-&gt;setIcon(KIcon("snap-guidelin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92]=&quot;R&quot;;0;4)" office:value-type="float" office:value="4">
            <text:p>4</text:p>
          </table:table-cell>
          <table:table-cell table:style-name="ce8" table:formula="of:=IF([.B792]=&quot;R&quot;;0;COUNTA([.F792:.I79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SnapGuideConfigWidget.cpp: <text:s text:c="3"/>widget.nodeSnapGuide-&gt;setIcon(KIcon("snap-nod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93]=&quot;R&quot;;0;4)" office:value-type="float" office:value="4">
            <text:p>4</text:p>
          </table:table-cell>
          <table:table-cell table:style-name="ce8" table:formula="of:=IF([.B793]=&quot;R&quot;;0;COUNTA([.F793:.I79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SnapGuideConfigWidget.cpp: <text:s text:c="3"/>widget.orthogonalSnapGuide-&gt;setIcon(KIcon("snap-orto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94]=&quot;R&quot;;0;4)" office:value-type="float" office:value="4">
            <text:p>4</text:p>
          </table:table-cell>
          <table:table-cell table:style-name="ce8" table:formula="of:=IF([.B794]=&quot;R&quot;;0;COUNTA([.F794:.I79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flake/tools/KoCreatePathToolFactory.cpp: <text:s text:c="3"/>setIcon("createpath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95]=&quot;R&quot;;0;4)" office:value-type="float" office:value="4">
            <text:p>4</text:p>
          </table:table-cell>
          <table:table-cell table:style-name="ce8" table:formula="of:=IF([.B795]=&quot;R&quot;;0;COUNTA([.F795:.I79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flake/tools/KoPanToolFactory.cpp: <text:s text:c="3"/>setIcon("hand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96]=&quot;R&quot;;0;4)" office:value-type="float" office:value="4">
            <text:p>4</text:p>
          </table:table-cell>
          <table:table-cell table:style-name="ce8" table:formula="of:=IF([.B796]=&quot;R&quot;;0;COUNTA([.F796:.I79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AddPoint = new KAction(KIcon("pathpoint-insert"), i18n("Insert poin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97]=&quot;R&quot;;0;4)" office:value-type="float" office:value="4">
            <text:p>4</text:p>
          </table:table-cell>
          <table:table-cell table:style-name="ce8" table:formula="of:=IF([.B797]=&quot;R&quot;;0;COUNTA([.F797:.I79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BreakPoint = new KAction(KIcon("path-break-point"), i18n("Break at poin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98]=&quot;R&quot;;0;4)" office:value-type="float" office:value="4">
            <text:p>4</text:p>
          </table:table-cell>
          <table:table-cell table:style-name="ce8" table:formula="of:=IF([.B798]=&quot;R&quot;;0;COUNTA([.F798:.I79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BreakSegment = new KAction(KIcon("path-break-segment"), i18n("Break at segmen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799]=&quot;R&quot;;0;4)" office:value-type="float" office:value="4">
            <text:p>4</text:p>
          </table:table-cell>
          <table:table-cell table:style-name="ce8" table:formula="of:=IF([.B799]=&quot;R&quot;;0;COUNTA([.F799:.I79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ConvertToPath = new KAction(KIcon("convert-to-path"), i18n("To Path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00]=&quot;R&quot;;0;4)" office:value-type="float" office:value="4">
            <text:p>4</text:p>
          </table:table-cell>
          <table:table-cell table:style-name="ce8" table:formula="of:=IF([.B800]=&quot;R&quot;;0;COUNTA([.F800:.I80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CurvePoint = new KAction(KIcon("pathpoint-curve"), i18n("Make curve poin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01]=&quot;R&quot;;0;4)" office:value-type="float" office:value="4">
            <text:p>4</text:p>
          </table:table-cell>
          <table:table-cell table:style-name="ce8" table:formula="of:=IF([.B801]=&quot;R&quot;;0;COUNTA([.F801:.I80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CurveSegment = new KAction(KIcon("pathsegment-curve"), i18n("Segment to Curv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02]=&quot;R&quot;;0;4)" office:value-type="float" office:value="4">
            <text:p>4</text:p>
          </table:table-cell>
          <table:table-cell table:style-name="ce8" table:formula="of:=IF([.B802]=&quot;R&quot;;0;COUNTA([.F802:.I80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JoinSegment = new KAction(KIcon("pathpoint-join"), i18n("Join with segmen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03]=&quot;R&quot;;0;4)" office:value-type="float" office:value="4">
            <text:p>4</text:p>
          </table:table-cell>
          <table:table-cell table:style-name="ce8" table:formula="of:=IF([.B803]=&quot;R&quot;;0;COUNTA([.F803:.I80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LinePoint = new KAction(KIcon("pathpoint-line"), i18n("Make line poin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04]=&quot;R&quot;;0;4)" office:value-type="float" office:value="4">
            <text:p>4</text:p>
          </table:table-cell>
          <table:table-cell table:style-name="ce8" table:formula="of:=IF([.B804]=&quot;R&quot;;0;COUNTA([.F804:.I80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LineSegment = new KAction(KIcon("pathsegment-line"), i18n("Segment to Lin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05]=&quot;R&quot;;0;4)" office:value-type="float" office:value="4">
            <text:p>4</text:p>
          </table:table-cell>
          <table:table-cell table:style-name="ce8" table:formula="of:=IF([.B805]=&quot;R&quot;;0;COUNTA([.F805:.I80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MergePoints = new KAction(KIcon("pathpoint-merge"), i18n("Merge points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06]=&quot;R&quot;;0;4)" office:value-type="float" office:value="4">
            <text:p>4</text:p>
          </table:table-cell>
          <table:table-cell table:style-name="ce8" table:formula="of:=IF([.B806]=&quot;R&quot;;0;COUNTA([.F806:.I80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PathPointCorner = new KAction(KIcon("pathpoint-corner"), i18n("Corner poin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07]=&quot;R&quot;;0;4)" office:value-type="float" office:value="4">
            <text:p>4</text:p>
          </table:table-cell>
          <table:table-cell table:style-name="ce8" table:formula="of:=IF([.B807]=&quot;R&quot;;0;COUNTA([.F807:.I80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PathPointSmooth = new KAction(KIcon("pathpoint-smooth"), i18n("Smooth poin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08]=&quot;R&quot;;0;4)" office:value-type="float" office:value="4">
            <text:p>4</text:p>
          </table:table-cell>
          <table:table-cell table:style-name="ce8" table:formula="of:=IF([.B808]=&quot;R&quot;;0;COUNTA([.F808:.I80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PathPointSymmetric = new KAction(KIcon("pathpoint-symmetric"), i18n("Symmetric Poin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09]=&quot;R&quot;;0;4)" office:value-type="float" office:value="4">
            <text:p>4</text:p>
          </table:table-cell>
          <table:table-cell table:style-name="ce8" table:formula="of:=IF([.B809]=&quot;R&quot;;0;COUNTA([.F809:.I80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RemovePoint = new KAction(KIcon("pathpoint-remove"), i18n("Remove poin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10]=&quot;R&quot;;0;4)" office:value-type="float" office:value="4">
            <text:p>4</text:p>
          </table:table-cell>
          <table:table-cell table:style-name="ce8" table:formula="of:=IF([.B810]=&quot;R&quot;;0;COUNTA([.F810:.I81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flake/tools/KoPathToolFactory.cpp: <text:s text:c="3"/>setIcon("editpath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11]=&quot;R&quot;;0;4)" office:value-type="float" office:value="4">
            <text:p>4</text:p>
          </table:table-cell>
          <table:table-cell table:style-name="ce8" table:formula="of:=IF([.B811]=&quot;R&quot;;0;COUNTA([.F811:.I81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flake/tools/KoZoomToolFactory.cpp: <text:s text:c="3"/>setIcon("zoom-original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12]=&quot;R&quot;;0;4)" office:value-type="float" office:value="4">
            <text:p>4</text:p>
          </table:table-cell>
          <table:table-cell table:style-name="ce8" table:formula="of:=IF([.B812]=&quot;R&quot;;0;COUNTA([.F812:.I81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ZoomToolWidget.cpp: <text:s text:c="3"/>zoomInButton-&gt;setIcon(KIcon("zoom-i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13]=&quot;R&quot;;0;4)" office:value-type="float" office:value="4">
            <text:p>4</text:p>
          </table:table-cell>
          <table:table-cell table:style-name="ce8" table:formula="of:=IF([.B813]=&quot;R&quot;;0;COUNTA([.F813:.I81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ZoomToolWidget.cpp: <text:s text:c="3"/>zoomOutButton-&gt;setIcon(KIcon("zoom-ou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14]=&quot;R&quot;;0;4)" office:value-type="float" office:value="4">
            <text:p>4</text:p>
          </table:table-cell>
          <table:table-cell table:style-name="ce8" table:formula="of:=IF([.B814]=&quot;R&quot;;0;COUNTA([.F814:.I81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kokross/KoScriptingDocker.cpp: <text:s text:c="3"/>tb-&gt;addAction(KIcon("configure"), i18n("Script Manager"), this, SLOT(slotShowScriptManager(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15]=&quot;R&quot;;0;4)" office:value-type="float" office:value="4">
            <text:p>4</text:p>
          </table:table-cell>
          <table:table-cell table:style-name="ce8" table:formula="of:=IF([.B815]=&quot;R&quot;;0;COUNTA([.F815:.I81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kokross/KoScriptManager.cpp: <text:s text:c="3"/>setButtonIcon(KDialog::Ok, KIcon("document-sav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16]=&quot;R&quot;;0;4)" office:value-type="float" office:value="4">
            <text:p>4</text:p>
          </table:table-cell>
          <table:table-cell table:style-name="ce8" table:formula="of:=IF([.B816]=&quot;R&quot;;0;COUNTA([.F816:.I81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kopageapp/KoPADocumentModel.cpp: <text:s text:c="3"/>l &lt;&lt; Property(i18n("Locked"), SmallIcon("object-locked"), SmallIcon("object-unlocked"), shape-&gt;isGeometryProtected(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17]=&quot;R&quot;;0;4)" office:value-type="float" office:value="4">
            <text:p>4</text:p>
          </table:table-cell>
          <table:table-cell table:style-name="ce8" table:formula="of:=IF([.B817]=&quot;R&quot;;0;COUNTA([.F817:.I81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kopageapp/KoPADocumentModel.cpp: <text:s text:c="3"/>l &lt;&lt; Property(i18n("Visible"), SmallIcon("14_layer_visible"), SmallIcon("14_layer_novisible"), shape-&gt;isVisible(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18]=&quot;R&quot;;0;4)" office:value-type="float" office:value="4">
            <text:p>4</text:p>
          </table:table-cell>
          <table:table-cell table:style-name="ce8" table:formula="of:=IF([.B818]=&quot;R&quot;;0;COUNTA([.F818:.I818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list-details" ), i18n( "Detailed View" ), this, SLOT( detailedView() )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19]=&quot;R&quot;;0;4)" office:value-type="float" office:value="4">
            <text:p>4</text:p>
          </table:table-cell>
          <table:table-cell table:style-name="ce8" table:formula="of:=IF([.B819]=&quot;R&quot;;0;COUNTA([.F819:.I819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list-text" ), i18n( "Minimal View" ), this, SLOT( minimalView() )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20]=&quot;R&quot;;0;4)" office:value-type="float" office:value="4">
            <text:p>4</text:p>
          </table:table-cell>
          <table:table-cell table:style-name="ce8" table:formula="of:=IF([.B820]=&quot;R&quot;;0;COUNTA([.F820:.I820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preview" ), i18n( "Thumbnail View" ), this, SLOT( thumbnailView() )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21]=&quot;R&quot;;0;4)" office:value-type="float" office:value="4">
            <text:p>4</text:p>
          </table:table-cell>
          <table:table-cell table:style-name="ce8" table:formula="of:=IF([.B821]=&quot;R&quot;;0;COUNTA([.F821:.I82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kopageapp/KoPADocumentStructureDocker.cpp: <text:s text:c="7"/>menu-&gt;addAction( SmallIcon( "document-new" ), i18n( "Page" ), this, SLOT( addPage()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22]=&quot;R&quot;;0;4)" office:value-type="float" office:value="4">
            <text:p>4</text:p>
          </table:table-cell>
          <table:table-cell table:style-name="ce8" table:formula="of:=IF([.B822]=&quot;R&quot;;0;COUNTA([.F822:.I82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kopageapp/KoPADocumentStructureDocker.cpp: <text:s text:c="7"/>menu-&gt;addAction( SmallIcon( "document-new" ), i18n( "Slide" ), this, SLOT( addPage()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23]=&quot;R&quot;;0;4)" office:value-type="float" office:value="4">
            <text:p>4</text:p>
          </table:table-cell>
          <table:table-cell table:style-name="ce8" table:formula="of:=IF([.B823]=&quot;R&quot;;0;COUNTA([.F823:.I82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 SmallIcon( "arrow-down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24]=&quot;R&quot;;0;4)" office:value-type="float" office:value="4">
            <text:p>4</text:p>
          </table:table-cell>
          <table:table-cell table:style-name="ce8" table:formula="of:=IF([.B824]=&quot;R&quot;;0;COUNTA([.F824:.I82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 SmallIcon( "arrow-up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25]=&quot;R&quot;;0;4)" office:value-type="float" office:value="4">
            <text:p>4</text:p>
          </table:table-cell>
          <table:table-cell table:style-name="ce8" table:formula="of:=IF([.B825]=&quot;R&quot;;0;COUNTA([.F825:.I82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f:=IF([.B826]=&quot;R&quot;;0;4)" office:value-type="float" office:value="0">
            <text:p>0</text:p>
          </table:table-cell>
          <table:table-cell table:style-name="ce8" table:formula="of:=IF([.B826]=&quot;R&quot;;0;COUNTA([.F826:.I82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f:=IF([.B827]=&quot;R&quot;;0;4)" office:value-type="float" office:value="0">
            <text:p>0</text:p>
          </table:table-cell>
          <table:table-cell table:style-name="ce8" table:formula="of:=IF([.B827]=&quot;R&quot;;0;COUNTA([.F827:.I82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SmallIcon("view-choos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28]=&quot;R&quot;;0;4)" office:value-type="float" office:value="4">
            <text:p>4</text:p>
          </table:table-cell>
          <table:table-cell table:style-name="ce8" table:formula="of:=IF([.B828]=&quot;R&quot;;0;COUNTA([.F828:.I82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m_addLayerAction = menu-&gt;addAction( SmallIcon( "layer-new" ), i18n( "Layer" ), this, SLOT( addLayer()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29]=&quot;R&quot;;0;4)" office:value-type="float" office:value="4">
            <text:p>4</text:p>
          </table:table-cell>
          <table:table-cell table:style-name="ce8" table:formula="of:=IF([.B829]=&quot;R&quot;;0;COUNTA([.F829:.I829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libs/kopageapp/KoPADocumentStructureDocker.cpp: <text:s text:c="3"/>menu.addAction( SmallIcon( "document-new" ), i18n("Add a new slide"), this, SLOT( addPage()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30]=&quot;R&quot;;0;4)" office:value-type="float" office:value="4">
            <text:p>4</text:p>
          </table:table-cell>
          <table:table-cell table:style-name="ce8" table:formula="of:=IF([.B830]=&quot;R&quot;;0;COUNTA([.F830:.I83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kopageapp/KoPAView.cpp: <text:s text:c="3"/>m_actionInsertPage = new KAction( KIcon("document-new"), i18n( "Insert Page" ), this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31]=&quot;R&quot;;0;4)" office:value-type="float" office:value="4">
            <text:p>4</text:p>
          </table:table-cell>
          <table:table-cell table:style-name="ce8" table:formula="of:=IF([.B831]=&quot;R&quot;;0;COUNTA([.F831:.I83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kopageapp/KoPAView.cpp: <text:s text:c="3"/>m_actionViewShowGuides <text:s/>= new KToggleAction( KIcon( "guides" ), i18n( "Show Guides" ), this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32]=&quot;R&quot;;0;4)" office:value-type="float" office:value="4">
            <text:p>4</text:p>
          </table:table-cell>
          <table:table-cell table:style-name="ce8" table:formula="of:=IF([.B832]=&quot;R&quot;;0;COUNTA([.F832:.I83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kopageapp/KoPAView.cpp: <text:s text:c="3"/>m_deleteSelectionAction = new KAction(KIcon("edit-delete"), i18n("D&amp;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number-columns-repeated="4" table:style-name="ce8" office:value-type="string">
            <text:p>x</text:p>
          </table:table-cell>
          <table:table-cell table:style-name="ce8" table:formula="of:=IF([.B833]=&quot;R&quot;;0;4)" office:value-type="float" office:value="0">
            <text:p>0</text:p>
          </table:table-cell>
          <table:table-cell table:style-name="ce8" table:formula="of:=IF([.B833]=&quot;R&quot;;0;COUNTA([.F833:.I83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kopageapp/tools/backgroundTool/KoPABackgroundToolFactory.cpp: <text:s text:c="3"/>setIcon( "backgroundtool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34]=&quot;R&quot;;0;4)" office:value-type="float" office:value="4">
            <text:p>4</text:p>
          </table:table-cell>
          <table:table-cell table:style-name="ce8" table:formula="of:=IF([.B834]=&quot;R&quot;;0;COUNTA([.F834:.I83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main/KoApplication.cpp: <text:s text:c="3"/>KIconLoader::global()-&gt;addAppDir("koffic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35]=&quot;R&quot;;0;4)" office:value-type="float" office:value="4">
            <text:p>4</text:p>
          </table:table-cell>
          <table:table-cell table:style-name="ce8" table:formula="of:=IF([.B835]=&quot;R&quot;;0;COUNTA([.F835:.I835]))" office:value-type="float" office:value="0">
            <text:p>0</text:p>
          </table:table-cell>
          <table:table-cell table:style-name="ce10" table:number-columns-repeated="23"/>
        </table:table-row>
        <table:table-row table:style-name="ro8">
          <table:table-cell table:style-name="ce3" office:value-type="string">
            <text:p>libs/main/KoDockWidgetTitleBar.cpp: <text:s text:c="11"/>openIcon(thePublic-&gt;style()-&gt;standardIcon(QStyle::SP_TitleBarShadeButton)), closeIcon(thePublic-&gt;style()-&gt;standardIcon(QStyle::SP_TitleBarUnshadeButton)) {if (openIcon.isNull()) openIcon= KIcon("arrow-down");if (closeIcon.isNull()) closeIcon= KIcon("arrow-right");}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36]=&quot;R&quot;;0;4)" office:value-type="float" office:value="4">
            <text:p>4</text:p>
          </table:table-cell>
          <table:table-cell table:style-name="ce8" table:formula="of:=IF([.B836]=&quot;R&quot;;0;COUNTA([.F836:.I83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main/KoDocument.cpp: <text:s text:c="7"/>KIconLoader::global()-&gt;addAppDir("koffic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37]=&quot;R&quot;;0;4)" office:value-type="float" office:value="4">
            <text:p>4</text:p>
          </table:table-cell>
          <table:table-cell table:style-name="ce8" table:formula="of:=IF([.B837]=&quot;R&quot;;0;COUNTA([.F837:.I83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locked", KIconLoader::Small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38]=&quot;R&quot;;0;4)" office:value-type="float" office:value="4">
            <text:p>4</text:p>
          </table:table-cell>
          <table:table-cell table:style-name="ce8" table:formula="of:=IF([.B838]=&quot;R&quot;;0;COUNTA([.F838:.I83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locked", KIconLoader::Small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39]=&quot;R&quot;;0;4)" office:value-type="float" office:value="4">
            <text:p>4</text:p>
          </table:table-cell>
          <table:table-cell table:style-name="ce8" table:formula="of:=IF([.B839]=&quot;R&quot;;0;COUNTA([.F839:.I83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unlocked", KIconLoader::Small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40]=&quot;R&quot;;0;4)" office:value-type="float" office:value="4">
            <text:p>4</text:p>
          </table:table-cell>
          <table:table-cell table:style-name="ce8" table:formula="of:=IF([.B840]=&quot;R&quot;;0;COUNTA([.F840:.I84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unlocked", KIconLoader::Small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41]=&quot;R&quot;;0;4)" office:value-type="float" office:value="4">
            <text:p>4</text:p>
          </table:table-cell>
          <table:table-cell table:style-name="ce8" table:formula="of:=IF([.B841]=&quot;R&quot;;0;COUNTA([.F841:.I84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locked", KIconLoader::Small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42]=&quot;R&quot;;0;4)" office:value-type="float" office:value="4">
            <text:p>4</text:p>
          </table:table-cell>
          <table:table-cell table:style-name="ce8" table:formula="of:=IF([.B842]=&quot;R&quot;;0;COUNTA([.F842:.I84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locked", KIconLoader::Small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43]=&quot;R&quot;;0;4)" office:value-type="float" office:value="4">
            <text:p>4</text:p>
          </table:table-cell>
          <table:table-cell table:style-name="ce8" table:formula="of:=IF([.B843]=&quot;R&quot;;0;COUNTA([.F843:.I84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unlocked", KIconLoader::Small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44]=&quot;R&quot;;0;4)" office:value-type="float" office:value="4">
            <text:p>4</text:p>
          </table:table-cell>
          <table:table-cell table:style-name="ce8" table:formula="of:=IF([.B844]=&quot;R&quot;;0;COUNTA([.F844:.I84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unlocked", KIconLoader::Small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45]=&quot;R&quot;;0;4)" office:value-type="float" office:value="4">
            <text:p>4</text:p>
          </table:table-cell>
          <table:table-cell table:style-name="ce8" table:formula="of:=IF([.B845]=&quot;R&quot;;0;COUNTA([.F845:.I84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DocumentInfoDlg.cpp: <text:s text:c="3"/>p = KIconLoader::global()-&gt;loadIcon("edit-delete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8" table:number-columns-repeated="2"/>
          <table:table-cell table:number-columns-repeated="4" table:style-name="ce8" office:value-type="string">
            <text:p>x</text:p>
          </table:table-cell>
          <table:table-cell table:style-name="ce8" table:formula="of:=IF([.B846]=&quot;R&quot;;0;4)" office:value-type="float" office:value="0">
            <text:p>0</text:p>
          </table:table-cell>
          <table:table-cell table:style-name="ce8" table:formula="of:=IF([.B846]=&quot;R&quot;;0;COUNTA([.F846:.I84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main/KoDocumentInfoDlg.cpp: <text:s text:c="3"/>page-&gt;setIcon(KIcon("user-identity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47]=&quot;R&quot;;0;4)" office:value-type="float" office:value="4">
            <text:p>4</text:p>
          </table:table-cell>
          <table:table-cell table:style-name="ce8" table:formula="of:=IF([.B847]=&quot;R&quot;;0;COUNTA([.F847:.I84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DocumentInfoDlg.cpp: <text:s text:c="3"/>QPixmap p = KIconLoader::global()-&gt;loadIcon("office-address-book", KIconLoader::Small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48]=&quot;R&quot;;0;4)" office:value-type="float" office:value="4">
            <text:p>4</text:p>
          </table:table-cell>
          <table:table-cell table:style-name="ce8" table:formula="of:=IF([.B848]=&quot;R&quot;;0;COUNTA([.F848:.I84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GridData.cpp: <text:s text:c="7"/>d-&gt;toggleGridAction = new KToggleAction(KIcon("grid"), i18n("Show Grid"), 0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49]=&quot;R&quot;;0;4)" office:value-type="float" office:value="4">
            <text:p>4</text:p>
          </table:table-cell>
          <table:table-cell table:style-name="ce8" table:formula="of:=IF([.B849]=&quot;R&quot;;0;COUNTA([.F849:.I84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MainWindow.cpp: <text:s text:c="3"/>d-&gt;m_exportFile <text:s/>= new KAction(KIcon("document-export"), i18n("E&amp;xport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50]=&quot;R&quot;;0;4)" office:value-type="float" office:value="4">
            <text:p>4</text:p>
          </table:table-cell>
          <table:table-cell table:style-name="ce8" table:formula="of:=IF([.B850]=&quot;R&quot;;0;COUNTA([.F850:.I85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main/KoMainWindow.cpp: <text:s text:c="3"/>d-&gt;m_exportPdf-&gt;setIcon(KIcon("application-pdf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51]=&quot;R&quot;;0;4)" office:value-type="float" office:value="4">
            <text:p>4</text:p>
          </table:table-cell>
          <table:table-cell table:style-name="ce8" table:formula="of:=IF([.B851]=&quot;R&quot;;0;COUNTA([.F851:.I85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MainWindow.cpp: <text:s text:c="3"/>d-&gt;m_importFile <text:s/>= new KAction(KIcon("document-import"), i18n("I&amp;mport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52]=&quot;R&quot;;0;4)" office:value-type="float" office:value="4">
            <text:p>4</text:p>
          </table:table-cell>
          <table:table-cell table:style-name="ce8" table:formula="of:=IF([.B852]=&quot;R&quot;;0;COUNTA([.F852:.I85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MainWindow.cpp: <text:s text:c="3"/>d-&gt;m_orientation <text:s/>= new KSelectAction(KIcon("view_orientation"), i18n("Splitter &amp;Orientation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53]=&quot;R&quot;;0;4)" office:value-type="float" office:value="4">
            <text:p>4</text:p>
          </table:table-cell>
          <table:table-cell table:style-name="ce8" table:formula="of:=IF([.B853]=&quot;R&quot;;0;COUNTA([.F853:.I85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MainWindow.cpp: <text:s text:c="3"/>d-&gt;m_paDocInfo <text:s/>= new KAction(KIcon("document-properties"), i18n("Document Information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54]=&quot;R&quot;;0;4)" office:value-type="float" office:value="4">
            <text:p>4</text:p>
          </table:table-cell>
          <table:table-cell table:style-name="ce8" table:formula="of:=IF([.B854]=&quot;R&quot;;0;COUNTA([.F854:.I85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MainWindow.cpp: <text:s text:c="3"/>d-&gt;m_removeView <text:s/>= new KAction(KIcon("view-close"), i18n("&amp;Remove View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55]=&quot;R&quot;;0;4)" office:value-type="float" office:value="4">
            <text:p>4</text:p>
          </table:table-cell>
          <table:table-cell table:style-name="ce8" table:formula="of:=IF([.B855]=&quot;R&quot;;0;COUNTA([.F855:.I85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MainWindow.cpp: <text:s text:c="3"/>KAction * splitView <text:s/>= new KAction(KIcon("view_split"), i18n("&amp;Split View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56]=&quot;R&quot;;0;4)" office:value-type="float" office:value="4">
            <text:p>4</text:p>
          </table:table-cell>
          <table:table-cell table:style-name="ce8" table:formula="of:=IF([.B856]=&quot;R&quot;;0;COUNTA([.F856:.I85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MainWindow.cpp: <text:s text:c="3"/>KAction *closeAllViews <text:s/>= new KAction(KIcon("window-close"), i18n("&amp;Close All Views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57]=&quot;R&quot;;0;4)" office:value-type="float" office:value="4">
            <text:p>4</text:p>
          </table:table-cell>
          <table:table-cell table:style-name="ce8" table:formula="of:=IF([.B857]=&quot;R&quot;;0;COUNTA([.F857:.I85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MainWindow.cpp: <text:s text:c="3"/>KToggleAction *fullscreenAction <text:s/>= new KToggleAction(KIcon("view-fullscreen"), i18n("Full Screen Mod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58]=&quot;R&quot;;0;4)" office:value-type="float" office:value="4">
            <text:p>4</text:p>
          </table:table-cell>
          <table:table-cell table:style-name="ce8" table:formula="of:=IF([.B858]=&quot;R&quot;;0;COUNTA([.F858:.I85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View.cpp: <text:s text:c="3"/>actionNewView <text:s/>= new KAction(KIcon("window-new"), i18n("&amp;New View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59]=&quot;R&quot;;0;4)" office:value-type="float" office:value="4">
            <text:p>4</text:p>
          </table:table-cell>
          <table:table-cell table:style-name="ce8" table:formula="of:=IF([.B859]=&quot;R&quot;;0;COUNTA([.F859:.I85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widgets/colorwidgets/KoEditColorSetDialog.cpp: <text:s text:c="3"/>widget.add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f:=IF([.B860]=&quot;R&quot;;0;4)" office:value-type="float" office:value="0">
            <text:p>0</text:p>
          </table:table-cell>
          <table:table-cell table:style-name="ce8" table:formula="of:=IF([.B860]=&quot;R&quot;;0;COUNTA([.F860:.I86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widgets/colorwidgets/KoEditColorSetDialog.cpp: <text:s text:c="3"/>widget.open-&gt;setIcon(KIcon("document-open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61]=&quot;R&quot;;0;4)" office:value-type="float" office:value="4">
            <text:p>4</text:p>
          </table:table-cell>
          <table:table-cell table:style-name="ce8" table:formula="of:=IF([.B861]=&quot;R&quot;;0;COUNTA([.F861:.I86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widgets/colorwidgets/KoEditColorSetDialog.cpp: <text:s text:c="3"/>widget.remove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f:=IF([.B862]=&quot;R&quot;;0;4)" office:value-type="float" office:value="0">
            <text:p>0</text:p>
          </table:table-cell>
          <table:table-cell table:style-name="ce8" table:formula="of:=IF([.B862]=&quot;R&quot;;0;COUNTA([.F862:.I86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widgets/colorwidgets/KoEditColorSetDialog.cpp: <text:s text:c="3"/>widget.save-&gt;setIcon(KIcon("document-sav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63]=&quot;R&quot;;0;4)" office:value-type="float" office:value="4">
            <text:p>4</text:p>
          </table:table-cell>
          <table:table-cell table:style-name="ce8" table:formula="of:=IF([.B863]=&quot;R&quot;;0;COUNTA([.F863:.I86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widgets/openpane/KoTemplateCreateDia.cpp: <text:s text:c="11"/>tmpIcon=".icon/"+file+".png"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64]=&quot;R&quot;;0;4)" office:value-type="float" office:value="4">
            <text:p>4</text:p>
          </table:table-cell>
          <table:table-cell table:style-name="ce8" table:formula="of:=IF([.B864]=&quot;R&quot;;0;COUNTA([.F864:.I864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libs/widgets/openpane/KoTemplateCreateDia.cpp: <text:s text:c="3"/>kDebug(30004) &lt;&lt;"Trying to create template:" &lt;&lt; d-&gt;m_name-&gt;text() &lt;&lt;"URL=" &lt;&lt;".source/"+file+ext &lt;&lt;" ICON=" &lt;&lt; tmpIcon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65]=&quot;R&quot;;0;4)" office:value-type="float" office:value="4">
            <text:p>4</text:p>
          </table:table-cell>
          <table:table-cell table:style-name="ce8" table:formula="of:=IF([.B865]=&quot;R&quot;;0;COUNTA([.F865:.I86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widgets/openpane/KoTemplateCreateDia.cpp: <text:s text:c="3"/>KoTemplate *t=new KoTemplate(d-&gt;m_name-&gt;text(), QString(), ".source/"+file+ext, tmpIcon, "", "", false, true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66]=&quot;R&quot;;0;4)" office:value-type="float" office:value="4">
            <text:p>4</text:p>
          </table:table-cell>
          <table:table-cell table:style-name="ce8" table:formula="of:=IF([.B866]=&quot;R&quot;;0;COUNTA([.F866:.I86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widgets/openpane/KoTemplateCreateDia.cpp: <text:s text:c="3"/>QString tmpIcon=".icon/"+file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67]=&quot;R&quot;;0;4)" office:value-type="float" office:value="4">
            <text:p>4</text:p>
          </table:table-cell>
          <table:table-cell table:style-name="ce8" table:formula="of:=IF([.B867]=&quot;R&quot;;0;COUNTA([.F867:.I86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widgets/openpane/KoTemplateCreateDia.cpp: <text:s text:c="3"/>tmpIcon+=".png"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68]=&quot;R&quot;;0;4)" office:value-type="float" office:value="4">
            <text:p>4</text:p>
          </table:table-cell>
          <table:table-cell table:style-name="ce8" table:formula="of:=IF([.B868]=&quot;R&quot;;0;COUNTA([.F868:.I86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widgets/openpane/KoTemplateTree.cpp: <text:s text:c="23"/>icon = config.readEntry("Icon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69]=&quot;R&quot;;0;4)" office:value-type="float" office:value="4">
            <text:p>4</text:p>
          </table:table-cell>
          <table:table-cell table:style-name="ce8" table:formula="of:=IF([.B869]=&quot;R&quot;;0;COUNTA([.F869:.I86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widgets/openpane/KoTemplateTree.cpp: <text:s text:c="3"/>config.writeEntry("Icon", t-&gt;picture(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70]=&quot;R&quot;;0;4)" office:value-type="float" office:value="4">
            <text:p>4</text:p>
          </table:table-cell>
          <table:table-cell table:style-name="ce8" table:formula="of:=IF([.B870]=&quot;R&quot;;0;COUNTA([.F870:.I87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widgets/resources/KoIconToolTip.cpp:#include "KoIconToolTip.h"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71]=&quot;R&quot;;0;4)" office:value-type="float" office:value="4">
            <text:p>4</text:p>
          </table:table-cell>
          <table:table-cell table:style-name="ce8" table:formula="of:=IF([.B871]=&quot;R&quot;;0;COUNTA([.F871:.I87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widgets/resources/KoResourceItemChoos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f:=IF([.B872]=&quot;R&quot;;0;4)" office:value-type="float" office:value="0">
            <text:p>0</text:p>
          </table:table-cell>
          <table:table-cell table:style-name="ce8" table:formula="of:=IF([.B872]=&quot;R&quot;;0;COUNTA([.F872:.I87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widgets/resources/KoResourceItemChoos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f:=IF([.B873]=&quot;R&quot;;0;4)" office:value-type="float" office:value="0">
            <text:p>0</text:p>
          </table:table-cell>
          <table:table-cell table:style-name="ce8" table:formula="of:=IF([.B873]=&quot;R&quot;;0;COUNTA([.F873:.I87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widgets/zoom/KoZoomAction.cpp: <text:s text:c="7"/>aspectButton-&gt;setIcon(KIcon("zoom-pixels").pixmap(22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74]=&quot;R&quot;;0;4)" office:value-type="float" office:value="4">
            <text:p>4</text:p>
          </table:table-cell>
          <table:table-cell table:style-name="ce8" table:formula="of:=IF([.B874]=&quot;R&quot;;0;COUNTA([.F874:.I87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widgets/zoom/KoZoomAction.cpp: <text:s text:c="7"/>zoomToAllButton-&gt;setIcon(KIcon("zoom-all").pixmap(22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75]=&quot;R&quot;;0;4)" office:value-type="float" office:value="4">
            <text:p>4</text:p>
          </table:table-cell>
          <table:table-cell table:style-name="ce8" table:formula="of:=IF([.B875]=&quot;R&quot;;0;COUNTA([.F875:.I87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widgets/zoom/KoZoomAction.cpp: <text:s text:c="7"/>zoomToSelectionButton-&gt;setIcon(KIcon("zoom-selection").pixmap(22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76]=&quot;R&quot;;0;4)" office:value-type="float" office:value="4">
            <text:p>4</text:p>
          </table:table-cell>
          <table:table-cell table:style-name="ce8" table:formula="of:=IF([.B876]=&quot;R&quot;;0;COUNTA([.F876:.I87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widgets/zoom/KoZoomAction.cpp: <text:s text:c="3"/>setIcon(KIcon("zoom-original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77]=&quot;R&quot;;0;4)" office:value-type="float" office:value="4">
            <text:p>4</text:p>
          </table:table-cell>
          <table:table-cell table:style-name="ce8" table:formula="of:=IF([.B877]=&quot;R&quot;;0;COUNTA([.F877:.I87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anchorEnd-&gt;setIcon( KIcon( "format-justify-right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78]=&quot;R&quot;;0;4)" office:value-type="float" office:value="4">
            <text:p>4</text:p>
          </table:table-cell>
          <table:table-cell table:style-name="ce8" table:formula="of:=IF([.B878]=&quot;R&quot;;0;COUNTA([.F878:.I87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anchorMiddle-&gt;setIcon( KIcon( "format-justify-center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79]=&quot;R&quot;;0;4)" office:value-type="float" office:value="4">
            <text:p>4</text:p>
          </table:table-cell>
          <table:table-cell table:style-name="ce8" table:formula="of:=IF([.B879]=&quot;R&quot;;0;COUNTA([.F879:.I87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anchorStart-&gt;setIcon( KIcon( "format-justify-left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80]=&quot;R&quot;;0;4)" office:value-type="float" office:value="4">
            <text:p>4</text:p>
          </table:table-cell>
          <table:table-cell table:style-name="ce8" table:formula="of:=IF([.B880]=&quot;R&quot;;0;COUNTA([.F880:.I88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bold-&gt;setIcon( KIcon( "format-text-bold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81]=&quot;R&quot;;0;4)" office:value-type="float" office:value="4">
            <text:p>4</text:p>
          </table:table-cell>
          <table:table-cell table:style-name="ce8" table:formula="of:=IF([.B881]=&quot;R&quot;;0;COUNTA([.F881:.I88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artistictextshape/ArtisticTextShapeConfigWidget.cpp: <text:s text:c="3"/>widget.italic-&gt;setIcon( KIcon( "format-text-italic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82]=&quot;R&quot;;0;4)" office:value-type="float" office:value="4">
            <text:p>4</text:p>
          </table:table-cell>
          <table:table-cell table:style-name="ce8" table:formula="of:=IF([.B882]=&quot;R&quot;;0;COUNTA([.F882:.I88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artistictextshape/ArtisticTextShapeFactory.cpp: <text:s text:c="3"/>setIcon( "text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83]=&quot;R&quot;;0;4)" office:value-type="float" office:value="4">
            <text:p>4</text:p>
          </table:table-cell>
          <table:table-cell table:style-name="ce8" table:formula="of:=IF([.B883]=&quot;R&quot;;0;COUNTA([.F883:.I88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artistictextshape/ArtisticTextTool.cpp: <text:s text:c="3"/>m_attachPath <text:s/>= new QAction(KIcon("artistictext-attach-path"), i18n("Attach Path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84]=&quot;R&quot;;0;4)" office:value-type="float" office:value="4">
            <text:p>4</text:p>
          </table:table-cell>
          <table:table-cell table:style-name="ce8" table:formula="of:=IF([.B884]=&quot;R&quot;;0;COUNTA([.F884:.I88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artistictextshape/ArtisticTextTool.cpp: <text:s text:c="3"/>m_convertText <text:s/>= new QAction(KIcon("pathshape"), i18n("Convert to Path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85]=&quot;R&quot;;0;4)" office:value-type="float" office:value="4">
            <text:p>4</text:p>
          </table:table-cell>
          <table:table-cell table:style-name="ce8" table:formula="of:=IF([.B885]=&quot;R&quot;;0;COUNTA([.F885:.I88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artistictextshape/ArtisticTextTool.cpp: <text:s text:c="3"/>m_detachPath <text:s/>= new QAction(KIcon("artistictext-detach-path"), i18n("Detach Path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86]=&quot;R&quot;;0;4)" office:value-type="float" office:value="4">
            <text:p>4</text:p>
          </table:table-cell>
          <table:table-cell table:style-name="ce8" table:formula="of:=IF([.B886]=&quot;R&quot;;0;COUNTA([.F886:.I88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artistictextshape/ArtisticTextToolFactory.cpp: <text:s text:c="3"/>setIcon ("artistictext-tool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87]=&quot;R&quot;;0;4)" office:value-type="float" office:value="4">
            <text:p>4</text:p>
          </table:table-cell>
          <table:table-cell table:style-name="ce8" table:formula="of:=IF([.B887]=&quot;R&quot;;0;COUNTA([.F887:.I88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connectionTool/KoConnectionToolFactory.cpp: <text:s text:c="3"/>setIcon("x-shape-connection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88]=&quot;R&quot;;0;4)" office:value-type="float" office:value="4">
            <text:p>4</text:p>
          </table:table-cell>
          <table:table-cell table:style-name="ce8" table:formula="of:=IF([.B888]=&quot;R&quot;;0;COUNTA([.F888:.I88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Bottom = new KAction(KIcon("object-align-vertical-bottom-koffic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89]=&quot;R&quot;;0;4)" office:value-type="float" office:value="4">
            <text:p>4</text:p>
          </table:table-cell>
          <table:table-cell table:style-name="ce8" table:formula="of:=IF([.B889]=&quot;R&quot;;0;COUNTA([.F889:.I88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Center = new KAction(KIcon("object-align-horizontal-center-koffic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90]=&quot;R&quot;;0;4)" office:value-type="float" office:value="4">
            <text:p>4</text:p>
          </table:table-cell>
          <table:table-cell table:style-name="ce8" table:formula="of:=IF([.B890]=&quot;R&quot;;0;COUNTA([.F890:.I89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Left = new KAction(KIcon("object-align-horizontal-left-koffic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91]=&quot;R&quot;;0;4)" office:value-type="float" office:value="4">
            <text:p>4</text:p>
          </table:table-cell>
          <table:table-cell table:style-name="ce8" table:formula="of:=IF([.B891]=&quot;R&quot;;0;COUNTA([.F891:.I89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Middle = new KAction(KIcon("object-align-vertical-center-koffic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92]=&quot;R&quot;;0;4)" office:value-type="float" office:value="4">
            <text:p>4</text:p>
          </table:table-cell>
          <table:table-cell table:style-name="ce8" table:formula="of:=IF([.B892]=&quot;R&quot;;0;COUNTA([.F892:.I89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Right = new KAction(KIcon("object-align-horizontal-right-koffic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93]=&quot;R&quot;;0;4)" office:value-type="float" office:value="4">
            <text:p>4</text:p>
          </table:table-cell>
          <table:table-cell table:style-name="ce8" table:formula="of:=IF([.B893]=&quot;R&quot;;0;COUNTA([.F893:.I89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Top = new KAction(KIcon("object-align-vertical-top-koffice"), i18n("Align Top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94]=&quot;R&quot;;0;4)" office:value-type="float" office:value="4">
            <text:p>4</text:p>
          </table:table-cell>
          <table:table-cell table:style-name="ce8" table:formula="of:=IF([.B894]=&quot;R&quot;;0;COUNTA([.F894:.I89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BringToFront = new KAction(KIcon("object-order-front-koffic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95]=&quot;R&quot;;0;4)" office:value-type="float" office:value="4">
            <text:p>4</text:p>
          </table:table-cell>
          <table:table-cell table:style-name="ce8" table:formula="of:=IF([.B895]=&quot;R&quot;;0;COUNTA([.F895:.I89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GroupBottom = new KAction(KIcon("object-group-koffic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96]=&quot;R&quot;;0;4)" office:value-type="float" office:value="4">
            <text:p>4</text:p>
          </table:table-cell>
          <table:table-cell table:style-name="ce8" table:formula="of:=IF([.B896]=&quot;R&quot;;0;COUNTA([.F896:.I89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Lower = new KAction(KIcon("object-order-lower-koffice"), i18n("&amp;Lower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97]=&quot;R&quot;;0;4)" office:value-type="float" office:value="4">
            <text:p>4</text:p>
          </table:table-cell>
          <table:table-cell table:style-name="ce8" table:formula="of:=IF([.B897]=&quot;R&quot;;0;COUNTA([.F897:.I89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Raise = new KAction(KIcon("object-order-raise-koffice"), i18n("&amp;Rais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98]=&quot;R&quot;;0;4)" office:value-type="float" office:value="4">
            <text:p>4</text:p>
          </table:table-cell>
          <table:table-cell table:style-name="ce8" table:formula="of:=IF([.B898]=&quot;R&quot;;0;COUNTA([.F898:.I89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SendToBack = new KAction(KIcon("object-order-back-koffic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899]=&quot;R&quot;;0;4)" office:value-type="float" office:value="4">
            <text:p>4</text:p>
          </table:table-cell>
          <table:table-cell table:style-name="ce8" table:formula="of:=IF([.B899]=&quot;R&quot;;0;COUNTA([.F899:.I89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UngroupBottom = new KAction(KIcon("object-ungroup-koffic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00]=&quot;R&quot;;0;4)" office:value-type="float" office:value="4">
            <text:p>4</text:p>
          </table:table-cell>
          <table:table-cell table:style-name="ce8" table:formula="of:=IF([.B900]=&quot;R&quot;;0;COUNTA([.F900:.I90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defaultTools/defaulttool/DefaultToolFactory.cpp: <text:s text:c="3"/>setIcon("select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01]=&quot;R&quot;;0;4)" office:value-type="float" office:value="4">
            <text:p>4</text:p>
          </table:table-cell>
          <table:table-cell table:style-name="ce8" table:formula="of:=IF([.B901]=&quot;R&quot;;0;COUNTA([.F901:.I90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guidestool/GuidesToolOptionWidget.cpp: <text:s text:c="3"/>widget.addButton-&gt;setIcon( K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f:=IF([.B902]=&quot;R&quot;;0;4)" office:value-type="float" office:value="0">
            <text:p>0</text:p>
          </table:table-cell>
          <table:table-cell table:style-name="ce8" table:formula="of:=IF([.B902]=&quot;R&quot;;0;COUNTA([.F902:.I90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guidestool/GuidesToolOptionWidget.cpp: <text:s text:c="3"/>widget.removeButton-&gt;setIcon( K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f:=IF([.B903]=&quot;R&quot;;0;4)" office:value-type="float" office:value="0">
            <text:p>0</text:p>
          </table:table-cell>
          <table:table-cell table:style-name="ce8" table:formula="of:=IF([.B903]=&quot;R&quot;;0;COUNTA([.F903:.I90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ivineProportion/DivineProportionShapeFactory.cpp: <text:s text:c="3"/>setIcon( "divine-shape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04]=&quot;R&quot;;0;4)" office:value-type="float" office:value="4">
            <text:p>4</text:p>
          </table:table-cell>
          <table:table-cell table:style-name="ce8" table:formula="of:=IF([.B904]=&quot;R&quot;;0;COUNTA([.F904:.I90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ivineProportion/DivineProportionTool.cpp: <text:s text:c="3"/>m_bottomLeftOrientation <text:s/>= new QAction(KIcon("golden-ratio-bottomright"), i18n("Bottom Lef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05]=&quot;R&quot;;0;4)" office:value-type="float" office:value="4">
            <text:p>4</text:p>
          </table:table-cell>
          <table:table-cell table:style-name="ce8" table:formula="of:=IF([.B905]=&quot;R&quot;;0;COUNTA([.F905:.I90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ivineProportion/DivineProportionTool.cpp: <text:s text:c="3"/>m_bottomRightOrientation <text:s/>= new QAction(KIcon("golden-ratio-bottomleft"), i18n("Bottom Righ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06]=&quot;R&quot;;0;4)" office:value-type="float" office:value="4">
            <text:p>4</text:p>
          </table:table-cell>
          <table:table-cell table:style-name="ce8" table:formula="of:=IF([.B906]=&quot;R&quot;;0;COUNTA([.F906:.I90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ivineProportion/DivineProportionTool.cpp: <text:s text:c="3"/>m_topLeftOrientation <text:s/>= new QAction(KIcon("golden-ratio-topleft"), i18n("Top Lef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07]=&quot;R&quot;;0;4)" office:value-type="float" office:value="4">
            <text:p>4</text:p>
          </table:table-cell>
          <table:table-cell table:style-name="ce8" table:formula="of:=IF([.B907]=&quot;R&quot;;0;COUNTA([.F907:.I90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ivineProportion/DivineProportionTool.cpp: <text:s text:c="3"/>m_topRightOrientation <text:s/>= new QAction(KIcon("golden-ratio-topright"), i18n("Top Righ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08]=&quot;R&quot;;0;4)" office:value-type="float" office:value="4">
            <text:p>4</text:p>
          </table:table-cell>
          <table:table-cell table:style-name="ce8" table:formula="of:=IF([.B908]=&quot;R&quot;;0;COUNTA([.F908:.I90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divineProportion/DivineProportionToolFactory.cpp: <text:s text:c="3"/>//setIcon ("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09]=&quot;R&quot;;0;4)" office:value-type="float" office:value="4">
            <text:p>4</text:p>
          </table:table-cell>
          <table:table-cell table:style-name="ce8" table:formula="of:=IF([.B909]=&quot;R&quot;;0;COUNTA([.F909:.I90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ockers/shapecollection/KoShapeCollectionDocker.cpp: <text:s text:c="3"/>m_addCollectionButton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f:=IF([.B910]=&quot;R&quot;;0;4)" office:value-type="float" office:value="0">
            <text:p>0</text:p>
          </table:table-cell>
          <table:table-cell table:style-name="ce8" table:formula="of:=IF([.B910]=&quot;R&quot;;0;COUNTA([.F910:.I91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ockers/shapecollection/KoShapeCollectionDocker.cpp: <text:s text:c="3"/>m_closeCollectionButton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f:=IF([.B911]=&quot;R&quot;;0;4)" office:value-type="float" office:value="0">
            <text:p>0</text:p>
          </table:table-cell>
          <table:table-cell table:style-name="ce8" table:formula="of:=IF([.B911]=&quot;R&quot;;0;COUNTA([.F911:.I91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ockers/shapecollection/KoShapeCollectionDocker.cpp: <text:s text:c="3"/>m_moreShapes-&gt;setIcon(KIcon("shape-choos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12]=&quot;R&quot;;0;4)" office:value-type="float" office:value="4">
            <text:p>4</text:p>
          </table:table-cell>
          <table:table-cell table:style-name="ce8" table:formula="of:=IF([.B912]=&quot;R&quot;;0;COUNTA([.F912:.I91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ockers/shapecollection/KoShapeCollectionDocker.cpp: <text:s text:c="3"/>QListWidgetItem *collectionChooserItem = new QListWidgetItem(KIcon("shape-choose"),title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13]=&quot;R&quot;;0;4)" office:value-type="float" office:value="4">
            <text:p>4</text:p>
          </table:table-cell>
          <table:table-cell table:style-name="ce8" table:formula="of:=IF([.B913]=&quot;R&quot;;0;COUNTA([.F913:.I91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ockers/shapecollection/KoShapeCollectionDocker.cpp: <text:s text:c="3"/>QString icon = dg.readEntry("Icon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14]=&quot;R&quot;;0;4)" office:value-type="float" office:value="4">
            <text:p>4</text:p>
          </table:table-cell>
          <table:table-cell table:style-name="ce8" table:formula="of:=IF([.B914]=&quot;R&quot;;0;COUNTA([.F914:.I91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dockers/shapeselector/Canvas.cpp:#include "IconShape.h"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15]=&quot;R&quot;;0;4)" office:value-type="float" office:value="4">
            <text:p>4</text:p>
          </table:table-cell>
          <table:table-cell table:style-name="ce8" table:formula="of:=IF([.B915]=&quot;R&quot;;0;COUNTA([.F915:.I91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dockers/shapeselector/FolderShape.cpp:#include "IconShape.h"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16]=&quot;R&quot;;0;4)" office:value-type="float" office:value="4">
            <text:p>4</text:p>
          </table:table-cell>
          <table:table-cell table:style-name="ce8" table:formula="of:=IF([.B916]=&quot;R&quot;;0;COUNTA([.F916:.I91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dockers/shapeselector/IconShape.cpp:#include "IconShape.h"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17]=&quot;R&quot;;0;4)" office:value-type="float" office:value="4">
            <text:p>4</text:p>
          </table:table-cell>
          <table:table-cell table:style-name="ce8" table:formula="of:=IF([.B917]=&quot;R&quot;;0;COUNTA([.F917:.I91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dockers/shapeselector/RightClickStrategy.cpp:#include "IconShape.h"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18]=&quot;R&quot;;0;4)" office:value-type="float" office:value="4">
            <text:p>4</text:p>
          </table:table-cell>
          <table:table-cell table:style-name="ce8" table:formula="of:=IF([.B918]=&quot;R&quot;;0;COUNTA([.F918:.I91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dockers/shapeselector/ShapeSelector.cpp:#include "IconShape.h"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19]=&quot;R&quot;;0;4)" office:value-type="float" office:value="4">
            <text:p>4</text:p>
          </table:table-cell>
          <table:table-cell table:style-name="ce8" table:formula="of:=IF([.B919]=&quot;R&quot;;0;COUNTA([.F919:.I91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butt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20]=&quot;R&quot;;0;4)" office:value-type="float" office:value="4">
            <text:p>4</text:p>
          </table:table-cell>
          <table:table-cell table:style-name="ce8" table:formula="of:=IF([.B920]=&quot;R&quot;;0;COUNTA([.F920:.I92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round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21]=&quot;R&quot;;0;4)" office:value-type="float" office:value="4">
            <text:p>4</text:p>
          </table:table-cell>
          <table:table-cell table:style-name="ce8" table:formula="of:=IF([.B921]=&quot;R&quot;;0;COUNTA([.F921:.I92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square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22]=&quot;R&quot;;0;4)" office:value-type="float" office:value="4">
            <text:p>4</text:p>
          </table:table-cell>
          <table:table-cell table:style-name="ce8" table:formula="of:=IF([.B922]=&quot;R&quot;;0;COUNTA([.F922:.I92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bevel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23]=&quot;R&quot;;0;4)" office:value-type="float" office:value="4">
            <text:p>4</text:p>
          </table:table-cell>
          <table:table-cell table:style-name="ce8" table:formula="of:=IF([.B923]=&quot;R&quot;;0;COUNTA([.F923:.I92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miter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24]=&quot;R&quot;;0;4)" office:value-type="float" office:value="4">
            <text:p>4</text:p>
          </table:table-cell>
          <table:table-cell table:style-name="ce8" table:formula="of:=IF([.B924]=&quot;R&quot;;0;COUNTA([.F924:.I92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round" 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25]=&quot;R&quot;;0;4)" office:value-type="float" office:value="4">
            <text:p>4</text:p>
          </table:table-cell>
          <table:table-cell table:style-name="ce8" table:formula="of:=IF([.B925]=&quot;R&quot;;0;COUNTA([.F925:.I92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-1: return KIcon("music-flat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26]=&quot;R&quot;;0;4)" office:value-type="float" office:value="4">
            <text:p>4</text:p>
          </table:table-cell>
          <table:table-cell table:style-name="ce8" table:formula="of:=IF([.B926]=&quot;R&quot;;0;COUNTA([.F926:.I92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-2: return KIcon("music-doubleflat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27]=&quot;R&quot;;0;4)" office:value-type="float" office:value="4">
            <text:p>4</text:p>
          </table:table-cell>
          <table:table-cell table:style-name="ce8" table:formula="of:=IF([.B927]=&quot;R&quot;;0;COUNTA([.F927:.I92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0: <text:s/>return KIcon("music-natural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28]=&quot;R&quot;;0;4)" office:value-type="float" office:value="4">
            <text:p>4</text:p>
          </table:table-cell>
          <table:table-cell table:style-name="ce8" table:formula="of:=IF([.B928]=&quot;R&quot;;0;COUNTA([.F928:.I92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1: <text:s/>return KIcon("music-cross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29]=&quot;R&quot;;0;4)" office:value-type="float" office:value="4">
            <text:p>4</text:p>
          </table:table-cell>
          <table:table-cell table:style-name="ce8" table:formula="of:=IF([.B929]=&quot;R&quot;;0;COUNTA([.F929:.I92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2: <text:s/>return KIcon("music-doublecross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30]=&quot;R&quot;;0;4)" office:value-type="float" office:value="4">
            <text:p>4</text:p>
          </table:table-cell>
          <table:table-cell table:style-name="ce8" table:formula="of:=IF([.B930]=&quot;R&quot;;0;COUNTA([.F930:.I93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DotsAction.cpp: <text:s text:c="3"/>: AbstractNoteMusicAction(KIcon("music-dottednote"), i18n("Dots"), tool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31]=&quot;R&quot;;0;4)" office:value-type="float" office:value="4">
            <text:p>4</text:p>
          </table:table-cell>
          <table:table-cell table:style-name="ce8" table:formula="of:=IF([.B931]=&quot;R&quot;;0;COUNTA([.F931:.I93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EraserAction.cpp: <text:s text:c="3"/>: AbstractNoteMusicAction(KIcon("draw-eraser"), i18n("Eraser"), tool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32]=&quot;R&quot;;0;4)" office:value-type="float" office:value="4">
            <text:p>4</text:p>
          </table:table-cell>
          <table:table-cell table:style-name="ce8" table:formula="of:=IF([.B932]=&quot;R&quot;;0;COUNTA([.F932:.I93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BreveNote: <text:s text:c="9"/>return KIcon(base + "brev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33]=&quot;R&quot;;0;4)" office:value-type="float" office:value="4">
            <text:p>4</text:p>
          </table:table-cell>
          <table:table-cell table:style-name="ce8" table:formula="of:=IF([.B933]=&quot;R&quot;;0;COUNTA([.F933:.I93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EighthNote: <text:s text:c="8"/>return KIcon(base + "eighth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34]=&quot;R&quot;;0;4)" office:value-type="float" office:value="4">
            <text:p>4</text:p>
          </table:table-cell>
          <table:table-cell table:style-name="ce8" table:formula="of:=IF([.B934]=&quot;R&quot;;0;COUNTA([.F934:.I93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HalfNote: <text:s text:c="10"/>return KIcon(base + "half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35]=&quot;R&quot;;0;4)" office:value-type="float" office:value="4">
            <text:p>4</text:p>
          </table:table-cell>
          <table:table-cell table:style-name="ce8" table:formula="of:=IF([.B935]=&quot;R&quot;;0;COUNTA([.F935:.I93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HundredTwentyEighthNote: return KIcon(base + "128th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36]=&quot;R&quot;;0;4)" office:value-type="float" office:value="4">
            <text:p>4</text:p>
          </table:table-cell>
          <table:table-cell table:style-name="ce8" table:formula="of:=IF([.B936]=&quot;R&quot;;0;COUNTA([.F936:.I93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QuarterNote: <text:s text:c="7"/>return KIcon(base + "quarter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37]=&quot;R&quot;;0;4)" office:value-type="float" office:value="4">
            <text:p>4</text:p>
          </table:table-cell>
          <table:table-cell table:style-name="ce8" table:formula="of:=IF([.B937]=&quot;R&quot;;0;COUNTA([.F937:.I93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SixteenthNote: <text:s text:c="5"/>return KIcon(base + "16th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38]=&quot;R&quot;;0;4)" office:value-type="float" office:value="4">
            <text:p>4</text:p>
          </table:table-cell>
          <table:table-cell table:style-name="ce8" table:formula="of:=IF([.B938]=&quot;R&quot;;0;COUNTA([.F938:.I93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SixtyFourthNote: <text:s text:c="3"/>return KIcon(base + "64th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39]=&quot;R&quot;;0;4)" office:value-type="float" office:value="4">
            <text:p>4</text:p>
          </table:table-cell>
          <table:table-cell table:style-name="ce8" table:formula="of:=IF([.B939]=&quot;R&quot;;0;COUNTA([.F939:.I93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ThirtySecondNote: <text:s text:c="2"/>return KIcon(base + "32nd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40]=&quot;R&quot;;0;4)" office:value-type="float" office:value="4">
            <text:p>4</text:p>
          </table:table-cell>
          <table:table-cell table:style-name="ce8" table:formula="of:=IF([.B940]=&quot;R&quot;;0;COUNTA([.F940:.I94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WholeNote: <text:s text:c="9"/>return KIcon(base + "whol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41]=&quot;R&quot;;0;4)" office:value-type="float" office:value="4">
            <text:p>4</text:p>
          </table:table-cell>
          <table:table-cell table:style-name="ce8" table:formula="of:=IF([.B941]=&quot;R&quot;;0;COUNTA([.F941:.I94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SelectionAction.cpp: <text:s text:c="3"/>: AbstractMusicAction(KIcon("select"), i18n("Select"), tool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42]=&quot;R&quot;;0;4)" office:value-type="float" office:value="4">
            <text:p>4</text:p>
          </table:table-cell>
          <table:table-cell table:style-name="ce8" table:formula="of:=IF([.B942]=&quot;R&quot;;0;COUNTA([.F942:.I94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SetClefAction.cpp: <text:s text:c="7"/>case Clef::CClef: return KIcon("music-clef-alto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43]=&quot;R&quot;;0;4)" office:value-type="float" office:value="4">
            <text:p>4</text:p>
          </table:table-cell>
          <table:table-cell table:style-name="ce8" table:formula="of:=IF([.B943]=&quot;R&quot;;0;COUNTA([.F943:.I94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SetClefAction.cpp: <text:s text:c="7"/>case Clef::FClef: return KIcon("music-clef-bass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44]=&quot;R&quot;;0;4)" office:value-type="float" office:value="4">
            <text:p>4</text:p>
          </table:table-cell>
          <table:table-cell table:style-name="ce8" table:formula="of:=IF([.B944]=&quot;R&quot;;0;COUNTA([.F944:.I94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SetClefAction.cpp: <text:s text:c="7"/>case Clef::GClef: return KIcon("music-clef-trebbl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45]=&quot;R&quot;;0;4)" office:value-type="float" office:value="4">
            <text:p>4</text:p>
          </table:table-cell>
          <table:table-cell table:style-name="ce8" table:formula="of:=IF([.B945]=&quot;R&quot;;0;COUNTA([.F945:.I94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musicshape/actions/SetClefAction.cpp: <text:s text:c="3"/>return KIcon("music-clef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46]=&quot;R&quot;;0;4)" office:value-type="float" office:value="4">
            <text:p>4</text:p>
          </table:table-cell>
          <table:table-cell table:style-name="ce8" table:formula="of:=IF([.B946]=&quot;R&quot;;0;COUNTA([.F946:.I94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TiedNoteAction.cpp: <text:s text:c="3"/>: AbstractNoteMusicAction(KIcon("music-tiednote"), i18n("Tied notes"), tool)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47]=&quot;R&quot;;0;4)" office:value-type="float" office:value="4">
            <text:p>4</text:p>
          </table:table-cell>
          <table:table-cell table:style-name="ce8" table:formula="of:=IF([.B947]=&quot;R&quot;;0;COUNTA([.F947:.I94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dialogs/PartsWidget.cpp: <text:s text:c="3"/>widget.addPart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f:=IF([.B948]=&quot;R&quot;;0;4)" office:value-type="float" office:value="0">
            <text:p>0</text:p>
          </table:table-cell>
          <table:table-cell table:style-name="ce8" table:formula="of:=IF([.B948]=&quot;R&quot;;0;COUNTA([.F948:.I94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dialogs/PartsWidget.cpp: <text:s text:c="3"/>widget.editPart-&gt;setIcon(KIcon("document-properties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49]=&quot;R&quot;;0;4)" office:value-type="float" office:value="4">
            <text:p>4</text:p>
          </table:table-cell>
          <table:table-cell table:style-name="ce8" table:formula="of:=IF([.B949]=&quot;R&quot;;0;COUNTA([.F949:.I94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dialogs/PartsWidget.cpp: <text:s text:c="3"/>widget.removePar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f:=IF([.B950]=&quot;R&quot;;0;4)" office:value-type="float" office:value="0">
            <text:p>0</text:p>
          </table:table-cell>
          <table:table-cell table:style-name="ce8" table:formula="of:=IF([.B950]=&quot;R&quot;;0;COUNTA([.F950:.I95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musicshape/MusicShapeFactory.cpp: <text:s text:c="3"/>///@todo setIcon( "musicflake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51]=&quot;R&quot;;0;4)" office:value-type="float" office:value="4">
            <text:p>4</text:p>
          </table:table-cell>
          <table:table-cell table:style-name="ce8" table:formula="of:=IF([.B951]=&quot;R&quot;;0;COUNTA([.F951:.I95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musicshape/MusicShapeFactory.cpp: <text:s text:c="3"/>setIcon( "music-note-16th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52]=&quot;R&quot;;0;4)" office:value-type="float" office:value="4">
            <text:p>4</text:p>
          </table:table-cell>
          <table:table-cell table:style-name="ce8" table:formula="of:=IF([.B952]=&quot;R&quot;;0;COUNTA([.F952:.I95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musicshape/MusicToolFactory.cpp: <text:s text:c="3"/>setIcon( "musicshape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53]=&quot;R&quot;;0;4)" office:value-type="float" office:value="4">
            <text:p>4</text:p>
          </table:table-cell>
          <table:table-cell table:style-name="ce8" table:formula="of:=IF([.B953]=&quot;R&quot;;0;COUNTA([.F953:.I95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SimpleEntryTool.cpp: <text:s text:c="3"/>KAction* addBars = new KAction(KIcon("list-add"), i18n("Add measure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f:=IF([.B954]=&quot;R&quot;;0;4)" office:value-type="float" office:value="0">
            <text:p>0</text:p>
          </table:table-cell>
          <table:table-cell table:style-name="ce8" table:formula="of:=IF([.B954]=&quot;R&quot;;0;COUNTA([.F954:.I95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SimpleEntryTool.cpp: <text:s text:c="3"/>KAction* exportAction = new KAction(KIcon("document-export"), i18n("Expor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55]=&quot;R&quot;;0;4)" office:value-type="float" office:value="4">
            <text:p>4</text:p>
          </table:table-cell>
          <table:table-cell table:style-name="ce8" table:formula="of:=IF([.B955]=&quot;R&quot;;0;COUNTA([.F955:.I95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SimpleEntryTool.cpp: <text:s text:c="3"/>KAction* importAction = new KAction(KIcon("document-import"), i18n("Impor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56]=&quot;R&quot;;0;4)" office:value-type="float" office:value="4">
            <text:p>4</text:p>
          </table:table-cell>
          <table:table-cell table:style-name="ce8" table:formula="of:=IF([.B956]=&quot;R&quot;;0;COUNTA([.F956:.I95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musicshape/SimpleEntryToolFactory.cpp: <text:s text:c="3"/>setIcon( "music-note-16th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57]=&quot;R&quot;;0;4)" office:value-type="float" office:value="4">
            <text:p>4</text:p>
          </table:table-cell>
          <table:table-cell table:style-name="ce8" table:formula="of:=IF([.B957]=&quot;R&quot;;0;COUNTA([.F957:.I95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paragraphtool/ParagraphToolFactory.cpp: <text:s text:c="3"/>setIcon("draw-text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58]=&quot;R&quot;;0;4)" office:value-type="float" office:value="4">
            <text:p>4</text:p>
          </table:table-cell>
          <table:table-cell table:style-name="ce8" table:formula="of:=IF([.B958]=&quot;R&quot;;0;COUNTA([.F958:.I95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pathshapes/ellipse/KoEllipseShapeFactory.cpp: <text:s text:c="3"/>setIcon("ellipse-shap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59]=&quot;R&quot;;0;4)" office:value-type="float" office:value="4">
            <text:p>4</text:p>
          </table:table-cell>
          <table:table-cell table:style-name="ce8" table:formula="of:=IF([.B959]=&quot;R&quot;;0;COUNTA([.F959:.I95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pathshapes/enhancedpath/KoEnhancedPathShapeFactory.cpp: <text:s text:c="3"/>setIcon("enhancedpath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60]=&quot;R&quot;;0;4)" office:value-type="float" office:value="4">
            <text:p>4</text:p>
          </table:table-cell>
          <table:table-cell table:style-name="ce8" table:formula="of:=IF([.B960]=&quot;R&quot;;0;COUNTA([.F960:.I96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pathshapes/rectangle/KoRectangleShapeFactory.cpp: <text:s text:c="3"/>setIcon("rectangle-shap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61]=&quot;R&quot;;0;4)" office:value-type="float" office:value="4">
            <text:p>4</text:p>
          </table:table-cell>
          <table:table-cell table:style-name="ce8" table:formula="of:=IF([.B961]=&quot;R&quot;;0;COUNTA([.F961:.I96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pathshapes/spiral/KoSpiralShapeFactory.cpp: <text:s text:c="3"/>setIcon("spiral-shap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62]=&quot;R&quot;;0;4)" office:value-type="float" office:value="4">
            <text:p>4</text:p>
          </table:table-cell>
          <table:table-cell table:style-name="ce8" table:formula="of:=IF([.B962]=&quot;R&quot;;0;COUNTA([.F962:.I96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pathshapes/star/KoStarShapeFactory.cpp: <text:s text:c="3"/>setIcon("star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63]=&quot;R&quot;;0;4)" office:value-type="float" office:value="4">
            <text:p>4</text:p>
          </table:table-cell>
          <table:table-cell table:style-name="ce8" table:formula="of:=IF([.B963]=&quot;R&quot;;0;COUNTA([.F963:.I96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pictureshape/PictureShapeFactory.cpp: <text:s text:c="3"/>setIcon( "x-shape-image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64]=&quot;R&quot;;0;4)" office:value-type="float" office:value="4">
            <text:p>4</text:p>
          </table:table-cell>
          <table:table-cell table:style-name="ce8" table:formula="of:=IF([.B964]=&quot;R&quot;;0;COUNTA([.F964:.I96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pictureshape/PictureTool.cpp: <text:s text:c="3"/>button-&gt;setIcon( SmallIcon("open")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65]=&quot;R&quot;;0;4)" office:value-type="float" office:value="4">
            <text:p>4</text:p>
          </table:table-cell>
          <table:table-cell table:style-name="ce8" table:formula="of:=IF([.B965]=&quot;R&quot;;0;COUNTA([.F965:.I96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pictureshape/PictureToolFactory.cpp: <text:s text:c="3"/>setIcon( "pictureshape" 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66]=&quot;R&quot;;0;4)" office:value-type="float" office:value="4">
            <text:p>4</text:p>
          </table:table-cell>
          <table:table-cell table:style-name="ce8" table:formula="of:=IF([.B966]=&quot;R&quot;;0;COUNTA([.F966:.I96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scan/scan.cpp: <text:s text:c="3"/>KAction *action <text:s/>= new KAction(KIcon("scanner"), i18n("&amp;Scan Image...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67]=&quot;R&quot;;0;4)" office:value-type="float" office:value="4">
            <text:p>4</text:p>
          </table:table-cell>
          <table:table-cell table:style-name="ce8" table:formula="of:=IF([.B967]=&quot;R&quot;;0;COUNTA([.F967:.I96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simpletextedit/Panel.cpp: <text:s text:c="7"/>setInitialButtonIcon(widget.left, "left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68]=&quot;R&quot;;0;4)" office:value-type="float" office:value="4">
            <text:p>4</text:p>
          </table:table-cell>
          <table:table-cell table:style-name="ce8" table:formula="of:=IF([.B968]=&quot;R&quot;;0;COUNTA([.F968:.I96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simpletextedit/Panel.cpp: <text:s text:c="7"/>setInitialButtonIcon(widget.left, "right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69]=&quot;R&quot;;0;4)" office:value-type="float" office:value="4">
            <text:p>4</text:p>
          </table:table-cell>
          <table:table-cell table:style-name="ce8" table:formula="of:=IF([.B969]=&quot;R&quot;;0;COUNTA([.F969:.I96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simpletextedit/Panel.cpp: <text:s text:c="7"/>setInitialButtonIcon(widget.right, "left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70]=&quot;R&quot;;0;4)" office:value-type="float" office:value="4">
            <text:p>4</text:p>
          </table:table-cell>
          <table:table-cell table:style-name="ce8" table:formula="of:=IF([.B970]=&quot;R&quot;;0;COUNTA([.F970:.I97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simpletextedit/Panel.cpp: <text:s text:c="7"/>setInitialButtonIcon(widget.right, "right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71]=&quot;R&quot;;0;4)" office:value-type="float" office:value="4">
            <text:p>4</text:p>
          </table:table-cell>
          <table:table-cell table:style-name="ce8" table:formula="of:=IF([.B971]=&quot;R&quot;;0;COUNTA([.F971:.I97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simpletextedit/Panel.cpp: <text:s text:c="3"/>button-&gt;setIcon(KIcon("koffice_simple_format_"+ name +"_inactiv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72]=&quot;R&quot;;0;4)" office:value-type="float" office:value="4">
            <text:p>4</text:p>
          </table:table-cell>
          <table:table-cell table:style-name="ce8" table:formula="of:=IF([.B972]=&quot;R&quot;;0;COUNTA([.F972:.I97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simpletextedit/Panel.cpp: <text:s text:c="3"/>KIcon icon("koffice_simple_format_"+ iconName + (action ? "_active" : "_inactiv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73]=&quot;R&quot;;0;4)" office:value-type="float" office:value="4">
            <text:p>4</text:p>
          </table:table-cell>
          <table:table-cell table:style-name="ce8" table:formula="of:=IF([.B973]=&quot;R&quot;;0;COUNTA([.F973:.I97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bold, "bold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74]=&quot;R&quot;;0;4)" office:value-type="float" office:value="4">
            <text:p>4</text:p>
          </table:table-cell>
          <table:table-cell table:style-name="ce8" table:formula="of:=IF([.B974]=&quot;R&quot;;0;COUNTA([.F974:.I97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center, "middl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75]=&quot;R&quot;;0;4)" office:value-type="float" office:value="4">
            <text:p>4</text:p>
          </table:table-cell>
          <table:table-cell table:style-name="ce8" table:formula="of:=IF([.B975]=&quot;R&quot;;0;COUNTA([.F975:.I97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italic, "italic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76]=&quot;R&quot;;0;4)" office:value-type="float" office:value="4">
            <text:p>4</text:p>
          </table:table-cell>
          <table:table-cell table:style-name="ce8" table:formula="of:=IF([.B976]=&quot;R&quot;;0;COUNTA([.F976:.I97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simpletextedit/Panel.cpp: <text:s text:c="3"/>setInitialButtonIcon(widget.sizeDown, "sizedown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77]=&quot;R&quot;;0;4)" office:value-type="float" office:value="4">
            <text:p>4</text:p>
          </table:table-cell>
          <table:table-cell table:style-name="ce8" table:formula="of:=IF([.B977]=&quot;R&quot;;0;COUNTA([.F977:.I97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sizeUp, "sizeup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78]=&quot;R&quot;;0;4)" office:value-type="float" office:value="4">
            <text:p>4</text:p>
          </table:table-cell>
          <table:table-cell table:style-name="ce8" table:formula="of:=IF([.B978]=&quot;R&quot;;0;COUNTA([.F978:.I97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style1, "sans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79]=&quot;R&quot;;0;4)" office:value-type="float" office:value="4">
            <text:p>4</text:p>
          </table:table-cell>
          <table:table-cell table:style-name="ce8" table:formula="of:=IF([.B979]=&quot;R&quot;;0;COUNTA([.F979:.I97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style2, "serif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80]=&quot;R&quot;;0;4)" office:value-type="float" office:value="4">
            <text:p>4</text:p>
          </table:table-cell>
          <table:table-cell table:style-name="ce8" table:formula="of:=IF([.B980]=&quot;R&quot;;0;COUNTA([.F980:.I98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style3, "script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81]=&quot;R&quot;;0;4)" office:value-type="float" office:value="4">
            <text:p>4</text:p>
          </table:table-cell>
          <table:table-cell table:style-name="ce8" table:formula="of:=IF([.B981]=&quot;R&quot;;0;COUNTA([.F981:.I98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simpletextedit/Panel.cpp: <text:s text:c="3"/>setInitialButtonIcon(widget.underline, "underline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82]=&quot;R&quot;;0;4)" office:value-type="float" office:value="4">
            <text:p>4</text:p>
          </table:table-cell>
          <table:table-cell table:style-name="ce8" table:formula="of:=IF([.B982]=&quot;R&quot;;0;COUNTA([.F982:.I98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editing/thesaurus/Thesaurus.cpp: <text:s text:c="3"/>m_back-&gt;setIcon(KIcon(QString::fromLatin1("go-previous"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83]=&quot;R&quot;;0;4)" office:value-type="float" office:value="4">
            <text:p>4</text:p>
          </table:table-cell>
          <table:table-cell table:style-name="ce8" table:formula="of:=IF([.B983]=&quot;R&quot;;0;COUNTA([.F983:.I98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editing/thesaurus/Thesaurus.cpp: <text:s text:c="3"/>m_forward-&gt;setIcon(KIcon(QString::fromLatin1("go-next")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84]=&quot;R&quot;;0;4)" office:value-type="float" office:value="4">
            <text:p>4</text:p>
          </table:table-cell>
          <table:table-cell table:style-name="ce8" table:formula="of:=IF([.B984]=&quot;R&quot;;0;COUNTA([.F984:.I98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dialogs/FontDecorations.cpp: <text:s text:c="3"/>widget.resetBackground-&gt;setIcon(KIcon("edit-clear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85]=&quot;R&quot;;0;4)" office:value-type="float" office:value="4">
            <text:p>4</text:p>
          </table:table-cell>
          <table:table-cell table:style-name="ce8" table:formula="of:=IF([.B985]=&quot;R&quot;;0;COUNTA([.F985:.I98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dialogs/FontDecorations.cpp: <text:s text:c="3"/>widget.resetTextColor-&gt;setIcon(KIcon("edit-clear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86]=&quot;R&quot;;0;4)" office:value-type="float" office:value="4">
            <text:p>4</text:p>
          </table:table-cell>
          <table:table-cell table:style-name="ce8" table:formula="of:=IF([.B986]=&quot;R&quot;;0;COUNTA([.F986:.I98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dialogs/LanguageTab.cpp: <text:s text:c="11"/>item-&gt;setIcon(SmallIcon("tools-check-spelling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87]=&quot;R&quot;;0;4)" office:value-type="float" office:value="4">
            <text:p>4</text:p>
          </table:table-cell>
          <table:table-cell table:style-name="ce8" table:formula="of:=IF([.B987]=&quot;R&quot;;0;COUNTA([.F987:.I98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dialogs/StylesModel.cpp: <text:s text:c="3"/>m_charIcon = KIcon("kotext-character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88]=&quot;R&quot;;0;4)" office:value-type="float" office:value="4">
            <text:p>4</text:p>
          </table:table-cell>
          <table:table-cell table:style-name="ce8" table:formula="of:=IF([.B988]=&quot;R&quot;;0;COUNTA([.F988:.I98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dialogs/StylesModel.cpp: <text:s text:c="3"/>m_paragIcon = KIcon("kotext-paragraph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89]=&quot;R&quot;;0;4)" office:value-type="float" office:value="4">
            <text:p>4</text:p>
          </table:table-cell>
          <table:table-cell table:style-name="ce8" table:formula="of:=IF([.B989]=&quot;R&quot;;0;COUNTA([.F989:.I98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dialogs/StylesWidget.cpp: <text:s text:c="3"/>widget.applyStyle-&gt;setIcon(KIcon("dialog-ok-apply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90]=&quot;R&quot;;0;4)" office:value-type="float" office:value="4">
            <text:p>4</text:p>
          </table:table-cell>
          <table:table-cell table:style-name="ce8" table:formula="of:=IF([.B990]=&quot;R&quot;;0;COUNTA([.F990:.I99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dialogs/StylesWidget.cpp: <text:s text:c="3"/>widget.deleteStyle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8" table:number-columns-repeated="6"/>
          <table:table-cell table:style-name="ce8" table:formula="of:=IF([.B991]=&quot;R&quot;;0;4)" office:value-type="float" office:value="0">
            <text:p>0</text:p>
          </table:table-cell>
          <table:table-cell table:style-name="ce8" table:formula="of:=IF([.B991]=&quot;R&quot;;0;COUNTA([.F991:.I99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dialogs/StylesWidget.cpp: <text:s text:c="3"/>widget.modifyStyle-&gt;setIcon(KIcon("configure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92]=&quot;R&quot;;0;4)" office:value-type="float" office:value="4">
            <text:p>4</text:p>
          </table:table-cell>
          <table:table-cell table:style-name="ce8" table:formula="of:=IF([.B992]=&quot;R&quot;;0;COUNTA([.F992:.I99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dialogs/StylesWidget.cpp: <text:s text:c="3"/>widget.newStyle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f:=IF([.B993]=&quot;R&quot;;0;4)" office:value-type="float" office:value="0">
            <text:p>0</text:p>
          </table:table-cell>
          <table:table-cell table:style-name="ce8" table:formula="of:=IF([.B993]=&quot;R&quot;;0;COUNTA([.F993:.I99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7"/>KIcon(QApplication::isRightToLeft() ? "format-indent-less" : "format-indent-more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94]=&quot;R&quot;;0;4)" office:value-type="float" office:value="4">
            <text:p>4</text:p>
          </table:table-cell>
          <table:table-cell table:style-name="ce8" table:formula="of:=IF([.B994]=&quot;R&quot;;0;COUNTA([.F994:.I99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7"/>KIcon(QApplication::isRightToLeft() ? "format-indent-more" : "format-indent-less"),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95]=&quot;R&quot;;0;4)" office:value-type="float" office:value="4">
            <text:p>4</text:p>
          </table:table-cell>
          <table:table-cell table:style-name="ce8" table:formula="of:=IF([.B995]=&quot;R&quot;;0;COUNTA([.F995:.I99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7"/>m_actionFormatBullet <text:s/>= new KActionMenu(KIcon( "format-list-unordered" ), i18n("Bulle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96]=&quot;R&quot;;0;4)" office:value-type="float" office:value="4">
            <text:p>4</text:p>
          </table:table-cell>
          <table:table-cell table:style-name="ce8" table:formula="of:=IF([.B996]=&quot;R&quot;;0;COUNTA([.F996:.I99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7"/>m_actionFormatNumber <text:s/>= new KActionMenu(KIcon( "format-list-ordered" ), i18n("Number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97]=&quot;R&quot;;0;4)" office:value-type="float" office:value="4">
            <text:p>4</text:p>
          </table:table-cell>
          <table:table-cell table:style-name="ce8" table:formula="of:=IF([.B997]=&quot;R&quot;;0;COUNTA([.F997:.I99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textshape/TextTool.cpp: <text:s text:c="3"/>action-&gt;setIcon(KIcon("character-set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98]=&quot;R&quot;;0;4)" office:value-type="float" office:value="4">
            <text:p>4</text:p>
          </table:table-cell>
          <table:table-cell table:style-name="ce8" table:formula="of:=IF([.B998]=&quot;R&quot;;0;COUNTA([.F998:.I99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3"/>m_actionAlignBlock <text:s/>= new KAction(KIcon("format-justify-fill"), i18n("Align Block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999]=&quot;R&quot;;0;4)" office:value-type="float" office:value="4">
            <text:p>4</text:p>
          </table:table-cell>
          <table:table-cell table:style-name="ce8" table:formula="of:=IF([.B999]=&quot;R&quot;;0;COUNTA([.F999:.I99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3"/>m_actionAlignCenter <text:s/>= new KAction(KIcon("format-justify-center"), i18n("Align Center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000]=&quot;R&quot;;0;4)" office:value-type="float" office:value="4">
            <text:p>4</text:p>
          </table:table-cell>
          <table:table-cell table:style-name="ce8" table:formula="of:=IF([.B1000]=&quot;R&quot;;0;COUNTA([.F1000:.I100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3"/>m_actionAlignLeft <text:s/>= new KAction(KIcon("format-justify-left"), i18n("Align Lef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001]=&quot;R&quot;;0;4)" office:value-type="float" office:value="4">
            <text:p>4</text:p>
          </table:table-cell>
          <table:table-cell table:style-name="ce8" table:formula="of:=IF([.B1001]=&quot;R&quot;;0;COUNTA([.F1001:.I100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3"/>m_actionAlignRight <text:s/>= new KAction(KIcon("format-justify-right"), i18n("Align Righ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002]=&quot;R&quot;;0;4)" office:value-type="float" office:value="4">
            <text:p>4</text:p>
          </table:table-cell>
          <table:table-cell table:style-name="ce8" table:formula="of:=IF([.B1002]=&quot;R&quot;;0;COUNTA([.F1002:.I100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BackgroundColor-&gt;setIcon(KIcon("format-fill-color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003]=&quot;R&quot;;0;4)" office:value-type="float" office:value="4">
            <text:p>4</text:p>
          </table:table-cell>
          <table:table-cell table:style-name="ce8" table:formula="of:=IF([.B1003]=&quot;R&quot;;0;COUNTA([.F1003:.I100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Bold <text:s/>= new KAction(KIcon("format-text-bold"), i18n("Bold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004]=&quot;R&quot;;0;4)" office:value-type="float" office:value="4">
            <text:p>4</text:p>
          </table:table-cell>
          <table:table-cell table:style-name="ce8" table:formula="of:=IF([.B1004]=&quot;R&quot;;0;COUNTA([.F1004:.I100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Italic <text:s/>= new KAction(KIcon("format-text-italic"), i18n("Italic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005]=&quot;R&quot;;0;4)" office:value-type="float" office:value="4">
            <text:p>4</text:p>
          </table:table-cell>
          <table:table-cell table:style-name="ce8" table:formula="of:=IF([.B1005]=&quot;R&quot;;0;COUNTA([.F1005:.I100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StrikeOut <text:s/>= new KAction(KIcon("format-text-strikethrough"), i18n("Strike Ou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006]=&quot;R&quot;;0;4)" office:value-type="float" office:value="4">
            <text:p>4</text:p>
          </table:table-cell>
          <table:table-cell table:style-name="ce8" table:formula="of:=IF([.B1006]=&quot;R&quot;;0;COUNTA([.F1006:.I100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Sub = new KAction(KIcon("format-text-subscript"), i18n("Subscrip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007]=&quot;R&quot;;0;4)" office:value-type="float" office:value="4">
            <text:p>4</text:p>
          </table:table-cell>
          <table:table-cell table:style-name="ce8" table:formula="of:=IF([.B1007]=&quot;R&quot;;0;COUNTA([.F1007:.I100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Super = new KAction(KIcon("format-text-superscript"), i18n("Superscript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008]=&quot;R&quot;;0;4)" office:value-type="float" office:value="4">
            <text:p>4</text:p>
          </table:table-cell>
          <table:table-cell table:style-name="ce8" table:formula="of:=IF([.B1008]=&quot;R&quot;;0;COUNTA([.F1008:.I100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TextColor-&gt;setIcon(KIcon("format-text-color")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009]=&quot;R&quot;;0;4)" office:value-type="float" office:value="4">
            <text:p>4</text:p>
          </table:table-cell>
          <table:table-cell table:style-name="ce8" table:formula="of:=IF([.B1009]=&quot;R&quot;;0;COUNTA([.F1009:.I100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Underline <text:s/>= new KAction(KIcon("format-text-underline"), i18nc("Text formatting", "Underline"), this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010]=&quot;R&quot;;0;4)" office:value-type="float" office:value="4">
            <text:p>4</text:p>
          </table:table-cell>
          <table:table-cell table:style-name="ce8" table:formula="of:=IF([.B1010]=&quot;R&quot;;0;COUNTA([.F1010:.I101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textshape/TextToolFactory.cpp: <text:s text:c="3"/>setIcon("draw-text");</text:p>
          </table:table-cell>
          <table:table-cell table:style-name="ce3"/>
          <table:table-cell table:style-name="ce3"/>
          <table:table-cell table:style-name="ce8" table:number-columns-repeated="6"/>
          <table:table-cell table:style-name="ce8" table:formula="of:=IF([.B1011]=&quot;R&quot;;0;4)" office:value-type="float" office:value="4">
            <text:p>4</text:p>
          </table:table-cell>
          <table:table-cell table:style-name="ce8" table:formula="of:=IF([.B1011]=&quot;R&quot;;0;COUNTA([.F1011:.I101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variables/FixedDateFormat.cpp: <text:s text:c="3"/>widget.formatButton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8" table:number-columns-repeated="6"/>
          <table:table-cell table:style-name="ce8" table:formula="of:=IF([.B1012]=&quot;R&quot;;0;4)" office:value-type="float" office:value="0">
            <text:p>0</text:p>
          </table:table-cell>
          <table:table-cell table:style-name="ce8" table:formula="of:=IF([.B1012]=&quot;R&quot;;0;COUNTA([.F1012:.I101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table:number-columns-repeated="3"/>
          <table:table-cell table:style-name="ce8" table:number-columns-repeated="6"/>
          <table:table-cell table:style-name="ce10" table:formula="of:=SUM([.J5:.J1012])" office:value-type="float" office:value="3668">
            <text:p>3668</text:p>
          </table:table-cell>
          <table:table-cell table:style-name="ce10" table:formula="of:=SUM([.K5:.K1012])" office:value-type="float" office:value="111">
            <text:p>111</text:p>
          </table:table-cell>
          <table:table-cell table:style-name="ce10" table:number-columns-repeated="23"/>
        </table:table-row>
        <table:table-row table:style-name="ro1" table:number-rows-repeated="188">
          <table:table-cell table:style-name="ce3" table:number-columns-repeated="3"/>
          <table:table-cell table:style-name="ce8" table:number-columns-repeated="6"/>
          <table:table-cell table:style-name="ce10" table:number-columns-repeated="25"/>
        </table:table-row>
        <table:table-row table:style-name="ro1" table:number-rows-repeated="2470">
          <table:table-cell table:number-columns-repeated="9"/>
          <table:table-cell table:style-name="Default"/>
          <table:table-cell table:number-columns-repeated="24"/>
        </table:table-row>
        <table:table-row table:style-name="ro1" table:number-rows-repeated="61864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pt" fo:country="PT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17P0"/>
    </number:currency-style>
    <number:percentage-style style:name="N118">
      <number:number number:decimal-places="3" number:min-integer-digits="1"/>
      <number:text>%</number:text>
    </number:percentage-style>
    <number:percentage-style style:name="N119">
      <number:number number:decimal-places="4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7">07/27/2009</text:date>, <text:time>10:4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uno pinheiro</meta:initial-creator>
    <meta:creation-date>2009-07-26T22:03:46</meta:creation-date>
    <dc:date>2009-07-27T10:41:19</dc:date>
    <meta:editing-duration>PT02H08M51S</meta:editing-duration>
    <meta:editing-cycles>26</meta:editing-cycles>
    <meta:generator>OpenOffice.org/3.0$Linux OpenOffice.org_project/300m15$Build-9379</meta:generator>
    <meta:document-statistic meta:table-count="3" meta:cell-count="4459" meta:object-count="0"/>
    <meta:user-defined meta:name="Info 1"/>
    <meta:user-defined meta:name="Info 2"/>
    <meta:user-defined meta:name="Info 3"/>
    <meta:user-defined meta:name="Info 4"/>
    <meta:user-defined meta:name="qrichtext">1</meta:user-defined>
  </office:meta>
</office:document-meta>
</file>